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11.78mm"/>
    </style:style>
    <style:style style:name="co17" style:family="table-column">
      <style:table-column-properties fo:break-before="auto" style:column-width="7.16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21.04mm"/>
    </style:style>
    <style:style style:name="co20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_file_kerne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71" calcext:value-type="float">
            <text:p>0,797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464" calcext:value-type="float">
            <text:p>0,746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7899" calcext:value-type="float">
            <text:p>0,7899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7681" calcext:value-type="float">
            <text:p>0,768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7826" calcext:value-type="float">
            <text:p>0,782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7971" calcext:value-type="float">
            <text:p>0,7971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5125" calcext:value-type="float">
            <text:p>0,51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52" calcext:value-type="float">
            <text:p>0,565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4348" calcext:value-type="float">
            <text:p>0,434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4203" calcext:value-type="float">
            <text:p>0,4203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5217" calcext:value-type="float">
            <text:p>0,521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4348" calcext:value-type="float">
            <text:p>0,4348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35" calcext:value-type="float">
            <text:p>0,903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8684" calcext:value-type="float">
            <text:p>0,8684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386" calcext:value-type="float">
            <text:p>0,938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561" calcext:value-type="float">
            <text:p>0,9561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035" calcext:value-type="float">
            <text:p>0,903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684" calcext:value-type="float">
            <text:p>0,868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46" calcext:value-type="float">
            <text:p>0,474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5254" calcext:value-type="float">
            <text:p>0,525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5085" calcext:value-type="float">
            <text:p>0,508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4915" calcext:value-type="float">
            <text:p>0,49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5254" calcext:value-type="float">
            <text:p>0,525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5593" calcext:value-type="float">
            <text:p>0,5593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9067" calcext:value-type="float">
            <text:p>0,90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8867" calcext:value-type="float">
            <text:p>0,88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167" calcext:value-type="float">
            <text:p>0,91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933" calcext:value-type="float">
            <text:p>0,89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133" calcext:value-type="float">
            <text:p>0,71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6367" calcext:value-type="float">
            <text:p>0,636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6433" calcext:value-type="float">
            <text:p>0,64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6967" calcext:value-type="float">
            <text:p>0,696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6467" calcext:value-type="float">
            <text:p>0,6467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88" calcext:value-type="float">
            <text:p>0,468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4062" calcext:value-type="float">
            <text:p>0,406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2188" calcext:value-type="float">
            <text:p>0,218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58" calcext:value-type="float">
            <text:p>0,735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6981" calcext:value-type="float">
            <text:p>0,698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7358" calcext:value-type="float">
            <text:p>0,735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8113" calcext:value-type="float">
            <text:p>0,811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113" calcext:value-type="float">
            <text:p>0,8113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6849" calcext:value-type="float">
            <text:p>0,684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5068" calcext:value-type="float">
            <text:p>0,506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5342" calcext:value-type="float">
            <text:p>0,534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6164" calcext:value-type="float">
            <text:p>0,616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14" calcext:value-type="float">
            <text:p>0,871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8857" calcext:value-type="float">
            <text:p>0,885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8857" calcext:value-type="float">
            <text:p>0,885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143" calcext:value-type="float">
            <text:p>0,914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429" calcext:value-type="float">
            <text:p>0,8429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67" calcext:value-type="float">
            <text:p>0,9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9667" calcext:value-type="float">
            <text:p>0,9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333" calcext:value-type="float">
            <text:p>0,933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667" calcext:value-type="float">
            <text:p>0,9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667" calcext:value-type="float">
            <text:p>0,9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9667" calcext:value-type="float">
            <text:p>0,966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048" calcext:value-type="float">
            <text:p>0,7048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349" calcext:value-type="float">
            <text:p>0,734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7349" calcext:value-type="float">
            <text:p>0,734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759" calcext:value-type="float">
            <text:p>0,75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7651" calcext:value-type="float">
            <text:p>0,765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7349" calcext:value-type="float">
            <text:p>0,7349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74" calcext:value-type="float">
            <text:p>0,767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7558" calcext:value-type="float">
            <text:p>0,7558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7674" calcext:value-type="float">
            <text:p>0,767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7907" calcext:value-type="float">
            <text:p>0,7907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7674" calcext:value-type="float">
            <text:p>0,767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7674" calcext:value-type="float">
            <text:p>0,767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35" calcext:value-type="float">
            <text:p>0,953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8605" calcext:value-type="float">
            <text:p>0,860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535" calcext:value-type="float">
            <text:p>0,953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535" calcext:value-type="float">
            <text:p>0,953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535" calcext:value-type="float">
            <text:p>0,953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9535" calcext:value-type="float">
            <text:p>0,9535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57" calcext:value-type="float">
            <text:p>0,905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8491" calcext:value-type="float">
            <text:p>0,849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8491" calcext:value-type="float">
            <text:p>0,8491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8679" calcext:value-type="float">
            <text:p>0,8679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302" calcext:value-type="float">
            <text:p>0,8302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4667" calcext:value-type="float">
            <text:p>0,466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4667" calcext:value-type="float">
            <text:p>0,466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4333" calcext:value-type="float">
            <text:p>0,433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4333" calcext:value-type="float">
            <text:p>0,43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67" calcext:value-type="float">
            <text:p>0,936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467" calcext:value-type="float">
            <text:p>0,946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067" calcext:value-type="float">
            <text:p>0,906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9433" calcext:value-type="float">
            <text:p>0,9433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66" calcext:value-type="float">
            <text:p>0,8966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9195" calcext:value-type="float">
            <text:p>0,919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31" calcext:value-type="float">
            <text:p>0,931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8966" calcext:value-type="float">
            <text:p>0,896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phat</text:p>
          </table:table-cell>
          <table:table-cell office:value-type="float" office:value="0.9708" calcext:value-type="float">
            <text:p>0,970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panechnikov</text:p>
          </table:table-cell>
          <table:table-cell office:value-type="float" office:value="0.9635" calcext:value-type="float">
            <text:p>0,963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onential</text:p>
          </table:table-cell>
          <table:table-cell office:value-type="float" office:value="0.9781" calcext:value-type="float">
            <text:p>0,978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near</text:p>
          </table:table-cell>
          <table:table-cell office:value-type="float" office:value="0.9635" calcext:value-type="float">
            <text:p>0,963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sine</text:p>
          </table:table-cell>
          <table:table-cell office:value-type="float" office:value="0.9489" calcext:value-type="float">
            <text:p>0,9489</text:p>
          </table:table-cell>
        </table:table-row>
      </table:table>
      <table:table table:name="kde_kernel" table:style-name="ta1">
        <table:shapes>
          <draw:frame draw:z-index="0" draw:style-name="gr1" draw:text-style-name="P1" svg:width="327.31mm" svg:height="192.04mm" svg:x="0.55mm" svg:y="37.45mm">
            <draw:object draw:notify-on-update-of-ranges="kde_kernel.I2:kde_kernel.I7 kde_kernel.J1:kde_kernel.J1 kde_kernel.J2:kde_kernel.J7 kde_kernel.K1:kde_kernel.K1 kde_kernel.K2:kde_kernel.K7 kde_kernel.L1:kde_kernel.L1 kde_kernel.L2:kde_kernel.L7 kde_kernel.M1:kde_kernel.M1 kde_kernel.M2:kde_kernel.M7 kde_kernel.N1:kde_kernel.N1 kde_kernel.N2:kde_kernel.N7 kde_kernel.O1:kde_kernel.O1 kde_kernel.O2:kde_kernel.O7 kde_kernel.P1:kde_kernel.P1 kde_kernel.P2:kde_kernel.P7 kde_kernel.Q1:kde_kernel.Q1 kde_kernel.Q2:kde_kernel.Q7 kde_kernel.R1:kde_kernel.R1 kde_kernel.R2:kde_kernel.R7 kde_kernel.S1:kde_kernel.S1 kde_kernel.S2:kde_kernel.S7 kde_kernel.T1:kde_kernel.T1 kde_kernel.T2:kde_kernel.T7 kde_kernel.U1:kde_kernel.U1 kde_kernel.U2:kde_kernel.U7 kde_kernel.V1:kde_kernel.V1 kde_kernel.V2:kde_kernel.V7 kde_kernel.W1:kde_kernel.W1 kde_kernel.W2:kde_kernel.W7 kde_kernel.X1:kde_kernel.X1 kde_kernel.X2:kde_kernel.X7 kde_kernel.Y1:kde_kernel.Y1 kde_kernel.Y2:kde_kernel.Y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27.31mm" svg:height="192.04mm" svg:x="0mm" svg:y="232.14mm">
            <draw:object draw:notify-on-update-of-ranges="kde_kernel.I2:kde_kernel.I7 kde_kernel.M1:kde_kernel.M1 kde_kernel.M2:kde_kernel.M7 kde_kernel.R1:kde_kernel.R1 kde_kernel.R2:kde_kernel.R7 kde_kernel.W1:kde_kernel.W1 kde_kernel.W2:kde_kernel.W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table:number-columns-repeated="2" office:value-type="string" calcext:value-type="string">
            <text:p>kde_kernel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gaussian</text:p>
          </table:table-cell>
          <table:table-cell table:formula="of:=INDEX([$sa_file_kernel.$J$1:$sa_file_kernel.$J$2751]; MATCH([.J$1]; [$sa_file_kernel.$A$1:$sa_file_kernel.$A$2751];0)+ROW([.$A2])-2;1;1)" office:value-type="percentage" office:value="0.8571" calcext:value-type="percentage">
            <text:p>85,71%</text:p>
          </table:table-cell>
          <table:table-cell table:formula="of:=INDEX([$sa_file_kernel.$J$1:$sa_file_kernel.$J$2751]; MATCH([.K$1]; [$sa_file_kernel.$A$1:$sa_file_kernel.$A$2751];0)+ROW([.$A2])-2;1;1)" office:value-type="percentage" office:value="0.5625" calcext:value-type="percentage">
            <text:p>56,25%</text:p>
          </table:table-cell>
          <table:table-cell table:formula="of:=INDEX([$sa_file_kernel.$J$1:$sa_file_kernel.$J$2751]; MATCH([.L$1]; [$sa_file_kernel.$A$1:$sa_file_kernel.$A$2751];0)+ROW([.$A2])-2;1;1)" office:value-type="percentage" office:value="0.5652" calcext:value-type="percentage">
            <text:p>56,52%</text:p>
          </table:table-cell>
          <table:table-cell table:formula="of:=INDEX([$sa_file_kernel.$J$1:$sa_file_kernel.$J$2751]; MATCH([.M$1]; [$sa_file_kernel.$A$1:$sa_file_kernel.$A$2751];0)+ROW([.$A2])-2;1;1)" office:value-type="percentage" office:value="0.9035" calcext:value-type="percentage">
            <text:p>90,35%</text:p>
          </table:table-cell>
          <table:table-cell table:formula="of:=INDEX([$sa_file_kernel.$J$1:$sa_file_kernel.$J$2751]; MATCH([.N$1]; [$sa_file_kernel.$A$1:$sa_file_kernel.$A$2751];0)+ROW([.$A2])-2;1;1)" office:value-type="percentage" office:value="0.92" calcext:value-type="percentage">
            <text:p>92,00%</text:p>
          </table:table-cell>
          <table:table-cell table:formula="of:=INDEX([$sa_file_kernel.$J$1:$sa_file_kernel.$J$2751]; MATCH([.O$1]; [$sa_file_kernel.$A$1:$sa_file_kernel.$A$2751];0)+ROW([.$A2])-2;1;1)" office:value-type="percentage" office:value="0.7133" calcext:value-type="percentage">
            <text:p>71,33%</text:p>
          </table:table-cell>
          <table:table-cell table:formula="of:=INDEX([$sa_file_kernel.$J$1:$sa_file_kernel.$J$2751]; MATCH([.P$1]; [$sa_file_kernel.$A$1:$sa_file_kernel.$A$2751];0)+ROW([.$A2])-2;1;1)" office:value-type="percentage" office:value="0.7358" calcext:value-type="percentage">
            <text:p>73,58%</text:p>
          </table:table-cell>
          <table:table-cell table:formula="of:=INDEX([$sa_file_kernel.$J$1:$sa_file_kernel.$J$2751]; MATCH([.Q$1]; [$sa_file_kernel.$A$1:$sa_file_kernel.$A$2751];0)+ROW([.$A2])-2;1;1)" office:value-type="percentage" office:value="0.75" calcext:value-type="percentage">
            <text:p>75,00%</text:p>
          </table:table-cell>
          <table:table-cell table:formula="of:=INDEX([$sa_file_kernel.$J$1:$sa_file_kernel.$J$2751]; MATCH([.R$1]; [$sa_file_kernel.$A$1:$sa_file_kernel.$A$2751];0)+ROW([.$A2])-2;1;1)" office:value-type="percentage" office:value="0.8714" calcext:value-type="percentage">
            <text:p>87,14%</text:p>
          </table:table-cell>
          <table:table-cell table:formula="of:=INDEX([$sa_file_kernel.$J$1:$sa_file_kernel.$J$2751]; MATCH([.S$1]; [$sa_file_kernel.$A$1:$sa_file_kernel.$A$2751];0)+ROW([.$A2])-2;1;1)" office:value-type="percentage" office:value="0.9667" calcext:value-type="percentage">
            <text:p>96,67%</text:p>
          </table:table-cell>
          <table:table-cell table:formula="of:=INDEX([$sa_file_kernel.$J$1:$sa_file_kernel.$J$2751]; MATCH([.T$1]; [$sa_file_kernel.$A$1:$sa_file_kernel.$A$2751];0)+ROW([.$A2])-2;1;1)" office:value-type="percentage" office:value="0.7048" calcext:value-type="percentage">
            <text:p>70,48%</text:p>
          </table:table-cell>
          <table:table-cell table:formula="of:=INDEX([$sa_file_kernel.$J$1:$sa_file_kernel.$J$2751]; MATCH([.U$1]; [$sa_file_kernel.$A$1:$sa_file_kernel.$A$2751];0)+ROW([.$A2])-2;1;1)" office:value-type="percentage" office:value="0.9535" calcext:value-type="percentage">
            <text:p>95,35%</text:p>
          </table:table-cell>
          <table:table-cell table:formula="of:=INDEX([$sa_file_kernel.$J$1:$sa_file_kernel.$J$2751]; MATCH([.V$1]; [$sa_file_kernel.$A$1:$sa_file_kernel.$A$2751];0)+ROW([.$A2])-2;1;1)" office:value-type="percentage" office:value="0.5" calcext:value-type="percentage">
            <text:p>50,00%</text:p>
          </table:table-cell>
          <table:table-cell table:formula="of:=INDEX([$sa_file_kernel.$J$1:$sa_file_kernel.$J$2751]; MATCH([.W$1]; [$sa_file_kernel.$A$1:$sa_file_kernel.$A$2751];0)+ROW([.$A2])-2;1;1)" office:value-type="percentage" office:value="0.9367" calcext:value-type="percentage">
            <text:p>93,67%</text:p>
          </table:table-cell>
          <table:table-cell table:formula="of:=INDEX([$sa_file_kernel.$J$1:$sa_file_kernel.$J$2751]; MATCH([.X$1]; [$sa_file_kernel.$A$1:$sa_file_kernel.$A$2751];0)+ROW([.$A2])-2;1;1)" office:value-type="percentage" office:value="0.8966" calcext:value-type="percentage">
            <text:p>89,66%</text:p>
          </table:table-cell>
          <table:table-cell table:formula="of:=INDEX([$sa_file_kernel.$J$1:$sa_file_kernel.$J$2751]; MATCH([.Y$1]; [$sa_file_kernel.$A$1:$sa_file_kernel.$A$2751];0)+ROW([.$A2])-2;1;1)" office:value-type="percentage" office:value="0.9722" calcext:value-type="percentage">
            <text:p>97,22%</text:p>
          </table:table-cell>
          <table:table-cell table:formula="of:=AVERAGE([.J2:.Y2])" office:value-type="percentage" office:value="0.80058125" calcext:value-type="percentage">
            <text:p>80,0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tophat</text:p>
          </table:table-cell>
          <table:table-cell table:formula="of:=INDEX([$sa_file_kernel.$J$1:$sa_file_kernel.$J$2751]; MATCH([.J$1]; [$sa_file_kernel.$A$1:$sa_file_kernel.$A$2751];0)+ROW([.$A3])-2;1;1)" office:value-type="percentage" office:value="0.8571" calcext:value-type="percentage">
            <text:p>85,71%</text:p>
          </table:table-cell>
          <table:table-cell table:formula="of:=INDEX([$sa_file_kernel.$J$1:$sa_file_kernel.$J$2751]; MATCH([.K$1]; [$sa_file_kernel.$A$1:$sa_file_kernel.$A$2751];0)+ROW([.$A3])-2;1;1)" office:value-type="percentage" office:value="0.5625" calcext:value-type="percentage">
            <text:p>56,25%</text:p>
          </table:table-cell>
          <table:table-cell table:formula="of:=INDEX([$sa_file_kernel.$J$1:$sa_file_kernel.$J$2751]; MATCH([.L$1]; [$sa_file_kernel.$A$1:$sa_file_kernel.$A$2751];0)+ROW([.$A3])-2;1;1)" office:value-type="percentage" office:value="0.4348" calcext:value-type="percentage">
            <text:p>43,48%</text:p>
          </table:table-cell>
          <table:table-cell table:formula="of:=INDEX([$sa_file_kernel.$J$1:$sa_file_kernel.$J$2751]; MATCH([.M$1]; [$sa_file_kernel.$A$1:$sa_file_kernel.$A$2751];0)+ROW([.$A3])-2;1;1)" office:value-type="percentage" office:value="0.8684" calcext:value-type="percentage">
            <text:p>86,84%</text:p>
          </table:table-cell>
          <table:table-cell table:formula="of:=INDEX([$sa_file_kernel.$J$1:$sa_file_kernel.$J$2751]; MATCH([.N$1]; [$sa_file_kernel.$A$1:$sa_file_kernel.$A$2751];0)+ROW([.$A3])-2;1;1)" office:value-type="percentage" office:value="0.9067" calcext:value-type="percentage">
            <text:p>90,67%</text:p>
          </table:table-cell>
          <table:table-cell table:formula="of:=INDEX([$sa_file_kernel.$J$1:$sa_file_kernel.$J$2751]; MATCH([.O$1]; [$sa_file_kernel.$A$1:$sa_file_kernel.$A$2751];0)+ROW([.$A3])-2;1;1)" office:value-type="percentage" office:value="0.6367" calcext:value-type="percentage">
            <text:p>63,67%</text:p>
          </table:table-cell>
          <table:table-cell table:formula="of:=INDEX([$sa_file_kernel.$J$1:$sa_file_kernel.$J$2751]; MATCH([.P$1]; [$sa_file_kernel.$A$1:$sa_file_kernel.$A$2751];0)+ROW([.$A3])-2;1;1)" office:value-type="percentage" office:value="0.717" calcext:value-type="percentage">
            <text:p>71,70%</text:p>
          </table:table-cell>
          <table:table-cell table:formula="of:=INDEX([$sa_file_kernel.$J$1:$sa_file_kernel.$J$2751]; MATCH([.Q$1]; [$sa_file_kernel.$A$1:$sa_file_kernel.$A$2751];0)+ROW([.$A3])-2;1;1)" office:value-type="percentage" office:value="0.75" calcext:value-type="percentage">
            <text:p>75,00%</text:p>
          </table:table-cell>
          <table:table-cell table:formula="of:=INDEX([$sa_file_kernel.$J$1:$sa_file_kernel.$J$2751]; MATCH([.R$1]; [$sa_file_kernel.$A$1:$sa_file_kernel.$A$2751];0)+ROW([.$A3])-2;1;1)" office:value-type="percentage" office:value="0.8857" calcext:value-type="percentage">
            <text:p>88,57%</text:p>
          </table:table-cell>
          <table:table-cell table:formula="of:=INDEX([$sa_file_kernel.$J$1:$sa_file_kernel.$J$2751]; MATCH([.S$1]; [$sa_file_kernel.$A$1:$sa_file_kernel.$A$2751];0)+ROW([.$A3])-2;1;1)" office:value-type="percentage" office:value="0.9667" calcext:value-type="percentage">
            <text:p>96,67%</text:p>
          </table:table-cell>
          <table:table-cell table:formula="of:=INDEX([$sa_file_kernel.$J$1:$sa_file_kernel.$J$2751]; MATCH([.T$1]; [$sa_file_kernel.$A$1:$sa_file_kernel.$A$2751];0)+ROW([.$A3])-2;1;1)" office:value-type="percentage" office:value="0.7349" calcext:value-type="percentage">
            <text:p>73,49%</text:p>
          </table:table-cell>
          <table:table-cell table:formula="of:=INDEX([$sa_file_kernel.$J$1:$sa_file_kernel.$J$2751]; MATCH([.U$1]; [$sa_file_kernel.$A$1:$sa_file_kernel.$A$2751];0)+ROW([.$A3])-2;1;1)" office:value-type="percentage" office:value="0.8605" calcext:value-type="percentage">
            <text:p>86,05%</text:p>
          </table:table-cell>
          <table:table-cell table:formula="of:=INDEX([$sa_file_kernel.$J$1:$sa_file_kernel.$J$2751]; MATCH([.V$1]; [$sa_file_kernel.$A$1:$sa_file_kernel.$A$2751];0)+ROW([.$A3])-2;1;1)" office:value-type="percentage" office:value="0.4667" calcext:value-type="percentage">
            <text:p>46,67%</text:p>
          </table:table-cell>
          <table:table-cell table:formula="of:=INDEX([$sa_file_kernel.$J$1:$sa_file_kernel.$J$2751]; MATCH([.W$1]; [$sa_file_kernel.$A$1:$sa_file_kernel.$A$2751];0)+ROW([.$A3])-2;1;1)" office:value-type="percentage" office:value="0.94" calcext:value-type="percentage">
            <text:p>94,00%</text:p>
          </table:table-cell>
          <table:table-cell table:formula="of:=INDEX([$sa_file_kernel.$J$1:$sa_file_kernel.$J$2751]; MATCH([.X$1]; [$sa_file_kernel.$A$1:$sa_file_kernel.$A$2751];0)+ROW([.$A3])-2;1;1)" office:value-type="percentage" office:value="0.9195" calcext:value-type="percentage">
            <text:p>91,95%</text:p>
          </table:table-cell>
          <table:table-cell table:formula="of:=INDEX([$sa_file_kernel.$J$1:$sa_file_kernel.$J$2751]; MATCH([.Y$1]; [$sa_file_kernel.$A$1:$sa_file_kernel.$A$2751];0)+ROW([.$A3])-2;1;1)" office:value-type="percentage" office:value="0.9722" calcext:value-type="percentage">
            <text:p>97,22%</text:p>
          </table:table-cell>
          <table:table-cell table:formula="of:=AVERAGE([.J3:.Y3])" office:value-type="percentage" office:value="0.7799625" calcext:value-type="percentage">
            <text:p>78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epanechnikov</text:p>
          </table:table-cell>
          <table:table-cell table:formula="of:=INDEX([$sa_file_kernel.$J$1:$sa_file_kernel.$J$2751]; MATCH([.J$1]; [$sa_file_kernel.$A$1:$sa_file_kernel.$A$2751];0)+ROW([.$A4])-2;1;1)" office:value-type="percentage" office:value="0.8571" calcext:value-type="percentage">
            <text:p>85,71%</text:p>
          </table:table-cell>
          <table:table-cell table:formula="of:=INDEX([$sa_file_kernel.$J$1:$sa_file_kernel.$J$2751]; MATCH([.K$1]; [$sa_file_kernel.$A$1:$sa_file_kernel.$A$2751];0)+ROW([.$A4])-2;1;1)" office:value-type="percentage" office:value="0.575" calcext:value-type="percentage">
            <text:p>57,50%</text:p>
          </table:table-cell>
          <table:table-cell table:formula="of:=INDEX([$sa_file_kernel.$J$1:$sa_file_kernel.$J$2751]; MATCH([.L$1]; [$sa_file_kernel.$A$1:$sa_file_kernel.$A$2751];0)+ROW([.$A4])-2;1;1)" office:value-type="percentage" office:value="0.4203" calcext:value-type="percentage">
            <text:p>42,03%</text:p>
          </table:table-cell>
          <table:table-cell table:formula="of:=INDEX([$sa_file_kernel.$J$1:$sa_file_kernel.$J$2751]; MATCH([.M$1]; [$sa_file_kernel.$A$1:$sa_file_kernel.$A$2751];0)+ROW([.$A4])-2;1;1)" office:value-type="percentage" office:value="0.9386" calcext:value-type="percentage">
            <text:p>93,86%</text:p>
          </table:table-cell>
          <table:table-cell table:formula="of:=INDEX([$sa_file_kernel.$J$1:$sa_file_kernel.$J$2751]; MATCH([.N$1]; [$sa_file_kernel.$A$1:$sa_file_kernel.$A$2751];0)+ROW([.$A4])-2;1;1)" office:value-type="percentage" office:value="0.8867" calcext:value-type="percentage">
            <text:p>88,67%</text:p>
          </table:table-cell>
          <table:table-cell table:formula="of:=INDEX([$sa_file_kernel.$J$1:$sa_file_kernel.$J$2751]; MATCH([.O$1]; [$sa_file_kernel.$A$1:$sa_file_kernel.$A$2751];0)+ROW([.$A4])-2;1;1)" office:value-type="percentage" office:value="0.69" calcext:value-type="percentage">
            <text:p>69,00%</text:p>
          </table:table-cell>
          <table:table-cell table:formula="of:=INDEX([$sa_file_kernel.$J$1:$sa_file_kernel.$J$2751]; MATCH([.P$1]; [$sa_file_kernel.$A$1:$sa_file_kernel.$A$2751];0)+ROW([.$A4])-2;1;1)" office:value-type="percentage" office:value="0.6981" calcext:value-type="percentage">
            <text:p>69,81%</text:p>
          </table:table-cell>
          <table:table-cell table:formula="of:=INDEX([$sa_file_kernel.$J$1:$sa_file_kernel.$J$2751]; MATCH([.Q$1]; [$sa_file_kernel.$A$1:$sa_file_kernel.$A$2751];0)+ROW([.$A4])-2;1;1)" office:value-type="percentage" office:value="0.75" calcext:value-type="percentage">
            <text:p>75,00%</text:p>
          </table:table-cell>
          <table:table-cell table:formula="of:=INDEX([$sa_file_kernel.$J$1:$sa_file_kernel.$J$2751]; MATCH([.R$1]; [$sa_file_kernel.$A$1:$sa_file_kernel.$A$2751];0)+ROW([.$A4])-2;1;1)" office:value-type="percentage" office:value="0.9" calcext:value-type="percentage">
            <text:p>90,00%</text:p>
          </table:table-cell>
          <table:table-cell table:formula="of:=INDEX([$sa_file_kernel.$J$1:$sa_file_kernel.$J$2751]; MATCH([.S$1]; [$sa_file_kernel.$A$1:$sa_file_kernel.$A$2751];0)+ROW([.$A4])-2;1;1)" office:value-type="percentage" office:value="0.9333" calcext:value-type="percentage">
            <text:p>93,33%</text:p>
          </table:table-cell>
          <table:table-cell table:formula="of:=INDEX([$sa_file_kernel.$J$1:$sa_file_kernel.$J$2751]; MATCH([.T$1]; [$sa_file_kernel.$A$1:$sa_file_kernel.$A$2751];0)+ROW([.$A4])-2;1;1)" office:value-type="percentage" office:value="0.7349" calcext:value-type="percentage">
            <text:p>73,49%</text:p>
          </table:table-cell>
          <table:table-cell table:formula="of:=INDEX([$sa_file_kernel.$J$1:$sa_file_kernel.$J$2751]; MATCH([.U$1]; [$sa_file_kernel.$A$1:$sa_file_kernel.$A$2751];0)+ROW([.$A4])-2;1;1)" office:value-type="percentage" office:value="0.9535" calcext:value-type="percentage">
            <text:p>95,35%</text:p>
          </table:table-cell>
          <table:table-cell table:formula="of:=INDEX([$sa_file_kernel.$J$1:$sa_file_kernel.$J$2751]; MATCH([.V$1]; [$sa_file_kernel.$A$1:$sa_file_kernel.$A$2751];0)+ROW([.$A4])-2;1;1)" office:value-type="percentage" office:value="0.4667" calcext:value-type="percentage">
            <text:p>46,67%</text:p>
          </table:table-cell>
          <table:table-cell table:formula="of:=INDEX([$sa_file_kernel.$J$1:$sa_file_kernel.$J$2751]; MATCH([.W$1]; [$sa_file_kernel.$A$1:$sa_file_kernel.$A$2751];0)+ROW([.$A4])-2;1;1)" office:value-type="percentage" office:value="0.9467" calcext:value-type="percentage">
            <text:p>94,67%</text:p>
          </table:table-cell>
          <table:table-cell table:formula="of:=INDEX([$sa_file_kernel.$J$1:$sa_file_kernel.$J$2751]; MATCH([.X$1]; [$sa_file_kernel.$A$1:$sa_file_kernel.$A$2751];0)+ROW([.$A4])-2;1;1)" office:value-type="percentage" office:value="0.908" calcext:value-type="percentage">
            <text:p>90,80%</text:p>
          </table:table-cell>
          <table:table-cell table:formula="of:=INDEX([$sa_file_kernel.$J$1:$sa_file_kernel.$J$2751]; MATCH([.Y$1]; [$sa_file_kernel.$A$1:$sa_file_kernel.$A$2751];0)+ROW([.$A4])-2;1;1)" office:value-type="percentage" office:value="0.9722" calcext:value-type="percentage">
            <text:p>97,22%</text:p>
          </table:table-cell>
          <table:table-cell table:formula="of:=AVERAGE([.J4:.Y4])" office:value-type="percentage" office:value="0.78944375" calcext:value-type="percentage">
            <text:p>78,9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exponential</text:p>
          </table:table-cell>
          <table:table-cell table:formula="of:=INDEX([$sa_file_kernel.$J$1:$sa_file_kernel.$J$2751]; MATCH([.J$1]; [$sa_file_kernel.$A$1:$sa_file_kernel.$A$2751];0)+ROW([.$A5])-2;1;1)" office:value-type="percentage" office:value="0.8571" calcext:value-type="percentage">
            <text:p>85,71%</text:p>
          </table:table-cell>
          <table:table-cell table:formula="of:=INDEX([$sa_file_kernel.$J$1:$sa_file_kernel.$J$2751]; MATCH([.K$1]; [$sa_file_kernel.$A$1:$sa_file_kernel.$A$2751];0)+ROW([.$A5])-2;1;1)" office:value-type="percentage" office:value="0.625" calcext:value-type="percentage">
            <text:p>62,50%</text:p>
          </table:table-cell>
          <table:table-cell table:formula="of:=INDEX([$sa_file_kernel.$J$1:$sa_file_kernel.$J$2751]; MATCH([.L$1]; [$sa_file_kernel.$A$1:$sa_file_kernel.$A$2751];0)+ROW([.$A5])-2;1;1)" office:value-type="percentage" office:value="0.5217" calcext:value-type="percentage">
            <text:p>52,17%</text:p>
          </table:table-cell>
          <table:table-cell table:formula="of:=INDEX([$sa_file_kernel.$J$1:$sa_file_kernel.$J$2751]; MATCH([.M$1]; [$sa_file_kernel.$A$1:$sa_file_kernel.$A$2751];0)+ROW([.$A5])-2;1;1)" office:value-type="percentage" office:value="0.9561" calcext:value-type="percentage">
            <text:p>95,61%</text:p>
          </table:table-cell>
          <table:table-cell table:formula="of:=INDEX([$sa_file_kernel.$J$1:$sa_file_kernel.$J$2751]; MATCH([.N$1]; [$sa_file_kernel.$A$1:$sa_file_kernel.$A$2751];0)+ROW([.$A5])-2;1;1)" office:value-type="percentage" office:value="0.9167" calcext:value-type="percentage">
            <text:p>91,67%</text:p>
          </table:table-cell>
          <table:table-cell table:formula="of:=INDEX([$sa_file_kernel.$J$1:$sa_file_kernel.$J$2751]; MATCH([.O$1]; [$sa_file_kernel.$A$1:$sa_file_kernel.$A$2751];0)+ROW([.$A5])-2;1;1)" office:value-type="percentage" office:value="0.6433" calcext:value-type="percentage">
            <text:p>64,33%</text:p>
          </table:table-cell>
          <table:table-cell table:formula="of:=INDEX([$sa_file_kernel.$J$1:$sa_file_kernel.$J$2751]; MATCH([.P$1]; [$sa_file_kernel.$A$1:$sa_file_kernel.$A$2751];0)+ROW([.$A5])-2;1;1)" office:value-type="percentage" office:value="0.7358" calcext:value-type="percentage">
            <text:p>73,58%</text:p>
          </table:table-cell>
          <table:table-cell table:formula="of:=INDEX([$sa_file_kernel.$J$1:$sa_file_kernel.$J$2751]; MATCH([.Q$1]; [$sa_file_kernel.$A$1:$sa_file_kernel.$A$2751];0)+ROW([.$A5])-2;1;1)" office:value-type="percentage" office:value="0.75" calcext:value-type="percentage">
            <text:p>75,00%</text:p>
          </table:table-cell>
          <table:table-cell table:formula="of:=INDEX([$sa_file_kernel.$J$1:$sa_file_kernel.$J$2751]; MATCH([.R$1]; [$sa_file_kernel.$A$1:$sa_file_kernel.$A$2751];0)+ROW([.$A5])-2;1;1)" office:value-type="percentage" office:value="0.8857" calcext:value-type="percentage">
            <text:p>88,57%</text:p>
          </table:table-cell>
          <table:table-cell table:formula="of:=INDEX([$sa_file_kernel.$J$1:$sa_file_kernel.$J$2751]; MATCH([.S$1]; [$sa_file_kernel.$A$1:$sa_file_kernel.$A$2751];0)+ROW([.$A5])-2;1;1)" office:value-type="percentage" office:value="0.9667" calcext:value-type="percentage">
            <text:p>96,67%</text:p>
          </table:table-cell>
          <table:table-cell table:formula="of:=INDEX([$sa_file_kernel.$J$1:$sa_file_kernel.$J$2751]; MATCH([.T$1]; [$sa_file_kernel.$A$1:$sa_file_kernel.$A$2751];0)+ROW([.$A5])-2;1;1)" office:value-type="percentage" office:value="0.759" calcext:value-type="percentage">
            <text:p>75,90%</text:p>
          </table:table-cell>
          <table:table-cell table:formula="of:=INDEX([$sa_file_kernel.$J$1:$sa_file_kernel.$J$2751]; MATCH([.U$1]; [$sa_file_kernel.$A$1:$sa_file_kernel.$A$2751];0)+ROW([.$A5])-2;1;1)" office:value-type="percentage" office:value="0.9535" calcext:value-type="percentage">
            <text:p>95,35%</text:p>
          </table:table-cell>
          <table:table-cell table:formula="of:=INDEX([$sa_file_kernel.$J$1:$sa_file_kernel.$J$2751]; MATCH([.V$1]; [$sa_file_kernel.$A$1:$sa_file_kernel.$A$2751];0)+ROW([.$A5])-2;1;1)" office:value-type="percentage" office:value="0.4333" calcext:value-type="percentage">
            <text:p>43,33%</text:p>
          </table:table-cell>
          <table:table-cell table:formula="of:=INDEX([$sa_file_kernel.$J$1:$sa_file_kernel.$J$2751]; MATCH([.W$1]; [$sa_file_kernel.$A$1:$sa_file_kernel.$A$2751];0)+ROW([.$A5])-2;1;1)" office:value-type="percentage" office:value="0.9067" calcext:value-type="percentage">
            <text:p>90,67%</text:p>
          </table:table-cell>
          <table:table-cell table:formula="of:=INDEX([$sa_file_kernel.$J$1:$sa_file_kernel.$J$2751]; MATCH([.X$1]; [$sa_file_kernel.$A$1:$sa_file_kernel.$A$2751];0)+ROW([.$A5])-2;1;1)" office:value-type="percentage" office:value="0.908" calcext:value-type="percentage">
            <text:p>90,80%</text:p>
          </table:table-cell>
          <table:table-cell table:formula="of:=INDEX([$sa_file_kernel.$J$1:$sa_file_kernel.$J$2751]; MATCH([.Y$1]; [$sa_file_kernel.$A$1:$sa_file_kernel.$A$2751];0)+ROW([.$A5])-2;1;1)" office:value-type="percentage" office:value="0.9722" calcext:value-type="percentage">
            <text:p>97,22%</text:p>
          </table:table-cell>
          <table:table-cell table:formula="of:=AVERAGE([.J5:.Y5])" office:value-type="percentage" office:value="0.799425" calcext:value-type="percentage">
            <text:p>79,9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linear</text:p>
          </table:table-cell>
          <table:table-cell table:formula="of:=INDEX([$sa_file_kernel.$J$1:$sa_file_kernel.$J$2751]; MATCH([.J$1]; [$sa_file_kernel.$A$1:$sa_file_kernel.$A$2751];0)+ROW([.$A6])-2;1;1)" office:value-type="percentage" office:value="0.8571" calcext:value-type="percentage">
            <text:p>85,71%</text:p>
          </table:table-cell>
          <table:table-cell table:formula="of:=INDEX([$sa_file_kernel.$J$1:$sa_file_kernel.$J$2751]; MATCH([.K$1]; [$sa_file_kernel.$A$1:$sa_file_kernel.$A$2751];0)+ROW([.$A6])-2;1;1)" office:value-type="percentage" office:value="0.5125" calcext:value-type="percentage">
            <text:p>51,25%</text:p>
          </table:table-cell>
          <table:table-cell table:formula="of:=INDEX([$sa_file_kernel.$J$1:$sa_file_kernel.$J$2751]; MATCH([.L$1]; [$sa_file_kernel.$A$1:$sa_file_kernel.$A$2751];0)+ROW([.$A6])-2;1;1)" office:value-type="percentage" office:value="0.5942" calcext:value-type="percentage">
            <text:p>59,42%</text:p>
          </table:table-cell>
          <table:table-cell table:formula="of:=INDEX([$sa_file_kernel.$J$1:$sa_file_kernel.$J$2751]; MATCH([.M$1]; [$sa_file_kernel.$A$1:$sa_file_kernel.$A$2751];0)+ROW([.$A6])-2;1;1)" office:value-type="percentage" office:value="0.9035" calcext:value-type="percentage">
            <text:p>90,35%</text:p>
          </table:table-cell>
          <table:table-cell table:formula="of:=INDEX([$sa_file_kernel.$J$1:$sa_file_kernel.$J$2751]; MATCH([.N$1]; [$sa_file_kernel.$A$1:$sa_file_kernel.$A$2751];0)+ROW([.$A6])-2;1;1)" office:value-type="percentage" office:value="0.91" calcext:value-type="percentage">
            <text:p>91,00%</text:p>
          </table:table-cell>
          <table:table-cell table:formula="of:=INDEX([$sa_file_kernel.$J$1:$sa_file_kernel.$J$2751]; MATCH([.O$1]; [$sa_file_kernel.$A$1:$sa_file_kernel.$A$2751];0)+ROW([.$A6])-2;1;1)" office:value-type="percentage" office:value="0.6967" calcext:value-type="percentage">
            <text:p>69,67%</text:p>
          </table:table-cell>
          <table:table-cell table:formula="of:=INDEX([$sa_file_kernel.$J$1:$sa_file_kernel.$J$2751]; MATCH([.P$1]; [$sa_file_kernel.$A$1:$sa_file_kernel.$A$2751];0)+ROW([.$A6])-2;1;1)" office:value-type="percentage" office:value="0.8113" calcext:value-type="percentage">
            <text:p>81,13%</text:p>
          </table:table-cell>
          <table:table-cell table:formula="of:=INDEX([$sa_file_kernel.$J$1:$sa_file_kernel.$J$2751]; MATCH([.Q$1]; [$sa_file_kernel.$A$1:$sa_file_kernel.$A$2751];0)+ROW([.$A6])-2;1;1)" office:value-type="percentage" office:value="0.75" calcext:value-type="percentage">
            <text:p>75,00%</text:p>
          </table:table-cell>
          <table:table-cell table:formula="of:=INDEX([$sa_file_kernel.$J$1:$sa_file_kernel.$J$2751]; MATCH([.R$1]; [$sa_file_kernel.$A$1:$sa_file_kernel.$A$2751];0)+ROW([.$A6])-2;1;1)" office:value-type="percentage" office:value="0.9143" calcext:value-type="percentage">
            <text:p>91,43%</text:p>
          </table:table-cell>
          <table:table-cell table:formula="of:=INDEX([$sa_file_kernel.$J$1:$sa_file_kernel.$J$2751]; MATCH([.S$1]; [$sa_file_kernel.$A$1:$sa_file_kernel.$A$2751];0)+ROW([.$A6])-2;1;1)" office:value-type="percentage" office:value="0.9667" calcext:value-type="percentage">
            <text:p>96,67%</text:p>
          </table:table-cell>
          <table:table-cell table:formula="of:=INDEX([$sa_file_kernel.$J$1:$sa_file_kernel.$J$2751]; MATCH([.T$1]; [$sa_file_kernel.$A$1:$sa_file_kernel.$A$2751];0)+ROW([.$A6])-2;1;1)" office:value-type="percentage" office:value="0.7651" calcext:value-type="percentage">
            <text:p>76,51%</text:p>
          </table:table-cell>
          <table:table-cell table:formula="of:=INDEX([$sa_file_kernel.$J$1:$sa_file_kernel.$J$2751]; MATCH([.U$1]; [$sa_file_kernel.$A$1:$sa_file_kernel.$A$2751];0)+ROW([.$A6])-2;1;1)" office:value-type="percentage" office:value="0.9535" calcext:value-type="percentage">
            <text:p>95,35%</text:p>
          </table:table-cell>
          <table:table-cell table:formula="of:=INDEX([$sa_file_kernel.$J$1:$sa_file_kernel.$J$2751]; MATCH([.V$1]; [$sa_file_kernel.$A$1:$sa_file_kernel.$A$2751];0)+ROW([.$A6])-2;1;1)" office:value-type="percentage" office:value="0.4" calcext:value-type="percentage">
            <text:p>40,00%</text:p>
          </table:table-cell>
          <table:table-cell table:formula="of:=INDEX([$sa_file_kernel.$J$1:$sa_file_kernel.$J$2751]; MATCH([.W$1]; [$sa_file_kernel.$A$1:$sa_file_kernel.$A$2751];0)+ROW([.$A6])-2;1;1)" office:value-type="percentage" office:value="0.92" calcext:value-type="percentage">
            <text:p>92,00%</text:p>
          </table:table-cell>
          <table:table-cell table:formula="of:=INDEX([$sa_file_kernel.$J$1:$sa_file_kernel.$J$2751]; MATCH([.X$1]; [$sa_file_kernel.$A$1:$sa_file_kernel.$A$2751];0)+ROW([.$A6])-2;1;1)" office:value-type="percentage" office:value="0.931" calcext:value-type="percentage">
            <text:p>93,10%</text:p>
          </table:table-cell>
          <table:table-cell table:formula="of:=INDEX([$sa_file_kernel.$J$1:$sa_file_kernel.$J$2751]; MATCH([.Y$1]; [$sa_file_kernel.$A$1:$sa_file_kernel.$A$2751];0)+ROW([.$A6])-2;1;1)" office:value-type="percentage" office:value="0.9722" calcext:value-type="percentage">
            <text:p>97,22%</text:p>
          </table:table-cell>
          <table:table-cell table:formula="of:=AVERAGE([.J6:.Y6])" office:value-type="percentage" office:value="0.80363125" calcext:value-type="percentage">
            <text:p>80,3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cosine</text:p>
          </table:table-cell>
          <table:table-cell table:formula="of:=INDEX([$sa_file_kernel.$J$1:$sa_file_kernel.$J$2751]; MATCH([.J$1]; [$sa_file_kernel.$A$1:$sa_file_kernel.$A$2751];0)+ROW([.$A7])-2;1;1)" office:value-type="percentage" office:value="0.8571" calcext:value-type="percentage">
            <text:p>85,71%</text:p>
          </table:table-cell>
          <table:table-cell table:formula="of:=INDEX([$sa_file_kernel.$J$1:$sa_file_kernel.$J$2751]; MATCH([.K$1]; [$sa_file_kernel.$A$1:$sa_file_kernel.$A$2751];0)+ROW([.$A7])-2;1;1)" office:value-type="percentage" office:value="0.5625" calcext:value-type="percentage">
            <text:p>56,25%</text:p>
          </table:table-cell>
          <table:table-cell table:formula="of:=INDEX([$sa_file_kernel.$J$1:$sa_file_kernel.$J$2751]; MATCH([.L$1]; [$sa_file_kernel.$A$1:$sa_file_kernel.$A$2751];0)+ROW([.$A7])-2;1;1)" office:value-type="percentage" office:value="0.4348" calcext:value-type="percentage">
            <text:p>43,48%</text:p>
          </table:table-cell>
          <table:table-cell table:formula="of:=INDEX([$sa_file_kernel.$J$1:$sa_file_kernel.$J$2751]; MATCH([.M$1]; [$sa_file_kernel.$A$1:$sa_file_kernel.$A$2751];0)+ROW([.$A7])-2;1;1)" office:value-type="percentage" office:value="0.8684" calcext:value-type="percentage">
            <text:p>86,84%</text:p>
          </table:table-cell>
          <table:table-cell table:formula="of:=INDEX([$sa_file_kernel.$J$1:$sa_file_kernel.$J$2751]; MATCH([.N$1]; [$sa_file_kernel.$A$1:$sa_file_kernel.$A$2751];0)+ROW([.$A7])-2;1;1)" office:value-type="percentage" office:value="0.8933" calcext:value-type="percentage">
            <text:p>89,33%</text:p>
          </table:table-cell>
          <table:table-cell table:formula="of:=INDEX([$sa_file_kernel.$J$1:$sa_file_kernel.$J$2751]; MATCH([.O$1]; [$sa_file_kernel.$A$1:$sa_file_kernel.$A$2751];0)+ROW([.$A7])-2;1;1)" office:value-type="percentage" office:value="0.6467" calcext:value-type="percentage">
            <text:p>64,67%</text:p>
          </table:table-cell>
          <table:table-cell table:formula="of:=INDEX([$sa_file_kernel.$J$1:$sa_file_kernel.$J$2751]; MATCH([.P$1]; [$sa_file_kernel.$A$1:$sa_file_kernel.$A$2751];0)+ROW([.$A7])-2;1;1)" office:value-type="percentage" office:value="0.8113" calcext:value-type="percentage">
            <text:p>81,13%</text:p>
          </table:table-cell>
          <table:table-cell table:formula="of:=INDEX([$sa_file_kernel.$J$1:$sa_file_kernel.$J$2751]; MATCH([.Q$1]; [$sa_file_kernel.$A$1:$sa_file_kernel.$A$2751];0)+ROW([.$A7])-2;1;1)" office:value-type="percentage" office:value="0.75" calcext:value-type="percentage">
            <text:p>75,00%</text:p>
          </table:table-cell>
          <table:table-cell table:formula="of:=INDEX([$sa_file_kernel.$J$1:$sa_file_kernel.$J$2751]; MATCH([.R$1]; [$sa_file_kernel.$A$1:$sa_file_kernel.$A$2751];0)+ROW([.$A7])-2;1;1)" office:value-type="percentage" office:value="0.8429" calcext:value-type="percentage">
            <text:p>84,29%</text:p>
          </table:table-cell>
          <table:table-cell table:formula="of:=INDEX([$sa_file_kernel.$J$1:$sa_file_kernel.$J$2751]; MATCH([.S$1]; [$sa_file_kernel.$A$1:$sa_file_kernel.$A$2751];0)+ROW([.$A7])-2;1;1)" office:value-type="percentage" office:value="0.9667" calcext:value-type="percentage">
            <text:p>96,67%</text:p>
          </table:table-cell>
          <table:table-cell table:formula="of:=INDEX([$sa_file_kernel.$J$1:$sa_file_kernel.$J$2751]; MATCH([.T$1]; [$sa_file_kernel.$A$1:$sa_file_kernel.$A$2751];0)+ROW([.$A7])-2;1;1)" office:value-type="percentage" office:value="0.7349" calcext:value-type="percentage">
            <text:p>73,49%</text:p>
          </table:table-cell>
          <table:table-cell table:formula="of:=INDEX([$sa_file_kernel.$J$1:$sa_file_kernel.$J$2751]; MATCH([.U$1]; [$sa_file_kernel.$A$1:$sa_file_kernel.$A$2751];0)+ROW([.$A7])-2;1;1)" office:value-type="percentage" office:value="0.9535" calcext:value-type="percentage">
            <text:p>95,35%</text:p>
          </table:table-cell>
          <table:table-cell table:formula="of:=INDEX([$sa_file_kernel.$J$1:$sa_file_kernel.$J$2751]; MATCH([.V$1]; [$sa_file_kernel.$A$1:$sa_file_kernel.$A$2751];0)+ROW([.$A7])-2;1;1)" office:value-type="percentage" office:value="0.4333" calcext:value-type="percentage">
            <text:p>43,33%</text:p>
          </table:table-cell>
          <table:table-cell table:formula="of:=INDEX([$sa_file_kernel.$J$1:$sa_file_kernel.$J$2751]; MATCH([.W$1]; [$sa_file_kernel.$A$1:$sa_file_kernel.$A$2751];0)+ROW([.$A7])-2;1;1)" office:value-type="percentage" office:value="0.9433" calcext:value-type="percentage">
            <text:p>94,33%</text:p>
          </table:table-cell>
          <table:table-cell table:formula="of:=INDEX([$sa_file_kernel.$J$1:$sa_file_kernel.$J$2751]; MATCH([.X$1]; [$sa_file_kernel.$A$1:$sa_file_kernel.$A$2751];0)+ROW([.$A7])-2;1;1)" office:value-type="percentage" office:value="0.8966" calcext:value-type="percentage">
            <text:p>89,66%</text:p>
          </table:table-cell>
          <table:table-cell table:formula="of:=INDEX([$sa_file_kernel.$J$1:$sa_file_kernel.$J$2751]; MATCH([.Y$1]; [$sa_file_kernel.$A$1:$sa_file_kernel.$A$2751];0)+ROW([.$A7])-2;1;1)" office:value-type="percentage" office:value="1" calcext:value-type="percentage">
            <text:p>100,00%</text:p>
          </table:table-cell>
          <table:table-cell table:formula="of:=AVERAGE([.J7:.Y7])" office:value-type="percentage" office:value="0.78720625" calcext:value-type="percentage">
            <text:p>78,72%</text:p>
          </table:table-cell>
        </table:table-row>
      </table:table>
      <table:table table:name="sa_file_alpha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conv</text:p>
          </table:table-cell>
          <table:table-cell office:value-type="string" calcext:value-type="string">
            <text:p>nk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4547" calcext:value-type="float">
            <text:p>0,454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4386" calcext:value-type="float">
            <text:p>0,438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2368" calcext:value-type="float">
            <text:p>0,2368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2359" calcext:value-type="float">
            <text:p>0,2359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219" calcext:value-type="float">
            <text:p>0,12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2279" calcext:value-type="float">
            <text:p>0,2279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2425" calcext:value-type="float">
            <text:p>0,242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1.7298" calcext:value-type="float">
            <text:p>1,7298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6" calcext:value-type="float">
            <text:p>0,8116</text:p>
          </table:table-cell>
          <table:table-cell office:value-type="float" office:value="1.7903" calcext:value-type="float">
            <text:p>1,790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51" calcext:value-type="float">
            <text:p>0,8551</text:p>
          </table:table-cell>
          <table:table-cell office:value-type="float" office:value="1.7361" calcext:value-type="float">
            <text:p>1,7361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78" calcext:value-type="float">
            <text:p>0,8478</text:p>
          </table:table-cell>
          <table:table-cell office:value-type="float" office:value="1.5516" calcext:value-type="float">
            <text:p>1,5516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78" calcext:value-type="float">
            <text:p>0,8478</text:p>
          </table:table-cell>
          <table:table-cell office:value-type="float" office:value="1.5222" calcext:value-type="float">
            <text:p>1,5222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88" calcext:value-type="float">
            <text:p>0,8188</text:p>
          </table:table-cell>
          <table:table-cell office:value-type="float" office:value="1.4965" calcext:value-type="float">
            <text:p>1,4965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23" calcext:value-type="float">
            <text:p>0,8623</text:p>
          </table:table-cell>
          <table:table-cell office:value-type="float" office:value="1.4502" calcext:value-type="float">
            <text:p>1,4502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8" calcext:value-type="float">
            <text:p>0,848</text:p>
          </table:table-cell>
          <table:table-cell office:value-type="float" office:value="0.9294" calcext:value-type="float">
            <text:p>0,9294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6" calcext:value-type="float">
            <text:p>0,856</text:p>
          </table:table-cell>
          <table:table-cell office:value-type="float" office:value="0.3194" calcext:value-type="float">
            <text:p>0,319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" calcext:value-type="float">
            <text:p>0,84</text:p>
          </table:table-cell>
          <table:table-cell office:value-type="float" office:value="0.8866" calcext:value-type="float">
            <text:p>0,8866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8" calcext:value-type="float">
            <text:p>0,888</text:p>
          </table:table-cell>
          <table:table-cell office:value-type="float" office:value="0.8785" calcext:value-type="float">
            <text:p>0,8785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" calcext:value-type="float">
            <text:p>0,84</text:p>
          </table:table-cell>
          <table:table-cell office:value-type="float" office:value="0.8718" calcext:value-type="float">
            <text:p>0,8718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6" calcext:value-type="float">
            <text:p>0,856</text:p>
          </table:table-cell>
          <table:table-cell office:value-type="float" office:value="0.8461" calcext:value-type="float">
            <text:p>0,8461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4" calcext:value-type="float">
            <text:p>0,824</text:p>
          </table:table-cell>
          <table:table-cell office:value-type="float" office:value="0.9559" calcext:value-type="float">
            <text:p>0,9559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1.0385" calcext:value-type="float">
            <text:p>1,038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1.0365" calcext:value-type="float">
            <text:p>1,036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75" calcext:value-type="float">
            <text:p>0,5375</text:p>
          </table:table-cell>
          <table:table-cell office:value-type="float" office:value="1.0325" calcext:value-type="float">
            <text:p>1,032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5" calcext:value-type="float">
            <text:p>0,525</text:p>
          </table:table-cell>
          <table:table-cell office:value-type="float" office:value="1.0347" calcext:value-type="float">
            <text:p>1,034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5" calcext:value-type="float">
            <text:p>0,525</text:p>
          </table:table-cell>
          <table:table-cell office:value-type="float" office:value="1.0576" calcext:value-type="float">
            <text:p>1,057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036" calcext:value-type="float">
            <text:p>1,03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125" calcext:value-type="float">
            <text:p>0,5125</text:p>
          </table:table-cell>
          <table:table-cell office:value-type="float" office:value="1.0416" calcext:value-type="float">
            <text:p>1,041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83" calcext:value-type="float">
            <text:p>0,4783</text:p>
          </table:table-cell>
          <table:table-cell office:value-type="float" office:value="1.0068" calcext:value-type="float">
            <text:p>1,006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83" calcext:value-type="float">
            <text:p>0,4783</text:p>
          </table:table-cell>
          <table:table-cell office:value-type="float" office:value="0.7716" calcext:value-type="float">
            <text:p>0,7716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62" calcext:value-type="float">
            <text:p>0,5362</text:p>
          </table:table-cell>
          <table:table-cell office:value-type="float" office:value="1.0439" calcext:value-type="float">
            <text:p>1,0439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779" calcext:value-type="float">
            <text:p>0,779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38" calcext:value-type="float">
            <text:p>0,4638</text:p>
          </table:table-cell>
          <table:table-cell office:value-type="float" office:value="0.7614" calcext:value-type="float">
            <text:p>0,761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28" calcext:value-type="float">
            <text:p>0,4928</text:p>
          </table:table-cell>
          <table:table-cell office:value-type="float" office:value="0.9054" calcext:value-type="float">
            <text:p>0,905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686" calcext:value-type="float">
            <text:p>0,68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" calcext:value-type="float">
            <text:p>0,886</text:p>
          </table:table-cell>
          <table:table-cell office:value-type="float" office:value="1.4726" calcext:value-type="float">
            <text:p>1,4726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96" calcext:value-type="float">
            <text:p>0,8596</text:p>
          </table:table-cell>
          <table:table-cell office:value-type="float" office:value="1.3016" calcext:value-type="float">
            <text:p>1,30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09" calcext:value-type="float">
            <text:p>0,8509</text:p>
          </table:table-cell>
          <table:table-cell office:value-type="float" office:value="1.1558" calcext:value-type="float">
            <text:p>1,155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49" calcext:value-type="float">
            <text:p>0,9649</text:p>
          </table:table-cell>
          <table:table-cell office:value-type="float" office:value="0.9216" calcext:value-type="float">
            <text:p>0,9216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35" calcext:value-type="float">
            <text:p>0,9035</text:p>
          </table:table-cell>
          <table:table-cell office:value-type="float" office:value="1.1219" calcext:value-type="float">
            <text:p>1,1219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11" calcext:value-type="float">
            <text:p>0,9211</text:p>
          </table:table-cell>
          <table:table-cell office:value-type="float" office:value="1.2383" calcext:value-type="float">
            <text:p>1,238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86" calcext:value-type="float">
            <text:p>0,9386</text:p>
          </table:table-cell>
          <table:table-cell office:value-type="float" office:value="1.122" calcext:value-type="float">
            <text:p>1,1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2" calcext:value-type="float">
            <text:p>0,5932</text:p>
          </table:table-cell>
          <table:table-cell office:value-type="float" office:value="0.6191" calcext:value-type="float">
            <text:p>0,619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85" calcext:value-type="float">
            <text:p>0,5085</text:p>
          </table:table-cell>
          <table:table-cell office:value-type="float" office:value="0.6202" calcext:value-type="float">
            <text:p>0,6202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5604" calcext:value-type="float">
            <text:p>0,5604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63" calcext:value-type="float">
            <text:p>0,5763</text:p>
          </table:table-cell>
          <table:table-cell office:value-type="float" office:value="0.5484" calcext:value-type="float">
            <text:p>0,5484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15" calcext:value-type="float">
            <text:p>0,4915</text:p>
          </table:table-cell>
          <table:table-cell office:value-type="float" office:value="0.6741" calcext:value-type="float">
            <text:p>0,6741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15" calcext:value-type="float">
            <text:p>0,4915</text:p>
          </table:table-cell>
          <table:table-cell office:value-type="float" office:value="0.618" calcext:value-type="float">
            <text:p>0,618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2" calcext:value-type="float">
            <text:p>0,5932</text:p>
          </table:table-cell>
          <table:table-cell office:value-type="float" office:value="0.3781" calcext:value-type="float">
            <text:p>0,378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33" calcext:value-type="float">
            <text:p>0,9433</text:p>
          </table:table-cell>
          <table:table-cell office:value-type="float" office:value="3.4227" calcext:value-type="float">
            <text:p>3,422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" calcext:value-type="float">
            <text:p>0,91</text:p>
          </table:table-cell>
          <table:table-cell office:value-type="float" office:value="3.1347" calcext:value-type="float">
            <text:p>3,134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33" calcext:value-type="float">
            <text:p>0,9033</text:p>
          </table:table-cell>
          <table:table-cell office:value-type="float" office:value="3.1101" calcext:value-type="float">
            <text:p>3,110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67" calcext:value-type="float">
            <text:p>0,8167</text:p>
          </table:table-cell>
          <table:table-cell office:value-type="float" office:value="3.6864" calcext:value-type="float">
            <text:p>3,686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67" calcext:value-type="float">
            <text:p>0,7767</text:p>
          </table:table-cell>
          <table:table-cell office:value-type="float" office:value="3.701" calcext:value-type="float">
            <text:p>3,70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3" calcext:value-type="float">
            <text:p>0,7733</text:p>
          </table:table-cell>
          <table:table-cell office:value-type="float" office:value="3.2979" calcext:value-type="float">
            <text:p>3,2979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  <table:table-cell office:value-type="float" office:value="5.227" calcext:value-type="float">
            <text:p>5,227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67" calcext:value-type="float">
            <text:p>0,6367</text:p>
          </table:table-cell>
          <table:table-cell office:value-type="float" office:value="3.1252" calcext:value-type="float">
            <text:p>3,125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67" calcext:value-type="float">
            <text:p>0,6367</text:p>
          </table:table-cell>
          <table:table-cell office:value-type="float" office:value="3.1273" calcext:value-type="float">
            <text:p>3,127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67" calcext:value-type="float">
            <text:p>0,6367</text:p>
          </table:table-cell>
          <table:table-cell office:value-type="float" office:value="3.1418" calcext:value-type="float">
            <text:p>3,141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67" calcext:value-type="float">
            <text:p>0,6367</text:p>
          </table:table-cell>
          <table:table-cell office:value-type="float" office:value="3.1333" calcext:value-type="float">
            <text:p>3,133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67" calcext:value-type="float">
            <text:p>0,4667</text:p>
          </table:table-cell>
          <table:table-cell office:value-type="float" office:value="3.5712" calcext:value-type="float">
            <text:p>3,571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4" calcext:value-type="float">
            <text:p>0,64</text:p>
          </table:table-cell>
          <table:table-cell office:value-type="float" office:value="3.1533" calcext:value-type="float">
            <text:p>3,153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67" calcext:value-type="float">
            <text:p>0,4667</text:p>
          </table:table-cell>
          <table:table-cell office:value-type="float" office:value="3.107" calcext:value-type="float">
            <text:p>3,10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12" calcext:value-type="float">
            <text:p>0,5312</text:p>
          </table:table-cell>
          <table:table-cell office:value-type="float" office:value="0.4432" calcext:value-type="float">
            <text:p>0,4432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8" calcext:value-type="float">
            <text:p>0,5938</text:p>
          </table:table-cell>
          <table:table-cell office:value-type="float" office:value="0.4232" calcext:value-type="float">
            <text:p>0,4232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2493" calcext:value-type="float">
            <text:p>0,249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0.2428" calcext:value-type="float">
            <text:p>0,24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12" calcext:value-type="float">
            <text:p>0,5312</text:p>
          </table:table-cell>
          <table:table-cell office:value-type="float" office:value="0.475" calcext:value-type="float">
            <text:p>0,47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8" calcext:value-type="float">
            <text:p>0,5938</text:p>
          </table:table-cell>
          <table:table-cell office:value-type="float" office:value="0.2507" calcext:value-type="float">
            <text:p>0,25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62" calcext:value-type="float">
            <text:p>0,6562</text:p>
          </table:table-cell>
          <table:table-cell office:value-type="float" office:value="0.2456" calcext:value-type="float">
            <text:p>0,24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17" calcext:value-type="float">
            <text:p>0,717</text:p>
          </table:table-cell>
          <table:table-cell office:value-type="float" office:value="0.5551" calcext:value-type="float">
            <text:p>0,555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3" calcext:value-type="float">
            <text:p>0,8113</text:p>
          </table:table-cell>
          <table:table-cell office:value-type="float" office:value="0.834" calcext:value-type="float">
            <text:p>0,8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4871" calcext:value-type="float">
            <text:p>0,48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4816" calcext:value-type="float">
            <text:p>0,48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4876" calcext:value-type="float">
            <text:p>0,487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8329" calcext:value-type="float">
            <text:p>0,83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256" calcext:value-type="float">
            <text:p>0,25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5" calcext:value-type="float">
            <text:p>0,875</text:p>
          </table:table-cell>
          <table:table-cell office:value-type="float" office:value="0.4121" calcext:value-type="float">
            <text:p>0,412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5" calcext:value-type="float">
            <text:p>0,875</text:p>
          </table:table-cell>
          <table:table-cell office:value-type="float" office:value="0.4202" calcext:value-type="float">
            <text:p>0,420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3505" calcext:value-type="float">
            <text:p>0,35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3522" calcext:value-type="float">
            <text:p>0,35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5" calcext:value-type="float">
            <text:p>0,875</text:p>
          </table:table-cell>
          <table:table-cell office:value-type="float" office:value="0.3532" calcext:value-type="float">
            <text:p>0,353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1198" calcext:value-type="float">
            <text:p>0,11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3518" calcext:value-type="float">
            <text:p>0,35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32" calcext:value-type="float">
            <text:p>0,4932</text:p>
          </table:table-cell>
          <table:table-cell office:value-type="float" office:value="1.0436" calcext:value-type="float">
            <text:p>1,0436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247" calcext:value-type="float">
            <text:p>0,4247</text:p>
          </table:table-cell>
          <table:table-cell office:value-type="float" office:value="0.739" calcext:value-type="float">
            <text:p>0,7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68" calcext:value-type="float">
            <text:p>0,5068</text:p>
          </table:table-cell>
          <table:table-cell office:value-type="float" office:value="1.0721" calcext:value-type="float">
            <text:p>1,0721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16" calcext:value-type="float">
            <text:p>0,5616</text:p>
          </table:table-cell>
          <table:table-cell office:value-type="float" office:value="0.9952" calcext:value-type="float">
            <text:p>0,9952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16" calcext:value-type="float">
            <text:p>0,5616</text:p>
          </table:table-cell>
          <table:table-cell office:value-type="float" office:value="1.0455" calcext:value-type="float">
            <text:p>1,045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42" calcext:value-type="float">
            <text:p>0,5342</text:p>
          </table:table-cell>
          <table:table-cell office:value-type="float" office:value="0.9783" calcext:value-type="float">
            <text:p>0,978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16" calcext:value-type="float">
            <text:p>0,5616</text:p>
          </table:table-cell>
          <table:table-cell office:value-type="float" office:value="1.2236" calcext:value-type="float">
            <text:p>1,223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14" calcext:value-type="float">
            <text:p>0,4714</text:p>
          </table:table-cell>
          <table:table-cell office:value-type="float" office:value="0.6766" calcext:value-type="float">
            <text:p>0,676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0.6774" calcext:value-type="float">
            <text:p>0,677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286" calcext:value-type="float">
            <text:p>0,7286</text:p>
          </table:table-cell>
          <table:table-cell office:value-type="float" office:value="0.5323" calcext:value-type="float">
            <text:p>0,53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  <table:table-cell office:value-type="float" office:value="0.6765" calcext:value-type="float">
            <text:p>0,676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43" calcext:value-type="float">
            <text:p>0,8143</text:p>
          </table:table-cell>
          <table:table-cell office:value-type="float" office:value="0.6759" calcext:value-type="float">
            <text:p>0,675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6159" calcext:value-type="float">
            <text:p>0,615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4993" calcext:value-type="float">
            <text:p>0,49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  <table:table-cell office:value-type="float" office:value="0.1254" calcext:value-type="float">
            <text:p>0,125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  <table:table-cell office:value-type="float" office:value="0.1256" calcext:value-type="float">
            <text:p>0,12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  <table:table-cell office:value-type="float" office:value="0.126" calcext:value-type="float">
            <text:p>0,1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1256" calcext:value-type="float">
            <text:p>0,12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126" calcext:value-type="float">
            <text:p>0,1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129" calcext:value-type="float">
            <text:p>0,1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  <table:table-cell office:value-type="float" office:value="0.1276" calcext:value-type="float">
            <text:p>0,127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4" calcext:value-type="float">
            <text:p>0,64</text:p>
          </table:table-cell>
          <table:table-cell office:value-type="float" office:value="1.3284" calcext:value-type="float">
            <text:p>1,328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" calcext:value-type="float">
            <text:p>0,66</text:p>
          </table:table-cell>
          <table:table-cell office:value-type="float" office:value="1.3703" calcext:value-type="float">
            <text:p>1,3703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  <table:table-cell office:value-type="float" office:value="1.409" calcext:value-type="float">
            <text:p>1,409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" calcext:value-type="float">
            <text:p>0,69</text:p>
          </table:table-cell>
          <table:table-cell office:value-type="float" office:value="1.3931" calcext:value-type="float">
            <text:p>1,3931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1" calcext:value-type="float">
            <text:p>0,71</text:p>
          </table:table-cell>
          <table:table-cell office:value-type="float" office:value="1.3693" calcext:value-type="float">
            <text:p>1,369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" calcext:value-type="float">
            <text:p>0,77</text:p>
          </table:table-cell>
          <table:table-cell office:value-type="float" office:value="1.4517" calcext:value-type="float">
            <text:p>1,4517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1.2802" calcext:value-type="float">
            <text:p>1,280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7194" calcext:value-type="float">
            <text:p>1,7194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229" calcext:value-type="float">
            <text:p>0,7229</text:p>
          </table:table-cell>
          <table:table-cell office:value-type="float" office:value="1.7451" calcext:value-type="float">
            <text:p>1,7451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31" calcext:value-type="float">
            <text:p>0,7831</text:p>
          </table:table-cell>
          <table:table-cell office:value-type="float" office:value="1.5137" calcext:value-type="float">
            <text:p>1,5137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3" calcext:value-type="float">
            <text:p>0,753</text:p>
          </table:table-cell>
          <table:table-cell office:value-type="float" office:value="1.5136" calcext:value-type="float">
            <text:p>1,5136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11" calcext:value-type="float">
            <text:p>0,7711</text:p>
          </table:table-cell>
          <table:table-cell office:value-type="float" office:value="1.5544" calcext:value-type="float">
            <text:p>1,5544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9" calcext:value-type="float">
            <text:p>0,759</text:p>
          </table:table-cell>
          <table:table-cell office:value-type="float" office:value="1.848" calcext:value-type="float">
            <text:p>1,848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31" calcext:value-type="float">
            <text:p>0,7831</text:p>
          </table:table-cell>
          <table:table-cell office:value-type="float" office:value="1.2871" calcext:value-type="float">
            <text:p>1,2871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9787" calcext:value-type="float">
            <text:p>0,9787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58" calcext:value-type="float">
            <text:p>0,7558</text:p>
          </table:table-cell>
          <table:table-cell office:value-type="float" office:value="0.3078" calcext:value-type="float">
            <text:p>0,307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3139" calcext:value-type="float">
            <text:p>0,313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28" calcext:value-type="float">
            <text:p>0,6628</text:p>
          </table:table-cell>
          <table:table-cell office:value-type="float" office:value="0.2919" calcext:value-type="float">
            <text:p>0,291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12" calcext:value-type="float">
            <text:p>0,6512</text:p>
          </table:table-cell>
          <table:table-cell office:value-type="float" office:value="0.289" calcext:value-type="float">
            <text:p>0,28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047" calcext:value-type="float">
            <text:p>0,6047</text:p>
          </table:table-cell>
          <table:table-cell office:value-type="float" office:value="0.7593" calcext:value-type="float">
            <text:p>0,759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77" calcext:value-type="float">
            <text:p>0,6977</text:p>
          </table:table-cell>
          <table:table-cell office:value-type="float" office:value="0.8526" calcext:value-type="float">
            <text:p>0,8526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3632" calcext:value-type="float">
            <text:p>0,36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3628" calcext:value-type="float">
            <text:p>0,36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7" calcext:value-type="float">
            <text:p>0,907</text:p>
          </table:table-cell>
          <table:table-cell office:value-type="float" office:value="0.3629" calcext:value-type="float">
            <text:p>0,362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35" calcext:value-type="float">
            <text:p>0,9535</text:p>
          </table:table-cell>
          <table:table-cell office:value-type="float" office:value="0.3607" calcext:value-type="float">
            <text:p>0,36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5909" calcext:value-type="float">
            <text:p>0,59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3612" calcext:value-type="float">
            <text:p>0,36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3588" calcext:value-type="float">
            <text:p>0,358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91" calcext:value-type="float">
            <text:p>0,8491</text:p>
          </table:table-cell>
          <table:table-cell office:value-type="float" office:value="0.7118" calcext:value-type="float">
            <text:p>0,711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087" calcext:value-type="float">
            <text:p>0,908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7237" calcext:value-type="float">
            <text:p>0,723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91" calcext:value-type="float">
            <text:p>0,8491</text:p>
          </table:table-cell>
          <table:table-cell office:value-type="float" office:value="1.0656" calcext:value-type="float">
            <text:p>1,065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111" calcext:value-type="float">
            <text:p>0,911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13" calcext:value-type="float">
            <text:p>0,91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6872" calcext:value-type="float">
            <text:p>0,687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33" calcext:value-type="float">
            <text:p>0,5333</text:p>
          </table:table-cell>
          <table:table-cell office:value-type="float" office:value="0.4517" calcext:value-type="float">
            <text:p>0,451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0.3879" calcext:value-type="float">
            <text:p>0,387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" calcext:value-type="float">
            <text:p>0,6</text:p>
          </table:table-cell>
          <table:table-cell office:value-type="float" office:value="0.3747" calcext:value-type="float">
            <text:p>0,374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379" calcext:value-type="float">
            <text:p>0,37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" calcext:value-type="float">
            <text:p>0,4</text:p>
          </table:table-cell>
          <table:table-cell office:value-type="float" office:value="0.3161" calcext:value-type="float">
            <text:p>0,316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667" calcext:value-type="float">
            <text:p>0,3667</text:p>
          </table:table-cell>
          <table:table-cell office:value-type="float" office:value="0.3348" calcext:value-type="float">
            <text:p>0,3348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4227" calcext:value-type="float">
            <text:p>0,422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  <table:table-cell office:value-type="float" office:value="3.8205" calcext:value-type="float">
            <text:p>3,820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" calcext:value-type="float">
            <text:p>0,76</text:p>
          </table:table-cell>
          <table:table-cell office:value-type="float" office:value="4.0648" calcext:value-type="float">
            <text:p>4,064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67" calcext:value-type="float">
            <text:p>0,8567</text:p>
          </table:table-cell>
          <table:table-cell office:value-type="float" office:value="3.6859" calcext:value-type="float">
            <text:p>3,685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" calcext:value-type="float">
            <text:p>0,91</text:p>
          </table:table-cell>
          <table:table-cell office:value-type="float" office:value="4.2646" calcext:value-type="float">
            <text:p>4,2646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33" calcext:value-type="float">
            <text:p>0,9233</text:p>
          </table:table-cell>
          <table:table-cell office:value-type="float" office:value="3.859" calcext:value-type="float">
            <text:p>3,8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" calcext:value-type="float">
            <text:p>0,94</text:p>
          </table:table-cell>
          <table:table-cell office:value-type="float" office:value="3.6016" calcext:value-type="float">
            <text:p>3,60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33" calcext:value-type="float">
            <text:p>0,9433</text:p>
          </table:table-cell>
          <table:table-cell office:value-type="float" office:value="4.0337" calcext:value-type="float">
            <text:p>4,033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0.971" calcext:value-type="float">
            <text:p>0,97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9659" calcext:value-type="float">
            <text:p>0,96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1" calcext:value-type="float">
            <text:p>0,931</text:p>
          </table:table-cell>
          <table:table-cell office:value-type="float" office:value="0.7342" calcext:value-type="float">
            <text:p>0,734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8" calcext:value-type="float">
            <text:p>0,908</text:p>
          </table:table-cell>
          <table:table-cell office:value-type="float" office:value="0.9632" calcext:value-type="float">
            <text:p>0,96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1" calcext:value-type="float">
            <text:p>0,931</text:p>
          </table:table-cell>
          <table:table-cell office:value-type="float" office:value="0.7326" calcext:value-type="float">
            <text:p>0,73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51" calcext:value-type="float">
            <text:p>0,8851</text:p>
          </table:table-cell>
          <table:table-cell office:value-type="float" office:value="0.7362" calcext:value-type="float">
            <text:p>0,736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7326" calcext:value-type="float">
            <text:p>0,73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4778" calcext:value-type="float">
            <text:p>0,47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2441" calcext:value-type="float">
            <text:p>0,24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11" calcext:value-type="float">
            <text:p>0,8611</text:p>
          </table:table-cell>
          <table:table-cell office:value-type="float" office:value="0.4764" calcext:value-type="float">
            <text:p>0,47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475" calcext:value-type="float">
            <text:p>0,47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11" calcext:value-type="float">
            <text:p>0,8611</text:p>
          </table:table-cell>
          <table:table-cell office:value-type="float" office:value="0.7104" calcext:value-type="float">
            <text:p>0,710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4745" calcext:value-type="float">
            <text:p>0,474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4748" calcext:value-type="float">
            <text:p>0,47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35" calcext:value-type="float">
            <text:p>0,9635</text:p>
          </table:table-cell>
          <table:table-cell office:value-type="float" office:value="1.2016" calcext:value-type="float">
            <text:p>1,201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  <table:table-cell office:value-type="float" office:value="1.2128" calcext:value-type="float">
            <text:p>1,2128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81" calcext:value-type="float">
            <text:p>0,9781</text:p>
          </table:table-cell>
          <table:table-cell office:value-type="float" office:value="1.3593" calcext:value-type="float">
            <text:p>1,3593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854" calcext:value-type="float">
            <text:p>0,9854</text:p>
          </table:table-cell>
          <table:table-cell office:value-type="float" office:value="0.7681" calcext:value-type="float">
            <text:p>0,76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7636" calcext:value-type="float">
            <text:p>0,76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  <table:table-cell office:value-type="float" office:value="0.7779" calcext:value-type="float">
            <text:p>0,77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7713" calcext:value-type="float">
            <text:p>0,7713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table table:name="alpha" table:style-name="ta1">
        <table:shapes>
          <draw:frame draw:z-index="0" draw:style-name="gr1" draw:text-style-name="P1" svg:width="327.31mm" svg:height="192.04mm" svg:x="0mm" svg:y="57.37mm">
            <draw:object draw:notify-on-update-of-ranges="alpha.I2:alpha.I8 alpha.J1:alpha.J1 alpha.J2:alpha.J8 alpha.K1:alpha.K1 alpha.K2:alpha.K8 alpha.L1:alpha.L1 alpha.L2:alpha.L8 alpha.M1:alpha.M1 alpha.M2:alpha.M8 alpha.N1:alpha.N1 alpha.N2:alpha.N8 alpha.O1:alpha.O1 alpha.O2:alpha.O8 alpha.P1:alpha.P1 alpha.P2:alpha.P8 alpha.Q1:alpha.Q1 alpha.Q2:alpha.Q8 alpha.R1:alpha.R1 alpha.R2:alpha.R8 alpha.S1:alpha.S1 alpha.S2:alpha.S8 alpha.T1:alpha.T1 alpha.T2:alpha.T8 alpha.U1:alpha.U1 alpha.U2:alpha.U8 alpha.V1:alpha.V1 alpha.V2:alpha.V8 alpha.W1:alpha.W1 alpha.W2:alpha.W8 alpha.X1:alpha.X1 alpha.X2:alpha.X8 alpha.Y1:alpha.Y1 alpha.Y2:alpha.Y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alpha.I2:alpha.I7 alpha.M1:alpha.M1 alpha.M2:alpha.M7 alpha.R1:alpha.R1 alpha.R2:alpha.R7 alpha.W1:alpha.W1 alpha.W2:alpha.W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ce7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alpha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table:formula="of:=INDEX([$sa_file_alpha.$J$1:$sa_file_alpha.$J$2751]; MATCH([.J$1]; [$sa_file_alpha.$A$1:$sa_file_alpha.$A$2751];0)+ROW([.$A2])-2;1;1)" office:value-type="percentage" office:value="0.9048" calcext:value-type="percentage">
            <text:p>90,48%</text:p>
          </table:table-cell>
          <table:table-cell table:formula="of:=INDEX([$sa_file_alpha.$J$1:$sa_file_alpha.$J$2751]; MATCH([.K$1]; [$sa_file_alpha.$A$1:$sa_file_alpha.$A$2751];0)+ROW([.$A2])-2;1;1)" office:value-type="percentage" office:value="0.5" calcext:value-type="percentage">
            <text:p>50,00%</text:p>
          </table:table-cell>
          <table:table-cell table:formula="of:=INDEX([$sa_file_alpha.$J$1:$sa_file_alpha.$J$2751]; MATCH([.L$1]; [$sa_file_alpha.$A$1:$sa_file_alpha.$A$2751];0)+ROW([.$A2])-2;1;1)" office:value-type="percentage" office:value="0.4783" calcext:value-type="percentage">
            <text:p>47,83%</text:p>
          </table:table-cell>
          <table:table-cell table:formula="of:=INDEX([$sa_file_alpha.$J$1:$sa_file_alpha.$J$2751]; MATCH([.M$1]; [$sa_file_alpha.$A$1:$sa_file_alpha.$A$2751];0)+ROW([.$A2])-2;1;1)" office:value-type="percentage" office:value="0.886" calcext:value-type="percentage">
            <text:p>88,60%</text:p>
          </table:table-cell>
          <table:table-cell table:formula="of:=INDEX([$sa_file_alpha.$J$1:$sa_file_alpha.$J$2751]; MATCH([.N$1]; [$sa_file_alpha.$A$1:$sa_file_alpha.$A$2751];0)+ROW([.$A2])-2;1;1)" office:value-type="percentage" office:value="0.9433" calcext:value-type="percentage">
            <text:p>94,33%</text:p>
          </table:table-cell>
          <table:table-cell table:formula="of:=INDEX([$sa_file_alpha.$J$1:$sa_file_alpha.$J$2751]; MATCH([.O$1]; [$sa_file_alpha.$A$1:$sa_file_alpha.$A$2751];0)+ROW([.$A2])-2;1;1)" office:value-type="percentage" office:value="0.6367" calcext:value-type="percentage">
            <text:p>63,67%</text:p>
          </table:table-cell>
          <table:table-cell table:formula="of:=INDEX([$sa_file_alpha.$J$1:$sa_file_alpha.$J$2751]; MATCH([.P$1]; [$sa_file_alpha.$A$1:$sa_file_alpha.$A$2751];0)+ROW([.$A2])-2;1;1)" office:value-type="percentage" office:value="0.717" calcext:value-type="percentage">
            <text:p>71,70%</text:p>
          </table:table-cell>
          <table:table-cell table:formula="of:=INDEX([$sa_file_alpha.$J$1:$sa_file_alpha.$J$2751]; MATCH([.Q$1]; [$sa_file_alpha.$A$1:$sa_file_alpha.$A$2751];0)+ROW([.$A2])-2;1;1)" office:value-type="percentage" office:value="0.875" calcext:value-type="percentage">
            <text:p>87,50%</text:p>
          </table:table-cell>
          <table:table-cell table:formula="of:=INDEX([$sa_file_alpha.$J$1:$sa_file_alpha.$J$2751]; MATCH([.R$1]; [$sa_file_alpha.$A$1:$sa_file_alpha.$A$2751];0)+ROW([.$A2])-2;1;1)" office:value-type="percentage" office:value="0.4714" calcext:value-type="percentage">
            <text:p>47,14%</text:p>
          </table:table-cell>
          <table:table-cell table:formula="of:=INDEX([$sa_file_alpha.$J$1:$sa_file_alpha.$J$2751]; MATCH([.S$1]; [$sa_file_alpha.$A$1:$sa_file_alpha.$A$2751];0)+ROW([.$A2])-2;1;1)" office:value-type="percentage" office:value="0.8667" calcext:value-type="percentage">
            <text:p>86,67%</text:p>
          </table:table-cell>
          <table:table-cell table:formula="of:=INDEX([$sa_file_alpha.$J$1:$sa_file_alpha.$J$2751]; MATCH([.T$1]; [$sa_file_alpha.$A$1:$sa_file_alpha.$A$2751];0)+ROW([.$A2])-2;1;1)" office:value-type="percentage" office:value="0.6687" calcext:value-type="percentage">
            <text:p>66,87%</text:p>
          </table:table-cell>
          <table:table-cell table:formula="of:=INDEX([$sa_file_alpha.$J$1:$sa_file_alpha.$J$2751]; MATCH([.U$1]; [$sa_file_alpha.$A$1:$sa_file_alpha.$A$2751];0)+ROW([.$A2])-2;1;1)" office:value-type="percentage" office:value="0.9302" calcext:value-type="percentage">
            <text:p>93,02%</text:p>
          </table:table-cell>
          <table:table-cell table:formula="of:=INDEX([$sa_file_alpha.$J$1:$sa_file_alpha.$J$2751]; MATCH([.V$1]; [$sa_file_alpha.$A$1:$sa_file_alpha.$A$2751];0)+ROW([.$A2])-2;1;1)" office:value-type="percentage" office:value="0.5333" calcext:value-type="percentage">
            <text:p>53,33%</text:p>
          </table:table-cell>
          <table:table-cell table:formula="of:=INDEX([$sa_file_alpha.$J$1:$sa_file_alpha.$J$2751]; MATCH([.W$1]; [$sa_file_alpha.$A$1:$sa_file_alpha.$A$2751];0)+ROW([.$A2])-2;1;1)" office:value-type="percentage" office:value="0.8667" calcext:value-type="percentage">
            <text:p>86,67%</text:p>
          </table:table-cell>
          <table:table-cell table:formula="of:=INDEX([$sa_file_alpha.$J$1:$sa_file_alpha.$J$2751]; MATCH([.X$1]; [$sa_file_alpha.$A$1:$sa_file_alpha.$A$2751];0)+ROW([.$A2])-2;1;1)" office:value-type="percentage" office:value="0.9425" calcext:value-type="percentage">
            <text:p>94,25%</text:p>
          </table:table-cell>
          <table:table-cell table:formula="of:=INDEX([$sa_file_alpha.$J$1:$sa_file_alpha.$J$2751]; MATCH([.Y$1]; [$sa_file_alpha.$A$1:$sa_file_alpha.$A$2751];0)+ROW([.$A2])-2;1;1)" office:value-type="percentage" office:value="0.8889" calcext:value-type="percentage">
            <text:p>88,89%</text:p>
          </table:table-cell>
          <table:table-cell table:formula="of:=AVERAGE([.J2:.Y2])" office:value-type="percentage" office:value="0.75684375" calcext:value-type="percentage">
            <text:p>75,6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" calcext:value-type="float">
            <text:p>0,6</text:p>
          </table:table-cell>
          <table:table-cell table:formula="of:=INDEX([$sa_file_alpha.$J$1:$sa_file_alpha.$J$2751]; MATCH([.J$1]; [$sa_file_alpha.$A$1:$sa_file_alpha.$A$2751];0)+ROW([.$A3])-2;1;1)" office:value-type="percentage" office:value="0.9048" calcext:value-type="percentage">
            <text:p>90,48%</text:p>
          </table:table-cell>
          <table:table-cell table:formula="of:=INDEX([$sa_file_alpha.$J$1:$sa_file_alpha.$J$2751]; MATCH([.K$1]; [$sa_file_alpha.$A$1:$sa_file_alpha.$A$2751];0)+ROW([.$A3])-2;1;1)" office:value-type="percentage" office:value="0.5" calcext:value-type="percentage">
            <text:p>50,00%</text:p>
          </table:table-cell>
          <table:table-cell table:formula="of:=INDEX([$sa_file_alpha.$J$1:$sa_file_alpha.$J$2751]; MATCH([.L$1]; [$sa_file_alpha.$A$1:$sa_file_alpha.$A$2751];0)+ROW([.$A3])-2;1;1)" office:value-type="percentage" office:value="0.4783" calcext:value-type="percentage">
            <text:p>47,83%</text:p>
          </table:table-cell>
          <table:table-cell table:formula="of:=INDEX([$sa_file_alpha.$J$1:$sa_file_alpha.$J$2751]; MATCH([.M$1]; [$sa_file_alpha.$A$1:$sa_file_alpha.$A$2751];0)+ROW([.$A3])-2;1;1)" office:value-type="percentage" office:value="0.8596" calcext:value-type="percentage">
            <text:p>85,96%</text:p>
          </table:table-cell>
          <table:table-cell table:formula="of:=INDEX([$sa_file_alpha.$J$1:$sa_file_alpha.$J$2751]; MATCH([.N$1]; [$sa_file_alpha.$A$1:$sa_file_alpha.$A$2751];0)+ROW([.$A3])-2;1;1)" office:value-type="percentage" office:value="0.91" calcext:value-type="percentage">
            <text:p>91,00%</text:p>
          </table:table-cell>
          <table:table-cell table:formula="of:=INDEX([$sa_file_alpha.$J$1:$sa_file_alpha.$J$2751]; MATCH([.O$1]; [$sa_file_alpha.$A$1:$sa_file_alpha.$A$2751];0)+ROW([.$A3])-2;1;1)" office:value-type="percentage" office:value="0.6367" calcext:value-type="percentage">
            <text:p>63,67%</text:p>
          </table:table-cell>
          <table:table-cell table:formula="of:=INDEX([$sa_file_alpha.$J$1:$sa_file_alpha.$J$2751]; MATCH([.P$1]; [$sa_file_alpha.$A$1:$sa_file_alpha.$A$2751];0)+ROW([.$A3])-2;1;1)" office:value-type="percentage" office:value="0.8113" calcext:value-type="percentage">
            <text:p>81,13%</text:p>
          </table:table-cell>
          <table:table-cell table:formula="of:=INDEX([$sa_file_alpha.$J$1:$sa_file_alpha.$J$2751]; MATCH([.Q$1]; [$sa_file_alpha.$A$1:$sa_file_alpha.$A$2751];0)+ROW([.$A3])-2;1;1)" office:value-type="percentage" office:value="0.875" calcext:value-type="percentage">
            <text:p>87,50%</text:p>
          </table:table-cell>
          <table:table-cell table:formula="of:=INDEX([$sa_file_alpha.$J$1:$sa_file_alpha.$J$2751]; MATCH([.R$1]; [$sa_file_alpha.$A$1:$sa_file_alpha.$A$2751];0)+ROW([.$A3])-2;1;1)" office:value-type="percentage" office:value="0.5" calcext:value-type="percentage">
            <text:p>50,00%</text:p>
          </table:table-cell>
          <table:table-cell table:formula="of:=INDEX([$sa_file_alpha.$J$1:$sa_file_alpha.$J$2751]; MATCH([.S$1]; [$sa_file_alpha.$A$1:$sa_file_alpha.$A$2751];0)+ROW([.$A3])-2;1;1)" office:value-type="percentage" office:value="0.8667" calcext:value-type="percentage">
            <text:p>86,67%</text:p>
          </table:table-cell>
          <table:table-cell table:formula="of:=INDEX([$sa_file_alpha.$J$1:$sa_file_alpha.$J$2751]; MATCH([.T$1]; [$sa_file_alpha.$A$1:$sa_file_alpha.$A$2751];0)+ROW([.$A3])-2;1;1)" office:value-type="percentage" office:value="0.7229" calcext:value-type="percentage">
            <text:p>72,29%</text:p>
          </table:table-cell>
          <table:table-cell table:formula="of:=INDEX([$sa_file_alpha.$J$1:$sa_file_alpha.$J$2751]; MATCH([.U$1]; [$sa_file_alpha.$A$1:$sa_file_alpha.$A$2751];0)+ROW([.$A3])-2;1;1)" office:value-type="percentage" office:value="0.9302" calcext:value-type="percentage">
            <text:p>93,02%</text:p>
          </table:table-cell>
          <table:table-cell table:formula="of:=INDEX([$sa_file_alpha.$J$1:$sa_file_alpha.$J$2751]; MATCH([.V$1]; [$sa_file_alpha.$A$1:$sa_file_alpha.$A$2751];0)+ROW([.$A3])-2;1;1)" office:value-type="percentage" office:value="0.5" calcext:value-type="percentage">
            <text:p>50,00%</text:p>
          </table:table-cell>
          <table:table-cell table:formula="of:=INDEX([$sa_file_alpha.$J$1:$sa_file_alpha.$J$2751]; MATCH([.W$1]; [$sa_file_alpha.$A$1:$sa_file_alpha.$A$2751];0)+ROW([.$A3])-2;1;1)" office:value-type="percentage" office:value="0.76" calcext:value-type="percentage">
            <text:p>76,00%</text:p>
          </table:table-cell>
          <table:table-cell table:formula="of:=INDEX([$sa_file_alpha.$J$1:$sa_file_alpha.$J$2751]; MATCH([.X$1]; [$sa_file_alpha.$A$1:$sa_file_alpha.$A$2751];0)+ROW([.$A3])-2;1;1)" office:value-type="percentage" office:value="0.9195" calcext:value-type="percentage">
            <text:p>91,95%</text:p>
          </table:table-cell>
          <table:table-cell table:formula="of:=INDEX([$sa_file_alpha.$J$1:$sa_file_alpha.$J$2751]; MATCH([.Y$1]; [$sa_file_alpha.$A$1:$sa_file_alpha.$A$2751];0)+ROW([.$A3])-2;1;1)" office:value-type="percentage" office:value="0.8333" calcext:value-type="percentage">
            <text:p>83,33%</text:p>
          </table:table-cell>
          <table:table-cell table:formula="of:=AVERAGE([.J3:.Y3])" office:value-type="percentage" office:value="0.75051875" calcext:value-type="percentage">
            <text:p>75,0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" calcext:value-type="float">
            <text:p>0,7</text:p>
          </table:table-cell>
          <table:table-cell table:formula="of:=INDEX([$sa_file_alpha.$J$1:$sa_file_alpha.$J$2751]; MATCH([.J$1]; [$sa_file_alpha.$A$1:$sa_file_alpha.$A$2751];0)+ROW([.$A4])-2;1;1)" office:value-type="percentage" office:value="0.9048" calcext:value-type="percentage">
            <text:p>90,48%</text:p>
          </table:table-cell>
          <table:table-cell table:formula="of:=INDEX([$sa_file_alpha.$J$1:$sa_file_alpha.$J$2751]; MATCH([.K$1]; [$sa_file_alpha.$A$1:$sa_file_alpha.$A$2751];0)+ROW([.$A4])-2;1;1)" office:value-type="percentage" office:value="0.5375" calcext:value-type="percentage">
            <text:p>53,75%</text:p>
          </table:table-cell>
          <table:table-cell table:formula="of:=INDEX([$sa_file_alpha.$J$1:$sa_file_alpha.$J$2751]; MATCH([.L$1]; [$sa_file_alpha.$A$1:$sa_file_alpha.$A$2751];0)+ROW([.$A4])-2;1;1)" office:value-type="percentage" office:value="0.5362" calcext:value-type="percentage">
            <text:p>53,62%</text:p>
          </table:table-cell>
          <table:table-cell table:formula="of:=INDEX([$sa_file_alpha.$J$1:$sa_file_alpha.$J$2751]; MATCH([.M$1]; [$sa_file_alpha.$A$1:$sa_file_alpha.$A$2751];0)+ROW([.$A4])-2;1;1)" office:value-type="percentage" office:value="0.8509" calcext:value-type="percentage">
            <text:p>85,09%</text:p>
          </table:table-cell>
          <table:table-cell table:formula="of:=INDEX([$sa_file_alpha.$J$1:$sa_file_alpha.$J$2751]; MATCH([.N$1]; [$sa_file_alpha.$A$1:$sa_file_alpha.$A$2751];0)+ROW([.$A4])-2;1;1)" office:value-type="percentage" office:value="0.9033" calcext:value-type="percentage">
            <text:p>90,33%</text:p>
          </table:table-cell>
          <table:table-cell table:formula="of:=INDEX([$sa_file_alpha.$J$1:$sa_file_alpha.$J$2751]; MATCH([.O$1]; [$sa_file_alpha.$A$1:$sa_file_alpha.$A$2751];0)+ROW([.$A4])-2;1;1)" office:value-type="percentage" office:value="0.6367" calcext:value-type="percentage">
            <text:p>63,67%</text:p>
          </table:table-cell>
          <table:table-cell table:formula="of:=INDEX([$sa_file_alpha.$J$1:$sa_file_alpha.$J$2751]; MATCH([.P$1]; [$sa_file_alpha.$A$1:$sa_file_alpha.$A$2751];0)+ROW([.$A4])-2;1;1)" office:value-type="percentage" office:value="0.7547" calcext:value-type="percentage">
            <text:p>75,47%</text:p>
          </table:table-cell>
          <table:table-cell table:formula="of:=INDEX([$sa_file_alpha.$J$1:$sa_file_alpha.$J$2751]; MATCH([.Q$1]; [$sa_file_alpha.$A$1:$sa_file_alpha.$A$2751];0)+ROW([.$A4])-2;1;1)" office:value-type="percentage" office:value="0.9375" calcext:value-type="percentage">
            <text:p>93,75%</text:p>
          </table:table-cell>
          <table:table-cell table:formula="of:=INDEX([$sa_file_alpha.$J$1:$sa_file_alpha.$J$2751]; MATCH([.R$1]; [$sa_file_alpha.$A$1:$sa_file_alpha.$A$2751];0)+ROW([.$A4])-2;1;1)" office:value-type="percentage" office:value="0.7286" calcext:value-type="percentage">
            <text:p>72,86%</text:p>
          </table:table-cell>
          <table:table-cell table:formula="of:=INDEX([$sa_file_alpha.$J$1:$sa_file_alpha.$J$2751]; MATCH([.S$1]; [$sa_file_alpha.$A$1:$sa_file_alpha.$A$2751];0)+ROW([.$A4])-2;1;1)" office:value-type="percentage" office:value="0.8667" calcext:value-type="percentage">
            <text:p>86,67%</text:p>
          </table:table-cell>
          <table:table-cell table:formula="of:=INDEX([$sa_file_alpha.$J$1:$sa_file_alpha.$J$2751]; MATCH([.T$1]; [$sa_file_alpha.$A$1:$sa_file_alpha.$A$2751];0)+ROW([.$A4])-2;1;1)" office:value-type="percentage" office:value="0.7831" calcext:value-type="percentage">
            <text:p>78,31%</text:p>
          </table:table-cell>
          <table:table-cell table:formula="of:=INDEX([$sa_file_alpha.$J$1:$sa_file_alpha.$J$2751]; MATCH([.U$1]; [$sa_file_alpha.$A$1:$sa_file_alpha.$A$2751];0)+ROW([.$A4])-2;1;1)" office:value-type="percentage" office:value="0.907" calcext:value-type="percentage">
            <text:p>90,70%</text:p>
          </table:table-cell>
          <table:table-cell table:formula="of:=INDEX([$sa_file_alpha.$J$1:$sa_file_alpha.$J$2751]; MATCH([.V$1]; [$sa_file_alpha.$A$1:$sa_file_alpha.$A$2751];0)+ROW([.$A4])-2;1;1)" office:value-type="percentage" office:value="0.6" calcext:value-type="percentage">
            <text:p>60,00%</text:p>
          </table:table-cell>
          <table:table-cell table:formula="of:=INDEX([$sa_file_alpha.$J$1:$sa_file_alpha.$J$2751]; MATCH([.W$1]; [$sa_file_alpha.$A$1:$sa_file_alpha.$A$2751];0)+ROW([.$A4])-2;1;1)" office:value-type="percentage" office:value="0.8567" calcext:value-type="percentage">
            <text:p>85,67%</text:p>
          </table:table-cell>
          <table:table-cell table:formula="of:=INDEX([$sa_file_alpha.$J$1:$sa_file_alpha.$J$2751]; MATCH([.X$1]; [$sa_file_alpha.$A$1:$sa_file_alpha.$A$2751];0)+ROW([.$A4])-2;1;1)" office:value-type="percentage" office:value="0.931" calcext:value-type="percentage">
            <text:p>93,10%</text:p>
          </table:table-cell>
          <table:table-cell table:formula="of:=INDEX([$sa_file_alpha.$J$1:$sa_file_alpha.$J$2751]; MATCH([.Y$1]; [$sa_file_alpha.$A$1:$sa_file_alpha.$A$2751];0)+ROW([.$A4])-2;1;1)" office:value-type="percentage" office:value="0.8611" calcext:value-type="percentage">
            <text:p>86,11%</text:p>
          </table:table-cell>
          <table:table-cell table:formula="of:=AVERAGE([.J4:.Y4])" office:value-type="percentage" office:value="0.7872375" calcext:value-type="percentage">
            <text:p>78,7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table:formula="of:=INDEX([$sa_file_alpha.$J$1:$sa_file_alpha.$J$2751]; MATCH([.J$1]; [$sa_file_alpha.$A$1:$sa_file_alpha.$A$2751];0)+ROW([.$A5])-2;1;1)" office:value-type="percentage" office:value="0.9048" calcext:value-type="percentage">
            <text:p>90,48%</text:p>
          </table:table-cell>
          <table:table-cell table:formula="of:=INDEX([$sa_file_alpha.$J$1:$sa_file_alpha.$J$2751]; MATCH([.K$1]; [$sa_file_alpha.$A$1:$sa_file_alpha.$A$2751];0)+ROW([.$A5])-2;1;1)" office:value-type="percentage" office:value="0.525" calcext:value-type="percentage">
            <text:p>52,50%</text:p>
          </table:table-cell>
          <table:table-cell table:formula="of:=INDEX([$sa_file_alpha.$J$1:$sa_file_alpha.$J$2751]; MATCH([.L$1]; [$sa_file_alpha.$A$1:$sa_file_alpha.$A$2751];0)+ROW([.$A5])-2;1;1)" office:value-type="percentage" office:value="0.5652" calcext:value-type="percentage">
            <text:p>56,52%</text:p>
          </table:table-cell>
          <table:table-cell table:formula="of:=INDEX([$sa_file_alpha.$J$1:$sa_file_alpha.$J$2751]; MATCH([.M$1]; [$sa_file_alpha.$A$1:$sa_file_alpha.$A$2751];0)+ROW([.$A5])-2;1;1)" office:value-type="percentage" office:value="0.9649" calcext:value-type="percentage">
            <text:p>96,49%</text:p>
          </table:table-cell>
          <table:table-cell table:formula="of:=INDEX([$sa_file_alpha.$J$1:$sa_file_alpha.$J$2751]; MATCH([.N$1]; [$sa_file_alpha.$A$1:$sa_file_alpha.$A$2751];0)+ROW([.$A5])-2;1;1)" office:value-type="percentage" office:value="0.8167" calcext:value-type="percentage">
            <text:p>81,67%</text:p>
          </table:table-cell>
          <table:table-cell table:formula="of:=INDEX([$sa_file_alpha.$J$1:$sa_file_alpha.$J$2751]; MATCH([.O$1]; [$sa_file_alpha.$A$1:$sa_file_alpha.$A$2751];0)+ROW([.$A5])-2;1;1)" office:value-type="percentage" office:value="0.6367" calcext:value-type="percentage">
            <text:p>63,67%</text:p>
          </table:table-cell>
          <table:table-cell table:formula="of:=INDEX([$sa_file_alpha.$J$1:$sa_file_alpha.$J$2751]; MATCH([.P$1]; [$sa_file_alpha.$A$1:$sa_file_alpha.$A$2751];0)+ROW([.$A5])-2;1;1)" office:value-type="percentage" office:value="0.7736" calcext:value-type="percentage">
            <text:p>77,36%</text:p>
          </table:table-cell>
          <table:table-cell table:formula="of:=INDEX([$sa_file_alpha.$J$1:$sa_file_alpha.$J$2751]; MATCH([.Q$1]; [$sa_file_alpha.$A$1:$sa_file_alpha.$A$2751];0)+ROW([.$A5])-2;1;1)" office:value-type="percentage" office:value="0.8125" calcext:value-type="percentage">
            <text:p>81,25%</text:p>
          </table:table-cell>
          <table:table-cell table:formula="of:=INDEX([$sa_file_alpha.$J$1:$sa_file_alpha.$J$2751]; MATCH([.R$1]; [$sa_file_alpha.$A$1:$sa_file_alpha.$A$2751];0)+ROW([.$A5])-2;1;1)" office:value-type="percentage" office:value="0.9" calcext:value-type="percentage">
            <text:p>90,00%</text:p>
          </table:table-cell>
          <table:table-cell table:formula="of:=INDEX([$sa_file_alpha.$J$1:$sa_file_alpha.$J$2751]; MATCH([.S$1]; [$sa_file_alpha.$A$1:$sa_file_alpha.$A$2751];0)+ROW([.$A5])-2;1;1)" office:value-type="percentage" office:value="0.8333" calcext:value-type="percentage">
            <text:p>83,33%</text:p>
          </table:table-cell>
          <table:table-cell table:formula="of:=INDEX([$sa_file_alpha.$J$1:$sa_file_alpha.$J$2751]; MATCH([.T$1]; [$sa_file_alpha.$A$1:$sa_file_alpha.$A$2751];0)+ROW([.$A5])-2;1;1)" office:value-type="percentage" office:value="0.753" calcext:value-type="percentage">
            <text:p>75,30%</text:p>
          </table:table-cell>
          <table:table-cell table:formula="of:=INDEX([$sa_file_alpha.$J$1:$sa_file_alpha.$J$2751]; MATCH([.U$1]; [$sa_file_alpha.$A$1:$sa_file_alpha.$A$2751];0)+ROW([.$A5])-2;1;1)" office:value-type="percentage" office:value="0.9535" calcext:value-type="percentage">
            <text:p>95,35%</text:p>
          </table:table-cell>
          <table:table-cell table:formula="of:=INDEX([$sa_file_alpha.$J$1:$sa_file_alpha.$J$2751]; MATCH([.V$1]; [$sa_file_alpha.$A$1:$sa_file_alpha.$A$2751];0)+ROW([.$A5])-2;1;1)" office:value-type="percentage" office:value="0.4667" calcext:value-type="percentage">
            <text:p>46,67%</text:p>
          </table:table-cell>
          <table:table-cell table:formula="of:=INDEX([$sa_file_alpha.$J$1:$sa_file_alpha.$J$2751]; MATCH([.W$1]; [$sa_file_alpha.$A$1:$sa_file_alpha.$A$2751];0)+ROW([.$A5])-2;1;1)" office:value-type="percentage" office:value="0.91" calcext:value-type="percentage">
            <text:p>91,00%</text:p>
          </table:table-cell>
          <table:table-cell table:formula="of:=INDEX([$sa_file_alpha.$J$1:$sa_file_alpha.$J$2751]; MATCH([.X$1]; [$sa_file_alpha.$A$1:$sa_file_alpha.$A$2751];0)+ROW([.$A5])-2;1;1)" office:value-type="percentage" office:value="0.908" calcext:value-type="percentage">
            <text:p>90,80%</text:p>
          </table:table-cell>
          <table:table-cell table:formula="of:=INDEX([$sa_file_alpha.$J$1:$sa_file_alpha.$J$2751]; MATCH([.Y$1]; [$sa_file_alpha.$A$1:$sa_file_alpha.$A$2751];0)+ROW([.$A5])-2;1;1)" office:value-type="percentage" office:value="0.8333" calcext:value-type="percentage">
            <text:p>83,33%</text:p>
          </table:table-cell>
          <table:table-cell table:formula="of:=AVERAGE([.J5:.Y5])" office:value-type="percentage" office:value="0.784825" calcext:value-type="percentage">
            <text:p>78,4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  <table:table-cell table:formula="of:=INDEX([$sa_file_alpha.$J$1:$sa_file_alpha.$J$2751]; MATCH([.J$1]; [$sa_file_alpha.$A$1:$sa_file_alpha.$A$2751];0)+ROW([.$A6])-2;1;1)" office:value-type="percentage" office:value="0.8571" calcext:value-type="percentage">
            <text:p>85,71%</text:p>
          </table:table-cell>
          <table:table-cell table:formula="of:=INDEX([$sa_file_alpha.$J$1:$sa_file_alpha.$J$2751]; MATCH([.K$1]; [$sa_file_alpha.$A$1:$sa_file_alpha.$A$2751];0)+ROW([.$A6])-2;1;1)" office:value-type="percentage" office:value="0.525" calcext:value-type="percentage">
            <text:p>52,50%</text:p>
          </table:table-cell>
          <table:table-cell table:formula="of:=INDEX([$sa_file_alpha.$J$1:$sa_file_alpha.$J$2751]; MATCH([.L$1]; [$sa_file_alpha.$A$1:$sa_file_alpha.$A$2751];0)+ROW([.$A6])-2;1;1)" office:value-type="percentage" office:value="0.4638" calcext:value-type="percentage">
            <text:p>46,38%</text:p>
          </table:table-cell>
          <table:table-cell table:formula="of:=INDEX([$sa_file_alpha.$J$1:$sa_file_alpha.$J$2751]; MATCH([.M$1]; [$sa_file_alpha.$A$1:$sa_file_alpha.$A$2751];0)+ROW([.$A6])-2;1;1)" office:value-type="percentage" office:value="0.9035" calcext:value-type="percentage">
            <text:p>90,35%</text:p>
          </table:table-cell>
          <table:table-cell table:formula="of:=INDEX([$sa_file_alpha.$J$1:$sa_file_alpha.$J$2751]; MATCH([.N$1]; [$sa_file_alpha.$A$1:$sa_file_alpha.$A$2751];0)+ROW([.$A6])-2;1;1)" office:value-type="percentage" office:value="0.7767" calcext:value-type="percentage">
            <text:p>77,67%</text:p>
          </table:table-cell>
          <table:table-cell table:formula="of:=INDEX([$sa_file_alpha.$J$1:$sa_file_alpha.$J$2751]; MATCH([.O$1]; [$sa_file_alpha.$A$1:$sa_file_alpha.$A$2751];0)+ROW([.$A6])-2;1;1)" office:value-type="percentage" office:value="0.4667" calcext:value-type="percentage">
            <text:p>46,67%</text:p>
          </table:table-cell>
          <table:table-cell table:formula="of:=INDEX([$sa_file_alpha.$J$1:$sa_file_alpha.$J$2751]; MATCH([.P$1]; [$sa_file_alpha.$A$1:$sa_file_alpha.$A$2751];0)+ROW([.$A6])-2;1;1)" office:value-type="percentage" office:value="0.7736" calcext:value-type="percentage">
            <text:p>77,36%</text:p>
          </table:table-cell>
          <table:table-cell table:formula="of:=INDEX([$sa_file_alpha.$J$1:$sa_file_alpha.$J$2751]; MATCH([.Q$1]; [$sa_file_alpha.$A$1:$sa_file_alpha.$A$2751];0)+ROW([.$A6])-2;1;1)" office:value-type="percentage" office:value="0.875" calcext:value-type="percentage">
            <text:p>87,50%</text:p>
          </table:table-cell>
          <table:table-cell table:formula="of:=INDEX([$sa_file_alpha.$J$1:$sa_file_alpha.$J$2751]; MATCH([.R$1]; [$sa_file_alpha.$A$1:$sa_file_alpha.$A$2751];0)+ROW([.$A6])-2;1;1)" office:value-type="percentage" office:value="0.8143" calcext:value-type="percentage">
            <text:p>81,43%</text:p>
          </table:table-cell>
          <table:table-cell table:formula="of:=INDEX([$sa_file_alpha.$J$1:$sa_file_alpha.$J$2751]; MATCH([.S$1]; [$sa_file_alpha.$A$1:$sa_file_alpha.$A$2751];0)+ROW([.$A6])-2;1;1)" office:value-type="percentage" office:value="0.8333" calcext:value-type="percentage">
            <text:p>83,33%</text:p>
          </table:table-cell>
          <table:table-cell table:formula="of:=INDEX([$sa_file_alpha.$J$1:$sa_file_alpha.$J$2751]; MATCH([.T$1]; [$sa_file_alpha.$A$1:$sa_file_alpha.$A$2751];0)+ROW([.$A6])-2;1;1)" office:value-type="percentage" office:value="0.7711" calcext:value-type="percentage">
            <text:p>77,11%</text:p>
          </table:table-cell>
          <table:table-cell table:formula="of:=INDEX([$sa_file_alpha.$J$1:$sa_file_alpha.$J$2751]; MATCH([.U$1]; [$sa_file_alpha.$A$1:$sa_file_alpha.$A$2751];0)+ROW([.$A6])-2;1;1)" office:value-type="percentage" office:value="0.9302" calcext:value-type="percentage">
            <text:p>93,02%</text:p>
          </table:table-cell>
          <table:table-cell table:formula="of:=INDEX([$sa_file_alpha.$J$1:$sa_file_alpha.$J$2751]; MATCH([.V$1]; [$sa_file_alpha.$A$1:$sa_file_alpha.$A$2751];0)+ROW([.$A6])-2;1;1)" office:value-type="percentage" office:value="0.4" calcext:value-type="percentage">
            <text:p>40,00%</text:p>
          </table:table-cell>
          <table:table-cell table:formula="of:=INDEX([$sa_file_alpha.$J$1:$sa_file_alpha.$J$2751]; MATCH([.W$1]; [$sa_file_alpha.$A$1:$sa_file_alpha.$A$2751];0)+ROW([.$A6])-2;1;1)" office:value-type="percentage" office:value="0.9233" calcext:value-type="percentage">
            <text:p>92,33%</text:p>
          </table:table-cell>
          <table:table-cell table:formula="of:=INDEX([$sa_file_alpha.$J$1:$sa_file_alpha.$J$2751]; MATCH([.X$1]; [$sa_file_alpha.$A$1:$sa_file_alpha.$A$2751];0)+ROW([.$A6])-2;1;1)" office:value-type="percentage" office:value="0.931" calcext:value-type="percentage">
            <text:p>93,10%</text:p>
          </table:table-cell>
          <table:table-cell table:formula="of:=INDEX([$sa_file_alpha.$J$1:$sa_file_alpha.$J$2751]; MATCH([.Y$1]; [$sa_file_alpha.$A$1:$sa_file_alpha.$A$2751];0)+ROW([.$A6])-2;1;1)" office:value-type="percentage" office:value="0.8611" calcext:value-type="percentage">
            <text:p>86,11%</text:p>
          </table:table-cell>
          <table:table-cell table:formula="of:=AVERAGE([.J6:.Y6])" office:value-type="percentage" office:value="0.75660625" calcext:value-type="percentage">
            <text:p>75,6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,0</text:p>
          </table:table-cell>
          <table:table-cell table:formula="of:=INDEX([$sa_file_alpha.$J$1:$sa_file_alpha.$J$2751]; MATCH([.J$1]; [$sa_file_alpha.$A$1:$sa_file_alpha.$A$2751];0)+ROW([.$A7])-2;1;1)" office:value-type="percentage" office:value="0.9048" calcext:value-type="percentage">
            <text:p>90,48%</text:p>
          </table:table-cell>
          <table:table-cell table:formula="of:=INDEX([$sa_file_alpha.$J$1:$sa_file_alpha.$J$2751]; MATCH([.K$1]; [$sa_file_alpha.$A$1:$sa_file_alpha.$A$2751];0)+ROW([.$A7])-2;1;1)" office:value-type="percentage" office:value="0.4625" calcext:value-type="percentage">
            <text:p>46,25%</text:p>
          </table:table-cell>
          <table:table-cell table:formula="of:=INDEX([$sa_file_alpha.$J$1:$sa_file_alpha.$J$2751]; MATCH([.L$1]; [$sa_file_alpha.$A$1:$sa_file_alpha.$A$2751];0)+ROW([.$A7])-2;1;1)" office:value-type="percentage" office:value="0.4928" calcext:value-type="percentage">
            <text:p>49,28%</text:p>
          </table:table-cell>
          <table:table-cell table:formula="of:=INDEX([$sa_file_alpha.$J$1:$sa_file_alpha.$J$2751]; MATCH([.M$1]; [$sa_file_alpha.$A$1:$sa_file_alpha.$A$2751];0)+ROW([.$A7])-2;1;1)" office:value-type="percentage" office:value="0.9211" calcext:value-type="percentage">
            <text:p>92,11%</text:p>
          </table:table-cell>
          <table:table-cell table:formula="of:=INDEX([$sa_file_alpha.$J$1:$sa_file_alpha.$J$2751]; MATCH([.N$1]; [$sa_file_alpha.$A$1:$sa_file_alpha.$A$2751];0)+ROW([.$A7])-2;1;1)" office:value-type="percentage" office:value="0.7733" calcext:value-type="percentage">
            <text:p>77,33%</text:p>
          </table:table-cell>
          <table:table-cell table:formula="of:=INDEX([$sa_file_alpha.$J$1:$sa_file_alpha.$J$2751]; MATCH([.O$1]; [$sa_file_alpha.$A$1:$sa_file_alpha.$A$2751];0)+ROW([.$A7])-2;1;1)" office:value-type="percentage" office:value="0.64" calcext:value-type="percentage">
            <text:p>64,00%</text:p>
          </table:table-cell>
          <table:table-cell table:formula="of:=INDEX([$sa_file_alpha.$J$1:$sa_file_alpha.$J$2751]; MATCH([.P$1]; [$sa_file_alpha.$A$1:$sa_file_alpha.$A$2751];0)+ROW([.$A7])-2;1;1)" office:value-type="percentage" office:value="0.7736" calcext:value-type="percentage">
            <text:p>77,36%</text:p>
          </table:table-cell>
          <table:table-cell table:formula="of:=INDEX([$sa_file_alpha.$J$1:$sa_file_alpha.$J$2751]; MATCH([.Q$1]; [$sa_file_alpha.$A$1:$sa_file_alpha.$A$2751];0)+ROW([.$A7])-2;1;1)" office:value-type="percentage" office:value="0.9375" calcext:value-type="percentage">
            <text:p>93,75%</text:p>
          </table:table-cell>
          <table:table-cell table:formula="of:=INDEX([$sa_file_alpha.$J$1:$sa_file_alpha.$J$2751]; MATCH([.R$1]; [$sa_file_alpha.$A$1:$sa_file_alpha.$A$2751];0)+ROW([.$A7])-2;1;1)" office:value-type="percentage" office:value="0.8571" calcext:value-type="percentage">
            <text:p>85,71%</text:p>
          </table:table-cell>
          <table:table-cell table:formula="of:=INDEX([$sa_file_alpha.$J$1:$sa_file_alpha.$J$2751]; MATCH([.S$1]; [$sa_file_alpha.$A$1:$sa_file_alpha.$A$2751];0)+ROW([.$A7])-2;1;1)" office:value-type="percentage" office:value="0.8333" calcext:value-type="percentage">
            <text:p>83,33%</text:p>
          </table:table-cell>
          <table:table-cell table:formula="of:=INDEX([$sa_file_alpha.$J$1:$sa_file_alpha.$J$2751]; MATCH([.T$1]; [$sa_file_alpha.$A$1:$sa_file_alpha.$A$2751];0)+ROW([.$A7])-2;1;1)" office:value-type="percentage" office:value="0.759" calcext:value-type="percentage">
            <text:p>75,90%</text:p>
          </table:table-cell>
          <table:table-cell table:formula="of:=INDEX([$sa_file_alpha.$J$1:$sa_file_alpha.$J$2751]; MATCH([.U$1]; [$sa_file_alpha.$A$1:$sa_file_alpha.$A$2751];0)+ROW([.$A7])-2;1;1)" office:value-type="percentage" office:value="0.9302" calcext:value-type="percentage">
            <text:p>93,02%</text:p>
          </table:table-cell>
          <table:table-cell table:formula="of:=INDEX([$sa_file_alpha.$J$1:$sa_file_alpha.$J$2751]; MATCH([.V$1]; [$sa_file_alpha.$A$1:$sa_file_alpha.$A$2751];0)+ROW([.$A7])-2;1;1)" office:value-type="percentage" office:value="0.3667" calcext:value-type="percentage">
            <text:p>36,67%</text:p>
          </table:table-cell>
          <table:table-cell table:formula="of:=INDEX([$sa_file_alpha.$J$1:$sa_file_alpha.$J$2751]; MATCH([.W$1]; [$sa_file_alpha.$A$1:$sa_file_alpha.$A$2751];0)+ROW([.$A7])-2;1;1)" office:value-type="percentage" office:value="0.94" calcext:value-type="percentage">
            <text:p>94,00%</text:p>
          </table:table-cell>
          <table:table-cell table:formula="of:=INDEX([$sa_file_alpha.$J$1:$sa_file_alpha.$J$2751]; MATCH([.X$1]; [$sa_file_alpha.$A$1:$sa_file_alpha.$A$2751];0)+ROW([.$A7])-2;1;1)" office:value-type="percentage" office:value="0.8851" calcext:value-type="percentage">
            <text:p>88,51%</text:p>
          </table:table-cell>
          <table:table-cell table:formula="of:=INDEX([$sa_file_alpha.$J$1:$sa_file_alpha.$J$2751]; MATCH([.Y$1]; [$sa_file_alpha.$A$1:$sa_file_alpha.$A$2751];0)+ROW([.$A7])-2;1;1)" office:value-type="percentage" office:value="0.8889" calcext:value-type="percentage">
            <text:p>88,89%</text:p>
          </table:table-cell>
          <table:table-cell table:formula="of:=AVERAGE([.J7:.Y7])" office:value-type="percentage" office:value="0.77286875" calcext:value-type="percentage">
            <text:p>77,2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.1" calcext:value-type="float">
            <text:p>1,1</text:p>
          </table:table-cell>
          <table:table-cell table:formula="of:=INDEX([$sa_file_alpha.$J$1:$sa_file_alpha.$J$2751]; MATCH([.J$1]; [$sa_file_alpha.$A$1:$sa_file_alpha.$A$2751];0)+ROW([.$A8])-2;1;1)" office:value-type="percentage" office:value="0.9048" calcext:value-type="percentage">
            <text:p>90,48%</text:p>
          </table:table-cell>
          <table:table-cell table:formula="of:=INDEX([$sa_file_alpha.$J$1:$sa_file_alpha.$J$2751]; MATCH([.K$1]; [$sa_file_alpha.$A$1:$sa_file_alpha.$A$2751];0)+ROW([.$A8])-2;1;1)" office:value-type="percentage" office:value="0.5125" calcext:value-type="percentage">
            <text:p>51,25%</text:p>
          </table:table-cell>
          <table:table-cell table:formula="of:=INDEX([$sa_file_alpha.$J$1:$sa_file_alpha.$J$2751]; MATCH([.L$1]; [$sa_file_alpha.$A$1:$sa_file_alpha.$A$2751];0)+ROW([.$A8])-2;1;1)" office:value-type="percentage" office:value="0.5652" calcext:value-type="percentage">
            <text:p>56,52%</text:p>
          </table:table-cell>
          <table:table-cell table:formula="of:=INDEX([$sa_file_alpha.$J$1:$sa_file_alpha.$J$2751]; MATCH([.M$1]; [$sa_file_alpha.$A$1:$sa_file_alpha.$A$2751];0)+ROW([.$A8])-2;1;1)" office:value-type="percentage" office:value="0.9386" calcext:value-type="percentage">
            <text:p>93,86%</text:p>
          </table:table-cell>
          <table:table-cell table:formula="of:=INDEX([$sa_file_alpha.$J$1:$sa_file_alpha.$J$2751]; MATCH([.N$1]; [$sa_file_alpha.$A$1:$sa_file_alpha.$A$2751];0)+ROW([.$A8])-2;1;1)" office:value-type="percentage" office:value="0.9" calcext:value-type="percentage">
            <text:p>90,00%</text:p>
          </table:table-cell>
          <table:table-cell table:formula="of:=INDEX([$sa_file_alpha.$J$1:$sa_file_alpha.$J$2751]; MATCH([.O$1]; [$sa_file_alpha.$A$1:$sa_file_alpha.$A$2751];0)+ROW([.$A8])-2;1;1)" office:value-type="percentage" office:value="0.4667" calcext:value-type="percentage">
            <text:p>46,67%</text:p>
          </table:table-cell>
          <table:table-cell table:formula="of:=INDEX([$sa_file_alpha.$J$1:$sa_file_alpha.$J$2751]; MATCH([.P$1]; [$sa_file_alpha.$A$1:$sa_file_alpha.$A$2751];0)+ROW([.$A8])-2;1;1)" office:value-type="percentage" office:value="0.7547" calcext:value-type="percentage">
            <text:p>75,47%</text:p>
          </table:table-cell>
          <table:table-cell table:formula="of:=INDEX([$sa_file_alpha.$J$1:$sa_file_alpha.$J$2751]; MATCH([.Q$1]; [$sa_file_alpha.$A$1:$sa_file_alpha.$A$2751];0)+ROW([.$A8])-2;1;1)" office:value-type="percentage" office:value="0.8125" calcext:value-type="percentage">
            <text:p>81,25%</text:p>
          </table:table-cell>
          <table:table-cell table:formula="of:=INDEX([$sa_file_alpha.$J$1:$sa_file_alpha.$J$2751]; MATCH([.R$1]; [$sa_file_alpha.$A$1:$sa_file_alpha.$A$2751];0)+ROW([.$A8])-2;1;1)" office:value-type="percentage" office:value="0.9286" calcext:value-type="percentage">
            <text:p>92,86%</text:p>
          </table:table-cell>
          <table:table-cell table:formula="of:=INDEX([$sa_file_alpha.$J$1:$sa_file_alpha.$J$2751]; MATCH([.S$1]; [$sa_file_alpha.$A$1:$sa_file_alpha.$A$2751];0)+ROW([.$A8])-2;1;1)" office:value-type="percentage" office:value="0.9" calcext:value-type="percentage">
            <text:p>90,00%</text:p>
          </table:table-cell>
          <table:table-cell table:formula="of:=INDEX([$sa_file_alpha.$J$1:$sa_file_alpha.$J$2751]; MATCH([.T$1]; [$sa_file_alpha.$A$1:$sa_file_alpha.$A$2751];0)+ROW([.$A8])-2;1;1)" office:value-type="percentage" office:value="0.7831" calcext:value-type="percentage">
            <text:p>78,31%</text:p>
          </table:table-cell>
          <table:table-cell table:formula="of:=INDEX([$sa_file_alpha.$J$1:$sa_file_alpha.$J$2751]; MATCH([.U$1]; [$sa_file_alpha.$A$1:$sa_file_alpha.$A$2751];0)+ROW([.$A8])-2;1;1)" office:value-type="percentage" office:value="0.9302" calcext:value-type="percentage">
            <text:p>93,02%</text:p>
          </table:table-cell>
          <table:table-cell table:formula="of:=INDEX([$sa_file_alpha.$J$1:$sa_file_alpha.$J$2751]; MATCH([.V$1]; [$sa_file_alpha.$A$1:$sa_file_alpha.$A$2751];0)+ROW([.$A8])-2;1;1)" office:value-type="percentage" office:value="0.4667" calcext:value-type="percentage">
            <text:p>46,67%</text:p>
          </table:table-cell>
          <table:table-cell table:formula="of:=INDEX([$sa_file_alpha.$J$1:$sa_file_alpha.$J$2751]; MATCH([.W$1]; [$sa_file_alpha.$A$1:$sa_file_alpha.$A$2751];0)+ROW([.$A8])-2;1;1)" office:value-type="percentage" office:value="0.9433" calcext:value-type="percentage">
            <text:p>94,33%</text:p>
          </table:table-cell>
          <table:table-cell table:formula="of:=INDEX([$sa_file_alpha.$J$1:$sa_file_alpha.$J$2751]; MATCH([.X$1]; [$sa_file_alpha.$A$1:$sa_file_alpha.$A$2751];0)+ROW([.$A8])-2;1;1)" office:value-type="percentage" office:value="0.9195" calcext:value-type="percentage">
            <text:p>91,95%</text:p>
          </table:table-cell>
          <table:table-cell table:formula="of:=INDEX([$sa_file_alpha.$J$1:$sa_file_alpha.$J$2751]; MATCH([.Y$1]; [$sa_file_alpha.$A$1:$sa_file_alpha.$A$2751];0)+ROW([.$A8])-2;1;1)" office:value-type="percentage" office:value="0.8333" calcext:value-type="percentage">
            <text:p>83,33%</text:p>
          </table:table-cell>
          <table:table-cell table:formula="of:=AVERAGE([.J8:.Y8])" office:value-type="percentage" office:value="0.78498125" calcext:value-type="percentage">
            <text:p>78,50%</text:p>
          </table:table-cell>
        </table:table-row>
      </table:table>
      <table:table table:name="sa_file_mo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6" calcext:value-type="float">
            <text:p>0,811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6" calcext:value-type="float">
            <text:p>0,811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8" calcext:value-type="float">
            <text:p>0,76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07" calcext:value-type="float">
            <text:p>0,550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62" calcext:value-type="float">
            <text:p>0,5362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86" calcext:value-type="float">
            <text:p>0,938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74" calcext:value-type="float">
            <text:p>0,9474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86" calcext:value-type="float">
            <text:p>0,938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93" calcext:value-type="float">
            <text:p>0,559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2" calcext:value-type="float">
            <text:p>0,593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102" calcext:value-type="float">
            <text:p>0,610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33" calcext:value-type="float">
            <text:p>0,9633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67" calcext:value-type="float">
            <text:p>0,896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33" calcext:value-type="float">
            <text:p>0,65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3" calcext:value-type="float">
            <text:p>0,77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438" calcext:value-type="float">
            <text:p>0,343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88" calcext:value-type="float">
            <text:p>0,468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26" calcext:value-type="float">
            <text:p>0,622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58" calcext:value-type="float">
            <text:p>0,735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792" calcext:value-type="float">
            <text:p>0,679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95" calcext:value-type="float">
            <text:p>0,479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53" calcext:value-type="float">
            <text:p>0,575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68" calcext:value-type="float">
            <text:p>0,506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29" calcext:value-type="float">
            <text:p>0,842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43" calcext:value-type="float">
            <text:p>0,814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9" calcext:value-type="float">
            <text:p>0,9429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33" calcext:value-type="float">
            <text:p>0,933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31" calcext:value-type="float">
            <text:p>0,783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34" calcext:value-type="float">
            <text:p>0,843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72" calcext:value-type="float">
            <text:p>0,8072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26" calcext:value-type="float">
            <text:p>0,7326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77" calcext:value-type="float">
            <text:p>0,6977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7" calcext:value-type="float">
            <text:p>0,883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7" calcext:value-type="float">
            <text:p>0,883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7" calcext:value-type="float">
            <text:p>0,883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26" calcext:value-type="float">
            <text:p>0,622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33" calcext:value-type="float">
            <text:p>0,533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67" calcext:value-type="float">
            <text:p>0,926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67" calcext:value-type="float">
            <text:p>0,9367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66" calcext:value-type="float">
            <text:p>0,8966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89" calcext:value-type="float">
            <text:p>0,8889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62" calcext:value-type="float">
            <text:p>0,956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16" calcext:value-type="float">
            <text:p>0,941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</table:table-row>
      </table:table>
      <table:table table:name="mo" table:style-name="ta1">
        <table:shapes>
          <draw:frame draw:z-index="0" draw:style-name="gr1" draw:text-style-name="P1" svg:width="327.31mm" svg:height="192.04mm" svg:x="0mm" svg:y="57.37mm">
            <draw:object draw:notify-on-update-of-ranges="mo.I2:mo.I4 mo.J1:mo.J1 mo.J2:mo.J4 mo.K1:mo.K1 mo.K2:mo.K4 mo.L1:mo.L1 mo.L2:mo.L4 mo.M1:mo.M1 mo.M2:mo.M4 mo.N1:mo.N1 mo.N2:mo.N4 mo.O1:mo.O1 mo.O2:mo.O4 mo.P1:mo.P1 mo.P2:mo.P4 mo.Q1:mo.Q1 mo.Q2:mo.Q4 mo.R1:mo.R1 mo.R2:mo.R4 mo.S1:mo.S1 mo.S2:mo.S4 mo.T1:mo.T1 mo.T2:mo.T4 mo.U1:mo.U1 mo.U2:mo.U4 mo.V1:mo.V1 mo.V2:mo.V4 mo.W1:mo.W1 mo.W2:mo.W4 mo.X1:mo.X1 mo.X2:mo.X4 mo.Y1:mo.Y1 mo.Y2:mo.Y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mo.I2:mo.I4 mo.M1:mo.M1 mo.M2:mo.M4 mo.R1:mo.R1 mo.R2:mo.R4 mo.W1:mo.W1 mo.W2:mo.W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mo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table:formula="of:=INDEX([$sa_file_mo.$J$1:$sa_file_mo.$J$2751]; MATCH([.J$1]; [$sa_file_mo.$A$1:$sa_file_mo.$A$2751];0)+ROW([.$A2])-2;1;1)" office:value-type="percentage" office:value="0.8571" calcext:value-type="percentage">
            <text:p>85,71%</text:p>
          </table:table-cell>
          <table:table-cell table:formula="of:=INDEX([$sa_file_mo.$J$1:$sa_file_mo.$J$2751]; MATCH([.K$1]; [$sa_file_mo.$A$1:$sa_file_mo.$A$2751];0)+ROW([.$A2])-2;1;1)" office:value-type="percentage" office:value="0.55" calcext:value-type="percentage">
            <text:p>55,00%</text:p>
          </table:table-cell>
          <table:table-cell table:formula="of:=INDEX([$sa_file_mo.$J$1:$sa_file_mo.$J$2751]; MATCH([.L$1]; [$sa_file_mo.$A$1:$sa_file_mo.$A$2751];0)+ROW([.$A2])-2;1;1)" office:value-type="percentage" office:value="0.5507" calcext:value-type="percentage">
            <text:p>55,07%</text:p>
          </table:table-cell>
          <table:table-cell table:formula="of:=INDEX([$sa_file_mo.$J$1:$sa_file_mo.$J$2751]; MATCH([.M$1]; [$sa_file_mo.$A$1:$sa_file_mo.$A$2751];0)+ROW([.$A2])-2;1;1)" office:value-type="percentage" office:value="0.9386" calcext:value-type="percentage">
            <text:p>93,86%</text:p>
          </table:table-cell>
          <table:table-cell table:formula="of:=INDEX([$sa_file_mo.$J$1:$sa_file_mo.$J$2751]; MATCH([.N$1]; [$sa_file_mo.$A$1:$sa_file_mo.$A$2751];0)+ROW([.$A2])-2;1;1)" office:value-type="percentage" office:value="0.9633" calcext:value-type="percentage">
            <text:p>96,33%</text:p>
          </table:table-cell>
          <table:table-cell table:formula="of:=INDEX([$sa_file_mo.$J$1:$sa_file_mo.$J$2751]; MATCH([.O$1]; [$sa_file_mo.$A$1:$sa_file_mo.$A$2751];0)+ROW([.$A2])-2;1;1)" office:value-type="percentage" office:value="0.6533" calcext:value-type="percentage">
            <text:p>65,33%</text:p>
          </table:table-cell>
          <table:table-cell table:formula="of:=INDEX([$sa_file_mo.$J$1:$sa_file_mo.$J$2751]; MATCH([.P$1]; [$sa_file_mo.$A$1:$sa_file_mo.$A$2751];0)+ROW([.$A2])-2;1;1)" office:value-type="percentage" office:value="0.6226" calcext:value-type="percentage">
            <text:p>62,26%</text:p>
          </table:table-cell>
          <table:table-cell table:formula="of:=INDEX([$sa_file_mo.$J$1:$sa_file_mo.$J$2751]; MATCH([.Q$1]; [$sa_file_mo.$A$1:$sa_file_mo.$A$2751];0)+ROW([.$A2])-2;1;1)" office:value-type="percentage" office:value="0.8125" calcext:value-type="percentage">
            <text:p>81,25%</text:p>
          </table:table-cell>
          <table:table-cell table:formula="of:=INDEX([$sa_file_mo.$J$1:$sa_file_mo.$J$2751]; MATCH([.R$1]; [$sa_file_mo.$A$1:$sa_file_mo.$A$2751];0)+ROW([.$A2])-2;1;1)" office:value-type="percentage" office:value="0.8429" calcext:value-type="percentage">
            <text:p>84,29%</text:p>
          </table:table-cell>
          <table:table-cell table:formula="of:=INDEX([$sa_file_mo.$J$1:$sa_file_mo.$J$2751]; MATCH([.S$1]; [$sa_file_mo.$A$1:$sa_file_mo.$A$2751];0)+ROW([.$A2])-2;1;1)" office:value-type="percentage" office:value="0.8667" calcext:value-type="percentage">
            <text:p>86,67%</text:p>
          </table:table-cell>
          <table:table-cell table:formula="of:=INDEX([$sa_file_mo.$J$1:$sa_file_mo.$J$2751]; MATCH([.T$1]; [$sa_file_mo.$A$1:$sa_file_mo.$A$2751];0)+ROW([.$A2])-2;1;1)" office:value-type="percentage" office:value="0.7831" calcext:value-type="percentage">
            <text:p>78,31%</text:p>
          </table:table-cell>
          <table:table-cell table:formula="of:=INDEX([$sa_file_mo.$J$1:$sa_file_mo.$J$2751]; MATCH([.U$1]; [$sa_file_mo.$A$1:$sa_file_mo.$A$2751];0)+ROW([.$A2])-2;1;1)" office:value-type="percentage" office:value="0.8837" calcext:value-type="percentage">
            <text:p>88,37%</text:p>
          </table:table-cell>
          <table:table-cell table:formula="of:=INDEX([$sa_file_mo.$J$1:$sa_file_mo.$J$2751]; MATCH([.V$1]; [$sa_file_mo.$A$1:$sa_file_mo.$A$2751];0)+ROW([.$A2])-2;1;1)" office:value-type="percentage" office:value="0.5333" calcext:value-type="percentage">
            <text:p>53,33%</text:p>
          </table:table-cell>
          <table:table-cell table:formula="of:=INDEX([$sa_file_mo.$J$1:$sa_file_mo.$J$2751]; MATCH([.W$1]; [$sa_file_mo.$A$1:$sa_file_mo.$A$2751];0)+ROW([.$A2])-2;1;1)" office:value-type="percentage" office:value="0.9267" calcext:value-type="percentage">
            <text:p>92,67%</text:p>
          </table:table-cell>
          <table:table-cell table:formula="of:=INDEX([$sa_file_mo.$J$1:$sa_file_mo.$J$2751]; MATCH([.X$1]; [$sa_file_mo.$A$1:$sa_file_mo.$A$2751];0)+ROW([.$A2])-2;1;1)" office:value-type="percentage" office:value="0.8966" calcext:value-type="percentage">
            <text:p>89,66%</text:p>
          </table:table-cell>
          <table:table-cell table:formula="of:=INDEX([$sa_file_mo.$J$1:$sa_file_mo.$J$2751]; MATCH([.Y$1]; [$sa_file_mo.$A$1:$sa_file_mo.$A$2751];0)+ROW([.$A2])-2;1;1)" office:value-type="percentage" office:value="0.9167" calcext:value-type="percentage">
            <text:p>91,67%</text:p>
          </table:table-cell>
          <table:table-cell table:formula="of:=AVERAGE([.J2:.Y2])" office:value-type="percentage" office:value="0.7873625" calcext:value-type="percentage">
            <text:p>78,7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table:formula="of:=INDEX([$sa_file_mo.$J$1:$sa_file_mo.$J$2751]; MATCH([.J$1]; [$sa_file_mo.$A$1:$sa_file_mo.$A$2751];0)+ROW([.$A3])-2;1;1)" office:value-type="percentage" office:value="0.8095" calcext:value-type="percentage">
            <text:p>80,95%</text:p>
          </table:table-cell>
          <table:table-cell table:formula="of:=INDEX([$sa_file_mo.$J$1:$sa_file_mo.$J$2751]; MATCH([.K$1]; [$sa_file_mo.$A$1:$sa_file_mo.$A$2751];0)+ROW([.$A3])-2;1;1)" office:value-type="percentage" office:value="0.6" calcext:value-type="percentage">
            <text:p>60,00%</text:p>
          </table:table-cell>
          <table:table-cell table:formula="of:=INDEX([$sa_file_mo.$J$1:$sa_file_mo.$J$2751]; MATCH([.L$1]; [$sa_file_mo.$A$1:$sa_file_mo.$A$2751];0)+ROW([.$A3])-2;1;1)" office:value-type="percentage" office:value="0.5942" calcext:value-type="percentage">
            <text:p>59,42%</text:p>
          </table:table-cell>
          <table:table-cell table:formula="of:=INDEX([$sa_file_mo.$J$1:$sa_file_mo.$J$2751]; MATCH([.M$1]; [$sa_file_mo.$A$1:$sa_file_mo.$A$2751];0)+ROW([.$A3])-2;1;1)" office:value-type="percentage" office:value="0.9474" calcext:value-type="percentage">
            <text:p>94,74%</text:p>
          </table:table-cell>
          <table:table-cell table:formula="of:=INDEX([$sa_file_mo.$J$1:$sa_file_mo.$J$2751]; MATCH([.N$1]; [$sa_file_mo.$A$1:$sa_file_mo.$A$2751];0)+ROW([.$A3])-2;1;1)" office:value-type="percentage" office:value="0.9167" calcext:value-type="percentage">
            <text:p>91,67%</text:p>
          </table:table-cell>
          <table:table-cell table:formula="of:=INDEX([$sa_file_mo.$J$1:$sa_file_mo.$J$2751]; MATCH([.O$1]; [$sa_file_mo.$A$1:$sa_file_mo.$A$2751];0)+ROW([.$A3])-2;1;1)" office:value-type="percentage" office:value="0.7733" calcext:value-type="percentage">
            <text:p>77,33%</text:p>
          </table:table-cell>
          <table:table-cell table:formula="of:=INDEX([$sa_file_mo.$J$1:$sa_file_mo.$J$2751]; MATCH([.P$1]; [$sa_file_mo.$A$1:$sa_file_mo.$A$2751];0)+ROW([.$A3])-2;1;1)" office:value-type="percentage" office:value="0.7358" calcext:value-type="percentage">
            <text:p>73,58%</text:p>
          </table:table-cell>
          <table:table-cell table:formula="of:=INDEX([$sa_file_mo.$J$1:$sa_file_mo.$J$2751]; MATCH([.Q$1]; [$sa_file_mo.$A$1:$sa_file_mo.$A$2751];0)+ROW([.$A3])-2;1;1)" office:value-type="percentage" office:value="0.75" calcext:value-type="percentage">
            <text:p>75,00%</text:p>
          </table:table-cell>
          <table:table-cell table:formula="of:=INDEX([$sa_file_mo.$J$1:$sa_file_mo.$J$2751]; MATCH([.R$1]; [$sa_file_mo.$A$1:$sa_file_mo.$A$2751];0)+ROW([.$A3])-2;1;1)" office:value-type="percentage" office:value="0.8143" calcext:value-type="percentage">
            <text:p>81,43%</text:p>
          </table:table-cell>
          <table:table-cell table:formula="of:=INDEX([$sa_file_mo.$J$1:$sa_file_mo.$J$2751]; MATCH([.S$1]; [$sa_file_mo.$A$1:$sa_file_mo.$A$2751];0)+ROW([.$A3])-2;1;1)" office:value-type="percentage" office:value="0.8667" calcext:value-type="percentage">
            <text:p>86,67%</text:p>
          </table:table-cell>
          <table:table-cell table:formula="of:=INDEX([$sa_file_mo.$J$1:$sa_file_mo.$J$2751]; MATCH([.T$1]; [$sa_file_mo.$A$1:$sa_file_mo.$A$2751];0)+ROW([.$A3])-2;1;1)" office:value-type="percentage" office:value="0.8434" calcext:value-type="percentage">
            <text:p>84,34%</text:p>
          </table:table-cell>
          <table:table-cell table:formula="of:=INDEX([$sa_file_mo.$J$1:$sa_file_mo.$J$2751]; MATCH([.U$1]; [$sa_file_mo.$A$1:$sa_file_mo.$A$2751];0)+ROW([.$A3])-2;1;1)" office:value-type="percentage" office:value="0.8837" calcext:value-type="percentage">
            <text:p>88,37%</text:p>
          </table:table-cell>
          <table:table-cell table:formula="of:=INDEX([$sa_file_mo.$J$1:$sa_file_mo.$J$2751]; MATCH([.V$1]; [$sa_file_mo.$A$1:$sa_file_mo.$A$2751];0)+ROW([.$A3])-2;1;1)" office:value-type="percentage" office:value="0.3" calcext:value-type="percentage">
            <text:p>30,00%</text:p>
          </table:table-cell>
          <table:table-cell table:formula="of:=INDEX([$sa_file_mo.$J$1:$sa_file_mo.$J$2751]; MATCH([.W$1]; [$sa_file_mo.$A$1:$sa_file_mo.$A$2751];0)+ROW([.$A3])-2;1;1)" office:value-type="percentage" office:value="0.92" calcext:value-type="percentage">
            <text:p>92,00%</text:p>
          </table:table-cell>
          <table:table-cell table:formula="of:=INDEX([$sa_file_mo.$J$1:$sa_file_mo.$J$2751]; MATCH([.X$1]; [$sa_file_mo.$A$1:$sa_file_mo.$A$2751];0)+ROW([.$A3])-2;1;1)" office:value-type="percentage" office:value="0.9425" calcext:value-type="percentage">
            <text:p>94,25%</text:p>
          </table:table-cell>
          <table:table-cell table:formula="of:=INDEX([$sa_file_mo.$J$1:$sa_file_mo.$J$2751]; MATCH([.Y$1]; [$sa_file_mo.$A$1:$sa_file_mo.$A$2751];0)+ROW([.$A3])-2;1;1)" office:value-type="percentage" office:value="0.8889" calcext:value-type="percentage">
            <text:p>88,89%</text:p>
          </table:table-cell>
          <table:table-cell table:formula="of:=AVERAGE([.J3:.Y3])" office:value-type="percentage" office:value="0.78665" calcext:value-type="percentage">
            <text:p>78,6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table:formula="of:=INDEX([$sa_file_mo.$J$1:$sa_file_mo.$J$2751]; MATCH([.J$1]; [$sa_file_mo.$A$1:$sa_file_mo.$A$2751];0)+ROW([.$A4])-2;1;1)" office:value-type="percentage" office:value="0.8571" calcext:value-type="percentage">
            <text:p>85,71%</text:p>
          </table:table-cell>
          <table:table-cell table:formula="of:=INDEX([$sa_file_mo.$J$1:$sa_file_mo.$J$2751]; MATCH([.K$1]; [$sa_file_mo.$A$1:$sa_file_mo.$A$2751];0)+ROW([.$A4])-2;1;1)" office:value-type="percentage" office:value="0.525" calcext:value-type="percentage">
            <text:p>52,50%</text:p>
          </table:table-cell>
          <table:table-cell table:formula="of:=INDEX([$sa_file_mo.$J$1:$sa_file_mo.$J$2751]; MATCH([.L$1]; [$sa_file_mo.$A$1:$sa_file_mo.$A$2751];0)+ROW([.$A4])-2;1;1)" office:value-type="percentage" office:value="0.5362" calcext:value-type="percentage">
            <text:p>53,62%</text:p>
          </table:table-cell>
          <table:table-cell table:formula="of:=INDEX([$sa_file_mo.$J$1:$sa_file_mo.$J$2751]; MATCH([.M$1]; [$sa_file_mo.$A$1:$sa_file_mo.$A$2751];0)+ROW([.$A4])-2;1;1)" office:value-type="percentage" office:value="0.9386" calcext:value-type="percentage">
            <text:p>93,86%</text:p>
          </table:table-cell>
          <table:table-cell table:formula="of:=INDEX([$sa_file_mo.$J$1:$sa_file_mo.$J$2751]; MATCH([.N$1]; [$sa_file_mo.$A$1:$sa_file_mo.$A$2751];0)+ROW([.$A4])-2;1;1)" office:value-type="percentage" office:value="0.8967" calcext:value-type="percentage">
            <text:p>89,67%</text:p>
          </table:table-cell>
          <table:table-cell table:formula="of:=INDEX([$sa_file_mo.$J$1:$sa_file_mo.$J$2751]; MATCH([.O$1]; [$sa_file_mo.$A$1:$sa_file_mo.$A$2751];0)+ROW([.$A4])-2;1;1)" office:value-type="percentage" office:value="0.62" calcext:value-type="percentage">
            <text:p>62,00%</text:p>
          </table:table-cell>
          <table:table-cell table:formula="of:=INDEX([$sa_file_mo.$J$1:$sa_file_mo.$J$2751]; MATCH([.P$1]; [$sa_file_mo.$A$1:$sa_file_mo.$A$2751];0)+ROW([.$A4])-2;1;1)" office:value-type="percentage" office:value="0.6792" calcext:value-type="percentage">
            <text:p>67,92%</text:p>
          </table:table-cell>
          <table:table-cell table:formula="of:=INDEX([$sa_file_mo.$J$1:$sa_file_mo.$J$2751]; MATCH([.Q$1]; [$sa_file_mo.$A$1:$sa_file_mo.$A$2751];0)+ROW([.$A4])-2;1;1)" office:value-type="percentage" office:value="0.75" calcext:value-type="percentage">
            <text:p>75,00%</text:p>
          </table:table-cell>
          <table:table-cell table:formula="of:=INDEX([$sa_file_mo.$J$1:$sa_file_mo.$J$2751]; MATCH([.R$1]; [$sa_file_mo.$A$1:$sa_file_mo.$A$2751];0)+ROW([.$A4])-2;1;1)" office:value-type="percentage" office:value="0.9429" calcext:value-type="percentage">
            <text:p>94,29%</text:p>
          </table:table-cell>
          <table:table-cell table:formula="of:=INDEX([$sa_file_mo.$J$1:$sa_file_mo.$J$2751]; MATCH([.S$1]; [$sa_file_mo.$A$1:$sa_file_mo.$A$2751];0)+ROW([.$A4])-2;1;1)" office:value-type="percentage" office:value="0.9333" calcext:value-type="percentage">
            <text:p>93,33%</text:p>
          </table:table-cell>
          <table:table-cell table:formula="of:=INDEX([$sa_file_mo.$J$1:$sa_file_mo.$J$2751]; MATCH([.T$1]; [$sa_file_mo.$A$1:$sa_file_mo.$A$2751];0)+ROW([.$A4])-2;1;1)" office:value-type="percentage" office:value="0.8072" calcext:value-type="percentage">
            <text:p>80,72%</text:p>
          </table:table-cell>
          <table:table-cell table:formula="of:=INDEX([$sa_file_mo.$J$1:$sa_file_mo.$J$2751]; MATCH([.U$1]; [$sa_file_mo.$A$1:$sa_file_mo.$A$2751];0)+ROW([.$A4])-2;1;1)" office:value-type="percentage" office:value="0.8837" calcext:value-type="percentage">
            <text:p>88,37%</text:p>
          </table:table-cell>
          <table:table-cell table:formula="of:=INDEX([$sa_file_mo.$J$1:$sa_file_mo.$J$2751]; MATCH([.V$1]; [$sa_file_mo.$A$1:$sa_file_mo.$A$2751];0)+ROW([.$A4])-2;1;1)" office:value-type="percentage" office:value="0.3333" calcext:value-type="percentage">
            <text:p>33,33%</text:p>
          </table:table-cell>
          <table:table-cell table:formula="of:=INDEX([$sa_file_mo.$J$1:$sa_file_mo.$J$2751]; MATCH([.W$1]; [$sa_file_mo.$A$1:$sa_file_mo.$A$2751];0)+ROW([.$A4])-2;1;1)" office:value-type="percentage" office:value="0.9367" calcext:value-type="percentage">
            <text:p>93,67%</text:p>
          </table:table-cell>
          <table:table-cell table:formula="of:=INDEX([$sa_file_mo.$J$1:$sa_file_mo.$J$2751]; MATCH([.X$1]; [$sa_file_mo.$A$1:$sa_file_mo.$A$2751];0)+ROW([.$A4])-2;1;1)" office:value-type="percentage" office:value="0.977" calcext:value-type="percentage">
            <text:p>97,70%</text:p>
          </table:table-cell>
          <table:table-cell table:formula="of:=INDEX([$sa_file_mo.$J$1:$sa_file_mo.$J$2751]; MATCH([.Y$1]; [$sa_file_mo.$A$1:$sa_file_mo.$A$2751];0)+ROW([.$A4])-2;1;1)" office:value-type="percentage" office:value="0.9722" calcext:value-type="percentage">
            <text:p>97,22%</text:p>
          </table:table-cell>
          <table:table-cell table:formula="of:=AVERAGE([.J4:.Y4])" office:value-type="percentage" office:value="0.78681875" calcext:value-type="percentage">
            <text:p>78,68%</text:p>
          </table:table-cell>
        </table:table-row>
      </table:table>
      <table:table table:name="sa_file_kxmo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19" calcext:value-type="float">
            <text:p>0,7619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19" calcext:value-type="float">
            <text:p>0,7619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6" calcext:value-type="float">
            <text:p>0,811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71" calcext:value-type="float">
            <text:p>0,797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6" calcext:value-type="float">
            <text:p>0,811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26" calcext:value-type="float">
            <text:p>0,782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43" calcext:value-type="float">
            <text:p>0,8043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81" calcext:value-type="float">
            <text:p>0,768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06" calcext:value-type="float">
            <text:p>0,840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6" calcext:value-type="float">
            <text:p>0,8116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71" calcext:value-type="float">
            <text:p>0,7971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4" calcext:value-type="float">
            <text:p>0,82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2" calcext:value-type="float">
            <text:p>0,83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5" calcext:value-type="float">
            <text:p>0,47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125" calcext:value-type="float">
            <text:p>0,51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125" calcext:value-type="float">
            <text:p>0,51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25" calcext:value-type="float">
            <text:p>0,46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875" calcext:value-type="float">
            <text:p>0,487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125" calcext:value-type="float">
            <text:p>0,512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52" calcext:value-type="float">
            <text:p>0,565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72" calcext:value-type="float">
            <text:p>0,507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28" calcext:value-type="float">
            <text:p>0,492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07" calcext:value-type="float">
            <text:p>0,550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62" calcext:value-type="float">
            <text:p>0,536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07" calcext:value-type="float">
            <text:p>0,5507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28" calcext:value-type="float">
            <text:p>0,492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52" calcext:value-type="float">
            <text:p>0,5652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23" calcext:value-type="float">
            <text:p>0,9123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96" calcext:value-type="float">
            <text:p>0,859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47" calcext:value-type="float">
            <text:p>0,8947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47" calcext:value-type="float">
            <text:p>0,8947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11" calcext:value-type="float">
            <text:p>0,9211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23" calcext:value-type="float">
            <text:p>0,9123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21" calcext:value-type="float">
            <text:p>0,8421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72" calcext:value-type="float">
            <text:p>0,8772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23" calcext:value-type="float">
            <text:p>0,912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424" calcext:value-type="float">
            <text:p>0,542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237" calcext:value-type="float">
            <text:p>0,423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424" calcext:value-type="float">
            <text:p>0,542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85" calcext:value-type="float">
            <text:p>0,508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85" calcext:value-type="float">
            <text:p>0,508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46" calcext:value-type="float">
            <text:p>0,474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54" calcext:value-type="float">
            <text:p>0,525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576" calcext:value-type="float">
            <text:p>0,4576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237" calcext:value-type="float">
            <text:p>0,423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67" calcext:value-type="float">
            <text:p>0,76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67" calcext:value-type="float">
            <text:p>0,75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067" calcext:value-type="float">
            <text:p>0,706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7" calcext:value-type="float">
            <text:p>0,886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33" calcext:value-type="float">
            <text:p>0,56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833" calcext:value-type="float">
            <text:p>0,48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33" calcext:value-type="float">
            <text:p>0,57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33" calcext:value-type="float">
            <text:p>0,57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33" calcext:value-type="float">
            <text:p>0,53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33" calcext:value-type="float">
            <text:p>0,553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867" calcext:value-type="float">
            <text:p>0,486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833" calcext:value-type="float">
            <text:p>0,4833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8" calcext:value-type="float">
            <text:p>0,593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062" calcext:value-type="float">
            <text:p>0,406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8" calcext:value-type="float">
            <text:p>0,593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88" calcext:value-type="float">
            <text:p>0,468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02" calcext:value-type="float">
            <text:p>0,8302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81" calcext:value-type="float">
            <text:p>0,698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25" calcext:value-type="float">
            <text:p>0,7925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3" calcext:value-type="float">
            <text:p>0,811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81" calcext:value-type="float">
            <text:p>0,698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3" calcext:value-type="float">
            <text:p>0,811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75" calcext:value-type="float">
            <text:p>0,68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75" calcext:value-type="float">
            <text:p>0,687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86" calcext:value-type="float">
            <text:p>0,6986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438" calcext:value-type="float">
            <text:p>0,643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75" calcext:value-type="float">
            <text:p>0,657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86" calcext:value-type="float">
            <text:p>0,6986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01" calcext:value-type="float">
            <text:p>0,6301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86" calcext:value-type="float">
            <text:p>0,6986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53" calcext:value-type="float">
            <text:p>0,575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57" calcext:value-type="float">
            <text:p>0,885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86" calcext:value-type="float">
            <text:p>0,928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43" calcext:value-type="float">
            <text:p>0,914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57" calcext:value-type="float">
            <text:p>0,685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43" calcext:value-type="float">
            <text:p>0,914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43" calcext:value-type="float">
            <text:p>0,914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86" calcext:value-type="float">
            <text:p>0,928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52" calcext:value-type="float">
            <text:p>0,795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52" calcext:value-type="float">
            <text:p>0,795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31" calcext:value-type="float">
            <text:p>0,783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92" calcext:value-type="float">
            <text:p>0,789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51" calcext:value-type="float">
            <text:p>0,765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92" calcext:value-type="float">
            <text:p>0,789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72" calcext:value-type="float">
            <text:p>0,807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91" calcext:value-type="float">
            <text:p>0,7791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442" calcext:value-type="float">
            <text:p>0,7442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77" calcext:value-type="float">
            <text:p>0,6977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093" calcext:value-type="float">
            <text:p>0,7093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77" calcext:value-type="float">
            <text:p>0,6977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744" calcext:value-type="float">
            <text:p>0,674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91" calcext:value-type="float">
            <text:p>0,7791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12" calcext:value-type="float">
            <text:p>0,6512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26" calcext:value-type="float">
            <text:p>0,7326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35" calcext:value-type="float">
            <text:p>0,953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7" calcext:value-type="float">
            <text:p>0,883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7" calcext:value-type="float">
            <text:p>0,883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7" calcext:value-type="float">
            <text:p>0,90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74" calcext:value-type="float">
            <text:p>0,767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442" calcext:value-type="float">
            <text:p>0,7442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667" calcext:value-type="float">
            <text:p>0,366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67" calcext:value-type="float">
            <text:p>0,466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667" calcext:value-type="float">
            <text:p>0,3667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333" calcext:value-type="float">
            <text:p>0,33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33" calcext:value-type="float">
            <text:p>0,94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33" calcext:value-type="float">
            <text:p>0,89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7" calcext:value-type="float">
            <text:p>0,886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67" calcext:value-type="float">
            <text:p>0,906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33" calcext:value-type="float">
            <text:p>0,90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33" calcext:value-type="float">
            <text:p>0,913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7" calcext:value-type="float">
            <text:p>0,8867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66" calcext:value-type="float">
            <text:p>0,8966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95" calcext:value-type="float">
            <text:p>0,919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4" calcext:value-type="float">
            <text:p>0,954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8" calcext:value-type="float">
            <text:p>0,908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06" calcext:value-type="float">
            <text:p>0,8506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1" calcext:value-type="float">
            <text:p>0,931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36" calcext:value-type="float">
            <text:p>0,873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56" calcext:value-type="float">
            <text:p>0,805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44" calcext:value-type="float">
            <text:p>0,944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35" calcext:value-type="float">
            <text:p>0,963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16" calcext:value-type="float">
            <text:p>0,941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62" calcext:value-type="float">
            <text:p>0,956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81" calcext:value-type="float">
            <text:p>0,978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89" calcext:value-type="float">
            <text:p>0,9489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35" calcext:value-type="float">
            <text:p>0,963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927" calcext:value-type="float">
            <text:p>0,9927</text:p>
          </table:table-cell>
        </table:table-row>
      </table:table>
      <table:table table:name="k x mo" table:style-name="ta1">
        <table:shapes>
          <draw:frame draw:z-index="0" draw:style-name="gr1" draw:text-style-name="P1" svg:width="327.31mm" svg:height="192.04mm" svg:x="0mm" svg:y="57.37mm">
            <draw:object draw:notify-on-update-of-ranges="'k x mo'.I2:'k x mo'.I10 'k x mo'.J1:'k x mo'.J1 'k x mo'.J2:'k x mo'.J10 'k x mo'.K1:'k x mo'.K1 'k x mo'.K2:'k x mo'.K10 'k x mo'.L1:'k x mo'.L1 'k x mo'.L2:'k x mo'.L10 'k x mo'.M1:'k x mo'.M1 'k x mo'.M2:'k x mo'.M10 'k x mo'.N1:'k x mo'.N1 'k x mo'.N2:'k x mo'.N10 'k x mo'.O1:'k x mo'.O1 'k x mo'.O2:'k x mo'.O10 'k x mo'.P1:'k x mo'.P1 'k x mo'.P2:'k x mo'.P10 'k x mo'.Q1:'k x mo'.Q1 'k x mo'.Q2:'k x mo'.Q10 'k x mo'.R1:'k x mo'.R1 'k x mo'.R2:'k x mo'.R10 'k x mo'.S1:'k x mo'.S1 'k x mo'.S2:'k x mo'.S10 'k x mo'.T1:'k x mo'.T1 'k x mo'.T2:'k x mo'.T10 'k x mo'.U1:'k x mo'.U1 'k x mo'.U2:'k x mo'.U10 'k x mo'.V1:'k x mo'.V1 'k x mo'.V2:'k x mo'.V10 'k x mo'.W1:'k x mo'.W1 'k x mo'.W2:'k x mo'.W10 'k x mo'.X1:'k x mo'.X1 'k x mo'.X2:'k x mo'.X10 'k x mo'.Y1:'k x mo'.Y1 'k x mo'.Y2:'k x mo'.Y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'k x mo'.I2:'k x mo'.I7 'k x mo'.M1:'k x mo'.M1 'k x mo'.M2:'k x mo'.M7 'k x mo'.R1:'k x mo'.R1 'k x mo'.R2:'k x mo'.R7 'k x mo'.W1:'k x mo'.W1 'k x mo'.W2:'k x mo'.W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k x mo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2];&quot;-&quot;;[.F2])" office:value-type="string" office:string-value="2-0" calcext:value-type="string">
            <text:p>2-0</text:p>
          </table:table-cell>
          <table:table-cell table:formula="of:=INDEX([$sa_file_kxmo.$J$1:$sa_file_kxmo.$J$2751]; MATCH([.J$1]; [$sa_file_kxmo.$A$1:$sa_file_kxmo.$A$2751];0)+ROW([.$A2])-2;1;1)" office:value-type="percentage" office:value="0.7619" calcext:value-type="percentage">
            <text:p>76,19%</text:p>
          </table:table-cell>
          <table:table-cell table:formula="of:=INDEX([$sa_file_kxmo.$J$1:$sa_file_kxmo.$J$2751]; MATCH([.K$1]; [$sa_file_kxmo.$A$1:$sa_file_kxmo.$A$2751];0)+ROW([.$A2])-2;1;1)" office:value-type="percentage" office:value="0.475" calcext:value-type="percentage">
            <text:p>47,50%</text:p>
          </table:table-cell>
          <table:table-cell table:formula="of:=INDEX([$sa_file_kxmo.$J$1:$sa_file_kxmo.$J$2751]; MATCH([.L$1]; [$sa_file_kxmo.$A$1:$sa_file_kxmo.$A$2751];0)+ROW([.$A2])-2;1;1)" office:value-type="percentage" office:value="0.5652" calcext:value-type="percentage">
            <text:p>56,52%</text:p>
          </table:table-cell>
          <table:table-cell table:formula="of:=INDEX([$sa_file_kxmo.$J$1:$sa_file_kxmo.$J$2751]; MATCH([.M$1]; [$sa_file_kxmo.$A$1:$sa_file_kxmo.$A$2751];0)+ROW([.$A2])-2;1;1)" office:value-type="percentage" office:value="0.9123" calcext:value-type="percentage">
            <text:p>91,23%</text:p>
          </table:table-cell>
          <table:table-cell table:formula="of:=INDEX([$sa_file_kxmo.$J$1:$sa_file_kxmo.$J$2751]; MATCH([.N$1]; [$sa_file_kxmo.$A$1:$sa_file_kxmo.$A$2751];0)+ROW([.$A2])-2;1;1)" office:value-type="percentage" office:value="0.96" calcext:value-type="percentage">
            <text:p>96,00%</text:p>
          </table:table-cell>
          <table:table-cell table:formula="of:=INDEX([$sa_file_kxmo.$J$1:$sa_file_kxmo.$J$2751]; MATCH([.O$1]; [$sa_file_kxmo.$A$1:$sa_file_kxmo.$A$2751];0)+ROW([.$A2])-2;1;1)" office:value-type="percentage" office:value="0.5633" calcext:value-type="percentage">
            <text:p>56,33%</text:p>
          </table:table-cell>
          <table:table-cell table:formula="of:=INDEX([$sa_file_kxmo.$J$1:$sa_file_kxmo.$J$2751]; MATCH([.P$1]; [$sa_file_kxmo.$A$1:$sa_file_kxmo.$A$2751];0)+ROW([.$A2])-2;1;1)" office:value-type="percentage" office:value="0.8302" calcext:value-type="percentage">
            <text:p>83,02%</text:p>
          </table:table-cell>
          <table:table-cell table:formula="of:=INDEX([$sa_file_kxmo.$J$1:$sa_file_kxmo.$J$2751]; MATCH([.Q$1]; [$sa_file_kxmo.$A$1:$sa_file_kxmo.$A$2751];0)+ROW([.$A2])-2;1;1)" office:value-type="percentage" office:value="0.625" calcext:value-type="percentage">
            <text:p>62,50%</text:p>
          </table:table-cell>
          <table:table-cell table:formula="of:=INDEX([$sa_file_kxmo.$J$1:$sa_file_kxmo.$J$2751]; MATCH([.R$1]; [$sa_file_kxmo.$A$1:$sa_file_kxmo.$A$2751];0)+ROW([.$A2])-2;1;1)" office:value-type="percentage" office:value="0.9" calcext:value-type="percentage">
            <text:p>90,00%</text:p>
          </table:table-cell>
          <table:table-cell table:formula="of:=INDEX([$sa_file_kxmo.$J$1:$sa_file_kxmo.$J$2751]; MATCH([.S$1]; [$sa_file_kxmo.$A$1:$sa_file_kxmo.$A$2751];0)+ROW([.$A2])-2;1;1)" office:value-type="percentage" office:value="0.8" calcext:value-type="percentage">
            <text:p>80,00%</text:p>
          </table:table-cell>
          <table:table-cell table:formula="of:=INDEX([$sa_file_kxmo.$J$1:$sa_file_kxmo.$J$2751]; MATCH([.T$1]; [$sa_file_kxmo.$A$1:$sa_file_kxmo.$A$2751];0)+ROW([.$A2])-2;1;1)" office:value-type="percentage" office:value="0.7952" calcext:value-type="percentage">
            <text:p>79,52%</text:p>
          </table:table-cell>
          <table:table-cell table:formula="of:=INDEX([$sa_file_kxmo.$J$1:$sa_file_kxmo.$J$2751]; MATCH([.U$1]; [$sa_file_kxmo.$A$1:$sa_file_kxmo.$A$2751];0)+ROW([.$A2])-2;1;1)" office:value-type="percentage" office:value="0.9535" calcext:value-type="percentage">
            <text:p>95,35%</text:p>
          </table:table-cell>
          <table:table-cell table:formula="of:=INDEX([$sa_file_kxmo.$J$1:$sa_file_kxmo.$J$2751]; MATCH([.V$1]; [$sa_file_kxmo.$A$1:$sa_file_kxmo.$A$2751];0)+ROW([.$A2])-2;1;1)" office:value-type="percentage" office:value="0.5" calcext:value-type="percentage">
            <text:p>50,00%</text:p>
          </table:table-cell>
          <table:table-cell table:formula="of:=INDEX([$sa_file_kxmo.$J$1:$sa_file_kxmo.$J$2751]; MATCH([.W$1]; [$sa_file_kxmo.$A$1:$sa_file_kxmo.$A$2751];0)+ROW([.$A2])-2;1;1)" office:value-type="percentage" office:value="0.9433" calcext:value-type="percentage">
            <text:p>94,33%</text:p>
          </table:table-cell>
          <table:table-cell table:formula="of:=INDEX([$sa_file_kxmo.$J$1:$sa_file_kxmo.$J$2751]; MATCH([.X$1]; [$sa_file_kxmo.$A$1:$sa_file_kxmo.$A$2751];0)+ROW([.$A2])-2;1;1)" office:value-type="percentage" office:value="0.8966" calcext:value-type="percentage">
            <text:p>89,66%</text:p>
          </table:table-cell>
          <table:table-cell table:formula="of:=INDEX([$sa_file_kxmo.$J$1:$sa_file_kxmo.$J$2751]; MATCH([.Y$1]; [$sa_file_kxmo.$A$1:$sa_file_kxmo.$A$2751];0)+ROW([.$A2])-2;1;1)" office:value-type="percentage" office:value="0.9722" calcext:value-type="percentage">
            <text:p>97,22%</text:p>
          </table:table-cell>
          <table:table-cell table:formula="of:=AVERAGE([.J2:.Y2])" office:value-type="percentage" office:value="0.77835625" calcext:value-type="percentage">
            <text:p>77,8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3];&quot;-&quot;;[.F3])" office:value-type="string" office:string-value="4-0" calcext:value-type="string">
            <text:p>4-0</text:p>
          </table:table-cell>
          <table:table-cell table:formula="of:=INDEX([$sa_file_kxmo.$J$1:$sa_file_kxmo.$J$2751]; MATCH([.J$1]; [$sa_file_kxmo.$A$1:$sa_file_kxmo.$A$2751];0)+ROW([.$A3])-2;1;1)" office:value-type="percentage" office:value="0.8571" calcext:value-type="percentage">
            <text:p>85,71%</text:p>
          </table:table-cell>
          <table:table-cell table:formula="of:=INDEX([$sa_file_kxmo.$J$1:$sa_file_kxmo.$J$2751]; MATCH([.K$1]; [$sa_file_kxmo.$A$1:$sa_file_kxmo.$A$2751];0)+ROW([.$A3])-2;1;1)" office:value-type="percentage" office:value="0.5" calcext:value-type="percentage">
            <text:p>50,00%</text:p>
          </table:table-cell>
          <table:table-cell table:formula="of:=INDEX([$sa_file_kxmo.$J$1:$sa_file_kxmo.$J$2751]; MATCH([.L$1]; [$sa_file_kxmo.$A$1:$sa_file_kxmo.$A$2751];0)+ROW([.$A3])-2;1;1)" office:value-type="percentage" office:value="0.5942" calcext:value-type="percentage">
            <text:p>59,42%</text:p>
          </table:table-cell>
          <table:table-cell table:formula="of:=INDEX([$sa_file_kxmo.$J$1:$sa_file_kxmo.$J$2751]; MATCH([.M$1]; [$sa_file_kxmo.$A$1:$sa_file_kxmo.$A$2751];0)+ROW([.$A3])-2;1;1)" office:value-type="percentage" office:value="0.8596" calcext:value-type="percentage">
            <text:p>85,96%</text:p>
          </table:table-cell>
          <table:table-cell table:formula="of:=INDEX([$sa_file_kxmo.$J$1:$sa_file_kxmo.$J$2751]; MATCH([.N$1]; [$sa_file_kxmo.$A$1:$sa_file_kxmo.$A$2751];0)+ROW([.$A3])-2;1;1)" office:value-type="percentage" office:value="0.66" calcext:value-type="percentage">
            <text:p>66,00%</text:p>
          </table:table-cell>
          <table:table-cell table:formula="of:=INDEX([$sa_file_kxmo.$J$1:$sa_file_kxmo.$J$2751]; MATCH([.O$1]; [$sa_file_kxmo.$A$1:$sa_file_kxmo.$A$2751];0)+ROW([.$A3])-2;1;1)" office:value-type="percentage" office:value="0.4833" calcext:value-type="percentage">
            <text:p>48,33%</text:p>
          </table:table-cell>
          <table:table-cell table:formula="of:=INDEX([$sa_file_kxmo.$J$1:$sa_file_kxmo.$J$2751]; MATCH([.P$1]; [$sa_file_kxmo.$A$1:$sa_file_kxmo.$A$2751];0)+ROW([.$A3])-2;1;1)" office:value-type="percentage" office:value="0.6981" calcext:value-type="percentage">
            <text:p>69,81%</text:p>
          </table:table-cell>
          <table:table-cell table:formula="of:=INDEX([$sa_file_kxmo.$J$1:$sa_file_kxmo.$J$2751]; MATCH([.Q$1]; [$sa_file_kxmo.$A$1:$sa_file_kxmo.$A$2751];0)+ROW([.$A3])-2;1;1)" office:value-type="percentage" office:value="0.625" calcext:value-type="percentage">
            <text:p>62,50%</text:p>
          </table:table-cell>
          <table:table-cell table:formula="of:=INDEX([$sa_file_kxmo.$J$1:$sa_file_kxmo.$J$2751]; MATCH([.R$1]; [$sa_file_kxmo.$A$1:$sa_file_kxmo.$A$2751];0)+ROW([.$A3])-2;1;1)" office:value-type="percentage" office:value="0.8857" calcext:value-type="percentage">
            <text:p>88,57%</text:p>
          </table:table-cell>
          <table:table-cell table:formula="of:=INDEX([$sa_file_kxmo.$J$1:$sa_file_kxmo.$J$2751]; MATCH([.S$1]; [$sa_file_kxmo.$A$1:$sa_file_kxmo.$A$2751];0)+ROW([.$A3])-2;1;1)" office:value-type="percentage" office:value="0.8333" calcext:value-type="percentage">
            <text:p>83,33%</text:p>
          </table:table-cell>
          <table:table-cell table:formula="of:=INDEX([$sa_file_kxmo.$J$1:$sa_file_kxmo.$J$2751]; MATCH([.T$1]; [$sa_file_kxmo.$A$1:$sa_file_kxmo.$A$2751];0)+ROW([.$A3])-2;1;1)" office:value-type="percentage" office:value="0.753" calcext:value-type="percentage">
            <text:p>75,30%</text:p>
          </table:table-cell>
          <table:table-cell table:formula="of:=INDEX([$sa_file_kxmo.$J$1:$sa_file_kxmo.$J$2751]; MATCH([.U$1]; [$sa_file_kxmo.$A$1:$sa_file_kxmo.$A$2751];0)+ROW([.$A3])-2;1;1)" office:value-type="percentage" office:value="0.8837" calcext:value-type="percentage">
            <text:p>88,37%</text:p>
          </table:table-cell>
          <table:table-cell table:formula="of:=INDEX([$sa_file_kxmo.$J$1:$sa_file_kxmo.$J$2751]; MATCH([.V$1]; [$sa_file_kxmo.$A$1:$sa_file_kxmo.$A$2751];0)+ROW([.$A3])-2;1;1)" office:value-type="percentage" office:value="0.5" calcext:value-type="percentage">
            <text:p>50,00%</text:p>
          </table:table-cell>
          <table:table-cell table:formula="of:=INDEX([$sa_file_kxmo.$J$1:$sa_file_kxmo.$J$2751]; MATCH([.W$1]; [$sa_file_kxmo.$A$1:$sa_file_kxmo.$A$2751];0)+ROW([.$A3])-2;1;1)" office:value-type="percentage" office:value="0.8933" calcext:value-type="percentage">
            <text:p>89,33%</text:p>
          </table:table-cell>
          <table:table-cell table:formula="of:=INDEX([$sa_file_kxmo.$J$1:$sa_file_kxmo.$J$2751]; MATCH([.X$1]; [$sa_file_kxmo.$A$1:$sa_file_kxmo.$A$2751];0)+ROW([.$A3])-2;1;1)" office:value-type="percentage" office:value="0.9195" calcext:value-type="percentage">
            <text:p>91,95%</text:p>
          </table:table-cell>
          <table:table-cell table:formula="of:=INDEX([$sa_file_kxmo.$J$1:$sa_file_kxmo.$J$2751]; MATCH([.Y$1]; [$sa_file_kxmo.$A$1:$sa_file_kxmo.$A$2751];0)+ROW([.$A3])-2;1;1)" office:value-type="percentage" office:value="1" calcext:value-type="percentage">
            <text:p>100,00%</text:p>
          </table:table-cell>
          <table:table-cell table:formula="of:=AVERAGE([.J3:.Y3])" office:value-type="percentage" office:value="0.7466125" calcext:value-type="percentage">
            <text:p>74,6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4];&quot;-&quot;;[.F4])" office:value-type="string" office:string-value="6-0" calcext:value-type="string">
            <text:p>6-0</text:p>
          </table:table-cell>
          <table:table-cell table:formula="of:=INDEX([$sa_file_kxmo.$J$1:$sa_file_kxmo.$J$2751]; MATCH([.J$1]; [$sa_file_kxmo.$A$1:$sa_file_kxmo.$A$2751];0)+ROW([.$A4])-2;1;1)" office:value-type="percentage" office:value="0.8095" calcext:value-type="percentage">
            <text:p>80,95%</text:p>
          </table:table-cell>
          <table:table-cell table:formula="of:=INDEX([$sa_file_kxmo.$J$1:$sa_file_kxmo.$J$2751]; MATCH([.K$1]; [$sa_file_kxmo.$A$1:$sa_file_kxmo.$A$2751];0)+ROW([.$A4])-2;1;1)" office:value-type="percentage" office:value="0.5125" calcext:value-type="percentage">
            <text:p>51,25%</text:p>
          </table:table-cell>
          <table:table-cell table:formula="of:=INDEX([$sa_file_kxmo.$J$1:$sa_file_kxmo.$J$2751]; MATCH([.L$1]; [$sa_file_kxmo.$A$1:$sa_file_kxmo.$A$2751];0)+ROW([.$A4])-2;1;1)" office:value-type="percentage" office:value="0.5072" calcext:value-type="percentage">
            <text:p>50,72%</text:p>
          </table:table-cell>
          <table:table-cell table:formula="of:=INDEX([$sa_file_kxmo.$J$1:$sa_file_kxmo.$J$2751]; MATCH([.M$1]; [$sa_file_kxmo.$A$1:$sa_file_kxmo.$A$2751];0)+ROW([.$A4])-2;1;1)" office:value-type="percentage" office:value="0.8947" calcext:value-type="percentage">
            <text:p>89,47%</text:p>
          </table:table-cell>
          <table:table-cell table:formula="of:=INDEX([$sa_file_kxmo.$J$1:$sa_file_kxmo.$J$2751]; MATCH([.N$1]; [$sa_file_kxmo.$A$1:$sa_file_kxmo.$A$2751];0)+ROW([.$A4])-2;1;1)" office:value-type="percentage" office:value="0.7" calcext:value-type="percentage">
            <text:p>70,00%</text:p>
          </table:table-cell>
          <table:table-cell table:formula="of:=INDEX([$sa_file_kxmo.$J$1:$sa_file_kxmo.$J$2751]; MATCH([.O$1]; [$sa_file_kxmo.$A$1:$sa_file_kxmo.$A$2751];0)+ROW([.$A4])-2;1;1)" office:value-type="percentage" office:value="0.5733" calcext:value-type="percentage">
            <text:p>57,33%</text:p>
          </table:table-cell>
          <table:table-cell table:formula="of:=INDEX([$sa_file_kxmo.$J$1:$sa_file_kxmo.$J$2751]; MATCH([.P$1]; [$sa_file_kxmo.$A$1:$sa_file_kxmo.$A$2751];0)+ROW([.$A4])-2;1;1)" office:value-type="percentage" office:value="0.7925" calcext:value-type="percentage">
            <text:p>79,25%</text:p>
          </table:table-cell>
          <table:table-cell table:formula="of:=INDEX([$sa_file_kxmo.$J$1:$sa_file_kxmo.$J$2751]; MATCH([.Q$1]; [$sa_file_kxmo.$A$1:$sa_file_kxmo.$A$2751];0)+ROW([.$A4])-2;1;1)" office:value-type="percentage" office:value="0.5625" calcext:value-type="percentage">
            <text:p>56,25%</text:p>
          </table:table-cell>
          <table:table-cell table:formula="of:=INDEX([$sa_file_kxmo.$J$1:$sa_file_kxmo.$J$2751]; MATCH([.R$1]; [$sa_file_kxmo.$A$1:$sa_file_kxmo.$A$2751];0)+ROW([.$A4])-2;1;1)" office:value-type="percentage" office:value="0.9286" calcext:value-type="percentage">
            <text:p>92,86%</text:p>
          </table:table-cell>
          <table:table-cell table:formula="of:=INDEX([$sa_file_kxmo.$J$1:$sa_file_kxmo.$J$2751]; MATCH([.S$1]; [$sa_file_kxmo.$A$1:$sa_file_kxmo.$A$2751];0)+ROW([.$A4])-2;1;1)" office:value-type="percentage" office:value="0.8667" calcext:value-type="percentage">
            <text:p>86,67%</text:p>
          </table:table-cell>
          <table:table-cell table:formula="of:=INDEX([$sa_file_kxmo.$J$1:$sa_file_kxmo.$J$2751]; MATCH([.T$1]; [$sa_file_kxmo.$A$1:$sa_file_kxmo.$A$2751];0)+ROW([.$A4])-2;1;1)" office:value-type="percentage" office:value="0.7952" calcext:value-type="percentage">
            <text:p>79,52%</text:p>
          </table:table-cell>
          <table:table-cell table:formula="of:=INDEX([$sa_file_kxmo.$J$1:$sa_file_kxmo.$J$2751]; MATCH([.U$1]; [$sa_file_kxmo.$A$1:$sa_file_kxmo.$A$2751];0)+ROW([.$A4])-2;1;1)" office:value-type="percentage" office:value="0.9302" calcext:value-type="percentage">
            <text:p>93,02%</text:p>
          </table:table-cell>
          <table:table-cell table:formula="of:=INDEX([$sa_file_kxmo.$J$1:$sa_file_kxmo.$J$2751]; MATCH([.V$1]; [$sa_file_kxmo.$A$1:$sa_file_kxmo.$A$2751];0)+ROW([.$A4])-2;1;1)" office:value-type="percentage" office:value="0.3" calcext:value-type="percentage">
            <text:p>30,00%</text:p>
          </table:table-cell>
          <table:table-cell table:formula="of:=INDEX([$sa_file_kxmo.$J$1:$sa_file_kxmo.$J$2751]; MATCH([.W$1]; [$sa_file_kxmo.$A$1:$sa_file_kxmo.$A$2751];0)+ROW([.$A4])-2;1;1)" office:value-type="percentage" office:value="0.8867" calcext:value-type="percentage">
            <text:p>88,67%</text:p>
          </table:table-cell>
          <table:table-cell table:formula="of:=INDEX([$sa_file_kxmo.$J$1:$sa_file_kxmo.$J$2751]; MATCH([.X$1]; [$sa_file_kxmo.$A$1:$sa_file_kxmo.$A$2751];0)+ROW([.$A4])-2;1;1)" office:value-type="percentage" office:value="0.908" calcext:value-type="percentage">
            <text:p>90,80%</text:p>
          </table:table-cell>
          <table:table-cell table:formula="of:=INDEX([$sa_file_kxmo.$J$1:$sa_file_kxmo.$J$2751]; MATCH([.Y$1]; [$sa_file_kxmo.$A$1:$sa_file_kxmo.$A$2751];0)+ROW([.$A4])-2;1;1)" office:value-type="percentage" office:value="1" calcext:value-type="percentage">
            <text:p>100,00%</text:p>
          </table:table-cell>
          <table:table-cell table:formula="of:=AVERAGE([.J4:.Y4])" office:value-type="percentage" office:value="0.747975" calcext:value-type="percentage">
            <text:p>74,8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5];&quot;-&quot;;[.F5])" office:value-type="string" office:string-value="2-1" calcext:value-type="string">
            <text:p>2-1</text:p>
          </table:table-cell>
          <table:table-cell table:formula="of:=INDEX([$sa_file_kxmo.$J$1:$sa_file_kxmo.$J$2751]; MATCH([.J$1]; [$sa_file_kxmo.$A$1:$sa_file_kxmo.$A$2751];0)+ROW([.$A5])-2;1;1)" office:value-type="percentage" office:value="0.8095" calcext:value-type="percentage">
            <text:p>80,95%</text:p>
          </table:table-cell>
          <table:table-cell table:formula="of:=INDEX([$sa_file_kxmo.$J$1:$sa_file_kxmo.$J$2751]; MATCH([.K$1]; [$sa_file_kxmo.$A$1:$sa_file_kxmo.$A$2751];0)+ROW([.$A5])-2;1;1)" office:value-type="percentage" office:value="0.5125" calcext:value-type="percentage">
            <text:p>51,25%</text:p>
          </table:table-cell>
          <table:table-cell table:formula="of:=INDEX([$sa_file_kxmo.$J$1:$sa_file_kxmo.$J$2751]; MATCH([.L$1]; [$sa_file_kxmo.$A$1:$sa_file_kxmo.$A$2751];0)+ROW([.$A5])-2;1;1)" office:value-type="percentage" office:value="0.4928" calcext:value-type="percentage">
            <text:p>49,28%</text:p>
          </table:table-cell>
          <table:table-cell table:formula="of:=INDEX([$sa_file_kxmo.$J$1:$sa_file_kxmo.$J$2751]; MATCH([.M$1]; [$sa_file_kxmo.$A$1:$sa_file_kxmo.$A$2751];0)+ROW([.$A5])-2;1;1)" office:value-type="percentage" office:value="0.8947" calcext:value-type="percentage">
            <text:p>89,47%</text:p>
          </table:table-cell>
          <table:table-cell table:formula="of:=INDEX([$sa_file_kxmo.$J$1:$sa_file_kxmo.$J$2751]; MATCH([.N$1]; [$sa_file_kxmo.$A$1:$sa_file_kxmo.$A$2751];0)+ROW([.$A5])-2;1;1)" office:value-type="percentage" office:value="0.91" calcext:value-type="percentage">
            <text:p>91,00%</text:p>
          </table:table-cell>
          <table:table-cell table:formula="of:=INDEX([$sa_file_kxmo.$J$1:$sa_file_kxmo.$J$2751]; MATCH([.O$1]; [$sa_file_kxmo.$A$1:$sa_file_kxmo.$A$2751];0)+ROW([.$A5])-2;1;1)" office:value-type="percentage" office:value="0.56" calcext:value-type="percentage">
            <text:p>56,00%</text:p>
          </table:table-cell>
          <table:table-cell table:formula="of:=INDEX([$sa_file_kxmo.$J$1:$sa_file_kxmo.$J$2751]; MATCH([.P$1]; [$sa_file_kxmo.$A$1:$sa_file_kxmo.$A$2751];0)+ROW([.$A5])-2;1;1)" office:value-type="percentage" office:value="0.8113" calcext:value-type="percentage">
            <text:p>81,13%</text:p>
          </table:table-cell>
          <table:table-cell table:formula="of:=INDEX([$sa_file_kxmo.$J$1:$sa_file_kxmo.$J$2751]; MATCH([.Q$1]; [$sa_file_kxmo.$A$1:$sa_file_kxmo.$A$2751];0)+ROW([.$A5])-2;1;1)" office:value-type="percentage" office:value="0.625" calcext:value-type="percentage">
            <text:p>62,50%</text:p>
          </table:table-cell>
          <table:table-cell table:formula="of:=INDEX([$sa_file_kxmo.$J$1:$sa_file_kxmo.$J$2751]; MATCH([.R$1]; [$sa_file_kxmo.$A$1:$sa_file_kxmo.$A$2751];0)+ROW([.$A5])-2;1;1)" office:value-type="percentage" office:value="0.9143" calcext:value-type="percentage">
            <text:p>91,43%</text:p>
          </table:table-cell>
          <table:table-cell table:formula="of:=INDEX([$sa_file_kxmo.$J$1:$sa_file_kxmo.$J$2751]; MATCH([.S$1]; [$sa_file_kxmo.$A$1:$sa_file_kxmo.$A$2751];0)+ROW([.$A5])-2;1;1)" office:value-type="percentage" office:value="0.8667" calcext:value-type="percentage">
            <text:p>86,67%</text:p>
          </table:table-cell>
          <table:table-cell table:formula="of:=INDEX([$sa_file_kxmo.$J$1:$sa_file_kxmo.$J$2751]; MATCH([.T$1]; [$sa_file_kxmo.$A$1:$sa_file_kxmo.$A$2751];0)+ROW([.$A5])-2;1;1)" office:value-type="percentage" office:value="0.7831" calcext:value-type="percentage">
            <text:p>78,31%</text:p>
          </table:table-cell>
          <table:table-cell table:formula="of:=INDEX([$sa_file_kxmo.$J$1:$sa_file_kxmo.$J$2751]; MATCH([.U$1]; [$sa_file_kxmo.$A$1:$sa_file_kxmo.$A$2751];0)+ROW([.$A5])-2;1;1)" office:value-type="percentage" office:value="0.8837" calcext:value-type="percentage">
            <text:p>88,37%</text:p>
          </table:table-cell>
          <table:table-cell table:formula="of:=INDEX([$sa_file_kxmo.$J$1:$sa_file_kxmo.$J$2751]; MATCH([.V$1]; [$sa_file_kxmo.$A$1:$sa_file_kxmo.$A$2751];0)+ROW([.$A5])-2;1;1)" office:value-type="percentage" office:value="0.3667" calcext:value-type="percentage">
            <text:p>36,67%</text:p>
          </table:table-cell>
          <table:table-cell table:formula="of:=INDEX([$sa_file_kxmo.$J$1:$sa_file_kxmo.$J$2751]; MATCH([.W$1]; [$sa_file_kxmo.$A$1:$sa_file_kxmo.$A$2751];0)+ROW([.$A5])-2;1;1)" office:value-type="percentage" office:value="0.94" calcext:value-type="percentage">
            <text:p>94,00%</text:p>
          </table:table-cell>
          <table:table-cell table:formula="of:=INDEX([$sa_file_kxmo.$J$1:$sa_file_kxmo.$J$2751]; MATCH([.X$1]; [$sa_file_kxmo.$A$1:$sa_file_kxmo.$A$2751];0)+ROW([.$A5])-2;1;1)" office:value-type="percentage" office:value="0.954" calcext:value-type="percentage">
            <text:p>95,40%</text:p>
          </table:table-cell>
          <table:table-cell table:formula="of:=INDEX([$sa_file_kxmo.$J$1:$sa_file_kxmo.$J$2751]; MATCH([.Y$1]; [$sa_file_kxmo.$A$1:$sa_file_kxmo.$A$2751];0)+ROW([.$A5])-2;1;1)" office:value-type="percentage" office:value="0.9722" calcext:value-type="percentage">
            <text:p>97,22%</text:p>
          </table:table-cell>
          <table:table-cell table:formula="of:=AVERAGE([.J5:.Y5])" office:value-type="percentage" office:value="0.76853125" calcext:value-type="percentage">
            <text:p>76,8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6];&quot;-&quot;;[.F6])" office:value-type="string" office:string-value="4-1" calcext:value-type="string">
            <text:p>4-1</text:p>
          </table:table-cell>
          <table:table-cell table:formula="of:=INDEX([$sa_file_kxmo.$J$1:$sa_file_kxmo.$J$2751]; MATCH([.J$1]; [$sa_file_kxmo.$A$1:$sa_file_kxmo.$A$2751];0)+ROW([.$A6])-2;1;1)" office:value-type="percentage" office:value="0.8571" calcext:value-type="percentage">
            <text:p>85,71%</text:p>
          </table:table-cell>
          <table:table-cell table:formula="of:=INDEX([$sa_file_kxmo.$J$1:$sa_file_kxmo.$J$2751]; MATCH([.K$1]; [$sa_file_kxmo.$A$1:$sa_file_kxmo.$A$2751];0)+ROW([.$A6])-2;1;1)" office:value-type="percentage" office:value="0.4625" calcext:value-type="percentage">
            <text:p>46,25%</text:p>
          </table:table-cell>
          <table:table-cell table:formula="of:=INDEX([$sa_file_kxmo.$J$1:$sa_file_kxmo.$J$2751]; MATCH([.L$1]; [$sa_file_kxmo.$A$1:$sa_file_kxmo.$A$2751];0)+ROW([.$A6])-2;1;1)" office:value-type="percentage" office:value="0.5507" calcext:value-type="percentage">
            <text:p>55,07%</text:p>
          </table:table-cell>
          <table:table-cell table:formula="of:=INDEX([$sa_file_kxmo.$J$1:$sa_file_kxmo.$J$2751]; MATCH([.M$1]; [$sa_file_kxmo.$A$1:$sa_file_kxmo.$A$2751];0)+ROW([.$A6])-2;1;1)" office:value-type="percentage" office:value="0.9211" calcext:value-type="percentage">
            <text:p>92,11%</text:p>
          </table:table-cell>
          <table:table-cell table:formula="of:=INDEX([$sa_file_kxmo.$J$1:$sa_file_kxmo.$J$2751]; MATCH([.N$1]; [$sa_file_kxmo.$A$1:$sa_file_kxmo.$A$2751];0)+ROW([.$A6])-2;1;1)" office:value-type="percentage" office:value="0.87" calcext:value-type="percentage">
            <text:p>87,00%</text:p>
          </table:table-cell>
          <table:table-cell table:formula="of:=INDEX([$sa_file_kxmo.$J$1:$sa_file_kxmo.$J$2751]; MATCH([.O$1]; [$sa_file_kxmo.$A$1:$sa_file_kxmo.$A$2751];0)+ROW([.$A6])-2;1;1)" office:value-type="percentage" office:value="0.5733" calcext:value-type="percentage">
            <text:p>57,33%</text:p>
          </table:table-cell>
          <table:table-cell table:formula="of:=INDEX([$sa_file_kxmo.$J$1:$sa_file_kxmo.$J$2751]; MATCH([.P$1]; [$sa_file_kxmo.$A$1:$sa_file_kxmo.$A$2751];0)+ROW([.$A6])-2;1;1)" office:value-type="percentage" office:value="0.7736" calcext:value-type="percentage">
            <text:p>77,36%</text:p>
          </table:table-cell>
          <table:table-cell table:formula="of:=INDEX([$sa_file_kxmo.$J$1:$sa_file_kxmo.$J$2751]; MATCH([.Q$1]; [$sa_file_kxmo.$A$1:$sa_file_kxmo.$A$2751];0)+ROW([.$A6])-2;1;1)" office:value-type="percentage" office:value="0.6875" calcext:value-type="percentage">
            <text:p>68,75%</text:p>
          </table:table-cell>
          <table:table-cell table:formula="of:=INDEX([$sa_file_kxmo.$J$1:$sa_file_kxmo.$J$2751]; MATCH([.R$1]; [$sa_file_kxmo.$A$1:$sa_file_kxmo.$A$2751];0)+ROW([.$A6])-2;1;1)" office:value-type="percentage" office:value="0.6857" calcext:value-type="percentage">
            <text:p>68,57%</text:p>
          </table:table-cell>
          <table:table-cell table:formula="of:=INDEX([$sa_file_kxmo.$J$1:$sa_file_kxmo.$J$2751]; MATCH([.S$1]; [$sa_file_kxmo.$A$1:$sa_file_kxmo.$A$2751];0)+ROW([.$A6])-2;1;1)" office:value-type="percentage" office:value="0.9" calcext:value-type="percentage">
            <text:p>90,00%</text:p>
          </table:table-cell>
          <table:table-cell table:formula="of:=INDEX([$sa_file_kxmo.$J$1:$sa_file_kxmo.$J$2751]; MATCH([.T$1]; [$sa_file_kxmo.$A$1:$sa_file_kxmo.$A$2751];0)+ROW([.$A6])-2;1;1)" office:value-type="percentage" office:value="0.7892" calcext:value-type="percentage">
            <text:p>78,92%</text:p>
          </table:table-cell>
          <table:table-cell table:formula="of:=INDEX([$sa_file_kxmo.$J$1:$sa_file_kxmo.$J$2751]; MATCH([.U$1]; [$sa_file_kxmo.$A$1:$sa_file_kxmo.$A$2751];0)+ROW([.$A6])-2;1;1)" office:value-type="percentage" office:value="0.9302" calcext:value-type="percentage">
            <text:p>93,02%</text:p>
          </table:table-cell>
          <table:table-cell table:formula="of:=INDEX([$sa_file_kxmo.$J$1:$sa_file_kxmo.$J$2751]; MATCH([.V$1]; [$sa_file_kxmo.$A$1:$sa_file_kxmo.$A$2751];0)+ROW([.$A6])-2;1;1)" office:value-type="percentage" office:value="0.4667" calcext:value-type="percentage">
            <text:p>46,67%</text:p>
          </table:table-cell>
          <table:table-cell table:formula="of:=INDEX([$sa_file_kxmo.$J$1:$sa_file_kxmo.$J$2751]; MATCH([.W$1]; [$sa_file_kxmo.$A$1:$sa_file_kxmo.$A$2751];0)+ROW([.$A6])-2;1;1)" office:value-type="percentage" office:value="0.9067" calcext:value-type="percentage">
            <text:p>90,67%</text:p>
          </table:table-cell>
          <table:table-cell table:formula="of:=INDEX([$sa_file_kxmo.$J$1:$sa_file_kxmo.$J$2751]; MATCH([.X$1]; [$sa_file_kxmo.$A$1:$sa_file_kxmo.$A$2751];0)+ROW([.$A6])-2;1;1)" office:value-type="percentage" office:value="0.908" calcext:value-type="percentage">
            <text:p>90,80%</text:p>
          </table:table-cell>
          <table:table-cell table:formula="of:=INDEX([$sa_file_kxmo.$J$1:$sa_file_kxmo.$J$2751]; MATCH([.Y$1]; [$sa_file_kxmo.$A$1:$sa_file_kxmo.$A$2751];0)+ROW([.$A6])-2;1;1)" office:value-type="percentage" office:value="0.8056" calcext:value-type="percentage">
            <text:p>80,56%</text:p>
          </table:table-cell>
          <table:table-cell table:formula="of:=AVERAGE([.J6:.Y6])" office:value-type="percentage" office:value="0.75549375" calcext:value-type="percentage">
            <text:p>75,5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7];&quot;-&quot;;[.F7])" office:value-type="string" office:string-value="6-1" calcext:value-type="string">
            <text:p>6-1</text:p>
          </table:table-cell>
          <table:table-cell table:formula="of:=INDEX([$sa_file_kxmo.$J$1:$sa_file_kxmo.$J$2751]; MATCH([.J$1]; [$sa_file_kxmo.$A$1:$sa_file_kxmo.$A$2751];0)+ROW([.$A7])-2;1;1)" office:value-type="percentage" office:value="0.8095" calcext:value-type="percentage">
            <text:p>80,95%</text:p>
          </table:table-cell>
          <table:table-cell table:formula="of:=INDEX([$sa_file_kxmo.$J$1:$sa_file_kxmo.$J$2751]; MATCH([.K$1]; [$sa_file_kxmo.$A$1:$sa_file_kxmo.$A$2751];0)+ROW([.$A7])-2;1;1)" office:value-type="percentage" office:value="0.4875" calcext:value-type="percentage">
            <text:p>48,75%</text:p>
          </table:table-cell>
          <table:table-cell table:formula="of:=INDEX([$sa_file_kxmo.$J$1:$sa_file_kxmo.$J$2751]; MATCH([.L$1]; [$sa_file_kxmo.$A$1:$sa_file_kxmo.$A$2751];0)+ROW([.$A7])-2;1;1)" office:value-type="percentage" office:value="0.5362" calcext:value-type="percentage">
            <text:p>53,62%</text:p>
          </table:table-cell>
          <table:table-cell table:formula="of:=INDEX([$sa_file_kxmo.$J$1:$sa_file_kxmo.$J$2751]; MATCH([.M$1]; [$sa_file_kxmo.$A$1:$sa_file_kxmo.$A$2751];0)+ROW([.$A7])-2;1;1)" office:value-type="percentage" office:value="0.9123" calcext:value-type="percentage">
            <text:p>91,23%</text:p>
          </table:table-cell>
          <table:table-cell table:formula="of:=INDEX([$sa_file_kxmo.$J$1:$sa_file_kxmo.$J$2751]; MATCH([.N$1]; [$sa_file_kxmo.$A$1:$sa_file_kxmo.$A$2751];0)+ROW([.$A7])-2;1;1)" office:value-type="percentage" office:value="0.7667" calcext:value-type="percentage">
            <text:p>76,67%</text:p>
          </table:table-cell>
          <table:table-cell table:formula="of:=INDEX([$sa_file_kxmo.$J$1:$sa_file_kxmo.$J$2751]; MATCH([.O$1]; [$sa_file_kxmo.$A$1:$sa_file_kxmo.$A$2751];0)+ROW([.$A7])-2;1;1)" office:value-type="percentage" office:value="0.5333" calcext:value-type="percentage">
            <text:p>53,33%</text:p>
          </table:table-cell>
          <table:table-cell table:formula="of:=INDEX([$sa_file_kxmo.$J$1:$sa_file_kxmo.$J$2751]; MATCH([.P$1]; [$sa_file_kxmo.$A$1:$sa_file_kxmo.$A$2751];0)+ROW([.$A7])-2;1;1)" office:value-type="percentage" office:value="0.6981" calcext:value-type="percentage">
            <text:p>69,81%</text:p>
          </table:table-cell>
          <table:table-cell table:formula="of:=INDEX([$sa_file_kxmo.$J$1:$sa_file_kxmo.$J$2751]; MATCH([.Q$1]; [$sa_file_kxmo.$A$1:$sa_file_kxmo.$A$2751];0)+ROW([.$A7])-2;1;1)" office:value-type="percentage" office:value="0.6875" calcext:value-type="percentage">
            <text:p>68,75%</text:p>
          </table:table-cell>
          <table:table-cell table:formula="of:=INDEX([$sa_file_kxmo.$J$1:$sa_file_kxmo.$J$2751]; MATCH([.R$1]; [$sa_file_kxmo.$A$1:$sa_file_kxmo.$A$2751];0)+ROW([.$A7])-2;1;1)" office:value-type="percentage" office:value="0.9143" calcext:value-type="percentage">
            <text:p>91,43%</text:p>
          </table:table-cell>
          <table:table-cell table:formula="of:=INDEX([$sa_file_kxmo.$J$1:$sa_file_kxmo.$J$2751]; MATCH([.S$1]; [$sa_file_kxmo.$A$1:$sa_file_kxmo.$A$2751];0)+ROW([.$A7])-2;1;1)" office:value-type="percentage" office:value="0.8667" calcext:value-type="percentage">
            <text:p>86,67%</text:p>
          </table:table-cell>
          <table:table-cell table:formula="of:=INDEX([$sa_file_kxmo.$J$1:$sa_file_kxmo.$J$2751]; MATCH([.T$1]; [$sa_file_kxmo.$A$1:$sa_file_kxmo.$A$2751];0)+ROW([.$A7])-2;1;1)" office:value-type="percentage" office:value="0.7651" calcext:value-type="percentage">
            <text:p>76,51%</text:p>
          </table:table-cell>
          <table:table-cell table:formula="of:=INDEX([$sa_file_kxmo.$J$1:$sa_file_kxmo.$J$2751]; MATCH([.U$1]; [$sa_file_kxmo.$A$1:$sa_file_kxmo.$A$2751];0)+ROW([.$A7])-2;1;1)" office:value-type="percentage" office:value="0.9302" calcext:value-type="percentage">
            <text:p>93,02%</text:p>
          </table:table-cell>
          <table:table-cell table:formula="of:=INDEX([$sa_file_kxmo.$J$1:$sa_file_kxmo.$J$2751]; MATCH([.V$1]; [$sa_file_kxmo.$A$1:$sa_file_kxmo.$A$2751];0)+ROW([.$A7])-2;1;1)" office:value-type="percentage" office:value="0.3667" calcext:value-type="percentage">
            <text:p>36,67%</text:p>
          </table:table-cell>
          <table:table-cell table:formula="of:=INDEX([$sa_file_kxmo.$J$1:$sa_file_kxmo.$J$2751]; MATCH([.W$1]; [$sa_file_kxmo.$A$1:$sa_file_kxmo.$A$2751];0)+ROW([.$A7])-2;1;1)" office:value-type="percentage" office:value="0.85" calcext:value-type="percentage">
            <text:p>85,00%</text:p>
          </table:table-cell>
          <table:table-cell table:formula="of:=INDEX([$sa_file_kxmo.$J$1:$sa_file_kxmo.$J$2751]; MATCH([.X$1]; [$sa_file_kxmo.$A$1:$sa_file_kxmo.$A$2751];0)+ROW([.$A7])-2;1;1)" office:value-type="percentage" office:value="0.9425" calcext:value-type="percentage">
            <text:p>94,25%</text:p>
          </table:table-cell>
          <table:table-cell table:formula="of:=INDEX([$sa_file_kxmo.$J$1:$sa_file_kxmo.$J$2751]; MATCH([.Y$1]; [$sa_file_kxmo.$A$1:$sa_file_kxmo.$A$2751];0)+ROW([.$A7])-2;1;1)" office:value-type="percentage" office:value="0.9167" calcext:value-type="percentage">
            <text:p>91,67%</text:p>
          </table:table-cell>
          <table:table-cell table:formula="of:=AVERAGE([.J7:.Y7])" office:value-type="percentage" office:value="0.74895625" calcext:value-type="percentage">
            <text:p>74,9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8];&quot;-&quot;;[.F8])" office:value-type="string" office:string-value="2-2" calcext:value-type="string">
            <text:p>2-2</text:p>
          </table:table-cell>
          <table:table-cell table:formula="of:=INDEX([$sa_file_kxmo.$J$1:$sa_file_kxmo.$J$2751]; MATCH([.J$1]; [$sa_file_kxmo.$A$1:$sa_file_kxmo.$A$2751];0)+ROW([.$A8])-2;1;1)" office:value-type="percentage" office:value="0.8095" calcext:value-type="percentage">
            <text:p>80,95%</text:p>
          </table:table-cell>
          <table:table-cell table:formula="of:=INDEX([$sa_file_kxmo.$J$1:$sa_file_kxmo.$J$2751]; MATCH([.K$1]; [$sa_file_kxmo.$A$1:$sa_file_kxmo.$A$2751];0)+ROW([.$A8])-2;1;1)" office:value-type="percentage" office:value="0.5" calcext:value-type="percentage">
            <text:p>50,00%</text:p>
          </table:table-cell>
          <table:table-cell table:formula="of:=INDEX([$sa_file_kxmo.$J$1:$sa_file_kxmo.$J$2751]; MATCH([.L$1]; [$sa_file_kxmo.$A$1:$sa_file_kxmo.$A$2751];0)+ROW([.$A8])-2;1;1)" office:value-type="percentage" office:value="0.5507" calcext:value-type="percentage">
            <text:p>55,07%</text:p>
          </table:table-cell>
          <table:table-cell table:formula="of:=INDEX([$sa_file_kxmo.$J$1:$sa_file_kxmo.$J$2751]; MATCH([.M$1]; [$sa_file_kxmo.$A$1:$sa_file_kxmo.$A$2751];0)+ROW([.$A8])-2;1;1)" office:value-type="percentage" office:value="0.8421" calcext:value-type="percentage">
            <text:p>84,21%</text:p>
          </table:table-cell>
          <table:table-cell table:formula="of:=INDEX([$sa_file_kxmo.$J$1:$sa_file_kxmo.$J$2751]; MATCH([.N$1]; [$sa_file_kxmo.$A$1:$sa_file_kxmo.$A$2751];0)+ROW([.$A8])-2;1;1)" office:value-type="percentage" office:value="0.7567" calcext:value-type="percentage">
            <text:p>75,67%</text:p>
          </table:table-cell>
          <table:table-cell table:formula="of:=INDEX([$sa_file_kxmo.$J$1:$sa_file_kxmo.$J$2751]; MATCH([.O$1]; [$sa_file_kxmo.$A$1:$sa_file_kxmo.$A$2751];0)+ROW([.$A8])-2;1;1)" office:value-type="percentage" office:value="0.5533" calcext:value-type="percentage">
            <text:p>55,33%</text:p>
          </table:table-cell>
          <table:table-cell table:formula="of:=INDEX([$sa_file_kxmo.$J$1:$sa_file_kxmo.$J$2751]; MATCH([.P$1]; [$sa_file_kxmo.$A$1:$sa_file_kxmo.$A$2751];0)+ROW([.$A8])-2;1;1)" office:value-type="percentage" office:value="0.717" calcext:value-type="percentage">
            <text:p>71,70%</text:p>
          </table:table-cell>
          <table:table-cell table:formula="of:=INDEX([$sa_file_kxmo.$J$1:$sa_file_kxmo.$J$2751]; MATCH([.Q$1]; [$sa_file_kxmo.$A$1:$sa_file_kxmo.$A$2751];0)+ROW([.$A8])-2;1;1)" office:value-type="percentage" office:value="0.8125" calcext:value-type="percentage">
            <text:p>81,25%</text:p>
          </table:table-cell>
          <table:table-cell table:formula="of:=INDEX([$sa_file_kxmo.$J$1:$sa_file_kxmo.$J$2751]; MATCH([.R$1]; [$sa_file_kxmo.$A$1:$sa_file_kxmo.$A$2751];0)+ROW([.$A8])-2;1;1)" office:value-type="percentage" office:value="0.8571" calcext:value-type="percentage">
            <text:p>85,71%</text:p>
          </table:table-cell>
          <table:table-cell table:formula="of:=INDEX([$sa_file_kxmo.$J$1:$sa_file_kxmo.$J$2751]; MATCH([.S$1]; [$sa_file_kxmo.$A$1:$sa_file_kxmo.$A$2751];0)+ROW([.$A8])-2;1;1)" office:value-type="percentage" office:value="0.8333" calcext:value-type="percentage">
            <text:p>83,33%</text:p>
          </table:table-cell>
          <table:table-cell table:formula="of:=INDEX([$sa_file_kxmo.$J$1:$sa_file_kxmo.$J$2751]; MATCH([.T$1]; [$sa_file_kxmo.$A$1:$sa_file_kxmo.$A$2751];0)+ROW([.$A8])-2;1;1)" office:value-type="percentage" office:value="0.7892" calcext:value-type="percentage">
            <text:p>78,92%</text:p>
          </table:table-cell>
          <table:table-cell table:formula="of:=INDEX([$sa_file_kxmo.$J$1:$sa_file_kxmo.$J$2751]; MATCH([.U$1]; [$sa_file_kxmo.$A$1:$sa_file_kxmo.$A$2751];0)+ROW([.$A8])-2;1;1)" office:value-type="percentage" office:value="0.907" calcext:value-type="percentage">
            <text:p>90,70%</text:p>
          </table:table-cell>
          <table:table-cell table:formula="of:=INDEX([$sa_file_kxmo.$J$1:$sa_file_kxmo.$J$2751]; MATCH([.V$1]; [$sa_file_kxmo.$A$1:$sa_file_kxmo.$A$2751];0)+ROW([.$A8])-2;1;1)" office:value-type="percentage" office:value="0.3" calcext:value-type="percentage">
            <text:p>30,00%</text:p>
          </table:table-cell>
          <table:table-cell table:formula="of:=INDEX([$sa_file_kxmo.$J$1:$sa_file_kxmo.$J$2751]; MATCH([.W$1]; [$sa_file_kxmo.$A$1:$sa_file_kxmo.$A$2751];0)+ROW([.$A8])-2;1;1)" office:value-type="percentage" office:value="0.9033" calcext:value-type="percentage">
            <text:p>90,33%</text:p>
          </table:table-cell>
          <table:table-cell table:formula="of:=INDEX([$sa_file_kxmo.$J$1:$sa_file_kxmo.$J$2751]; MATCH([.X$1]; [$sa_file_kxmo.$A$1:$sa_file_kxmo.$A$2751];0)+ROW([.$A8])-2;1;1)" office:value-type="percentage" office:value="0.8506" calcext:value-type="percentage">
            <text:p>85,06%</text:p>
          </table:table-cell>
          <table:table-cell table:formula="of:=INDEX([$sa_file_kxmo.$J$1:$sa_file_kxmo.$J$2751]; MATCH([.Y$1]; [$sa_file_kxmo.$A$1:$sa_file_kxmo.$A$2751];0)+ROW([.$A8])-2;1;1)" office:value-type="percentage" office:value="0.9722" calcext:value-type="percentage">
            <text:p>97,22%</text:p>
          </table:table-cell>
          <table:table-cell table:formula="of:=AVERAGE([.J8:.Y8])" office:value-type="percentage" office:value="0.74715625" calcext:value-type="percentage">
            <text:p>74,7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9];&quot;-&quot;;[.F9])" office:value-type="string" office:string-value="4-2" calcext:value-type="string">
            <text:p>4-2</text:p>
          </table:table-cell>
          <table:table-cell table:formula="of:=INDEX([$sa_file_kxmo.$J$1:$sa_file_kxmo.$J$2751]; MATCH([.J$1]; [$sa_file_kxmo.$A$1:$sa_file_kxmo.$A$2751];0)+ROW([.$A9])-2;1;1)" office:value-type="percentage" office:value="0.7619" calcext:value-type="percentage">
            <text:p>76,19%</text:p>
          </table:table-cell>
          <table:table-cell table:formula="of:=INDEX([$sa_file_kxmo.$J$1:$sa_file_kxmo.$J$2751]; MATCH([.K$1]; [$sa_file_kxmo.$A$1:$sa_file_kxmo.$A$2751];0)+ROW([.$A9])-2;1;1)" office:value-type="percentage" office:value="0.5125" calcext:value-type="percentage">
            <text:p>51,25%</text:p>
          </table:table-cell>
          <table:table-cell table:formula="of:=INDEX([$sa_file_kxmo.$J$1:$sa_file_kxmo.$J$2751]; MATCH([.L$1]; [$sa_file_kxmo.$A$1:$sa_file_kxmo.$A$2751];0)+ROW([.$A9])-2;1;1)" office:value-type="percentage" office:value="0.4928" calcext:value-type="percentage">
            <text:p>49,28%</text:p>
          </table:table-cell>
          <table:table-cell table:formula="of:=INDEX([$sa_file_kxmo.$J$1:$sa_file_kxmo.$J$2751]; MATCH([.M$1]; [$sa_file_kxmo.$A$1:$sa_file_kxmo.$A$2751];0)+ROW([.$A9])-2;1;1)" office:value-type="percentage" office:value="0.8772" calcext:value-type="percentage">
            <text:p>87,72%</text:p>
          </table:table-cell>
          <table:table-cell table:formula="of:=INDEX([$sa_file_kxmo.$J$1:$sa_file_kxmo.$J$2751]; MATCH([.N$1]; [$sa_file_kxmo.$A$1:$sa_file_kxmo.$A$2751];0)+ROW([.$A9])-2;1;1)" office:value-type="percentage" office:value="0.7067" calcext:value-type="percentage">
            <text:p>70,67%</text:p>
          </table:table-cell>
          <table:table-cell table:formula="of:=INDEX([$sa_file_kxmo.$J$1:$sa_file_kxmo.$J$2751]; MATCH([.O$1]; [$sa_file_kxmo.$A$1:$sa_file_kxmo.$A$2751];0)+ROW([.$A9])-2;1;1)" office:value-type="percentage" office:value="0.4867" calcext:value-type="percentage">
            <text:p>48,67%</text:p>
          </table:table-cell>
          <table:table-cell table:formula="of:=INDEX([$sa_file_kxmo.$J$1:$sa_file_kxmo.$J$2751]; MATCH([.P$1]; [$sa_file_kxmo.$A$1:$sa_file_kxmo.$A$2751];0)+ROW([.$A9])-2;1;1)" office:value-type="percentage" office:value="0.8113" calcext:value-type="percentage">
            <text:p>81,13%</text:p>
          </table:table-cell>
          <table:table-cell table:formula="of:=INDEX([$sa_file_kxmo.$J$1:$sa_file_kxmo.$J$2751]; MATCH([.Q$1]; [$sa_file_kxmo.$A$1:$sa_file_kxmo.$A$2751];0)+ROW([.$A9])-2;1;1)" office:value-type="percentage" office:value="0.8125" calcext:value-type="percentage">
            <text:p>81,25%</text:p>
          </table:table-cell>
          <table:table-cell table:formula="of:=INDEX([$sa_file_kxmo.$J$1:$sa_file_kxmo.$J$2751]; MATCH([.R$1]; [$sa_file_kxmo.$A$1:$sa_file_kxmo.$A$2751];0)+ROW([.$A9])-2;1;1)" office:value-type="percentage" office:value="0.9143" calcext:value-type="percentage">
            <text:p>91,43%</text:p>
          </table:table-cell>
          <table:table-cell table:formula="of:=INDEX([$sa_file_kxmo.$J$1:$sa_file_kxmo.$J$2751]; MATCH([.S$1]; [$sa_file_kxmo.$A$1:$sa_file_kxmo.$A$2751];0)+ROW([.$A9])-2;1;1)" office:value-type="percentage" office:value="0.9" calcext:value-type="percentage">
            <text:p>90,00%</text:p>
          </table:table-cell>
          <table:table-cell table:formula="of:=INDEX([$sa_file_kxmo.$J$1:$sa_file_kxmo.$J$2751]; MATCH([.T$1]; [$sa_file_kxmo.$A$1:$sa_file_kxmo.$A$2751];0)+ROW([.$A9])-2;1;1)" office:value-type="percentage" office:value="0.8072" calcext:value-type="percentage">
            <text:p>80,72%</text:p>
          </table:table-cell>
          <table:table-cell table:formula="of:=INDEX([$sa_file_kxmo.$J$1:$sa_file_kxmo.$J$2751]; MATCH([.U$1]; [$sa_file_kxmo.$A$1:$sa_file_kxmo.$A$2751];0)+ROW([.$A9])-2;1;1)" office:value-type="percentage" office:value="0.7674" calcext:value-type="percentage">
            <text:p>76,74%</text:p>
          </table:table-cell>
          <table:table-cell table:formula="of:=INDEX([$sa_file_kxmo.$J$1:$sa_file_kxmo.$J$2751]; MATCH([.V$1]; [$sa_file_kxmo.$A$1:$sa_file_kxmo.$A$2751];0)+ROW([.$A9])-2;1;1)" office:value-type="percentage" office:value="0.3" calcext:value-type="percentage">
            <text:p>30,00%</text:p>
          </table:table-cell>
          <table:table-cell table:formula="of:=INDEX([$sa_file_kxmo.$J$1:$sa_file_kxmo.$J$2751]; MATCH([.W$1]; [$sa_file_kxmo.$A$1:$sa_file_kxmo.$A$2751];0)+ROW([.$A9])-2;1;1)" office:value-type="percentage" office:value="0.9133" calcext:value-type="percentage">
            <text:p>91,33%</text:p>
          </table:table-cell>
          <table:table-cell table:formula="of:=INDEX([$sa_file_kxmo.$J$1:$sa_file_kxmo.$J$2751]; MATCH([.X$1]; [$sa_file_kxmo.$A$1:$sa_file_kxmo.$A$2751];0)+ROW([.$A9])-2;1;1)" office:value-type="percentage" office:value="0.931" calcext:value-type="percentage">
            <text:p>93,10%</text:p>
          </table:table-cell>
          <table:table-cell table:formula="of:=INDEX([$sa_file_kxmo.$J$1:$sa_file_kxmo.$J$2751]; MATCH([.Y$1]; [$sa_file_kxmo.$A$1:$sa_file_kxmo.$A$2751];0)+ROW([.$A9])-2;1;1)" office:value-type="percentage" office:value="0.9722" calcext:value-type="percentage">
            <text:p>97,22%</text:p>
          </table:table-cell>
          <table:table-cell table:formula="of:=AVERAGE([.J9:.Y9])" office:value-type="percentage" office:value="0.7479375" calcext:value-type="percentage">
            <text:p>74,79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formula="of:=CONCATENATE([.A10];&quot;-&quot;;[.F10])" office:value-type="string" office:string-value="6-2" calcext:value-type="string">
            <text:p>6-2</text:p>
          </table:table-cell>
          <table:table-cell table:formula="of:=INDEX([$sa_file_kxmo.$J$1:$sa_file_kxmo.$J$2751]; MATCH([.J$1]; [$sa_file_kxmo.$A$1:$sa_file_kxmo.$A$2751];0)+ROW([.$A10])-2;1;1)" office:value-type="percentage" office:value="0.8095" calcext:value-type="percentage">
            <text:p>80,95%</text:p>
          </table:table-cell>
          <table:table-cell table:formula="of:=INDEX([$sa_file_kxmo.$J$1:$sa_file_kxmo.$J$2751]; MATCH([.K$1]; [$sa_file_kxmo.$A$1:$sa_file_kxmo.$A$2751];0)+ROW([.$A10])-2;1;1)" office:value-type="percentage" office:value="0.45" calcext:value-type="percentage">
            <text:p>45,00%</text:p>
          </table:table-cell>
          <table:table-cell table:formula="of:=INDEX([$sa_file_kxmo.$J$1:$sa_file_kxmo.$J$2751]; MATCH([.L$1]; [$sa_file_kxmo.$A$1:$sa_file_kxmo.$A$2751];0)+ROW([.$A10])-2;1;1)" office:value-type="percentage" office:value="0.5652" calcext:value-type="percentage">
            <text:p>56,52%</text:p>
          </table:table-cell>
          <table:table-cell table:formula="of:=INDEX([$sa_file_kxmo.$J$1:$sa_file_kxmo.$J$2751]; MATCH([.M$1]; [$sa_file_kxmo.$A$1:$sa_file_kxmo.$A$2751];0)+ROW([.$A10])-2;1;1)" office:value-type="percentage" office:value="0.9123" calcext:value-type="percentage">
            <text:p>91,23%</text:p>
          </table:table-cell>
          <table:table-cell table:formula="of:=INDEX([$sa_file_kxmo.$J$1:$sa_file_kxmo.$J$2751]; MATCH([.N$1]; [$sa_file_kxmo.$A$1:$sa_file_kxmo.$A$2751];0)+ROW([.$A10])-2;1;1)" office:value-type="percentage" office:value="0.8867" calcext:value-type="percentage">
            <text:p>88,67%</text:p>
          </table:table-cell>
          <table:table-cell table:formula="of:=INDEX([$sa_file_kxmo.$J$1:$sa_file_kxmo.$J$2751]; MATCH([.O$1]; [$sa_file_kxmo.$A$1:$sa_file_kxmo.$A$2751];0)+ROW([.$A10])-2;1;1)" office:value-type="percentage" office:value="0.4833" calcext:value-type="percentage">
            <text:p>48,33%</text:p>
          </table:table-cell>
          <table:table-cell table:formula="of:=INDEX([$sa_file_kxmo.$J$1:$sa_file_kxmo.$J$2751]; MATCH([.P$1]; [$sa_file_kxmo.$A$1:$sa_file_kxmo.$A$2751];0)+ROW([.$A10])-2;1;1)" office:value-type="percentage" office:value="0.7547" calcext:value-type="percentage">
            <text:p>75,47%</text:p>
          </table:table-cell>
          <table:table-cell table:formula="of:=INDEX([$sa_file_kxmo.$J$1:$sa_file_kxmo.$J$2751]; MATCH([.Q$1]; [$sa_file_kxmo.$A$1:$sa_file_kxmo.$A$2751];0)+ROW([.$A10])-2;1;1)" office:value-type="percentage" office:value="0.5625" calcext:value-type="percentage">
            <text:p>56,25%</text:p>
          </table:table-cell>
          <table:table-cell table:formula="of:=INDEX([$sa_file_kxmo.$J$1:$sa_file_kxmo.$J$2751]; MATCH([.R$1]; [$sa_file_kxmo.$A$1:$sa_file_kxmo.$A$2751];0)+ROW([.$A10])-2;1;1)" office:value-type="percentage" office:value="0.9286" calcext:value-type="percentage">
            <text:p>92,86%</text:p>
          </table:table-cell>
          <table:table-cell table:formula="of:=INDEX([$sa_file_kxmo.$J$1:$sa_file_kxmo.$J$2751]; MATCH([.S$1]; [$sa_file_kxmo.$A$1:$sa_file_kxmo.$A$2751];0)+ROW([.$A10])-2;1;1)" office:value-type="percentage" office:value="0.8333" calcext:value-type="percentage">
            <text:p>83,33%</text:p>
          </table:table-cell>
          <table:table-cell table:formula="of:=INDEX([$sa_file_kxmo.$J$1:$sa_file_kxmo.$J$2751]; MATCH([.T$1]; [$sa_file_kxmo.$A$1:$sa_file_kxmo.$A$2751];0)+ROW([.$A10])-2;1;1)" office:value-type="percentage" office:value="0.753" calcext:value-type="percentage">
            <text:p>75,30%</text:p>
          </table:table-cell>
          <table:table-cell table:formula="of:=INDEX([$sa_file_kxmo.$J$1:$sa_file_kxmo.$J$2751]; MATCH([.U$1]; [$sa_file_kxmo.$A$1:$sa_file_kxmo.$A$2751];0)+ROW([.$A10])-2;1;1)" office:value-type="percentage" office:value="0.7442" calcext:value-type="percentage">
            <text:p>74,42%</text:p>
          </table:table-cell>
          <table:table-cell table:formula="of:=INDEX([$sa_file_kxmo.$J$1:$sa_file_kxmo.$J$2751]; MATCH([.V$1]; [$sa_file_kxmo.$A$1:$sa_file_kxmo.$A$2751];0)+ROW([.$A10])-2;1;1)" office:value-type="percentage" office:value="0.3333" calcext:value-type="percentage">
            <text:p>33,33%</text:p>
          </table:table-cell>
          <table:table-cell table:formula="of:=INDEX([$sa_file_kxmo.$J$1:$sa_file_kxmo.$J$2751]; MATCH([.W$1]; [$sa_file_kxmo.$A$1:$sa_file_kxmo.$A$2751];0)+ROW([.$A10])-2;1;1)" office:value-type="percentage" office:value="0.8867" calcext:value-type="percentage">
            <text:p>88,67%</text:p>
          </table:table-cell>
          <table:table-cell table:formula="of:=INDEX([$sa_file_kxmo.$J$1:$sa_file_kxmo.$J$2751]; MATCH([.X$1]; [$sa_file_kxmo.$A$1:$sa_file_kxmo.$A$2751];0)+ROW([.$A10])-2;1;1)" office:value-type="percentage" office:value="0.8736" calcext:value-type="percentage">
            <text:p>87,36%</text:p>
          </table:table-cell>
          <table:table-cell table:formula="of:=INDEX([$sa_file_kxmo.$J$1:$sa_file_kxmo.$J$2751]; MATCH([.Y$1]; [$sa_file_kxmo.$A$1:$sa_file_kxmo.$A$2751];0)+ROW([.$A10])-2;1;1)" office:value-type="percentage" office:value="0.9444" calcext:value-type="percentage">
            <text:p>94,44%</text:p>
          </table:table-cell>
          <table:table-cell table:formula="of:=AVERAGE([.J10:.Y10])" office:value-type="percentage" office:value="0.73258125" calcext:value-type="percentage">
            <text:p>73,26%</text:p>
          </table:table-cell>
        </table:table-row>
      </table:table>
      <table:table table:name="sa_file_thd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conv</text:p>
          </table:table-cell>
          <table:table-cell office:value-type="string" calcext:value-type="string">
            <text:p>nk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206" calcext:value-type="float">
            <text:p>0,12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778" calcext:value-type="float">
            <text:p>0,177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775" calcext:value-type="float">
            <text:p>0,177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3528" calcext:value-type="float">
            <text:p>0,35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246" calcext:value-type="float">
            <text:p>0,7246</text:p>
          </table:table-cell>
          <table:table-cell office:value-type="float" office:value="1.5615" calcext:value-type="float">
            <text:p>1,56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41" calcext:value-type="float">
            <text:p>0,8841</text:p>
          </table:table-cell>
          <table:table-cell office:value-type="float" office:value="1.2127" calcext:value-type="float">
            <text:p>1,2127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41" calcext:value-type="float">
            <text:p>0,8841</text:p>
          </table:table-cell>
          <table:table-cell office:value-type="float" office:value="1.5178" calcext:value-type="float">
            <text:p>1,5178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43" calcext:value-type="float">
            <text:p>0,8043</text:p>
          </table:table-cell>
          <table:table-cell office:value-type="float" office:value="1.2137" calcext:value-type="float">
            <text:p>1,21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4" calcext:value-type="float">
            <text:p>0,784</text:p>
          </table:table-cell>
          <table:table-cell office:value-type="float" office:value="0.9102" calcext:value-type="float">
            <text:p>0,9102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0.8609" calcext:value-type="float">
            <text:p>0,8609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0.9402" calcext:value-type="float">
            <text:p>0,9402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6" calcext:value-type="float">
            <text:p>0,816</text:p>
          </table:table-cell>
          <table:table-cell office:value-type="float" office:value="0.5575" calcext:value-type="float">
            <text:p>0,557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1.1486" calcext:value-type="float">
            <text:p>1,148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1.1471" calcext:value-type="float">
            <text:p>1,147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1686" calcext:value-type="float">
            <text:p>1,168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1.1433" calcext:value-type="float">
            <text:p>1,143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97" calcext:value-type="float">
            <text:p>0,5797</text:p>
          </table:table-cell>
          <table:table-cell office:value-type="float" office:value="0.508" calcext:value-type="float">
            <text:p>0,50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493" calcext:value-type="float">
            <text:p>0,4493</text:p>
          </table:table-cell>
          <table:table-cell office:value-type="float" office:value="0.5361" calcext:value-type="float">
            <text:p>0,536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3407" calcext:value-type="float">
            <text:p>0,340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72" calcext:value-type="float">
            <text:p>0,5072</text:p>
          </table:table-cell>
          <table:table-cell office:value-type="float" office:value="0.4941" calcext:value-type="float">
            <text:p>0,494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74" calcext:value-type="float">
            <text:p>0,9474</text:p>
          </table:table-cell>
          <table:table-cell office:value-type="float" office:value="1.4905" calcext:value-type="float">
            <text:p>1,4905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74" calcext:value-type="float">
            <text:p>0,9474</text:p>
          </table:table-cell>
          <table:table-cell office:value-type="float" office:value="0.8749" calcext:value-type="float">
            <text:p>0,8749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35" calcext:value-type="float">
            <text:p>0,9035</text:p>
          </table:table-cell>
          <table:table-cell office:value-type="float" office:value="1.0977" calcext:value-type="float">
            <text:p>1,097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7655" calcext:value-type="float">
            <text:p>0,765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746" calcext:value-type="float">
            <text:p>0,4746</text:p>
          </table:table-cell>
          <table:table-cell office:value-type="float" office:value="0.9008" calcext:value-type="float">
            <text:p>0,9008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15" calcext:value-type="float">
            <text:p>0,4915</text:p>
          </table:table-cell>
          <table:table-cell office:value-type="float" office:value="0.6026" calcext:value-type="float">
            <text:p>0,6026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915" calcext:value-type="float">
            <text:p>0,4915</text:p>
          </table:table-cell>
          <table:table-cell office:value-type="float" office:value="0.6831" calcext:value-type="float">
            <text:p>0,683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54" calcext:value-type="float">
            <text:p>0,5254</text:p>
          </table:table-cell>
          <table:table-cell office:value-type="float" office:value="0.8501" calcext:value-type="float">
            <text:p>0,850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67" calcext:value-type="float">
            <text:p>0,7767</text:p>
          </table:table-cell>
          <table:table-cell office:value-type="float" office:value="3.1996" calcext:value-type="float">
            <text:p>3,199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33" calcext:value-type="float">
            <text:p>0,9333</text:p>
          </table:table-cell>
          <table:table-cell office:value-type="float" office:value="3.8789" calcext:value-type="float">
            <text:p>3,8789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67" calcext:value-type="float">
            <text:p>0,8267</text:p>
          </table:table-cell>
          <table:table-cell office:value-type="float" office:value="4.5239" calcext:value-type="float">
            <text:p>4,5239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67" calcext:value-type="float">
            <text:p>0,8267</text:p>
          </table:table-cell>
          <table:table-cell office:value-type="float" office:value="4.5305" calcext:value-type="float">
            <text:p>4,53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67" calcext:value-type="float">
            <text:p>0,5267</text:p>
          </table:table-cell>
          <table:table-cell office:value-type="float" office:value="3.1416" calcext:value-type="float">
            <text:p>3,14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467" calcext:value-type="float">
            <text:p>0,5467</text:p>
          </table:table-cell>
          <table:table-cell office:value-type="float" office:value="3.1335" calcext:value-type="float">
            <text:p>3,133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67" calcext:value-type="float">
            <text:p>0,5267</text:p>
          </table:table-cell>
          <table:table-cell office:value-type="float" office:value="3.1417" calcext:value-type="float">
            <text:p>3,141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67" calcext:value-type="float">
            <text:p>0,5267</text:p>
          </table:table-cell>
          <table:table-cell office:value-type="float" office:value="3.1438" calcext:value-type="float">
            <text:p>3,143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438" calcext:value-type="float">
            <text:p>0,3438</text:p>
          </table:table-cell>
          <table:table-cell office:value-type="float" office:value="0.2425" calcext:value-type="float">
            <text:p>0,24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795" calcext:value-type="float">
            <text:p>0,479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062" calcext:value-type="float">
            <text:p>0,4062</text:p>
          </table:table-cell>
          <table:table-cell office:value-type="float" office:value="0.2491" calcext:value-type="float">
            <text:p>0,249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75" calcext:value-type="float">
            <text:p>0,375</text:p>
          </table:table-cell>
          <table:table-cell office:value-type="float" office:value="0.245" calcext:value-type="float">
            <text:p>0,2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4848" calcext:value-type="float">
            <text:p>0,48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79" calcext:value-type="float">
            <text:p>0,8679</text:p>
          </table:table-cell>
          <table:table-cell office:value-type="float" office:value="0.603" calcext:value-type="float">
            <text:p>0,6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91" calcext:value-type="float">
            <text:p>0,8491</text:p>
          </table:table-cell>
          <table:table-cell office:value-type="float" office:value="0.4889" calcext:value-type="float">
            <text:p>0,48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91" calcext:value-type="float">
            <text:p>0,8491</text:p>
          </table:table-cell>
          <table:table-cell office:value-type="float" office:value="0.4843" calcext:value-type="float">
            <text:p>0,48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3524" calcext:value-type="float">
            <text:p>0,35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3535" calcext:value-type="float">
            <text:p>0,35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3512" calcext:value-type="float">
            <text:p>0,35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3519" calcext:value-type="float">
            <text:p>0,35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479" calcext:value-type="float">
            <text:p>0,5479</text:p>
          </table:table-cell>
          <table:table-cell office:value-type="float" office:value="0.8321" calcext:value-type="float">
            <text:p>0,832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01" calcext:value-type="float">
            <text:p>0,6301</text:p>
          </table:table-cell>
          <table:table-cell office:value-type="float" office:value="0.9977" calcext:value-type="float">
            <text:p>0,9977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16" calcext:value-type="float">
            <text:p>0,5616</text:p>
          </table:table-cell>
          <table:table-cell office:value-type="float" office:value="1.0639" calcext:value-type="float">
            <text:p>1,0639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89" calcext:value-type="float">
            <text:p>0,589</text:p>
          </table:table-cell>
          <table:table-cell office:value-type="float" office:value="0.535" calcext:value-type="float">
            <text:p>0,53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429" calcext:value-type="float">
            <text:p>0,8429</text:p>
          </table:table-cell>
          <table:table-cell office:value-type="float" office:value="0.75" calcext:value-type="float">
            <text:p>0,7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714" calcext:value-type="float">
            <text:p>0,8714</text:p>
          </table:table-cell>
          <table:table-cell office:value-type="float" office:value="0.6129" calcext:value-type="float">
            <text:p>0,612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86" calcext:value-type="float">
            <text:p>0,9286</text:p>
          </table:table-cell>
          <table:table-cell office:value-type="float" office:value="0.6192" calcext:value-type="float">
            <text:p>0,61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71" calcext:value-type="float">
            <text:p>0,6571</text:p>
          </table:table-cell>
          <table:table-cell office:value-type="float" office:value="0.6828" calcext:value-type="float">
            <text:p>0,682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4621" calcext:value-type="float">
            <text:p>0,46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67" calcext:value-type="float">
            <text:p>0,5667</text:p>
          </table:table-cell>
          <table:table-cell office:value-type="float" office:value="0.566" calcext:value-type="float">
            <text:p>0,56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67" calcext:value-type="float">
            <text:p>0,5667</text:p>
          </table:table-cell>
          <table:table-cell office:value-type="float" office:value="0.4945" calcext:value-type="float">
            <text:p>0,494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67" calcext:value-type="float">
            <text:p>0,5667</text:p>
          </table:table-cell>
          <table:table-cell office:value-type="float" office:value="0.5721" calcext:value-type="float">
            <text:p>0,572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7" calcext:value-type="float">
            <text:p>0,67</text:p>
          </table:table-cell>
          <table:table-cell office:value-type="float" office:value="1.1272" calcext:value-type="float">
            <text:p>1,1272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" calcext:value-type="float">
            <text:p>0,66</text:p>
          </table:table-cell>
          <table:table-cell office:value-type="float" office:value="1.18" calcext:value-type="float">
            <text:p>1,18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" calcext:value-type="float">
            <text:p>0,69</text:p>
          </table:table-cell>
          <table:table-cell office:value-type="float" office:value="0.839" calcext:value-type="float">
            <text:p>0,8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7" calcext:value-type="float">
            <text:p>0,67</text:p>
          </table:table-cell>
          <table:table-cell office:value-type="float" office:value="1.2228" calcext:value-type="float">
            <text:p>1,2228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3" calcext:value-type="float">
            <text:p>0,753</text:p>
          </table:table-cell>
          <table:table-cell office:value-type="float" office:value="1.5996" calcext:value-type="float">
            <text:p>1,5996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51" calcext:value-type="float">
            <text:p>0,7651</text:p>
          </table:table-cell>
          <table:table-cell office:value-type="float" office:value="1.6482" calcext:value-type="float">
            <text:p>1,6482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892" calcext:value-type="float">
            <text:p>0,7892</text:p>
          </table:table-cell>
          <table:table-cell office:value-type="float" office:value="1.6433" calcext:value-type="float">
            <text:p>1,643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9" calcext:value-type="float">
            <text:p>0,759</text:p>
          </table:table-cell>
          <table:table-cell office:value-type="float" office:value="1.5774" calcext:value-type="float">
            <text:p>1,5774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91" calcext:value-type="float">
            <text:p>0,7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58" calcext:value-type="float">
            <text:p>0,7558</text:p>
          </table:table-cell>
          <table:table-cell office:value-type="float" office:value="0.7137" calcext:value-type="float">
            <text:p>0,7137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74" calcext:value-type="float">
            <text:p>0,7674</text:p>
          </table:table-cell>
          <table:table-cell office:value-type="float" office:value="0.7302" calcext:value-type="float">
            <text:p>0,7302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23" calcext:value-type="float">
            <text:p>0,8023</text:p>
          </table:table-cell>
          <table:table-cell office:value-type="float" office:value="0.7272" calcext:value-type="float">
            <text:p>0,7272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7" calcext:value-type="float">
            <text:p>0,907</text:p>
          </table:table-cell>
          <table:table-cell office:value-type="float" office:value="0.5845" calcext:value-type="float">
            <text:p>0,584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7" calcext:value-type="float">
            <text:p>0,8837</text:p>
          </table:table-cell>
          <table:table-cell office:value-type="float" office:value="0.5178" calcext:value-type="float">
            <text:p>0,5178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3754" calcext:value-type="float">
            <text:p>0,37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674" calcext:value-type="float">
            <text:p>0,7674</text:p>
          </table:table-cell>
          <table:table-cell office:value-type="float" office:value="0.6216" calcext:value-type="float">
            <text:p>0,62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4615" calcext:value-type="float">
            <text:p>0,461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4917" calcext:value-type="float">
            <text:p>0,491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491" calcext:value-type="float">
            <text:p>0,49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676" calcext:value-type="float">
            <text:p>0,67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333" calcext:value-type="float">
            <text:p>0,4333</text:p>
          </table:table-cell>
          <table:table-cell office:value-type="float" office:value="0.3283" calcext:value-type="float">
            <text:p>0,3283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333" calcext:value-type="float">
            <text:p>0,4333</text:p>
          </table:table-cell>
          <table:table-cell office:value-type="float" office:value="0.2626" calcext:value-type="float">
            <text:p>0,262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" calcext:value-type="float">
            <text:p>0,6</text:p>
          </table:table-cell>
          <table:table-cell office:value-type="float" office:value="0.5783" calcext:value-type="float">
            <text:p>0,578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" calcext:value-type="float">
            <text:p>0,6</text:p>
          </table:table-cell>
          <table:table-cell office:value-type="float" office:value="0.5734" calcext:value-type="float">
            <text:p>0,573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9" calcext:value-type="float">
            <text:p>0,89</text:p>
          </table:table-cell>
          <table:table-cell office:value-type="float" office:value="4.1757" calcext:value-type="float">
            <text:p>4,1757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  <table:table-cell office:value-type="float" office:value="4.3215" calcext:value-type="float">
            <text:p>4,3215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67" calcext:value-type="float">
            <text:p>0,8067</text:p>
          </table:table-cell>
          <table:table-cell office:value-type="float" office:value="3.953" calcext:value-type="float">
            <text:p>3,95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33" calcext:value-type="float">
            <text:p>0,8633</text:p>
          </table:table-cell>
          <table:table-cell office:value-type="float" office:value="3.7823" calcext:value-type="float">
            <text:p>3,78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7228" calcext:value-type="float">
            <text:p>0,72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4" calcext:value-type="float">
            <text:p>0,954</text:p>
          </table:table-cell>
          <table:table-cell office:value-type="float" office:value="1.1885" calcext:value-type="float">
            <text:p>1,18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0.7259" calcext:value-type="float">
            <text:p>0,72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0.7242" calcext:value-type="float">
            <text:p>0,72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3541" calcext:value-type="float">
            <text:p>0,35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3534" calcext:value-type="float">
            <text:p>0,35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2214" calcext:value-type="float">
            <text:p>0,2214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4903" calcext:value-type="float">
            <text:p>0,49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81" calcext:value-type="float">
            <text:p>0,9781</text:p>
          </table:table-cell>
          <table:table-cell office:value-type="float" office:value="0.9876" calcext:value-type="float">
            <text:p>0,98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35" calcext:value-type="float">
            <text:p>0,9635</text:p>
          </table:table-cell>
          <table:table-cell office:value-type="float" office:value="0.7606" calcext:value-type="float">
            <text:p>0,760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  <table:table-cell office:value-type="float" office:value="1.1771" calcext:value-type="float">
            <text:p>1,1771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35" calcext:value-type="float">
            <text:p>0,9635</text:p>
          </table:table-cell>
          <table:table-cell office:value-type="float" office:value="0.9884" calcext:value-type="float">
            <text:p>0,9884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table table:name="thd" table:style-name="ta1">
        <table:shapes>
          <draw:frame draw:z-index="0" draw:style-name="gr1" draw:text-style-name="P1" svg:width="327.31mm" svg:height="192.04mm" svg:x="0mm" svg:y="57.37mm">
            <draw:object draw:notify-on-update-of-ranges="thd.I2:thd.I4 thd.J1:thd.J1 thd.J2:thd.J4 thd.K1:thd.K1 thd.K2:thd.K4 thd.L1:thd.L1 thd.L2:thd.L4 thd.M1:thd.M1 thd.M2:thd.M4 thd.N1:thd.N1 thd.N2:thd.N4 thd.O1:thd.O1 thd.O2:thd.O4 thd.P1:thd.P1 thd.P2:thd.P4 thd.Q1:thd.Q1 thd.Q2:thd.Q4 thd.R1:thd.R1 thd.R2:thd.R4 thd.S1:thd.S1 thd.S2:thd.S4 thd.T1:thd.T1 thd.T2:thd.T4 thd.U1:thd.U1 thd.U2:thd.U4 thd.V1:thd.V1 thd.V2:thd.V4 thd.W1:thd.W1 thd.W2:thd.W4 thd.X1:thd.X1 thd.X2:thd.X4 thd.Y1:thd.Y1 thd.Y2:thd.Y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thd.I2:thd.I4 thd.M1:thd.M1 thd.M2:thd.M4 thd.R1:thd.R1 thd.R2:thd.R4 thd.W1:thd.W1 thd.W2:thd.W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thd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table:formula="of:=INDEX([$sa_file_thd.$J$1:$sa_file_thd.$J$2751]; MATCH([.J$1]; [$sa_file_thd.$A$1:$sa_file_thd.$A$2751];0)+ROW([.$A2])-2;1;1)" office:value-type="percentage" office:value="0.8571" calcext:value-type="percentage">
            <text:p>85,71%</text:p>
          </table:table-cell>
          <table:table-cell table:formula="of:=INDEX([$sa_file_thd.$J$1:$sa_file_thd.$J$2751]; MATCH([.K$1]; [$sa_file_thd.$A$1:$sa_file_thd.$A$2751];0)+ROW([.$A2])-2;1;1)" office:value-type="percentage" office:value="0.5" calcext:value-type="percentage">
            <text:p>50,00%</text:p>
          </table:table-cell>
          <table:table-cell table:formula="of:=INDEX([$sa_file_thd.$J$1:$sa_file_thd.$J$2751]; MATCH([.L$1]; [$sa_file_thd.$A$1:$sa_file_thd.$A$2751];0)+ROW([.$A2])-2;1;1)" office:value-type="percentage" office:value="0.5797" calcext:value-type="percentage">
            <text:p>57,97%</text:p>
          </table:table-cell>
          <table:table-cell table:formula="of:=INDEX([$sa_file_thd.$J$1:$sa_file_thd.$J$2751]; MATCH([.M$1]; [$sa_file_thd.$A$1:$sa_file_thd.$A$2751];0)+ROW([.$A2])-2;1;1)" office:value-type="percentage" office:value="0.9474" calcext:value-type="percentage">
            <text:p>94,74%</text:p>
          </table:table-cell>
          <table:table-cell table:formula="of:=INDEX([$sa_file_thd.$J$1:$sa_file_thd.$J$2751]; MATCH([.N$1]; [$sa_file_thd.$A$1:$sa_file_thd.$A$2751];0)+ROW([.$A2])-2;1;1)" office:value-type="percentage" office:value="0.7767" calcext:value-type="percentage">
            <text:p>77,67%</text:p>
          </table:table-cell>
          <table:table-cell table:formula="of:=INDEX([$sa_file_thd.$J$1:$sa_file_thd.$J$2751]; MATCH([.O$1]; [$sa_file_thd.$A$1:$sa_file_thd.$A$2751];0)+ROW([.$A2])-2;1;1)" office:value-type="percentage" office:value="0.5267" calcext:value-type="percentage">
            <text:p>52,67%</text:p>
          </table:table-cell>
          <table:table-cell table:formula="of:=INDEX([$sa_file_thd.$J$1:$sa_file_thd.$J$2751]; MATCH([.P$1]; [$sa_file_thd.$A$1:$sa_file_thd.$A$2751];0)+ROW([.$A2])-2;1;1)" office:value-type="percentage" office:value="0.8868" calcext:value-type="percentage">
            <text:p>88,68%</text:p>
          </table:table-cell>
          <table:table-cell table:formula="of:=INDEX([$sa_file_thd.$J$1:$sa_file_thd.$J$2751]; MATCH([.Q$1]; [$sa_file_thd.$A$1:$sa_file_thd.$A$2751];0)+ROW([.$A2])-2;1;1)" office:value-type="percentage" office:value="0.6875" calcext:value-type="percentage">
            <text:p>68,75%</text:p>
          </table:table-cell>
          <table:table-cell table:formula="of:=INDEX([$sa_file_thd.$J$1:$sa_file_thd.$J$2751]; MATCH([.R$1]; [$sa_file_thd.$A$1:$sa_file_thd.$A$2751];0)+ROW([.$A2])-2;1;1)" office:value-type="percentage" office:value="0.8429" calcext:value-type="percentage">
            <text:p>84,29%</text:p>
          </table:table-cell>
          <table:table-cell table:formula="of:=INDEX([$sa_file_thd.$J$1:$sa_file_thd.$J$2751]; MATCH([.S$1]; [$sa_file_thd.$A$1:$sa_file_thd.$A$2751];0)+ROW([.$A2])-2;1;1)" office:value-type="percentage" office:value="0.7333" calcext:value-type="percentage">
            <text:p>73,33%</text:p>
          </table:table-cell>
          <table:table-cell table:formula="of:=INDEX([$sa_file_thd.$J$1:$sa_file_thd.$J$2751]; MATCH([.T$1]; [$sa_file_thd.$A$1:$sa_file_thd.$A$2751];0)+ROW([.$A2])-2;1;1)" office:value-type="percentage" office:value="0.753" calcext:value-type="percentage">
            <text:p>75,30%</text:p>
          </table:table-cell>
          <table:table-cell table:formula="of:=INDEX([$sa_file_thd.$J$1:$sa_file_thd.$J$2751]; MATCH([.U$1]; [$sa_file_thd.$A$1:$sa_file_thd.$A$2751];0)+ROW([.$A2])-2;1;1)" office:value-type="percentage" office:value="0.907" calcext:value-type="percentage">
            <text:p>90,70%</text:p>
          </table:table-cell>
          <table:table-cell table:formula="of:=INDEX([$sa_file_thd.$J$1:$sa_file_thd.$J$2751]; MATCH([.V$1]; [$sa_file_thd.$A$1:$sa_file_thd.$A$2751];0)+ROW([.$A2])-2;1;1)" office:value-type="percentage" office:value="0.4333" calcext:value-type="percentage">
            <text:p>43,33%</text:p>
          </table:table-cell>
          <table:table-cell table:formula="of:=INDEX([$sa_file_thd.$J$1:$sa_file_thd.$J$2751]; MATCH([.W$1]; [$sa_file_thd.$A$1:$sa_file_thd.$A$2751];0)+ROW([.$A2])-2;1;1)" office:value-type="percentage" office:value="0.89" calcext:value-type="percentage">
            <text:p>89,00%</text:p>
          </table:table-cell>
          <table:table-cell table:formula="of:=INDEX([$sa_file_thd.$J$1:$sa_file_thd.$J$2751]; MATCH([.X$1]; [$sa_file_thd.$A$1:$sa_file_thd.$A$2751];0)+ROW([.$A2])-2;1;1)" office:value-type="percentage" office:value="0.9655" calcext:value-type="percentage">
            <text:p>96,55%</text:p>
          </table:table-cell>
          <table:table-cell table:formula="of:=INDEX([$sa_file_thd.$J$1:$sa_file_thd.$J$2751]; MATCH([.Y$1]; [$sa_file_thd.$A$1:$sa_file_thd.$A$2751];0)+ROW([.$A2])-2;1;1)" office:value-type="percentage" office:value="0.9722" calcext:value-type="percentage">
            <text:p>97,22%</text:p>
          </table:table-cell>
          <table:table-cell table:formula="of:=AVERAGE([.J2:.Y2])" office:value-type="percentage" office:value="0.76619375" calcext:value-type="percentage">
            <text:p>76,6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,001</text:p>
          </table:table-cell>
          <table:table-cell table:formula="of:=INDEX([$sa_file_thd.$J$1:$sa_file_thd.$J$2751]; MATCH([.J$1]; [$sa_file_thd.$A$1:$sa_file_thd.$A$2751];0)+ROW([.$A3])-2;1;1)" office:value-type="percentage" office:value="0.8571" calcext:value-type="percentage">
            <text:p>85,71%</text:p>
          </table:table-cell>
          <table:table-cell table:formula="of:=INDEX([$sa_file_thd.$J$1:$sa_file_thd.$J$2751]; MATCH([.K$1]; [$sa_file_thd.$A$1:$sa_file_thd.$A$2751];0)+ROW([.$A3])-2;1;1)" office:value-type="percentage" office:value="0.5" calcext:value-type="percentage">
            <text:p>50,00%</text:p>
          </table:table-cell>
          <table:table-cell table:formula="of:=INDEX([$sa_file_thd.$J$1:$sa_file_thd.$J$2751]; MATCH([.L$1]; [$sa_file_thd.$A$1:$sa_file_thd.$A$2751];0)+ROW([.$A3])-2;1;1)" office:value-type="percentage" office:value="0.4493" calcext:value-type="percentage">
            <text:p>44,93%</text:p>
          </table:table-cell>
          <table:table-cell table:formula="of:=INDEX([$sa_file_thd.$J$1:$sa_file_thd.$J$2751]; MATCH([.M$1]; [$sa_file_thd.$A$1:$sa_file_thd.$A$2751];0)+ROW([.$A3])-2;1;1)" office:value-type="percentage" office:value="0.9474" calcext:value-type="percentage">
            <text:p>94,74%</text:p>
          </table:table-cell>
          <table:table-cell table:formula="of:=INDEX([$sa_file_thd.$J$1:$sa_file_thd.$J$2751]; MATCH([.N$1]; [$sa_file_thd.$A$1:$sa_file_thd.$A$2751];0)+ROW([.$A3])-2;1;1)" office:value-type="percentage" office:value="0.9333" calcext:value-type="percentage">
            <text:p>93,33%</text:p>
          </table:table-cell>
          <table:table-cell table:formula="of:=INDEX([$sa_file_thd.$J$1:$sa_file_thd.$J$2751]; MATCH([.O$1]; [$sa_file_thd.$A$1:$sa_file_thd.$A$2751];0)+ROW([.$A3])-2;1;1)" office:value-type="percentage" office:value="0.5467" calcext:value-type="percentage">
            <text:p>54,67%</text:p>
          </table:table-cell>
          <table:table-cell table:formula="of:=INDEX([$sa_file_thd.$J$1:$sa_file_thd.$J$2751]; MATCH([.P$1]; [$sa_file_thd.$A$1:$sa_file_thd.$A$2751];0)+ROW([.$A3])-2;1;1)" office:value-type="percentage" office:value="0.8679" calcext:value-type="percentage">
            <text:p>86,79%</text:p>
          </table:table-cell>
          <table:table-cell table:formula="of:=INDEX([$sa_file_thd.$J$1:$sa_file_thd.$J$2751]; MATCH([.Q$1]; [$sa_file_thd.$A$1:$sa_file_thd.$A$2751];0)+ROW([.$A3])-2;1;1)" office:value-type="percentage" office:value="0.6875" calcext:value-type="percentage">
            <text:p>68,75%</text:p>
          </table:table-cell>
          <table:table-cell table:formula="of:=INDEX([$sa_file_thd.$J$1:$sa_file_thd.$J$2751]; MATCH([.R$1]; [$sa_file_thd.$A$1:$sa_file_thd.$A$2751];0)+ROW([.$A3])-2;1;1)" office:value-type="percentage" office:value="0.8714" calcext:value-type="percentage">
            <text:p>87,14%</text:p>
          </table:table-cell>
          <table:table-cell table:formula="of:=INDEX([$sa_file_thd.$J$1:$sa_file_thd.$J$2751]; MATCH([.S$1]; [$sa_file_thd.$A$1:$sa_file_thd.$A$2751];0)+ROW([.$A3])-2;1;1)" office:value-type="percentage" office:value="0.5667" calcext:value-type="percentage">
            <text:p>56,67%</text:p>
          </table:table-cell>
          <table:table-cell table:formula="of:=INDEX([$sa_file_thd.$J$1:$sa_file_thd.$J$2751]; MATCH([.T$1]; [$sa_file_thd.$A$1:$sa_file_thd.$A$2751];0)+ROW([.$A3])-2;1;1)" office:value-type="percentage" office:value="0.7651" calcext:value-type="percentage">
            <text:p>76,51%</text:p>
          </table:table-cell>
          <table:table-cell table:formula="of:=INDEX([$sa_file_thd.$J$1:$sa_file_thd.$J$2751]; MATCH([.U$1]; [$sa_file_thd.$A$1:$sa_file_thd.$A$2751];0)+ROW([.$A3])-2;1;1)" office:value-type="percentage" office:value="0.8837" calcext:value-type="percentage">
            <text:p>88,37%</text:p>
          </table:table-cell>
          <table:table-cell table:formula="of:=INDEX([$sa_file_thd.$J$1:$sa_file_thd.$J$2751]; MATCH([.V$1]; [$sa_file_thd.$A$1:$sa_file_thd.$A$2751];0)+ROW([.$A3])-2;1;1)" office:value-type="percentage" office:value="0.4333" calcext:value-type="percentage">
            <text:p>43,33%</text:p>
          </table:table-cell>
          <table:table-cell table:formula="of:=INDEX([$sa_file_thd.$J$1:$sa_file_thd.$J$2751]; MATCH([.W$1]; [$sa_file_thd.$A$1:$sa_file_thd.$A$2751];0)+ROW([.$A3])-2;1;1)" office:value-type="percentage" office:value="0.8667" calcext:value-type="percentage">
            <text:p>86,67%</text:p>
          </table:table-cell>
          <table:table-cell table:formula="of:=INDEX([$sa_file_thd.$J$1:$sa_file_thd.$J$2751]; MATCH([.X$1]; [$sa_file_thd.$A$1:$sa_file_thd.$A$2751];0)+ROW([.$A3])-2;1;1)" office:value-type="percentage" office:value="0.954" calcext:value-type="percentage">
            <text:p>95,40%</text:p>
          </table:table-cell>
          <table:table-cell table:formula="of:=INDEX([$sa_file_thd.$J$1:$sa_file_thd.$J$2751]; MATCH([.Y$1]; [$sa_file_thd.$A$1:$sa_file_thd.$A$2751];0)+ROW([.$A3])-2;1;1)" office:value-type="percentage" office:value="0.9444" calcext:value-type="percentage">
            <text:p>94,44%</text:p>
          </table:table-cell>
          <table:table-cell table:formula="of:=AVERAGE([.J3:.Y3])" office:value-type="percentage" office:value="0.75465625" calcext:value-type="percentage">
            <text:p>75,4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,01</text:p>
          </table:table-cell>
          <table:table-cell table:formula="of:=INDEX([$sa_file_thd.$J$1:$sa_file_thd.$J$2751]; MATCH([.J$1]; [$sa_file_thd.$A$1:$sa_file_thd.$A$2751];0)+ROW([.$A4])-2;1;1)" office:value-type="percentage" office:value="0.8571" calcext:value-type="percentage">
            <text:p>85,71%</text:p>
          </table:table-cell>
          <table:table-cell table:formula="of:=INDEX([$sa_file_thd.$J$1:$sa_file_thd.$J$2751]; MATCH([.K$1]; [$sa_file_thd.$A$1:$sa_file_thd.$A$2751];0)+ROW([.$A4])-2;1;1)" office:value-type="percentage" office:value="0.4625" calcext:value-type="percentage">
            <text:p>46,25%</text:p>
          </table:table-cell>
          <table:table-cell table:formula="of:=INDEX([$sa_file_thd.$J$1:$sa_file_thd.$J$2751]; MATCH([.L$1]; [$sa_file_thd.$A$1:$sa_file_thd.$A$2751];0)+ROW([.$A4])-2;1;1)" office:value-type="percentage" office:value="0.5652" calcext:value-type="percentage">
            <text:p>56,52%</text:p>
          </table:table-cell>
          <table:table-cell table:formula="of:=INDEX([$sa_file_thd.$J$1:$sa_file_thd.$J$2751]; MATCH([.M$1]; [$sa_file_thd.$A$1:$sa_file_thd.$A$2751];0)+ROW([.$A4])-2;1;1)" office:value-type="percentage" office:value="0.9035" calcext:value-type="percentage">
            <text:p>90,35%</text:p>
          </table:table-cell>
          <table:table-cell table:formula="of:=INDEX([$sa_file_thd.$J$1:$sa_file_thd.$J$2751]; MATCH([.N$1]; [$sa_file_thd.$A$1:$sa_file_thd.$A$2751];0)+ROW([.$A4])-2;1;1)" office:value-type="percentage" office:value="0.8267" calcext:value-type="percentage">
            <text:p>82,67%</text:p>
          </table:table-cell>
          <table:table-cell table:formula="of:=INDEX([$sa_file_thd.$J$1:$sa_file_thd.$J$2751]; MATCH([.O$1]; [$sa_file_thd.$A$1:$sa_file_thd.$A$2751];0)+ROW([.$A4])-2;1;1)" office:value-type="percentage" office:value="0.5267" calcext:value-type="percentage">
            <text:p>52,67%</text:p>
          </table:table-cell>
          <table:table-cell table:formula="of:=INDEX([$sa_file_thd.$J$1:$sa_file_thd.$J$2751]; MATCH([.P$1]; [$sa_file_thd.$A$1:$sa_file_thd.$A$2751];0)+ROW([.$A4])-2;1;1)" office:value-type="percentage" office:value="0.8491" calcext:value-type="percentage">
            <text:p>84,91%</text:p>
          </table:table-cell>
          <table:table-cell table:formula="of:=INDEX([$sa_file_thd.$J$1:$sa_file_thd.$J$2751]; MATCH([.Q$1]; [$sa_file_thd.$A$1:$sa_file_thd.$A$2751];0)+ROW([.$A4])-2;1;1)" office:value-type="percentage" office:value="0.6875" calcext:value-type="percentage">
            <text:p>68,75%</text:p>
          </table:table-cell>
          <table:table-cell table:formula="of:=INDEX([$sa_file_thd.$J$1:$sa_file_thd.$J$2751]; MATCH([.R$1]; [$sa_file_thd.$A$1:$sa_file_thd.$A$2751];0)+ROW([.$A4])-2;1;1)" office:value-type="percentage" office:value="0.9286" calcext:value-type="percentage">
            <text:p>92,86%</text:p>
          </table:table-cell>
          <table:table-cell table:formula="of:=INDEX([$sa_file_thd.$J$1:$sa_file_thd.$J$2751]; MATCH([.S$1]; [$sa_file_thd.$A$1:$sa_file_thd.$A$2751];0)+ROW([.$A4])-2;1;1)" office:value-type="percentage" office:value="0.5667" calcext:value-type="percentage">
            <text:p>56,67%</text:p>
          </table:table-cell>
          <table:table-cell table:formula="of:=INDEX([$sa_file_thd.$J$1:$sa_file_thd.$J$2751]; MATCH([.T$1]; [$sa_file_thd.$A$1:$sa_file_thd.$A$2751];0)+ROW([.$A4])-2;1;1)" office:value-type="percentage" office:value="0.7892" calcext:value-type="percentage">
            <text:p>78,92%</text:p>
          </table:table-cell>
          <table:table-cell table:formula="of:=INDEX([$sa_file_thd.$J$1:$sa_file_thd.$J$2751]; MATCH([.U$1]; [$sa_file_thd.$A$1:$sa_file_thd.$A$2751];0)+ROW([.$A4])-2;1;1)" office:value-type="percentage" office:value="0.9302" calcext:value-type="percentage">
            <text:p>93,02%</text:p>
          </table:table-cell>
          <table:table-cell table:formula="of:=INDEX([$sa_file_thd.$J$1:$sa_file_thd.$J$2751]; MATCH([.V$1]; [$sa_file_thd.$A$1:$sa_file_thd.$A$2751];0)+ROW([.$A4])-2;1;1)" office:value-type="percentage" office:value="0.6" calcext:value-type="percentage">
            <text:p>60,00%</text:p>
          </table:table-cell>
          <table:table-cell table:formula="of:=INDEX([$sa_file_thd.$J$1:$sa_file_thd.$J$2751]; MATCH([.W$1]; [$sa_file_thd.$A$1:$sa_file_thd.$A$2751];0)+ROW([.$A4])-2;1;1)" office:value-type="percentage" office:value="0.8067" calcext:value-type="percentage">
            <text:p>80,67%</text:p>
          </table:table-cell>
          <table:table-cell table:formula="of:=INDEX([$sa_file_thd.$J$1:$sa_file_thd.$J$2751]; MATCH([.X$1]; [$sa_file_thd.$A$1:$sa_file_thd.$A$2751];0)+ROW([.$A4])-2;1;1)" office:value-type="percentage" office:value="0.9425" calcext:value-type="percentage">
            <text:p>94,25%</text:p>
          </table:table-cell>
          <table:table-cell table:formula="of:=INDEX([$sa_file_thd.$J$1:$sa_file_thd.$J$2751]; MATCH([.Y$1]; [$sa_file_thd.$A$1:$sa_file_thd.$A$2751];0)+ROW([.$A4])-2;1;1)" office:value-type="percentage" office:value="0.9722" calcext:value-type="percentage">
            <text:p>97,22%</text:p>
          </table:table-cell>
          <table:table-cell table:formula="of:=AVERAGE([.J4:.Y4])" office:value-type="percentage" office:value="0.7634" calcext:value-type="percentage">
            <text:p>76,3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,1</text:p>
          </table:table-cell>
          <table:table-cell table:formula="of:=INDEX([$sa_file_thd.$J$1:$sa_file_thd.$J$2751]; MATCH([.J$1]; [$sa_file_thd.$A$1:$sa_file_thd.$A$2751];0)+ROW([.$A5])-2;1;1)" office:value-type="percentage" office:value="0.8095" calcext:value-type="percentage">
            <text:p>80,95%</text:p>
          </table:table-cell>
          <table:table-cell table:formula="of:=INDEX([$sa_file_thd.$J$1:$sa_file_thd.$J$2751]; MATCH([.K$1]; [$sa_file_thd.$A$1:$sa_file_thd.$A$2751];0)+ROW([.$A5])-2;1;1)" office:value-type="percentage" office:value="0.5" calcext:value-type="percentage">
            <text:p>50,00%</text:p>
          </table:table-cell>
          <table:table-cell table:formula="of:=INDEX([$sa_file_thd.$J$1:$sa_file_thd.$J$2751]; MATCH([.L$1]; [$sa_file_thd.$A$1:$sa_file_thd.$A$2751];0)+ROW([.$A5])-2;1;1)" office:value-type="percentage" office:value="0.5072" calcext:value-type="percentage">
            <text:p>50,72%</text:p>
          </table:table-cell>
          <table:table-cell table:formula="of:=INDEX([$sa_file_thd.$J$1:$sa_file_thd.$J$2751]; MATCH([.M$1]; [$sa_file_thd.$A$1:$sa_file_thd.$A$2751];0)+ROW([.$A5])-2;1;1)" office:value-type="percentage" office:value="0.8684" calcext:value-type="percentage">
            <text:p>86,84%</text:p>
          </table:table-cell>
          <table:table-cell table:formula="of:=INDEX([$sa_file_thd.$J$1:$sa_file_thd.$J$2751]; MATCH([.N$1]; [$sa_file_thd.$A$1:$sa_file_thd.$A$2751];0)+ROW([.$A5])-2;1;1)" office:value-type="percentage" office:value="0.8267" calcext:value-type="percentage">
            <text:p>82,67%</text:p>
          </table:table-cell>
          <table:table-cell table:formula="of:=INDEX([$sa_file_thd.$J$1:$sa_file_thd.$J$2751]; MATCH([.O$1]; [$sa_file_thd.$A$1:$sa_file_thd.$A$2751];0)+ROW([.$A5])-2;1;1)" office:value-type="percentage" office:value="0.5267" calcext:value-type="percentage">
            <text:p>52,67%</text:p>
          </table:table-cell>
          <table:table-cell table:formula="of:=INDEX([$sa_file_thd.$J$1:$sa_file_thd.$J$2751]; MATCH([.P$1]; [$sa_file_thd.$A$1:$sa_file_thd.$A$2751];0)+ROW([.$A5])-2;1;1)" office:value-type="percentage" office:value="0.8491" calcext:value-type="percentage">
            <text:p>84,91%</text:p>
          </table:table-cell>
          <table:table-cell table:formula="of:=INDEX([$sa_file_thd.$J$1:$sa_file_thd.$J$2751]; MATCH([.Q$1]; [$sa_file_thd.$A$1:$sa_file_thd.$A$2751];0)+ROW([.$A5])-2;1;1)" office:value-type="percentage" office:value="0.6875" calcext:value-type="percentage">
            <text:p>68,75%</text:p>
          </table:table-cell>
          <table:table-cell table:formula="of:=INDEX([$sa_file_thd.$J$1:$sa_file_thd.$J$2751]; MATCH([.R$1]; [$sa_file_thd.$A$1:$sa_file_thd.$A$2751];0)+ROW([.$A5])-2;1;1)" office:value-type="percentage" office:value="0.6571" calcext:value-type="percentage">
            <text:p>65,71%</text:p>
          </table:table-cell>
          <table:table-cell table:formula="of:=INDEX([$sa_file_thd.$J$1:$sa_file_thd.$J$2751]; MATCH([.S$1]; [$sa_file_thd.$A$1:$sa_file_thd.$A$2751];0)+ROW([.$A5])-2;1;1)" office:value-type="percentage" office:value="0.5667" calcext:value-type="percentage">
            <text:p>56,67%</text:p>
          </table:table-cell>
          <table:table-cell table:formula="of:=INDEX([$sa_file_thd.$J$1:$sa_file_thd.$J$2751]; MATCH([.T$1]; [$sa_file_thd.$A$1:$sa_file_thd.$A$2751];0)+ROW([.$A5])-2;1;1)" office:value-type="percentage" office:value="0.759" calcext:value-type="percentage">
            <text:p>75,90%</text:p>
          </table:table-cell>
          <table:table-cell table:formula="of:=INDEX([$sa_file_thd.$J$1:$sa_file_thd.$J$2751]; MATCH([.U$1]; [$sa_file_thd.$A$1:$sa_file_thd.$A$2751];0)+ROW([.$A5])-2;1;1)" office:value-type="percentage" office:value="0.7674" calcext:value-type="percentage">
            <text:p>76,74%</text:p>
          </table:table-cell>
          <table:table-cell table:formula="of:=INDEX([$sa_file_thd.$J$1:$sa_file_thd.$J$2751]; MATCH([.V$1]; [$sa_file_thd.$A$1:$sa_file_thd.$A$2751];0)+ROW([.$A5])-2;1;1)" office:value-type="percentage" office:value="0.6" calcext:value-type="percentage">
            <text:p>60,00%</text:p>
          </table:table-cell>
          <table:table-cell table:formula="of:=INDEX([$sa_file_thd.$J$1:$sa_file_thd.$J$2751]; MATCH([.W$1]; [$sa_file_thd.$A$1:$sa_file_thd.$A$2751];0)+ROW([.$A5])-2;1;1)" office:value-type="percentage" office:value="0.8633" calcext:value-type="percentage">
            <text:p>86,33%</text:p>
          </table:table-cell>
          <table:table-cell table:formula="of:=INDEX([$sa_file_thd.$J$1:$sa_file_thd.$J$2751]; MATCH([.X$1]; [$sa_file_thd.$A$1:$sa_file_thd.$A$2751];0)+ROW([.$A5])-2;1;1)" office:value-type="percentage" office:value="0.9425" calcext:value-type="percentage">
            <text:p>94,25%</text:p>
          </table:table-cell>
          <table:table-cell table:formula="of:=INDEX([$sa_file_thd.$J$1:$sa_file_thd.$J$2751]; MATCH([.Y$1]; [$sa_file_thd.$A$1:$sa_file_thd.$A$2751];0)+ROW([.$A5])-2;1;1)" office:value-type="percentage" office:value="0.9722" calcext:value-type="percentage">
            <text:p>97,22%</text:p>
          </table:table-cell>
          <table:table-cell table:formula="of:=AVERAGE([.J5:.Y5])" office:value-type="percentage" office:value="0.73145625" calcext:value-type="percentage">
            <text:p>73,15%</text:p>
          </table:table-cell>
        </table:table-row>
      </table:table>
      <table:table table:name="thd_it" table:style-name="ta1">
        <table:shapes>
          <draw:frame draw:z-index="0" draw:style-name="gr1" draw:text-style-name="P1" svg:width="327.31mm" svg:height="192.04mm" svg:x="0mm" svg:y="57.37mm">
            <draw:object draw:notify-on-update-of-ranges="thd_it.I2:thd_it.I4 thd_it.J1:thd_it.J1 thd_it.J2:thd_it.J4 thd_it.K1:thd_it.K1 thd_it.K2:thd_it.K4 thd_it.L1:thd_it.L1 thd_it.L2:thd_it.L4 thd_it.M1:thd_it.M1 thd_it.M2:thd_it.M4 thd_it.N1:thd_it.N1 thd_it.N2:thd_it.N4 thd_it.O1:thd_it.O1 thd_it.O2:thd_it.O4 thd_it.P1:thd_it.P1 thd_it.P2:thd_it.P4 thd_it.Q1:thd_it.Q1 thd_it.Q2:thd_it.Q4 thd_it.R1:thd_it.R1 thd_it.R2:thd_it.R4 thd_it.S1:thd_it.S1 thd_it.S2:thd_it.S4 thd_it.T1:thd_it.T1 thd_it.T2:thd_it.T4 thd_it.U1:thd_it.U1 thd_it.U2:thd_it.U4 thd_it.V1:thd_it.V1 thd_it.V2:thd_it.V4 thd_it.W1:thd_it.W1 thd_it.W2:thd_it.W4 thd_it.X1:thd_it.X1 thd_it.X2:thd_it.X4 thd_it.Y1:thd_it.Y1 thd_it.Y2:thd_it.Y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thd_it.I2:thd_it.I4 thd_it.M1:thd_it.M1 thd_it.M2:thd_it.M4 thd_it.R1:thd_it.R1 thd_it.R2:thd_it.R4 thd_it.W1:thd_it.W1 thd_it.W2:thd_it.W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8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thd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table:formula="of:=INDEX([$sa_file_thd.$L$1:$sa_file_thd.$L$2751]; MATCH([.J$1]; [$sa_file_thd.$A$1:$sa_file_thd.$A$2751];0)+ROW([.$A2])-2;1;1)" office:value-type="float" office:value="3" calcext:value-type="float">
            <text:p>3</text:p>
          </table:table-cell>
          <table:table-cell table:formula="of:=INDEX([$sa_file_thd.$L$1:$sa_file_thd.$L$2751]; MATCH([.K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L$1]; [$sa_file_thd.$A$1:$sa_file_thd.$A$2751];0)+ROW([.$A2])-2;1;1)" office:value-type="float" office:value="16" calcext:value-type="float">
            <text:p>16</text:p>
          </table:table-cell>
          <table:table-cell table:formula="of:=INDEX([$sa_file_thd.$L$1:$sa_file_thd.$L$2751]; MATCH([.M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N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O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P$1]; [$sa_file_thd.$A$1:$sa_file_thd.$A$2751];0)+ROW([.$A2])-2;1;1)" office:value-type="float" office:value="4" calcext:value-type="float">
            <text:p>4</text:p>
          </table:table-cell>
          <table:table-cell table:formula="of:=INDEX([$sa_file_thd.$L$1:$sa_file_thd.$L$2751]; MATCH([.Q$1]; [$sa_file_thd.$A$1:$sa_file_thd.$A$2751];0)+ROW([.$A2])-2;1;1)" office:value-type="float" office:value="3" calcext:value-type="float">
            <text:p>3</text:p>
          </table:table-cell>
          <table:table-cell table:formula="of:=INDEX([$sa_file_thd.$L$1:$sa_file_thd.$L$2751]; MATCH([.R$1]; [$sa_file_thd.$A$1:$sa_file_thd.$A$2751];0)+ROW([.$A2])-2;1;1)" office:value-type="float" office:value="17" calcext:value-type="float">
            <text:p>17</text:p>
          </table:table-cell>
          <table:table-cell table:formula="of:=INDEX([$sa_file_thd.$L$1:$sa_file_thd.$L$2751]; MATCH([.S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T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U$1]; [$sa_file_thd.$A$1:$sa_file_thd.$A$2751];0)+ROW([.$A2])-2;1;1)" office:value-type="float" office:value="2" calcext:value-type="float">
            <text:p>2</text:p>
          </table:table-cell>
          <table:table-cell table:formula="of:=INDEX([$sa_file_thd.$L$1:$sa_file_thd.$L$2751]; MATCH([.V$1]; [$sa_file_thd.$A$1:$sa_file_thd.$A$2751];0)+ROW([.$A2])-2;1;1)" office:value-type="float" office:value="101" calcext:value-type="float">
            <text:p>101</text:p>
          </table:table-cell>
          <table:table-cell table:formula="of:=INDEX([$sa_file_thd.$L$1:$sa_file_thd.$L$2751]; MATCH([.W$1]; [$sa_file_thd.$A$1:$sa_file_thd.$A$2751];0)+ROW([.$A2])-2;1;1)" office:value-type="float" office:value="52" calcext:value-type="float">
            <text:p>52</text:p>
          </table:table-cell>
          <table:table-cell table:formula="of:=INDEX([$sa_file_thd.$L$1:$sa_file_thd.$L$2751]; MATCH([.X$1]; [$sa_file_thd.$A$1:$sa_file_thd.$A$2751];0)+ROW([.$A2])-2;1;1)" office:value-type="float" office:value="5" calcext:value-type="float">
            <text:p>5</text:p>
          </table:table-cell>
          <table:table-cell table:formula="of:=INDEX([$sa_file_thd.$L$1:$sa_file_thd.$L$2751]; MATCH([.Y$1]; [$sa_file_thd.$A$1:$sa_file_thd.$A$2751];0)+ROW([.$A2])-2;1;1)" office:value-type="float" office:value="3" calcext:value-type="float">
            <text:p>3</text:p>
          </table:table-cell>
          <table:table-cell table:formula="of:=AVERAGE([.J2:.Y2])" office:value-type="float" office:value="50.75" calcext:value-type="float">
            <text:p>50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,001</text:p>
          </table:table-cell>
          <table:table-cell table:formula="of:=INDEX([$sa_file_thd.$L$1:$sa_file_thd.$L$2751]; MATCH([.J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K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L$1]; [$sa_file_thd.$A$1:$sa_file_thd.$A$2751];0)+ROW([.$A3])-2;1;1)" office:value-type="float" office:value="22" calcext:value-type="float">
            <text:p>22</text:p>
          </table:table-cell>
          <table:table-cell table:formula="of:=INDEX([$sa_file_thd.$L$1:$sa_file_thd.$L$2751]; MATCH([.M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N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O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P$1]; [$sa_file_thd.$A$1:$sa_file_thd.$A$2751];0)+ROW([.$A3])-2;1;1)" office:value-type="float" office:value="5" calcext:value-type="float">
            <text:p>5</text:p>
          </table:table-cell>
          <table:table-cell table:formula="of:=INDEX([$sa_file_thd.$L$1:$sa_file_thd.$L$2751]; MATCH([.Q$1]; [$sa_file_thd.$A$1:$sa_file_thd.$A$2751];0)+ROW([.$A3])-2;1;1)" office:value-type="float" office:value="3" calcext:value-type="float">
            <text:p>3</text:p>
          </table:table-cell>
          <table:table-cell table:formula="of:=INDEX([$sa_file_thd.$L$1:$sa_file_thd.$L$2751]; MATCH([.R$1]; [$sa_file_thd.$A$1:$sa_file_thd.$A$2751];0)+ROW([.$A3])-2;1;1)" office:value-type="float" office:value="8" calcext:value-type="float">
            <text:p>8</text:p>
          </table:table-cell>
          <table:table-cell table:formula="of:=INDEX([$sa_file_thd.$L$1:$sa_file_thd.$L$2751]; MATCH([.S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T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U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V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W$1]; [$sa_file_thd.$A$1:$sa_file_thd.$A$2751];0)+ROW([.$A3])-2;1;1)" office:value-type="float" office:value="101" calcext:value-type="float">
            <text:p>101</text:p>
          </table:table-cell>
          <table:table-cell table:formula="of:=INDEX([$sa_file_thd.$L$1:$sa_file_thd.$L$2751]; MATCH([.X$1]; [$sa_file_thd.$A$1:$sa_file_thd.$A$2751];0)+ROW([.$A3])-2;1;1)" office:value-type="float" office:value="10" calcext:value-type="float">
            <text:p>10</text:p>
          </table:table-cell>
          <table:table-cell table:formula="of:=INDEX([$sa_file_thd.$L$1:$sa_file_thd.$L$2751]; MATCH([.Y$1]; [$sa_file_thd.$A$1:$sa_file_thd.$A$2751];0)+ROW([.$A3])-2;1;1)" office:value-type="float" office:value="4" calcext:value-type="float">
            <text:p>4</text:p>
          </table:table-cell>
          <table:table-cell table:formula="of:=AVERAGE([.J3:.Y3])" office:value-type="float" office:value="66.375" calcext:value-type="float">
            <text:p>66,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,01</text:p>
          </table:table-cell>
          <table:table-cell table:formula="of:=INDEX([$sa_file_thd.$L$1:$sa_file_thd.$L$2751]; MATCH([.J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K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L$1]; [$sa_file_thd.$A$1:$sa_file_thd.$A$2751];0)+ROW([.$A4])-2;1;1)" office:value-type="float" office:value="31" calcext:value-type="float">
            <text:p>31</text:p>
          </table:table-cell>
          <table:table-cell table:formula="of:=INDEX([$sa_file_thd.$L$1:$sa_file_thd.$L$2751]; MATCH([.M$1]; [$sa_file_thd.$A$1:$sa_file_thd.$A$2751];0)+ROW([.$A4])-2;1;1)" office:value-type="float" office:value="8" calcext:value-type="float">
            <text:p>8</text:p>
          </table:table-cell>
          <table:table-cell table:formula="of:=INDEX([$sa_file_thd.$L$1:$sa_file_thd.$L$2751]; MATCH([.N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O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P$1]; [$sa_file_thd.$A$1:$sa_file_thd.$A$2751];0)+ROW([.$A4])-2;1;1)" office:value-type="float" office:value="6" calcext:value-type="float">
            <text:p>6</text:p>
          </table:table-cell>
          <table:table-cell table:formula="of:=INDEX([$sa_file_thd.$L$1:$sa_file_thd.$L$2751]; MATCH([.Q$1]; [$sa_file_thd.$A$1:$sa_file_thd.$A$2751];0)+ROW([.$A4])-2;1;1)" office:value-type="float" office:value="3" calcext:value-type="float">
            <text:p>3</text:p>
          </table:table-cell>
          <table:table-cell table:formula="of:=INDEX([$sa_file_thd.$L$1:$sa_file_thd.$L$2751]; MATCH([.R$1]; [$sa_file_thd.$A$1:$sa_file_thd.$A$2751];0)+ROW([.$A4])-2;1;1)" office:value-type="float" office:value="11" calcext:value-type="float">
            <text:p>11</text:p>
          </table:table-cell>
          <table:table-cell table:formula="of:=INDEX([$sa_file_thd.$L$1:$sa_file_thd.$L$2751]; MATCH([.S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T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U$1]; [$sa_file_thd.$A$1:$sa_file_thd.$A$2751];0)+ROW([.$A4])-2;1;1)" office:value-type="float" office:value="3" calcext:value-type="float">
            <text:p>3</text:p>
          </table:table-cell>
          <table:table-cell table:formula="of:=INDEX([$sa_file_thd.$L$1:$sa_file_thd.$L$2751]; MATCH([.V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W$1]; [$sa_file_thd.$A$1:$sa_file_thd.$A$2751];0)+ROW([.$A4])-2;1;1)" office:value-type="float" office:value="101" calcext:value-type="float">
            <text:p>101</text:p>
          </table:table-cell>
          <table:table-cell table:formula="of:=INDEX([$sa_file_thd.$L$1:$sa_file_thd.$L$2751]; MATCH([.X$1]; [$sa_file_thd.$A$1:$sa_file_thd.$A$2751];0)+ROW([.$A4])-2;1;1)" office:value-type="float" office:value="6" calcext:value-type="float">
            <text:p>6</text:p>
          </table:table-cell>
          <table:table-cell table:formula="of:=INDEX([$sa_file_thd.$L$1:$sa_file_thd.$L$2751]; MATCH([.Y$1]; [$sa_file_thd.$A$1:$sa_file_thd.$A$2751];0)+ROW([.$A4])-2;1;1)" office:value-type="float" office:value="101" calcext:value-type="float">
            <text:p>101</text:p>
          </table:table-cell>
          <table:table-cell table:formula="of:=AVERAGE([.J4:.Y4])" office:value-type="float" office:value="61.0625" calcext:value-type="float">
            <text:p>61,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,1</text:p>
          </table:table-cell>
          <table:table-cell table:formula="of:=INDEX([$sa_file_thd.$L$1:$sa_file_thd.$L$2751]; MATCH([.J$1]; [$sa_file_thd.$A$1:$sa_file_thd.$A$2751];0)+ROW([.$A5])-2;1;1)" office:value-type="float" office:value="3" calcext:value-type="float">
            <text:p>3</text:p>
          </table:table-cell>
          <table:table-cell table:formula="of:=INDEX([$sa_file_thd.$L$1:$sa_file_thd.$L$2751]; MATCH([.K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L$1]; [$sa_file_thd.$A$1:$sa_file_thd.$A$2751];0)+ROW([.$A5])-2;1;1)" office:value-type="float" office:value="11" calcext:value-type="float">
            <text:p>11</text:p>
          </table:table-cell>
          <table:table-cell table:formula="of:=INDEX([$sa_file_thd.$L$1:$sa_file_thd.$L$2751]; MATCH([.M$1]; [$sa_file_thd.$A$1:$sa_file_thd.$A$2751];0)+ROW([.$A5])-2;1;1)" office:value-type="float" office:value="2" calcext:value-type="float">
            <text:p>2</text:p>
          </table:table-cell>
          <table:table-cell table:formula="of:=INDEX([$sa_file_thd.$L$1:$sa_file_thd.$L$2751]; MATCH([.N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O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P$1]; [$sa_file_thd.$A$1:$sa_file_thd.$A$2751];0)+ROW([.$A5])-2;1;1)" office:value-type="float" office:value="4" calcext:value-type="float">
            <text:p>4</text:p>
          </table:table-cell>
          <table:table-cell table:formula="of:=INDEX([$sa_file_thd.$L$1:$sa_file_thd.$L$2751]; MATCH([.Q$1]; [$sa_file_thd.$A$1:$sa_file_thd.$A$2751];0)+ROW([.$A5])-2;1;1)" office:value-type="float" office:value="3" calcext:value-type="float">
            <text:p>3</text:p>
          </table:table-cell>
          <table:table-cell table:formula="of:=INDEX([$sa_file_thd.$L$1:$sa_file_thd.$L$2751]; MATCH([.R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S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T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U$1]; [$sa_file_thd.$A$1:$sa_file_thd.$A$2751];0)+ROW([.$A5])-2;1;1)" office:value-type="float" office:value="2" calcext:value-type="float">
            <text:p>2</text:p>
          </table:table-cell>
          <table:table-cell table:formula="of:=INDEX([$sa_file_thd.$L$1:$sa_file_thd.$L$2751]; MATCH([.V$1]; [$sa_file_thd.$A$1:$sa_file_thd.$A$2751];0)+ROW([.$A5])-2;1;1)" office:value-type="float" office:value="101" calcext:value-type="float">
            <text:p>101</text:p>
          </table:table-cell>
          <table:table-cell table:formula="of:=INDEX([$sa_file_thd.$L$1:$sa_file_thd.$L$2751]; MATCH([.W$1]; [$sa_file_thd.$A$1:$sa_file_thd.$A$2751];0)+ROW([.$A5])-2;1;1)" office:value-type="float" office:value="19" calcext:value-type="float">
            <text:p>19</text:p>
          </table:table-cell>
          <table:table-cell table:formula="of:=INDEX([$sa_file_thd.$L$1:$sa_file_thd.$L$2751]; MATCH([.X$1]; [$sa_file_thd.$A$1:$sa_file_thd.$A$2751];0)+ROW([.$A5])-2;1;1)" office:value-type="float" office:value="5" calcext:value-type="float">
            <text:p>5</text:p>
          </table:table-cell>
          <table:table-cell table:formula="of:=INDEX([$sa_file_thd.$L$1:$sa_file_thd.$L$2751]; MATCH([.Y$1]; [$sa_file_thd.$A$1:$sa_file_thd.$A$2751];0)+ROW([.$A5])-2;1;1)" office:value-type="float" office:value="3" calcext:value-type="float">
            <text:p>3</text:p>
          </table:table-cell>
          <table:table-cell table:formula="of:=AVERAGE([.J5:.Y5])" office:value-type="float" office:value="47.4375" calcext:value-type="float">
            <text:p>47,4375</text:p>
          </table:table-cell>
        </table:table-row>
      </table:table>
      <table:table table:name="sa_file_nit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conv</text:p>
          </table:table-cell>
          <table:table-cell office:value-type="string" calcext:value-type="string">
            <text:p>nk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24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048</text:p>
          </table:table-cell>
          <table:table-cell office:value-type="string" calcext:value-type="string">
            <text:p>0.23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048</text:p>
          </table:table-cell>
          <table:table-cell office:value-type="string" calcext:value-type="string">
            <text:p>0.6027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350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899</text:p>
          </table:table-cell>
          <table:table-cell office:value-type="string" calcext:value-type="string">
            <text:p>1.7434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899</text:p>
          </table:table-cell>
          <table:table-cell office:value-type="string" calcext:value-type="string">
            <text:p>2.3763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826</text:p>
          </table:table-cell>
          <table:table-cell office:value-type="string" calcext:value-type="string">
            <text:p>3.5311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116</text:p>
          </table:table-cell>
          <table:table-cell office:value-type="string" calcext:value-type="string">
            <text:p>3.9412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4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160</text:p>
          </table:table-cell>
          <table:table-cell office:value-type="string" calcext:value-type="string">
            <text:p>1.8221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520</text:p>
          </table:table-cell>
          <table:table-cell office:value-type="string" calcext:value-type="string">
            <text:p>2.8299</text:p>
          </table:table-cell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4.7424</text:p>
          </table:table-cell>
          <table:table-cell office:value-type="float" office:value="401" calcext:value-type="float">
            <text:p>4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750</text:p>
          </table:table-cell>
          <table:table-cell office:value-type="string" calcext:value-type="string">
            <text:p>1.055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625</text:p>
          </table:table-cell>
          <table:table-cell office:value-type="string" calcext:value-type="string">
            <text:p>1.319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375</text:p>
          </table:table-cell>
          <table:table-cell office:value-type="string" calcext:value-type="string">
            <text:p>1.7186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500</text:p>
          </table:table-cell>
          <table:table-cell office:value-type="string" calcext:value-type="string">
            <text:p>2.3677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507</text:p>
          </table:table-cell>
          <table:table-cell office:value-type="string" calcext:value-type="string">
            <text:p>0.726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652</text:p>
          </table:table-cell>
          <table:table-cell office:value-type="string" calcext:value-type="string">
            <text:p>1.4522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652</text:p>
          </table:table-cell>
          <table:table-cell office:value-type="string" calcext:value-type="string">
            <text:p>2.1658</text:p>
          </table:table-cell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507</text:p>
          </table:table-cell>
          <table:table-cell office:value-type="string" calcext:value-type="string">
            <text:p>0.284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386</text:p>
          </table:table-cell>
          <table:table-cell office:value-type="string" calcext:value-type="string">
            <text:p>1.23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386</text:p>
          </table:table-cell>
          <table:table-cell office:value-type="string" calcext:value-type="string">
            <text:p>1.236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649</text:p>
          </table:table-cell>
          <table:table-cell office:value-type="string" calcext:value-type="string">
            <text:p>1.01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386</text:p>
          </table:table-cell>
          <table:table-cell office:value-type="string" calcext:value-type="string">
            <text:p>2.0815</text:p>
          </table:table-cell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068</text:p>
          </table:table-cell>
          <table:table-cell office:value-type="string" calcext:value-type="string">
            <text:p>0.6377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407</text:p>
          </table:table-cell>
          <table:table-cell office:value-type="string" calcext:value-type="string">
            <text:p>1.0665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237</text:p>
          </table:table-cell>
          <table:table-cell office:value-type="string" calcext:value-type="string">
            <text:p>1.7022</text:p>
          </table:table-cell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746</text:p>
          </table:table-cell>
          <table:table-cell office:value-type="string" calcext:value-type="string">
            <text:p>3.1443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900</text:p>
          </table:table-cell>
          <table:table-cell office:value-type="string" calcext:value-type="string">
            <text:p>3.369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533</text:p>
          </table:table-cell>
          <table:table-cell office:value-type="string" calcext:value-type="string">
            <text:p>7.2057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467</text:p>
          </table:table-cell>
          <table:table-cell office:value-type="string" calcext:value-type="string">
            <text:p>6.5307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467</text:p>
          </table:table-cell>
          <table:table-cell office:value-type="string" calcext:value-type="string">
            <text:p>9.1477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800</text:p>
          </table:table-cell>
          <table:table-cell office:value-type="string" calcext:value-type="string">
            <text:p>3.648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067</text:p>
          </table:table-cell>
          <table:table-cell office:value-type="string" calcext:value-type="string">
            <text:p>4.3410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067</text:p>
          </table:table-cell>
          <table:table-cell office:value-type="string" calcext:value-type="string">
            <text:p>6.2205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967</text:p>
          </table:table-cell>
          <table:table-cell office:value-type="string" calcext:value-type="string">
            <text:p>8.8528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24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24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3750</text:p>
          </table:table-cell>
          <table:table-cell office:value-type="string" calcext:value-type="string">
            <text:p>0.24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3750</text:p>
          </table:table-cell>
          <table:table-cell office:value-type="string" calcext:value-type="string">
            <text:p>2.5005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302</text:p>
          </table:table-cell>
          <table:table-cell office:value-type="string" calcext:value-type="string">
            <text:p>0.59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113</text:p>
          </table:table-cell>
          <table:table-cell office:value-type="string" calcext:value-type="string">
            <text:p>0.36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547</text:p>
          </table:table-cell>
          <table:table-cell office:value-type="string" calcext:value-type="string">
            <text:p>0.60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0.37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750</text:p>
          </table:table-cell>
          <table:table-cell office:value-type="string" calcext:value-type="string">
            <text:p>0.187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0.286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0.35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1.0000</text:p>
          </table:table-cell>
          <table:table-cell office:value-type="string" calcext:value-type="string">
            <text:p>0.5504</text:p>
          </table:table-cell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616</text:p>
          </table:table-cell>
          <table:table-cell office:value-type="string" calcext:value-type="string">
            <text:p>0.73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205</text:p>
          </table:table-cell>
          <table:table-cell office:value-type="string" calcext:value-type="string">
            <text:p>0.73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753</text:p>
          </table:table-cell>
          <table:table-cell office:value-type="string" calcext:value-type="string">
            <text:p>1.5510</text:p>
          </table:table-cell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027</text:p>
          </table:table-cell>
          <table:table-cell office:value-type="string" calcext:value-type="string">
            <text:p>0.766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429</text:p>
          </table:table-cell>
          <table:table-cell office:value-type="string" calcext:value-type="string">
            <text:p>0.50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51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714</text:p>
          </table:table-cell>
          <table:table-cell office:value-type="string" calcext:value-type="string">
            <text:p>0.50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504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0.542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0.8837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1.0402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1.1564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900</text:p>
          </table:table-cell>
          <table:table-cell office:value-type="string" calcext:value-type="string">
            <text:p>1.1844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5500</text:p>
          </table:table-cell>
          <table:table-cell office:value-type="string" calcext:value-type="string">
            <text:p>1.9043</text:p>
          </table:table-cell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200</text:p>
          </table:table-cell>
          <table:table-cell office:value-type="string" calcext:value-type="string">
            <text:p>2.8798</text:p>
          </table:table-cell>
          <table:table-cell office:value-type="float" office:value="301" calcext:value-type="float">
            <text:p>3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4.5420</text:p>
          </table:table-cell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771</text:p>
          </table:table-cell>
          <table:table-cell office:value-type="string" calcext:value-type="string">
            <text:p>1.4141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831</text:p>
          </table:table-cell>
          <table:table-cell office:value-type="string" calcext:value-type="string">
            <text:p>2.3465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771</text:p>
          </table:table-cell>
          <table:table-cell office:value-type="string" calcext:value-type="string">
            <text:p>3.1415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651</text:p>
          </table:table-cell>
          <table:table-cell office:value-type="string" calcext:value-type="string">
            <text:p>5.7818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279</text:p>
          </table:table-cell>
          <table:table-cell office:value-type="string" calcext:value-type="string">
            <text:p>0.8636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163</text:p>
          </table:table-cell>
          <table:table-cell office:value-type="string" calcext:value-type="string">
            <text:p>0.279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279</text:p>
          </table:table-cell>
          <table:table-cell office:value-type="string" calcext:value-type="string">
            <text:p>2.7395</text:p>
          </table:table-cell>
          <table:table-cell office:value-type="float" office:value="301" calcext:value-type="float">
            <text:p>3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977</text:p>
          </table:table-cell>
          <table:table-cell office:value-type="string" calcext:value-type="string">
            <text:p>5.2753</text:p>
          </table:table-cell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837</text:p>
          </table:table-cell>
          <table:table-cell office:value-type="string" calcext:value-type="string">
            <text:p>0.357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837</text:p>
          </table:table-cell>
          <table:table-cell office:value-type="string" calcext:value-type="string">
            <text:p>0.358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837</text:p>
          </table:table-cell>
          <table:table-cell office:value-type="string" calcext:value-type="string">
            <text:p>0.357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605</text:p>
          </table:table-cell>
          <table:table-cell office:value-type="string" calcext:value-type="string">
            <text:p>0.35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0.436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0.6733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604</text:p>
          </table:table-cell>
          <table:table-cell office:value-type="string" calcext:value-type="string">
            <text:p>0.9356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1.0846</text:p>
          </table:table-cell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2333</text:p>
          </table:table-cell>
          <table:table-cell office:value-type="string" calcext:value-type="string">
            <text:p>0.463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3667</text:p>
          </table:table-cell>
          <table:table-cell office:value-type="string" calcext:value-type="string">
            <text:p>0.6307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4667</text:p>
          </table:table-cell>
          <table:table-cell office:value-type="string" calcext:value-type="string">
            <text:p>0.9154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37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3.58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233</text:p>
          </table:table-cell>
          <table:table-cell office:value-type="string" calcext:value-type="string">
            <text:p>7.7651</text:p>
          </table:table-cell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6.5625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9.1184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966</text:p>
          </table:table-cell>
          <table:table-cell office:value-type="string" calcext:value-type="string">
            <text:p>0.737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966</text:p>
          </table:table-cell>
          <table:table-cell office:value-type="string" calcext:value-type="string">
            <text:p>1.2575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080</text:p>
          </table:table-cell>
          <table:table-cell office:value-type="string" calcext:value-type="string">
            <text:p>0.49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966</text:p>
          </table:table-cell>
          <table:table-cell office:value-type="string" calcext:value-type="string">
            <text:p>2.2469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444</text:p>
          </table:table-cell>
          <table:table-cell office:value-type="string" calcext:value-type="string">
            <text:p>0.80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778</text:p>
          </table:table-cell>
          <table:table-cell office:value-type="string" calcext:value-type="string">
            <text:p>0.35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167</text:p>
          </table:table-cell>
          <table:table-cell office:value-type="string" calcext:value-type="string">
            <text:p>0.9856</text:p>
          </table:table-cell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8889</text:p>
          </table:table-cell>
          <table:table-cell office:value-type="string" calcext:value-type="string">
            <text:p>0.80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781</text:p>
          </table:table-cell>
          <table:table-cell office:value-type="string" calcext:value-type="string">
            <text:p>0.6852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635</text:p>
          </table:table-cell>
          <table:table-cell office:value-type="string" calcext:value-type="string">
            <text:p>1.6443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708</text:p>
          </table:table-cell>
          <table:table-cell office:value-type="string" calcext:value-type="string">
            <text:p>1.8014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9635</text:p>
          </table:table-cell>
          <table:table-cell office:value-type="string" calcext:value-type="string">
            <text:p>2.3519</text:p>
          </table:table-cell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nit" table:style-name="ta1">
        <table:shapes>
          <draw:frame draw:z-index="0" draw:style-name="gr1" draw:text-style-name="P1" svg:width="327.31mm" svg:height="192.04mm" svg:x="0mm" svg:y="57.37mm">
            <draw:object draw:notify-on-update-of-ranges="nit.I2:nit.I4 nit.J1:nit.J1 nit.J2:nit.J4 nit.K1:nit.K1 nit.K2:nit.K4 nit.L1:nit.L1 nit.L2:nit.L4 nit.M1:nit.M1 nit.M2:nit.M4 nit.N1:nit.N1 nit.N2:nit.N4 nit.O1:nit.O1 nit.O2:nit.O4 nit.P1:nit.P1 nit.P2:nit.P4 nit.Q1:nit.Q1 nit.Q2:nit.Q4 nit.R1:nit.R1 nit.R2:nit.R4 nit.S1:nit.S1 nit.S2:nit.S4 nit.T1:nit.T1 nit.T2:nit.T4 nit.U1:nit.U1 nit.U2:nit.U4 nit.V1:nit.V1 nit.V2:nit.V4 nit.W1:nit.W1 nit.W2:nit.W4 nit.X1:nit.X1 nit.X2:nit.X4 nit.Y1:nit.Y1 nit.Y2:nit.Y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nit.I2:nit.I4 nit.M1:nit.M1 nit.M2:nit.M4 nit.R1:nit.R1 nit.R2:nit.R4 nit.W1:nit.W1 nit.W2:nit.W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6" table:default-cell-style-name="ce8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nit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00" calcext:value-type="float">
            <text:p>100</text:p>
          </table:table-cell>
          <table:table-cell table:formula="of:=INDEX([$sa_file_nit.$L$1:$sa_file_nit.$L$2751]; MATCH([.J$1]; [$sa_file_nit.$A$1:$sa_file_nit.$A$2751];0)+ROW([.$A2])-2;1;1)" office:value-type="float" office:value="5" calcext:value-type="float">
            <text:p>5</text:p>
          </table:table-cell>
          <table:table-cell table:formula="of:=INDEX([$sa_file_nit.$L$1:$sa_file_nit.$L$2751]; MATCH([.K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L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M$1]; [$sa_file_nit.$A$1:$sa_file_nit.$A$2751];0)+ROW([.$A2])-2;1;1)" office:value-type="float" office:value="13" calcext:value-type="float">
            <text:p>13</text:p>
          </table:table-cell>
          <table:table-cell table:formula="of:=INDEX([$sa_file_nit.$L$1:$sa_file_nit.$L$2751]; MATCH([.N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O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P$1]; [$sa_file_nit.$A$1:$sa_file_nit.$A$2751];0)+ROW([.$A2])-2;1;1)" office:value-type="float" office:value="3" calcext:value-type="float">
            <text:p>3</text:p>
          </table:table-cell>
          <table:table-cell table:formula="of:=INDEX([$sa_file_nit.$L$1:$sa_file_nit.$L$2751]; MATCH([.Q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R$1]; [$sa_file_nit.$A$1:$sa_file_nit.$A$2751];0)+ROW([.$A2])-2;1;1)" office:value-type="float" office:value="11" calcext:value-type="float">
            <text:p>11</text:p>
          </table:table-cell>
          <table:table-cell table:formula="of:=INDEX([$sa_file_nit.$L$1:$sa_file_nit.$L$2751]; MATCH([.S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T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U$1]; [$sa_file_nit.$A$1:$sa_file_nit.$A$2751];0)+ROW([.$A2])-2;1;1)" office:value-type="float" office:value="7" calcext:value-type="float">
            <text:p>7</text:p>
          </table:table-cell>
          <table:table-cell table:formula="of:=INDEX([$sa_file_nit.$L$1:$sa_file_nit.$L$2751]; MATCH([.V$1]; [$sa_file_nit.$A$1:$sa_file_nit.$A$2751];0)+ROW([.$A2])-2;1;1)" office:value-type="float" office:value="2" calcext:value-type="float">
            <text:p>2</text:p>
          </table:table-cell>
          <table:table-cell table:formula="of:=INDEX([$sa_file_nit.$L$1:$sa_file_nit.$L$2751]; MATCH([.W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X$1]; [$sa_file_nit.$A$1:$sa_file_nit.$A$2751];0)+ROW([.$A2])-2;1;1)" office:value-type="float" office:value="101" calcext:value-type="float">
            <text:p>101</text:p>
          </table:table-cell>
          <table:table-cell table:formula="of:=INDEX([$sa_file_nit.$L$1:$sa_file_nit.$L$2751]; MATCH([.Y$1]; [$sa_file_nit.$A$1:$sa_file_nit.$A$2751];0)+ROW([.$A2])-2;1;1)" office:value-type="float" office:value="3" calcext:value-type="float">
            <text:p>3</text:p>
          </table:table-cell>
          <table:table-cell table:formula="of:=AVERAGE([.J2:.Y2])" office:value-type="float" office:value="59.5625" calcext:value-type="float">
            <text:p>59,6</text:p>
          </table:table-cell>
          <table:table-cell table:formula="of:=MIN([.J2:.Y2])" office:value-type="float" office:value="2" calcext:value-type="float">
            <text:p>2</text:p>
          </table:table-cell>
          <table:table-cell table:formula="of:=MAX([.J2:.Y2])" office:value-type="float" office:value="101" calcext:value-type="float">
            <text:p>101</text:p>
          </table:table-cell>
          <table:table-cell table:formula="of:=LARGE([.J2:.Y2];COUNTIF([.J2:.Y2];CONCATENATE(&quot;=&quot;;[.AB2]))+1)" office:value-type="float" office:value="13" calcext:value-type="float">
            <text:p>13</text:p>
          </table:table-cell>
          <table:table-cell table:formula="of:=AVERAGE([.AC2];[.AA2]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00" calcext:value-type="float">
            <text:p>200</text:p>
          </table:table-cell>
          <table:table-cell table:formula="of:=INDEX([$sa_file_nit.$L$1:$sa_file_nit.$L$2751]; MATCH([.J$1]; [$sa_file_nit.$A$1:$sa_file_nit.$A$2751];0)+ROW([.$A3])-2;1;1)" office:value-type="float" office:value="5" calcext:value-type="float">
            <text:p>5</text:p>
          </table:table-cell>
          <table:table-cell table:formula="of:=INDEX([$sa_file_nit.$L$1:$sa_file_nit.$L$2751]; MATCH([.K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L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M$1]; [$sa_file_nit.$A$1:$sa_file_nit.$A$2751];0)+ROW([.$A3])-2;1;1)" office:value-type="float" office:value="10" calcext:value-type="float">
            <text:p>10</text:p>
          </table:table-cell>
          <table:table-cell table:formula="of:=INDEX([$sa_file_nit.$L$1:$sa_file_nit.$L$2751]; MATCH([.N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O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P$1]; [$sa_file_nit.$A$1:$sa_file_nit.$A$2751];0)+ROW([.$A3])-2;1;1)" office:value-type="float" office:value="5" calcext:value-type="float">
            <text:p>5</text:p>
          </table:table-cell>
          <table:table-cell table:formula="of:=INDEX([$sa_file_nit.$L$1:$sa_file_nit.$L$2751]; MATCH([.Q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R$1]; [$sa_file_nit.$A$1:$sa_file_nit.$A$2751];0)+ROW([.$A3])-2;1;1)" office:value-type="float" office:value="14" calcext:value-type="float">
            <text:p>14</text:p>
          </table:table-cell>
          <table:table-cell table:formula="of:=INDEX([$sa_file_nit.$L$1:$sa_file_nit.$L$2751]; MATCH([.S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T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U$1]; [$sa_file_nit.$A$1:$sa_file_nit.$A$2751];0)+ROW([.$A3])-2;1;1)" office:value-type="float" office:value="7" calcext:value-type="float">
            <text:p>7</text:p>
          </table:table-cell>
          <table:table-cell table:formula="of:=INDEX([$sa_file_nit.$L$1:$sa_file_nit.$L$2751]; MATCH([.V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W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X$1]; [$sa_file_nit.$A$1:$sa_file_nit.$A$2751];0)+ROW([.$A3])-2;1;1)" office:value-type="float" office:value="201" calcext:value-type="float">
            <text:p>201</text:p>
          </table:table-cell>
          <table:table-cell table:formula="of:=INDEX([$sa_file_nit.$L$1:$sa_file_nit.$L$2751]; MATCH([.Y$1]; [$sa_file_nit.$A$1:$sa_file_nit.$A$2751];0)+ROW([.$A3])-2;1;1)" office:value-type="float" office:value="5" calcext:value-type="float">
            <text:p>5</text:p>
          </table:table-cell>
          <table:table-cell table:formula="of:=AVERAGE([.J3:.Y3])" office:value-type="float" office:value="128.5" calcext:value-type="float">
            <text:p>128,5</text:p>
          </table:table-cell>
          <table:table-cell table:formula="of:=MIN([.J3:.Y3])" office:value-type="float" office:value="5" calcext:value-type="float">
            <text:p>5</text:p>
          </table:table-cell>
          <table:table-cell table:formula="of:=MAX([.J3:.Y3])" office:value-type="float" office:value="201" calcext:value-type="float">
            <text:p>201</text:p>
          </table:table-cell>
          <table:table-cell table:formula="of:=LARGE([.J3:.Y3];COUNTIF([.J3:.Y3];CONCATENATE(&quot;=&quot;;[.AB3]))+1)" office:value-type="float" office:value="14" calcext:value-type="float">
            <text:p>14</text:p>
          </table:table-cell>
          <table:table-cell table:formula="of:=AVERAGE([.AC3];[.AA3])"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00" calcext:value-type="float">
            <text:p>300</text:p>
          </table:table-cell>
          <table:table-cell table:formula="of:=INDEX([$sa_file_nit.$L$1:$sa_file_nit.$L$2751]; MATCH([.J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K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L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M$1]; [$sa_file_nit.$A$1:$sa_file_nit.$A$2751];0)+ROW([.$A4])-2;1;1)" office:value-type="float" office:value="14" calcext:value-type="float">
            <text:p>14</text:p>
          </table:table-cell>
          <table:table-cell table:formula="of:=INDEX([$sa_file_nit.$L$1:$sa_file_nit.$L$2751]; MATCH([.N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O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P$1]; [$sa_file_nit.$A$1:$sa_file_nit.$A$2751];0)+ROW([.$A4])-2;1;1)" office:value-type="float" office:value="5" calcext:value-type="float">
            <text:p>5</text:p>
          </table:table-cell>
          <table:table-cell table:formula="of:=INDEX([$sa_file_nit.$L$1:$sa_file_nit.$L$2751]; MATCH([.Q$1]; [$sa_file_nit.$A$1:$sa_file_nit.$A$2751];0)+ROW([.$A4])-2;1;1)" office:value-type="float" office:value="3" calcext:value-type="float">
            <text:p>3</text:p>
          </table:table-cell>
          <table:table-cell table:formula="of:=INDEX([$sa_file_nit.$L$1:$sa_file_nit.$L$2751]; MATCH([.R$1]; [$sa_file_nit.$A$1:$sa_file_nit.$A$2751];0)+ROW([.$A4])-2;1;1)" office:value-type="float" office:value="11" calcext:value-type="float">
            <text:p>11</text:p>
          </table:table-cell>
          <table:table-cell table:formula="of:=INDEX([$sa_file_nit.$L$1:$sa_file_nit.$L$2751]; MATCH([.S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T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U$1]; [$sa_file_nit.$A$1:$sa_file_nit.$A$2751];0)+ROW([.$A4])-2;1;1)" office:value-type="float" office:value="7" calcext:value-type="float">
            <text:p>7</text:p>
          </table:table-cell>
          <table:table-cell table:formula="of:=INDEX([$sa_file_nit.$L$1:$sa_file_nit.$L$2751]; MATCH([.V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W$1]; [$sa_file_nit.$A$1:$sa_file_nit.$A$2751];0)+ROW([.$A4])-2;1;1)" office:value-type="float" office:value="301" calcext:value-type="float">
            <text:p>301</text:p>
          </table:table-cell>
          <table:table-cell table:formula="of:=INDEX([$sa_file_nit.$L$1:$sa_file_nit.$L$2751]; MATCH([.X$1]; [$sa_file_nit.$A$1:$sa_file_nit.$A$2751];0)+ROW([.$A4])-2;1;1)" office:value-type="float" office:value="10" calcext:value-type="float">
            <text:p>10</text:p>
          </table:table-cell>
          <table:table-cell table:formula="of:=INDEX([$sa_file_nit.$L$1:$sa_file_nit.$L$2751]; MATCH([.Y$1]; [$sa_file_nit.$A$1:$sa_file_nit.$A$2751];0)+ROW([.$A4])-2;1;1)" office:value-type="float" office:value="301" calcext:value-type="float">
            <text:p>301</text:p>
          </table:table-cell>
          <table:table-cell table:formula="of:=AVERAGE([.J4:.Y4])" office:value-type="float" office:value="191.25" calcext:value-type="float">
            <text:p>191,3</text:p>
          </table:table-cell>
          <table:table-cell table:formula="of:=MIN([.J4:.Y4])" office:value-type="float" office:value="3" calcext:value-type="float">
            <text:p>3</text:p>
          </table:table-cell>
          <table:table-cell table:formula="of:=MAX([.J4:.Y4])" office:value-type="float" office:value="301" calcext:value-type="float">
            <text:p>301</text:p>
          </table:table-cell>
          <table:table-cell table:formula="of:=LARGE([.J4:.Y4];COUNTIF([.J4:.Y4];CONCATENATE(&quot;=&quot;;[.AB4]))+1)" office:value-type="float" office:value="14" calcext:value-type="float">
            <text:p>14</text:p>
          </table:table-cell>
          <table:table-cell table:formula="of:=AVERAGE([.AC4];[.AA4])"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00" calcext:value-type="float">
            <text:p>400</text:p>
          </table:table-cell>
          <table:table-cell table:formula="of:=INDEX([$sa_file_nit.$L$1:$sa_file_nit.$L$2751]; MATCH([.J$1]; [$sa_file_nit.$A$1:$sa_file_nit.$A$2751];0)+ROW([.$A5])-2;1;1)" office:value-type="float" office:value="4" calcext:value-type="float">
            <text:p>4</text:p>
          </table:table-cell>
          <table:table-cell table:formula="of:=INDEX([$sa_file_nit.$L$1:$sa_file_nit.$L$2751]; MATCH([.K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L$1]; [$sa_file_nit.$A$1:$sa_file_nit.$A$2751];0)+ROW([.$A5])-2;1;1)" office:value-type="float" office:value="16" calcext:value-type="float">
            <text:p>16</text:p>
          </table:table-cell>
          <table:table-cell table:formula="of:=INDEX([$sa_file_nit.$L$1:$sa_file_nit.$L$2751]; MATCH([.M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N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O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P$1]; [$sa_file_nit.$A$1:$sa_file_nit.$A$2751];0)+ROW([.$A5])-2;1;1)" office:value-type="float" office:value="7" calcext:value-type="float">
            <text:p>7</text:p>
          </table:table-cell>
          <table:table-cell table:formula="of:=INDEX([$sa_file_nit.$L$1:$sa_file_nit.$L$2751]; MATCH([.Q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R$1]; [$sa_file_nit.$A$1:$sa_file_nit.$A$2751];0)+ROW([.$A5])-2;1;1)" office:value-type="float" office:value="12" calcext:value-type="float">
            <text:p>12</text:p>
          </table:table-cell>
          <table:table-cell table:formula="of:=INDEX([$sa_file_nit.$L$1:$sa_file_nit.$L$2751]; MATCH([.S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T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U$1]; [$sa_file_nit.$A$1:$sa_file_nit.$A$2751];0)+ROW([.$A5])-2;1;1)" office:value-type="float" office:value="8" calcext:value-type="float">
            <text:p>8</text:p>
          </table:table-cell>
          <table:table-cell table:formula="of:=INDEX([$sa_file_nit.$L$1:$sa_file_nit.$L$2751]; MATCH([.V$1]; [$sa_file_nit.$A$1:$sa_file_nit.$A$2751];0)+ROW([.$A5])-2;1;1)" office:value-type="float" office:value="4" calcext:value-type="float">
            <text:p>4</text:p>
          </table:table-cell>
          <table:table-cell table:formula="of:=INDEX([$sa_file_nit.$L$1:$sa_file_nit.$L$2751]; MATCH([.W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X$1]; [$sa_file_nit.$A$1:$sa_file_nit.$A$2751];0)+ROW([.$A5])-2;1;1)" office:value-type="float" office:value="401" calcext:value-type="float">
            <text:p>401</text:p>
          </table:table-cell>
          <table:table-cell table:formula="of:=INDEX([$sa_file_nit.$L$1:$sa_file_nit.$L$2751]; MATCH([.Y$1]; [$sa_file_nit.$A$1:$sa_file_nit.$A$2751];0)+ROW([.$A5])-2;1;1)" office:value-type="float" office:value="6" calcext:value-type="float">
            <text:p>6</text:p>
          </table:table-cell>
          <table:table-cell table:formula="of:=AVERAGE([.J5:.Y5])" office:value-type="float" office:value="229.125" calcext:value-type="float">
            <text:p>229,1</text:p>
          </table:table-cell>
          <table:table-cell table:formula="of:=MIN([.J5:.Y5])" office:value-type="float" office:value="4" calcext:value-type="float">
            <text:p>4</text:p>
          </table:table-cell>
          <table:table-cell table:formula="of:=MAX([.J5:.Y5])" office:value-type="float" office:value="401" calcext:value-type="float">
            <text:p>401</text:p>
          </table:table-cell>
          <table:table-cell table:formula="of:=LARGE([.J5:.Y5];COUNTIF([.J5:.Y5];CONCATENATE(&quot;=&quot;;[.AB5]))+1)" office:value-type="float" office:value="16" calcext:value-type="float">
            <text:p>16</text:p>
          </table:table-cell>
          <table:table-cell table:formula="of:=AVERAGE([.AC5];[.AA5])" office:value-type="float" office:value="10" calcext:value-type="float">
            <text:p>10</text:p>
          </table:table-cell>
        </table:table-row>
      </table:table>
      <table:table table:name="sa_file_plug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conv</text:p>
          </table:table-cell>
          <table:table-cell office:value-type="string" calcext:value-type="string">
            <text:p>nk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1007" calcext:value-type="float">
            <text:p>0,1007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3604" calcext:value-type="float">
            <text:p>0,360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8478" calcext:value-type="float">
            <text:p>0,8478</text:p>
          </table:table-cell>
          <table:table-cell office:value-type="float" office:value="0.4422" calcext:value-type="float">
            <text:p>0,4422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51" calcext:value-type="float">
            <text:p>0,8551</text:p>
          </table:table-cell>
          <table:table-cell office:value-type="float" office:value="1.3007" calcext:value-type="float">
            <text:p>1,3007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784" calcext:value-type="float">
            <text:p>0,784</text:p>
          </table:table-cell>
          <table:table-cell office:value-type="float" office:value="0.6334" calcext:value-type="float">
            <text:p>0,6334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2" calcext:value-type="float">
            <text:p>0,792</text:p>
          </table:table-cell>
          <table:table-cell office:value-type="float" office:value="1.0577" calcext:value-type="float">
            <text:p>1,0577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0.1243" calcext:value-type="float">
            <text:p>0,124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25" calcext:value-type="float">
            <text:p>0,425</text:p>
          </table:table-cell>
          <table:table-cell office:value-type="float" office:value="0.9165" calcext:value-type="float">
            <text:p>0,916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5507" calcext:value-type="float">
            <text:p>0,5507</text:p>
          </table:table-cell>
          <table:table-cell office:value-type="float" office:value="0.3805" calcext:value-type="float">
            <text:p>0,3805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087" calcext:value-type="float">
            <text:p>0,6087</text:p>
          </table:table-cell>
          <table:table-cell office:value-type="float" office:value="0.5157" calcext:value-type="float">
            <text:p>0,515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0125" calcext:value-type="float">
            <text:p>0,01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23" calcext:value-type="float">
            <text:p>0,9123</text:p>
          </table:table-cell>
          <table:table-cell office:value-type="float" office:value="0.9886" calcext:value-type="float">
            <text:p>0,9886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5763" calcext:value-type="float">
            <text:p>0,5763</text:p>
          </table:table-cell>
          <table:table-cell office:value-type="float" office:value="0.1951" calcext:value-type="float">
            <text:p>0,195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32" calcext:value-type="float">
            <text:p>0,5932</text:p>
          </table:table-cell>
          <table:table-cell office:value-type="float" office:value="0.7776" calcext:value-type="float">
            <text:p>0,777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5367" calcext:value-type="float">
            <text:p>0,5367</text:p>
          </table:table-cell>
          <table:table-cell office:value-type="float" office:value="0.4648" calcext:value-type="float">
            <text:p>0,464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3.5867" calcext:value-type="float">
            <text:p>3,586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0.0074" calcext:value-type="float">
            <text:p>0,00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433" calcext:value-type="float">
            <text:p>0,6433</text:p>
          </table:table-cell>
          <table:table-cell office:value-type="float" office:value="3.1577" calcext:value-type="float">
            <text:p>3,157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688" calcext:value-type="float">
            <text:p>0,4688</text:p>
          </table:table-cell>
          <table:table-cell office:value-type="float" office:value="0.1287" calcext:value-type="float">
            <text:p>0,12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717" calcext:value-type="float">
            <text:p>0,717</text:p>
          </table:table-cell>
          <table:table-cell office:value-type="float" office:value="0.2733" calcext:value-type="float">
            <text:p>0,2733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13" calcext:value-type="float">
            <text:p>0,8113</text:p>
          </table:table-cell>
          <table:table-cell office:value-type="float" office:value="0.2564" calcext:value-type="float">
            <text:p>0,25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0017" calcext:value-type="float">
            <text:p>0,001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  <table:table-cell office:value-type="float" office:value="0.3514" calcext:value-type="float">
            <text:p>0,35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6712" calcext:value-type="float">
            <text:p>0,6712</text:p>
          </table:table-cell>
          <table:table-cell office:value-type="float" office:value="0.0153" calcext:value-type="float">
            <text:p>0,01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01" calcext:value-type="float">
            <text:p>0,6301</text:p>
          </table:table-cell>
          <table:table-cell office:value-type="float" office:value="0.732" calcext:value-type="float">
            <text:p>0,7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6714" calcext:value-type="float">
            <text:p>0,6714</text:p>
          </table:table-cell>
          <table:table-cell office:value-type="float" office:value="0.0113" calcext:value-type="float">
            <text:p>0,01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0.614" calcext:value-type="float">
            <text:p>0,6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7333" calcext:value-type="float">
            <text:p>0,7333</text:p>
          </table:table-cell>
          <table:table-cell office:value-type="float" office:value="0.0058" calcext:value-type="float">
            <text:p>0,005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4784" calcext:value-type="float">
            <text:p>0,478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58" calcext:value-type="float">
            <text:p>0,58</text:p>
          </table:table-cell>
          <table:table-cell office:value-type="float" office:value="0.4927" calcext:value-type="float">
            <text:p>0,4927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,5</text:p>
          </table:table-cell>
          <table:table-cell office:value-type="float" office:value="1.2154" calcext:value-type="float">
            <text:p>1,2154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753" calcext:value-type="float">
            <text:p>0,753</text:p>
          </table:table-cell>
          <table:table-cell office:value-type="float" office:value="0.4304" calcext:value-type="float">
            <text:p>0,430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349" calcext:value-type="float">
            <text:p>0,7349</text:p>
          </table:table-cell>
          <table:table-cell office:value-type="float" office:value="1.9639" calcext:value-type="float">
            <text:p>1,9639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8023" calcext:value-type="float">
            <text:p>0,8023</text:p>
          </table:table-cell>
          <table:table-cell office:value-type="float" office:value="0.4895" calcext:value-type="float">
            <text:p>0,4895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23" calcext:value-type="float">
            <text:p>0,8023</text:p>
          </table:table-cell>
          <table:table-cell office:value-type="float" office:value="0.2832" calcext:value-type="float">
            <text:p>0,28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1481" calcext:value-type="float">
            <text:p>0,1481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2703" calcext:value-type="float">
            <text:p>0,2703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1073" calcext:value-type="float">
            <text:p>0,107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57" calcext:value-type="float">
            <text:p>0,9057</text:p>
          </table:table-cell>
          <table:table-cell office:value-type="float" office:value="0.4404" calcext:value-type="float">
            <text:p>0,440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4333" calcext:value-type="float">
            <text:p>0,4333</text:p>
          </table:table-cell>
          <table:table-cell office:value-type="float" office:value="0.0966" calcext:value-type="float">
            <text:p>0,096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" calcext:value-type="float">
            <text:p>0,4</text:p>
          </table:table-cell>
          <table:table-cell office:value-type="float" office:value="0.4761" calcext:value-type="float">
            <text:p>0,476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7733" calcext:value-type="float">
            <text:p>0,7733</text:p>
          </table:table-cell>
          <table:table-cell office:value-type="float" office:value="0.0094" calcext:value-type="float">
            <text:p>0,009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" calcext:value-type="float">
            <text:p>0,92</text:p>
          </table:table-cell>
          <table:table-cell office:value-type="float" office:value="5.5631" calcext:value-type="float">
            <text:p>5,5631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0.1421" calcext:value-type="float">
            <text:p>0,142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9403" calcext:value-type="float">
            <text:p>0,9403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0062" calcext:value-type="float">
            <text:p>0,006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  <table:table-cell office:value-type="float" office:value="0.4721" calcext:value-type="float">
            <text:p>0,47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float" office:value="0.927" calcext:value-type="float">
            <text:p>0,927</text:p>
          </table:table-cell>
          <table:table-cell office:value-type="float" office:value="0.0044" calcext:value-type="float">
            <text:p>0,00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97" calcext:value-type="float">
            <text:p>0,9197</text:p>
          </table:table-cell>
          <table:table-cell office:value-type="float" office:value="1.101" calcext:value-type="float">
            <text:p>1,10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lug" table:style-name="ta1">
        <table:shapes>
          <draw:frame draw:z-index="0" draw:style-name="gr1" draw:text-style-name="P1" svg:width="327.31mm" svg:height="192.04mm" svg:x="0mm" svg:y="57.37mm">
            <draw:object draw:notify-on-update-of-ranges="plug.I2:plug.I3 plug.J1:plug.J1 plug.J2:plug.J3 plug.K1:plug.K1 plug.K2:plug.K3 plug.L1:plug.L1 plug.L2:plug.L3 plug.M1:plug.M1 plug.M2:plug.M3 plug.N1:plug.N1 plug.N2:plug.N3 plug.O1:plug.O1 plug.O2:plug.O3 plug.P1:plug.P1 plug.P2:plug.P3 plug.Q1:plug.Q1 plug.Q2:plug.Q3 plug.R1:plug.R1 plug.R2:plug.R3 plug.S1:plug.S1 plug.S2:plug.S3 plug.T1:plug.T1 plug.T2:plug.T3 plug.U1:plug.U1 plug.U2:plug.U3 plug.V1:plug.V1 plug.V2:plug.V3 plug.W1:plug.W1 plug.W2:plug.W3 plug.X1:plug.X1 plug.X2:plug.X3 plug.Y1:plug.Y1 plug.Y2:plug.Y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plug.I2:plug.I3 plug.M1:plug.M1 plug.M2:plug.M3 plug.R1:plug.R1 plug.R2:plug.R3 plug.W1:plug.W1 plug.W2:plug.W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plug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table:formula="of:=INDEX([$sa_file_plug.$J$1:$sa_file_plug.$J$2751]; MATCH([.J$1]; [$sa_file_plug.$A$1:$sa_file_plug.$A$2751];0)+ROW([.$A2])-2;1;1)" office:value-type="percentage" office:value="0.8095" calcext:value-type="percentage">
            <text:p>80,95%</text:p>
          </table:table-cell>
          <table:table-cell table:formula="of:=INDEX([$sa_file_plug.$J$1:$sa_file_plug.$J$2751]; MATCH([.K$1]; [$sa_file_plug.$A$1:$sa_file_plug.$A$2751];0)+ROW([.$A2])-2;1;1)" office:value-type="percentage" office:value="0.5" calcext:value-type="percentage">
            <text:p>50,00%</text:p>
          </table:table-cell>
          <table:table-cell table:formula="of:=INDEX([$sa_file_plug.$J$1:$sa_file_plug.$J$2751]; MATCH([.L$1]; [$sa_file_plug.$A$1:$sa_file_plug.$A$2751];0)+ROW([.$A2])-2;1;1)" office:value-type="percentage" office:value="0.5507" calcext:value-type="percentage">
            <text:p>55,07%</text:p>
          </table:table-cell>
          <table:table-cell table:formula="of:=INDEX([$sa_file_plug.$J$1:$sa_file_plug.$J$2751]; MATCH([.M$1]; [$sa_file_plug.$A$1:$sa_file_plug.$A$2751];0)+ROW([.$A2])-2;1;1)" office:value-type="percentage" office:value="0.8772" calcext:value-type="percentage">
            <text:p>87,72%</text:p>
          </table:table-cell>
          <table:table-cell table:formula="of:=INDEX([$sa_file_plug.$J$1:$sa_file_plug.$J$2751]; MATCH([.N$1]; [$sa_file_plug.$A$1:$sa_file_plug.$A$2751];0)+ROW([.$A2])-2;1;1)" office:value-type="percentage" office:value="0.5367" calcext:value-type="percentage">
            <text:p>53,67%</text:p>
          </table:table-cell>
          <table:table-cell table:formula="of:=INDEX([$sa_file_plug.$J$1:$sa_file_plug.$J$2751]; MATCH([.O$1]; [$sa_file_plug.$A$1:$sa_file_plug.$A$2751];0)+ROW([.$A2])-2;1;1)" office:value-type="percentage" office:value="0.5" calcext:value-type="percentage">
            <text:p>50,00%</text:p>
          </table:table-cell>
          <table:table-cell table:formula="of:=INDEX([$sa_file_plug.$J$1:$sa_file_plug.$J$2751]; MATCH([.P$1]; [$sa_file_plug.$A$1:$sa_file_plug.$A$2751];0)+ROW([.$A2])-2;1;1)" office:value-type="percentage" office:value="0.717" calcext:value-type="percentage">
            <text:p>71,70%</text:p>
          </table:table-cell>
          <table:table-cell table:formula="of:=INDEX([$sa_file_plug.$J$1:$sa_file_plug.$J$2751]; MATCH([.Q$1]; [$sa_file_plug.$A$1:$sa_file_plug.$A$2751];0)+ROW([.$A2])-2;1;1)" office:value-type="percentage" office:value="0.9375" calcext:value-type="percentage">
            <text:p>93,75%</text:p>
          </table:table-cell>
          <table:table-cell table:formula="of:=INDEX([$sa_file_plug.$J$1:$sa_file_plug.$J$2751]; MATCH([.R$1]; [$sa_file_plug.$A$1:$sa_file_plug.$A$2751];0)+ROW([.$A2])-2;1;1)" office:value-type="percentage" office:value="0.6714" calcext:value-type="percentage">
            <text:p>67,14%</text:p>
          </table:table-cell>
          <table:table-cell table:formula="of:=INDEX([$sa_file_plug.$J$1:$sa_file_plug.$J$2751]; MATCH([.S$1]; [$sa_file_plug.$A$1:$sa_file_plug.$A$2751];0)+ROW([.$A2])-2;1;1)" office:value-type="percentage" office:value="0.7333" calcext:value-type="percentage">
            <text:p>73,33%</text:p>
          </table:table-cell>
          <table:table-cell table:formula="of:=INDEX([$sa_file_plug.$J$1:$sa_file_plug.$J$2751]; MATCH([.T$1]; [$sa_file_plug.$A$1:$sa_file_plug.$A$2751];0)+ROW([.$A2])-2;1;1)" office:value-type="percentage" office:value="0.753" calcext:value-type="percentage">
            <text:p>75,30%</text:p>
          </table:table-cell>
          <table:table-cell table:formula="of:=INDEX([$sa_file_plug.$J$1:$sa_file_plug.$J$2751]; MATCH([.U$1]; [$sa_file_plug.$A$1:$sa_file_plug.$A$2751];0)+ROW([.$A2])-2;1;1)" office:value-type="percentage" office:value="0.8372" calcext:value-type="percentage">
            <text:p>83,72%</text:p>
          </table:table-cell>
          <table:table-cell table:formula="of:=INDEX([$sa_file_plug.$J$1:$sa_file_plug.$J$2751]; MATCH([.V$1]; [$sa_file_plug.$A$1:$sa_file_plug.$A$2751];0)+ROW([.$A2])-2;1;1)" office:value-type="percentage" office:value="0.4333" calcext:value-type="percentage">
            <text:p>43,33%</text:p>
          </table:table-cell>
          <table:table-cell table:formula="of:=INDEX([$sa_file_plug.$J$1:$sa_file_plug.$J$2751]; MATCH([.W$1]; [$sa_file_plug.$A$1:$sa_file_plug.$A$2751];0)+ROW([.$A2])-2;1;1)" office:value-type="percentage" office:value="0.7733" calcext:value-type="percentage">
            <text:p>77,33%</text:p>
          </table:table-cell>
          <table:table-cell table:formula="of:=INDEX([$sa_file_plug.$J$1:$sa_file_plug.$J$2751]; MATCH([.X$1]; [$sa_file_plug.$A$1:$sa_file_plug.$A$2751];0)+ROW([.$A2])-2;1;1)" office:value-type="percentage" office:value="0.9425" calcext:value-type="percentage">
            <text:p>94,25%</text:p>
          </table:table-cell>
          <table:table-cell table:formula="of:=INDEX([$sa_file_plug.$J$1:$sa_file_plug.$J$2751]; MATCH([.Y$1]; [$sa_file_plug.$A$1:$sa_file_plug.$A$2751];0)+ROW([.$A2])-2;1;1)" office:value-type="percentage" office:value="0.9444" calcext:value-type="percentage">
            <text:p>94,44%</text:p>
          </table:table-cell>
          <table:table-cell table:formula="of:=AVERAGE([.J2:.Y2])" office:value-type="percentage" office:value="0.7198125" calcext:value-type="percentage">
            <text:p>71,9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table:formula="of:=INDEX([$sa_file_plug.$J$1:$sa_file_plug.$J$2751]; MATCH([.J$1]; [$sa_file_plug.$A$1:$sa_file_plug.$A$2751];0)+ROW([.$A3])-2;1;1)" office:value-type="percentage" office:value="0.8095" calcext:value-type="percentage">
            <text:p>80,95%</text:p>
          </table:table-cell>
          <table:table-cell table:formula="of:=INDEX([$sa_file_plug.$J$1:$sa_file_plug.$J$2751]; MATCH([.K$1]; [$sa_file_plug.$A$1:$sa_file_plug.$A$2751];0)+ROW([.$A3])-2;1;1)" office:value-type="percentage" office:value="0.425" calcext:value-type="percentage">
            <text:p>42,50%</text:p>
          </table:table-cell>
          <table:table-cell table:formula="of:=INDEX([$sa_file_plug.$J$1:$sa_file_plug.$J$2751]; MATCH([.L$1]; [$sa_file_plug.$A$1:$sa_file_plug.$A$2751];0)+ROW([.$A3])-2;1;1)" office:value-type="percentage" office:value="0.6087" calcext:value-type="percentage">
            <text:p>60,87%</text:p>
          </table:table-cell>
          <table:table-cell table:formula="of:=INDEX([$sa_file_plug.$J$1:$sa_file_plug.$J$2751]; MATCH([.M$1]; [$sa_file_plug.$A$1:$sa_file_plug.$A$2751];0)+ROW([.$A3])-2;1;1)" office:value-type="percentage" office:value="0.9123" calcext:value-type="percentage">
            <text:p>91,23%</text:p>
          </table:table-cell>
          <table:table-cell table:formula="of:=INDEX([$sa_file_plug.$J$1:$sa_file_plug.$J$2751]; MATCH([.N$1]; [$sa_file_plug.$A$1:$sa_file_plug.$A$2751];0)+ROW([.$A3])-2;1;1)" office:value-type="percentage" office:value="0.8" calcext:value-type="percentage">
            <text:p>80,00%</text:p>
          </table:table-cell>
          <table:table-cell table:formula="of:=INDEX([$sa_file_plug.$J$1:$sa_file_plug.$J$2751]; MATCH([.O$1]; [$sa_file_plug.$A$1:$sa_file_plug.$A$2751];0)+ROW([.$A3])-2;1;1)" office:value-type="percentage" office:value="0.6433" calcext:value-type="percentage">
            <text:p>64,33%</text:p>
          </table:table-cell>
          <table:table-cell table:formula="of:=INDEX([$sa_file_plug.$J$1:$sa_file_plug.$J$2751]; MATCH([.P$1]; [$sa_file_plug.$A$1:$sa_file_plug.$A$2751];0)+ROW([.$A3])-2;1;1)" office:value-type="percentage" office:value="0.8113" calcext:value-type="percentage">
            <text:p>81,13%</text:p>
          </table:table-cell>
          <table:table-cell table:formula="of:=INDEX([$sa_file_plug.$J$1:$sa_file_plug.$J$2751]; MATCH([.Q$1]; [$sa_file_plug.$A$1:$sa_file_plug.$A$2751];0)+ROW([.$A3])-2;1;1)" office:value-type="percentage" office:value="0.75" calcext:value-type="percentage">
            <text:p>75,00%</text:p>
          </table:table-cell>
          <table:table-cell table:formula="of:=INDEX([$sa_file_plug.$J$1:$sa_file_plug.$J$2751]; MATCH([.R$1]; [$sa_file_plug.$A$1:$sa_file_plug.$A$2751];0)+ROW([.$A3])-2;1;1)" office:value-type="percentage" office:value="0.8" calcext:value-type="percentage">
            <text:p>80,00%</text:p>
          </table:table-cell>
          <table:table-cell table:formula="of:=INDEX([$sa_file_plug.$J$1:$sa_file_plug.$J$2751]; MATCH([.S$1]; [$sa_file_plug.$A$1:$sa_file_plug.$A$2751];0)+ROW([.$A3])-2;1;1)" office:value-type="percentage" office:value="1" calcext:value-type="percentage">
            <text:p>100,00%</text:p>
          </table:table-cell>
          <table:table-cell table:formula="of:=INDEX([$sa_file_plug.$J$1:$sa_file_plug.$J$2751]; MATCH([.T$1]; [$sa_file_plug.$A$1:$sa_file_plug.$A$2751];0)+ROW([.$A3])-2;1;1)" office:value-type="percentage" office:value="0.7349" calcext:value-type="percentage">
            <text:p>73,49%</text:p>
          </table:table-cell>
          <table:table-cell table:formula="of:=INDEX([$sa_file_plug.$J$1:$sa_file_plug.$J$2751]; MATCH([.U$1]; [$sa_file_plug.$A$1:$sa_file_plug.$A$2751];0)+ROW([.$A3])-2;1;1)" office:value-type="percentage" office:value="0.8372" calcext:value-type="percentage">
            <text:p>83,72%</text:p>
          </table:table-cell>
          <table:table-cell table:formula="of:=INDEX([$sa_file_plug.$J$1:$sa_file_plug.$J$2751]; MATCH([.V$1]; [$sa_file_plug.$A$1:$sa_file_plug.$A$2751];0)+ROW([.$A3])-2;1;1)" office:value-type="percentage" office:value="0.4" calcext:value-type="percentage">
            <text:p>40,00%</text:p>
          </table:table-cell>
          <table:table-cell table:formula="of:=INDEX([$sa_file_plug.$J$1:$sa_file_plug.$J$2751]; MATCH([.W$1]; [$sa_file_plug.$A$1:$sa_file_plug.$A$2751];0)+ROW([.$A3])-2;1;1)" office:value-type="percentage" office:value="0.92" calcext:value-type="percentage">
            <text:p>92,00%</text:p>
          </table:table-cell>
          <table:table-cell table:formula="of:=INDEX([$sa_file_plug.$J$1:$sa_file_plug.$J$2751]; MATCH([.X$1]; [$sa_file_plug.$A$1:$sa_file_plug.$A$2751];0)+ROW([.$A3])-2;1;1)" office:value-type="percentage" office:value="0.9195" calcext:value-type="percentage">
            <text:p>91,95%</text:p>
          </table:table-cell>
          <table:table-cell table:formula="of:=INDEX([$sa_file_plug.$J$1:$sa_file_plug.$J$2751]; MATCH([.Y$1]; [$sa_file_plug.$A$1:$sa_file_plug.$A$2751];0)+ROW([.$A3])-2;1;1)" office:value-type="percentage" office:value="0.9167" calcext:value-type="percentage">
            <text:p>91,67%</text:p>
          </table:table-cell>
          <table:table-cell table:formula="of:=AVERAGE([.J3:.Y3])" office:value-type="percentage" office:value="0.768025" calcext:value-type="percentage">
            <text:p>76,80%</text:p>
          </table:table-cell>
        </table:table-row>
      </table:table>
      <table:table table:name="sa_file_k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conv</text:p>
          </table:table-cell>
          <table:table-cell office:value-type="string" calcext:value-type="string">
            <text:p>nk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1209" calcext:value-type="float">
            <text:p>0,120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2108" calcext:value-type="float">
            <text:p>0,2108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048" calcext:value-type="float">
            <text:p>0,9048</text:p>
          </table:table-cell>
          <table:table-cell office:value-type="float" office:value="0.1239" calcext:value-type="float">
            <text:p>0,12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101" calcext:value-type="float">
            <text:p>0,7101</text:p>
          </table:table-cell>
          <table:table-cell office:value-type="float" office:value="1.1493" calcext:value-type="float">
            <text:p>1,1493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22" calcext:value-type="float">
            <text:p>0,6522</text:p>
          </table:table-cell>
          <table:table-cell office:value-type="float" office:value="1.3691" calcext:value-type="float">
            <text:p>1,369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2682" calcext:value-type="float">
            <text:p>1,2682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6" calcext:value-type="float">
            <text:p>0,816</text:p>
          </table:table-cell>
          <table:table-cell office:value-type="float" office:value="0.8604" calcext:value-type="float">
            <text:p>0,8604</text:p>
          </table:table-cell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0.2982" calcext:value-type="float">
            <text:p>0,29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0.9116" calcext:value-type="float">
            <text:p>0,9116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125" calcext:value-type="float">
            <text:p>0,5125</text:p>
          </table:table-cell>
          <table:table-cell office:value-type="float" office:value="1.0529" calcext:value-type="float">
            <text:p>1,052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875" calcext:value-type="float">
            <text:p>0,4875</text:p>
          </table:table-cell>
          <table:table-cell office:value-type="float" office:value="1.3929" calcext:value-type="float">
            <text:p>1,3929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125" calcext:value-type="float">
            <text:p>0,5125</text:p>
          </table:table-cell>
          <table:table-cell office:value-type="float" office:value="1.0348" calcext:value-type="float">
            <text:p>1,03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07" calcext:value-type="float">
            <text:p>0,5507</text:p>
          </table:table-cell>
          <table:table-cell office:value-type="float" office:value="0.8042" calcext:value-type="float">
            <text:p>0,8042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377" calcext:value-type="float">
            <text:p>0,6377</text:p>
          </table:table-cell>
          <table:table-cell office:value-type="float" office:value="0.793" calcext:value-type="float">
            <text:p>0,79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072" calcext:value-type="float">
            <text:p>0,5072</text:p>
          </table:table-cell>
          <table:table-cell office:value-type="float" office:value="0.7955" calcext:value-type="float">
            <text:p>0,7955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298" calcext:value-type="float">
            <text:p>0,9298</text:p>
          </table:table-cell>
          <table:table-cell office:value-type="float" office:value="0.7639" calcext:value-type="float">
            <text:p>0,76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74" calcext:value-type="float">
            <text:p>0,9474</text:p>
          </table:table-cell>
          <table:table-cell office:value-type="float" office:value="1.1185" calcext:value-type="float">
            <text:p>1,11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97" calcext:value-type="float">
            <text:p>0,879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63" calcext:value-type="float">
            <text:p>0,5763</text:p>
          </table:table-cell>
          <table:table-cell office:value-type="float" office:value="0.659" calcext:value-type="float">
            <text:p>0,659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4068" calcext:value-type="float">
            <text:p>0,4068</text:p>
          </table:table-cell>
          <table:table-cell office:value-type="float" office:value="0.7068" calcext:value-type="float">
            <text:p>0,7068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63" calcext:value-type="float">
            <text:p>0,5763</text:p>
          </table:table-cell>
          <table:table-cell office:value-type="float" office:value="0.7069" calcext:value-type="float">
            <text:p>0,7069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67" calcext:value-type="float">
            <text:p>0,8667</text:p>
          </table:table-cell>
          <table:table-cell office:value-type="float" office:value="3.2283" calcext:value-type="float">
            <text:p>3,228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2" calcext:value-type="float">
            <text:p>0,82</text:p>
          </table:table-cell>
          <table:table-cell office:value-type="float" office:value="5.0997" calcext:value-type="float">
            <text:p>5,0997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667" calcext:value-type="float">
            <text:p>0,6667</text:p>
          </table:table-cell>
          <table:table-cell office:value-type="float" office:value="6.2015" calcext:value-type="float">
            <text:p>6,2015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" calcext:value-type="float">
            <text:p>0,52</text:p>
          </table:table-cell>
          <table:table-cell office:value-type="float" office:value="3.1852" calcext:value-type="float">
            <text:p>3,185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533" calcext:value-type="float">
            <text:p>0,5533</text:p>
          </table:table-cell>
          <table:table-cell office:value-type="float" office:value="3.1385" calcext:value-type="float">
            <text:p>3,138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2" calcext:value-type="float">
            <text:p>0,52</text:p>
          </table:table-cell>
          <table:table-cell office:value-type="float" office:value="3.2156" calcext:value-type="float">
            <text:p>3,215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,25</text:p>
          </table:table-cell>
          <table:table-cell office:value-type="float" office:value="0.504" calcext:value-type="float">
            <text:p>0,50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12" calcext:value-type="float">
            <text:p>0,5312</text:p>
          </table:table-cell>
          <table:table-cell office:value-type="float" office:value="0.2491" calcext:value-type="float">
            <text:p>0,249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375" calcext:value-type="float">
            <text:p>0,375</text:p>
          </table:table-cell>
          <table:table-cell office:value-type="float" office:value="0.5557" calcext:value-type="float">
            <text:p>0,5557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79" calcext:value-type="float">
            <text:p>0,8679</text:p>
          </table:table-cell>
          <table:table-cell office:value-type="float" office:value="0.8718" calcext:value-type="float">
            <text:p>0,87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679" calcext:value-type="float">
            <text:p>0,8679</text:p>
          </table:table-cell>
          <table:table-cell office:value-type="float" office:value="0.7625" calcext:value-type="float">
            <text:p>0,762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5084" calcext:value-type="float">
            <text:p>0,5084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3813" calcext:value-type="float">
            <text:p>0,38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  <table:table-cell office:value-type="float" office:value="0.1328" calcext:value-type="float">
            <text:p>0,13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,75</text:p>
          </table:table-cell>
          <table:table-cell office:value-type="float" office:value="0.1308" calcext:value-type="float">
            <text:p>0,13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753" calcext:value-type="float">
            <text:p>0,5753</text:p>
          </table:table-cell>
          <table:table-cell office:value-type="float" office:value="0.8686" calcext:value-type="float">
            <text:p>0,868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616" calcext:value-type="float">
            <text:p>0,5616</text:p>
          </table:table-cell>
          <table:table-cell office:value-type="float" office:value="0.639" calcext:value-type="float">
            <text:p>0,63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89" calcext:value-type="float">
            <text:p>0,589</text:p>
          </table:table-cell>
          <table:table-cell office:value-type="float" office:value="0.6488" calcext:value-type="float">
            <text:p>0,64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" calcext:value-type="float">
            <text:p>0,9</text:p>
          </table:table-cell>
          <table:table-cell office:value-type="float" office:value="0.6985" calcext:value-type="float">
            <text:p>0,698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71" calcext:value-type="float">
            <text:p>0,7571</text:p>
          </table:table-cell>
          <table:table-cell office:value-type="float" office:value="0.6275" calcext:value-type="float">
            <text:p>0,62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43" calcext:value-type="float">
            <text:p>0,8143</text:p>
          </table:table-cell>
          <table:table-cell office:value-type="float" office:value="0.6225" calcext:value-type="float">
            <text:p>0,62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67" calcext:value-type="float">
            <text:p>0,9667</text:p>
          </table:table-cell>
          <table:table-cell office:value-type="float" office:value="0.1224" calcext:value-type="float">
            <text:p>0,12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" calcext:value-type="float">
            <text:p>0,8</text:p>
          </table:table-cell>
          <table:table-cell office:value-type="float" office:value="0.1245" calcext:value-type="float">
            <text:p>0,12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667" calcext:value-type="float">
            <text:p>0,9667</text:p>
          </table:table-cell>
          <table:table-cell office:value-type="float" office:value="0.1249" calcext:value-type="float">
            <text:p>0,12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9" calcext:value-type="float">
            <text:p>0,59</text:p>
          </table:table-cell>
          <table:table-cell office:value-type="float" office:value="1.5944" calcext:value-type="float">
            <text:p>1,594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5" calcext:value-type="float">
            <text:p>0,65</text:p>
          </table:table-cell>
          <table:table-cell office:value-type="float" office:value="1.5783" calcext:value-type="float">
            <text:p>1,578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8" calcext:value-type="float">
            <text:p>0,58</text:p>
          </table:table-cell>
          <table:table-cell office:value-type="float" office:value="1.3683" calcext:value-type="float">
            <text:p>1,3683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52" calcext:value-type="float">
            <text:p>0,7952</text:p>
          </table:table-cell>
          <table:table-cell office:value-type="float" office:value="2.2247" calcext:value-type="float">
            <text:p>2,2247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41" calcext:value-type="float">
            <text:p>0,741</text:p>
          </table:table-cell>
          <table:table-cell office:value-type="float" office:value="1.9999" calcext:value-type="float">
            <text:p>1,9999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012" calcext:value-type="float">
            <text:p>0,8012</text:p>
          </table:table-cell>
          <table:table-cell office:value-type="float" office:value="1.7199" calcext:value-type="float">
            <text:p>1,7199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77" calcext:value-type="float">
            <text:p>0,6977</text:p>
          </table:table-cell>
          <table:table-cell office:value-type="float" office:value="0.8521" calcext:value-type="float">
            <text:p>0,8521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279" calcext:value-type="float">
            <text:p>0,6279</text:p>
          </table:table-cell>
          <table:table-cell office:value-type="float" office:value="0.9033" calcext:value-type="float">
            <text:p>0,9033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86" calcext:value-type="float">
            <text:p>0,686</text:p>
          </table:table-cell>
          <table:table-cell office:value-type="float" office:value="0.8525" calcext:value-type="float">
            <text:p>0,8525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07" calcext:value-type="float">
            <text:p>0,7907</text:p>
          </table:table-cell>
          <table:table-cell office:value-type="float" office:value="0.3719" calcext:value-type="float">
            <text:p>0,37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907" calcext:value-type="float">
            <text:p>0,7907</text:p>
          </table:table-cell>
          <table:table-cell office:value-type="float" office:value="0.6008" calcext:value-type="float">
            <text:p>0,60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14" calcext:value-type="float">
            <text:p>0,814</text:p>
          </table:table-cell>
          <table:table-cell office:value-type="float" office:value="0.3619" calcext:value-type="float">
            <text:p>0,36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17" calcext:value-type="float">
            <text:p>0,717</text:p>
          </table:table-cell>
          <table:table-cell office:value-type="float" office:value="0.4952" calcext:value-type="float">
            <text:p>0,495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981" calcext:value-type="float">
            <text:p>0,6981</text:p>
          </table:table-cell>
          <table:table-cell office:value-type="float" office:value="0.575" calcext:value-type="float">
            <text:p>0,57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8722" calcext:value-type="float">
            <text:p>0,8722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33" calcext:value-type="float">
            <text:p>0,5333</text:p>
          </table:table-cell>
          <table:table-cell office:value-type="float" office:value="0.4023" calcext:value-type="float">
            <text:p>0,402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5333" calcext:value-type="float">
            <text:p>0,5333</text:p>
          </table:table-cell>
          <table:table-cell office:value-type="float" office:value="0.2987" calcext:value-type="float">
            <text:p>0,298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6" calcext:value-type="float">
            <text:p>0,6</text:p>
          </table:table-cell>
          <table:table-cell office:value-type="float" office:value="0.1281" calcext:value-type="float">
            <text:p>0,12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333" calcext:value-type="float">
            <text:p>0,9333</text:p>
          </table:table-cell>
          <table:table-cell office:value-type="float" office:value="4.182" calcext:value-type="float">
            <text:p>4,18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  <table:table-cell office:value-type="float" office:value="4.9215" calcext:value-type="float">
            <text:p>4,9215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8833" calcext:value-type="float">
            <text:p>0,8833</text:p>
          </table:table-cell>
          <table:table-cell office:value-type="float" office:value="4.0246" calcext:value-type="float">
            <text:p>4,024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0.9006" calcext:value-type="float">
            <text:p>0,9006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1.0975" calcext:value-type="float">
            <text:p>1,097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425" calcext:value-type="float">
            <text:p>0,9425</text:p>
          </table:table-cell>
          <table:table-cell office:value-type="float" office:value="1.1597" calcext:value-type="float">
            <text:p>1,1597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  <table:table-cell office:value-type="float" office:value="0.5859" calcext:value-type="float">
            <text:p>0,5859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  <table:table-cell office:value-type="float" office:value="0.347" calcext:value-type="float">
            <text:p>0,347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167" calcext:value-type="float">
            <text:p>0,9167</text:p>
          </table:table-cell>
          <table:table-cell office:value-type="float" office:value="0.6082" calcext:value-type="float">
            <text:p>0,6082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708" calcext:value-type="float">
            <text:p>0,9708</text:p>
          </table:table-cell>
          <table:table-cell office:value-type="float" office:value="1.2882" calcext:value-type="float">
            <text:p>1,2882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62" calcext:value-type="float">
            <text:p>0,9562</text:p>
          </table:table-cell>
          <table:table-cell office:value-type="float" office:value="1.759" calcext:value-type="float">
            <text:p>1,759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0.9562" calcext:value-type="float">
            <text:p>0,9562</text:p>
          </table:table-cell>
          <table:table-cell office:value-type="float" office:value="1.5037" calcext:value-type="float">
            <text:p>1,50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k" table:style-name="ta1">
        <table:shapes>
          <draw:frame draw:z-index="0" draw:style-name="gr1" draw:text-style-name="P1" svg:width="327.31mm" svg:height="192.04mm" svg:x="0mm" svg:y="57.37mm">
            <draw:object draw:notify-on-update-of-ranges="k.I2:k.I4 k.J1:k.J1 k.J2:k.J4 k.K1:k.K1 k.K2:k.K4 k.L1:k.L1 k.L2:k.L4 k.M1:k.M1 k.M2:k.M4 k.N1:k.N1 k.N2:k.N4 k.O1:k.O1 k.O2:k.O4 k.P1:k.P1 k.P2:k.P4 k.Q1:k.Q1 k.Q2:k.Q4 k.R1:k.R1 k.R2:k.R4 k.S1:k.S1 k.S2:k.S4 k.T1:k.T1 k.T2:k.T4 k.U1:k.U1 k.U2:k.U4 k.V1:k.V1 k.V2:k.V4 k.W1:k.W1 k.W2:k.W4 k.X1:k.X1 k.X2:k.X4 k.Y1:k.Y1 k.Y2:k.Y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k.I2:k.I4 k.M1:k.M1 k.M2:k.M4 k.R1:k.R1 k.R2:k.R4 k.W1:k.W1 k.W2:k.W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k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table:formula="of:=INDEX([$sa_file_k.$J$1:$sa_file_k.$J$2751]; MATCH([.J$1]; [$sa_file_k.$A$1:$sa_file_k.$A$2751];0)+ROW([.$A2])-2;1;1)" office:value-type="percentage" office:value="0.8571" calcext:value-type="percentage">
            <text:p>85,71%</text:p>
          </table:table-cell>
          <table:table-cell table:formula="of:=INDEX([$sa_file_k.$J$1:$sa_file_k.$J$2751]; MATCH([.K$1]; [$sa_file_k.$A$1:$sa_file_k.$A$2751];0)+ROW([.$A2])-2;1;1)" office:value-type="percentage" office:value="0.5125" calcext:value-type="percentage">
            <text:p>51,25%</text:p>
          </table:table-cell>
          <table:table-cell table:formula="of:=INDEX([$sa_file_k.$J$1:$sa_file_k.$J$2751]; MATCH([.L$1]; [$sa_file_k.$A$1:$sa_file_k.$A$2751];0)+ROW([.$A2])-2;1;1)" office:value-type="percentage" office:value="0.5507" calcext:value-type="percentage">
            <text:p>55,07%</text:p>
          </table:table-cell>
          <table:table-cell table:formula="of:=INDEX([$sa_file_k.$J$1:$sa_file_k.$J$2751]; MATCH([.M$1]; [$sa_file_k.$A$1:$sa_file_k.$A$2751];0)+ROW([.$A2])-2;1;1)" office:value-type="percentage" office:value="0.9298" calcext:value-type="percentage">
            <text:p>92,98%</text:p>
          </table:table-cell>
          <table:table-cell table:formula="of:=INDEX([$sa_file_k.$J$1:$sa_file_k.$J$2751]; MATCH([.N$1]; [$sa_file_k.$A$1:$sa_file_k.$A$2751];0)+ROW([.$A2])-2;1;1)" office:value-type="percentage" office:value="0.8667" calcext:value-type="percentage">
            <text:p>86,67%</text:p>
          </table:table-cell>
          <table:table-cell table:formula="of:=INDEX([$sa_file_k.$J$1:$sa_file_k.$J$2751]; MATCH([.O$1]; [$sa_file_k.$A$1:$sa_file_k.$A$2751];0)+ROW([.$A2])-2;1;1)" office:value-type="percentage" office:value="0.52" calcext:value-type="percentage">
            <text:p>52,00%</text:p>
          </table:table-cell>
          <table:table-cell table:formula="of:=INDEX([$sa_file_k.$J$1:$sa_file_k.$J$2751]; MATCH([.P$1]; [$sa_file_k.$A$1:$sa_file_k.$A$2751];0)+ROW([.$A2])-2;1;1)" office:value-type="percentage" office:value="0.8679" calcext:value-type="percentage">
            <text:p>86,79%</text:p>
          </table:table-cell>
          <table:table-cell table:formula="of:=INDEX([$sa_file_k.$J$1:$sa_file_k.$J$2751]; MATCH([.Q$1]; [$sa_file_k.$A$1:$sa_file_k.$A$2751];0)+ROW([.$A2])-2;1;1)" office:value-type="percentage" office:value="0.8125" calcext:value-type="percentage">
            <text:p>81,25%</text:p>
          </table:table-cell>
          <table:table-cell table:formula="of:=INDEX([$sa_file_k.$J$1:$sa_file_k.$J$2751]; MATCH([.R$1]; [$sa_file_k.$A$1:$sa_file_k.$A$2751];0)+ROW([.$A2])-2;1;1)" office:value-type="percentage" office:value="0.9" calcext:value-type="percentage">
            <text:p>90,00%</text:p>
          </table:table-cell>
          <table:table-cell table:formula="of:=INDEX([$sa_file_k.$J$1:$sa_file_k.$J$2751]; MATCH([.S$1]; [$sa_file_k.$A$1:$sa_file_k.$A$2751];0)+ROW([.$A2])-2;1;1)" office:value-type="percentage" office:value="0.9667" calcext:value-type="percentage">
            <text:p>96,67%</text:p>
          </table:table-cell>
          <table:table-cell table:formula="of:=INDEX([$sa_file_k.$J$1:$sa_file_k.$J$2751]; MATCH([.T$1]; [$sa_file_k.$A$1:$sa_file_k.$A$2751];0)+ROW([.$A2])-2;1;1)" office:value-type="percentage" office:value="0.7952" calcext:value-type="percentage">
            <text:p>79,52%</text:p>
          </table:table-cell>
          <table:table-cell table:formula="of:=INDEX([$sa_file_k.$J$1:$sa_file_k.$J$2751]; MATCH([.U$1]; [$sa_file_k.$A$1:$sa_file_k.$A$2751];0)+ROW([.$A2])-2;1;1)" office:value-type="percentage" office:value="0.7907" calcext:value-type="percentage">
            <text:p>79,07%</text:p>
          </table:table-cell>
          <table:table-cell table:formula="of:=INDEX([$sa_file_k.$J$1:$sa_file_k.$J$2751]; MATCH([.V$1]; [$sa_file_k.$A$1:$sa_file_k.$A$2751];0)+ROW([.$A2])-2;1;1)" office:value-type="percentage" office:value="0.5333" calcext:value-type="percentage">
            <text:p>53,33%</text:p>
          </table:table-cell>
          <table:table-cell table:formula="of:=INDEX([$sa_file_k.$J$1:$sa_file_k.$J$2751]; MATCH([.W$1]; [$sa_file_k.$A$1:$sa_file_k.$A$2751];0)+ROW([.$A2])-2;1;1)" office:value-type="percentage" office:value="0.9333" calcext:value-type="percentage">
            <text:p>93,33%</text:p>
          </table:table-cell>
          <table:table-cell table:formula="of:=INDEX([$sa_file_k.$J$1:$sa_file_k.$J$2751]; MATCH([.X$1]; [$sa_file_k.$A$1:$sa_file_k.$A$2751];0)+ROW([.$A2])-2;1;1)" office:value-type="percentage" office:value="0.9425" calcext:value-type="percentage">
            <text:p>94,25%</text:p>
          </table:table-cell>
          <table:table-cell table:formula="of:=INDEX([$sa_file_k.$J$1:$sa_file_k.$J$2751]; MATCH([.Y$1]; [$sa_file_k.$A$1:$sa_file_k.$A$2751];0)+ROW([.$A2])-2;1;1)" office:value-type="percentage" office:value="0.9167" calcext:value-type="percentage">
            <text:p>91,67%</text:p>
          </table:table-cell>
          <table:table-cell table:formula="of:=AVERAGE([.J2:.Y2])" office:value-type="percentage" office:value="0.793475" calcext:value-type="percentage">
            <text:p>79,3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table:formula="of:=INDEX([$sa_file_k.$J$1:$sa_file_k.$J$2751]; MATCH([.J$1]; [$sa_file_k.$A$1:$sa_file_k.$A$2751];0)+ROW([.$A3])-2;1;1)" office:value-type="percentage" office:value="0.9048" calcext:value-type="percentage">
            <text:p>90,48%</text:p>
          </table:table-cell>
          <table:table-cell table:formula="of:=INDEX([$sa_file_k.$J$1:$sa_file_k.$J$2751]; MATCH([.K$1]; [$sa_file_k.$A$1:$sa_file_k.$A$2751];0)+ROW([.$A3])-2;1;1)" office:value-type="percentage" office:value="0.4875" calcext:value-type="percentage">
            <text:p>48,75%</text:p>
          </table:table-cell>
          <table:table-cell table:formula="of:=INDEX([$sa_file_k.$J$1:$sa_file_k.$J$2751]; MATCH([.L$1]; [$sa_file_k.$A$1:$sa_file_k.$A$2751];0)+ROW([.$A3])-2;1;1)" office:value-type="percentage" office:value="0.6377" calcext:value-type="percentage">
            <text:p>63,77%</text:p>
          </table:table-cell>
          <table:table-cell table:formula="of:=INDEX([$sa_file_k.$J$1:$sa_file_k.$J$2751]; MATCH([.M$1]; [$sa_file_k.$A$1:$sa_file_k.$A$2751];0)+ROW([.$A3])-2;1;1)" office:value-type="percentage" office:value="0.9474" calcext:value-type="percentage">
            <text:p>94,74%</text:p>
          </table:table-cell>
          <table:table-cell table:formula="of:=INDEX([$sa_file_k.$J$1:$sa_file_k.$J$2751]; MATCH([.N$1]; [$sa_file_k.$A$1:$sa_file_k.$A$2751];0)+ROW([.$A3])-2;1;1)" office:value-type="percentage" office:value="0.82" calcext:value-type="percentage">
            <text:p>82,00%</text:p>
          </table:table-cell>
          <table:table-cell table:formula="of:=INDEX([$sa_file_k.$J$1:$sa_file_k.$J$2751]; MATCH([.O$1]; [$sa_file_k.$A$1:$sa_file_k.$A$2751];0)+ROW([.$A3])-2;1;1)" office:value-type="percentage" office:value="0.5533" calcext:value-type="percentage">
            <text:p>55,33%</text:p>
          </table:table-cell>
          <table:table-cell table:formula="of:=INDEX([$sa_file_k.$J$1:$sa_file_k.$J$2751]; MATCH([.P$1]; [$sa_file_k.$A$1:$sa_file_k.$A$2751];0)+ROW([.$A3])-2;1;1)" office:value-type="percentage" office:value="0.8679" calcext:value-type="percentage">
            <text:p>86,79%</text:p>
          </table:table-cell>
          <table:table-cell table:formula="of:=INDEX([$sa_file_k.$J$1:$sa_file_k.$J$2751]; MATCH([.Q$1]; [$sa_file_k.$A$1:$sa_file_k.$A$2751];0)+ROW([.$A3])-2;1;1)" office:value-type="percentage" office:value="0.75" calcext:value-type="percentage">
            <text:p>75,00%</text:p>
          </table:table-cell>
          <table:table-cell table:formula="of:=INDEX([$sa_file_k.$J$1:$sa_file_k.$J$2751]; MATCH([.R$1]; [$sa_file_k.$A$1:$sa_file_k.$A$2751];0)+ROW([.$A3])-2;1;1)" office:value-type="percentage" office:value="0.7571" calcext:value-type="percentage">
            <text:p>75,71%</text:p>
          </table:table-cell>
          <table:table-cell table:formula="of:=INDEX([$sa_file_k.$J$1:$sa_file_k.$J$2751]; MATCH([.S$1]; [$sa_file_k.$A$1:$sa_file_k.$A$2751];0)+ROW([.$A3])-2;1;1)" office:value-type="percentage" office:value="0.8" calcext:value-type="percentage">
            <text:p>80,00%</text:p>
          </table:table-cell>
          <table:table-cell table:formula="of:=INDEX([$sa_file_k.$J$1:$sa_file_k.$J$2751]; MATCH([.T$1]; [$sa_file_k.$A$1:$sa_file_k.$A$2751];0)+ROW([.$A3])-2;1;1)" office:value-type="percentage" office:value="0.741" calcext:value-type="percentage">
            <text:p>74,10%</text:p>
          </table:table-cell>
          <table:table-cell table:formula="of:=INDEX([$sa_file_k.$J$1:$sa_file_k.$J$2751]; MATCH([.U$1]; [$sa_file_k.$A$1:$sa_file_k.$A$2751];0)+ROW([.$A3])-2;1;1)" office:value-type="percentage" office:value="0.7907" calcext:value-type="percentage">
            <text:p>79,07%</text:p>
          </table:table-cell>
          <table:table-cell table:formula="of:=INDEX([$sa_file_k.$J$1:$sa_file_k.$J$2751]; MATCH([.V$1]; [$sa_file_k.$A$1:$sa_file_k.$A$2751];0)+ROW([.$A3])-2;1;1)" office:value-type="percentage" office:value="0.5333" calcext:value-type="percentage">
            <text:p>53,33%</text:p>
          </table:table-cell>
          <table:table-cell table:formula="of:=INDEX([$sa_file_k.$J$1:$sa_file_k.$J$2751]; MATCH([.W$1]; [$sa_file_k.$A$1:$sa_file_k.$A$2751];0)+ROW([.$A3])-2;1;1)" office:value-type="percentage" office:value="0.9167" calcext:value-type="percentage">
            <text:p>91,67%</text:p>
          </table:table-cell>
          <table:table-cell table:formula="of:=INDEX([$sa_file_k.$J$1:$sa_file_k.$J$2751]; MATCH([.X$1]; [$sa_file_k.$A$1:$sa_file_k.$A$2751];0)+ROW([.$A3])-2;1;1)" office:value-type="percentage" office:value="0.9425" calcext:value-type="percentage">
            <text:p>94,25%</text:p>
          </table:table-cell>
          <table:table-cell table:formula="of:=INDEX([$sa_file_k.$J$1:$sa_file_k.$J$2751]; MATCH([.Y$1]; [$sa_file_k.$A$1:$sa_file_k.$A$2751];0)+ROW([.$A3])-2;1;1)" office:value-type="percentage" office:value="0.9167" calcext:value-type="percentage">
            <text:p>91,67%</text:p>
          </table:table-cell>
          <table:table-cell table:formula="of:=AVERAGE([.J3:.Y3])" office:value-type="percentage" office:value="0.7729125" calcext:value-type="percentage">
            <text:p>77,29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6" calcext:value-type="float">
            <text:p>6</text:p>
          </table:table-cell>
          <table:table-cell table:formula="of:=INDEX([$sa_file_k.$J$1:$sa_file_k.$J$2751]; MATCH([.J$1]; [$sa_file_k.$A$1:$sa_file_k.$A$2751];0)+ROW([.$A4])-2;1;1)" office:value-type="percentage" office:value="0.9048" calcext:value-type="percentage">
            <text:p>90,48%</text:p>
          </table:table-cell>
          <table:table-cell table:formula="of:=INDEX([$sa_file_k.$J$1:$sa_file_k.$J$2751]; MATCH([.K$1]; [$sa_file_k.$A$1:$sa_file_k.$A$2751];0)+ROW([.$A4])-2;1;1)" office:value-type="percentage" office:value="0.5125" calcext:value-type="percentage">
            <text:p>51,25%</text:p>
          </table:table-cell>
          <table:table-cell table:formula="of:=INDEX([$sa_file_k.$J$1:$sa_file_k.$J$2751]; MATCH([.L$1]; [$sa_file_k.$A$1:$sa_file_k.$A$2751];0)+ROW([.$A4])-2;1;1)" office:value-type="percentage" office:value="0.5072" calcext:value-type="percentage">
            <text:p>50,72%</text:p>
          </table:table-cell>
          <table:table-cell table:formula="of:=INDEX([$sa_file_k.$J$1:$sa_file_k.$J$2751]; MATCH([.M$1]; [$sa_file_k.$A$1:$sa_file_k.$A$2751];0)+ROW([.$A4])-2;1;1)" office:value-type="percentage" office:value="0.8684" calcext:value-type="percentage">
            <text:p>86,84%</text:p>
          </table:table-cell>
          <table:table-cell table:formula="of:=INDEX([$sa_file_k.$J$1:$sa_file_k.$J$2751]; MATCH([.N$1]; [$sa_file_k.$A$1:$sa_file_k.$A$2751];0)+ROW([.$A4])-2;1;1)" office:value-type="percentage" office:value="0.6667" calcext:value-type="percentage">
            <text:p>66,67%</text:p>
          </table:table-cell>
          <table:table-cell table:formula="of:=INDEX([$sa_file_k.$J$1:$sa_file_k.$J$2751]; MATCH([.O$1]; [$sa_file_k.$A$1:$sa_file_k.$A$2751];0)+ROW([.$A4])-2;1;1)" office:value-type="percentage" office:value="0.52" calcext:value-type="percentage">
            <text:p>52,00%</text:p>
          </table:table-cell>
          <table:table-cell table:formula="of:=INDEX([$sa_file_k.$J$1:$sa_file_k.$J$2751]; MATCH([.P$1]; [$sa_file_k.$A$1:$sa_file_k.$A$2751];0)+ROW([.$A4])-2;1;1)" office:value-type="percentage" office:value="0.8868" calcext:value-type="percentage">
            <text:p>88,68%</text:p>
          </table:table-cell>
          <table:table-cell table:formula="of:=INDEX([$sa_file_k.$J$1:$sa_file_k.$J$2751]; MATCH([.Q$1]; [$sa_file_k.$A$1:$sa_file_k.$A$2751];0)+ROW([.$A4])-2;1;1)" office:value-type="percentage" office:value="0.75" calcext:value-type="percentage">
            <text:p>75,00%</text:p>
          </table:table-cell>
          <table:table-cell table:formula="of:=INDEX([$sa_file_k.$J$1:$sa_file_k.$J$2751]; MATCH([.R$1]; [$sa_file_k.$A$1:$sa_file_k.$A$2751];0)+ROW([.$A4])-2;1;1)" office:value-type="percentage" office:value="0.8143" calcext:value-type="percentage">
            <text:p>81,43%</text:p>
          </table:table-cell>
          <table:table-cell table:formula="of:=INDEX([$sa_file_k.$J$1:$sa_file_k.$J$2751]; MATCH([.S$1]; [$sa_file_k.$A$1:$sa_file_k.$A$2751];0)+ROW([.$A4])-2;1;1)" office:value-type="percentage" office:value="0.9667" calcext:value-type="percentage">
            <text:p>96,67%</text:p>
          </table:table-cell>
          <table:table-cell table:formula="of:=INDEX([$sa_file_k.$J$1:$sa_file_k.$J$2751]; MATCH([.T$1]; [$sa_file_k.$A$1:$sa_file_k.$A$2751];0)+ROW([.$A4])-2;1;1)" office:value-type="percentage" office:value="0.8012" calcext:value-type="percentage">
            <text:p>80,12%</text:p>
          </table:table-cell>
          <table:table-cell table:formula="of:=INDEX([$sa_file_k.$J$1:$sa_file_k.$J$2751]; MATCH([.U$1]; [$sa_file_k.$A$1:$sa_file_k.$A$2751];0)+ROW([.$A4])-2;1;1)" office:value-type="percentage" office:value="0.814" calcext:value-type="percentage">
            <text:p>81,40%</text:p>
          </table:table-cell>
          <table:table-cell table:formula="of:=INDEX([$sa_file_k.$J$1:$sa_file_k.$J$2751]; MATCH([.V$1]; [$sa_file_k.$A$1:$sa_file_k.$A$2751];0)+ROW([.$A4])-2;1;1)" office:value-type="percentage" office:value="0.6" calcext:value-type="percentage">
            <text:p>60,00%</text:p>
          </table:table-cell>
          <table:table-cell table:formula="of:=INDEX([$sa_file_k.$J$1:$sa_file_k.$J$2751]; MATCH([.W$1]; [$sa_file_k.$A$1:$sa_file_k.$A$2751];0)+ROW([.$A4])-2;1;1)" office:value-type="percentage" office:value="0.8833" calcext:value-type="percentage">
            <text:p>88,33%</text:p>
          </table:table-cell>
          <table:table-cell table:formula="of:=INDEX([$sa_file_k.$J$1:$sa_file_k.$J$2751]; MATCH([.X$1]; [$sa_file_k.$A$1:$sa_file_k.$A$2751];0)+ROW([.$A4])-2;1;1)" office:value-type="percentage" office:value="0.9425" calcext:value-type="percentage">
            <text:p>94,25%</text:p>
          </table:table-cell>
          <table:table-cell table:formula="of:=INDEX([$sa_file_k.$J$1:$sa_file_k.$J$2751]; MATCH([.Y$1]; [$sa_file_k.$A$1:$sa_file_k.$A$2751];0)+ROW([.$A4])-2;1;1)" office:value-type="percentage" office:value="0.9167" calcext:value-type="percentage">
            <text:p>91,67%</text:p>
          </table:table-cell>
          <table:table-cell table:formula="of:=AVERAGE([.J4:.Y4])" office:value-type="percentage" office:value="0.77219375" calcext:value-type="percentage">
            <text:p>77,22%</text:p>
          </table:table-cell>
        </table:table-row>
      </table:table>
      <table:table table:name="k_nk" table:style-name="ta1">
        <table:shapes>
          <draw:frame draw:z-index="0" draw:style-name="gr1" draw:text-style-name="P1" svg:width="327.31mm" svg:height="192.04mm" svg:x="0mm" svg:y="57.37mm">
            <draw:object draw:notify-on-update-of-ranges="k_nk.I2:k_nk.I4 k_nk.J1:k_nk.J1 k_nk.J2:k_nk.J4 k_nk.K1:k_nk.K1 k_nk.K2:k_nk.K4 k_nk.L1:k_nk.L1 k_nk.L2:k_nk.L4 k_nk.M1:k_nk.M1 k_nk.M2:k_nk.M4 k_nk.N1:k_nk.N1 k_nk.N2:k_nk.N4 k_nk.O1:k_nk.O1 k_nk.O2:k_nk.O4 k_nk.P1:k_nk.P1 k_nk.P2:k_nk.P4 k_nk.Q1:k_nk.Q1 k_nk.Q2:k_nk.Q4 k_nk.R1:k_nk.R1 k_nk.R2:k_nk.R4 k_nk.S1:k_nk.S1 k_nk.S2:k_nk.S4 k_nk.T1:k_nk.T1 k_nk.T2:k_nk.T4 k_nk.U1:k_nk.U1 k_nk.U2:k_nk.U4 k_nk.V1:k_nk.V1 k_nk.V2:k_nk.V4 k_nk.W1:k_nk.W1 k_nk.W2:k_nk.W4 k_nk.X1:k_nk.X1 k_nk.X2:k_nk.X4 k_nk.Y1:k_nk.Y1 k_nk.Y2:k_nk.Y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k_nk.I2:k_nk.I4 k_nk.M1:k_nk.M1 k_nk.M2:k_nk.M4 k_nk.R1:k_nk.R1 k_nk.R2:k_nk.R4 k_nk.W1:k_nk.W1 k_nk.W2:k_nk.W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k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table:formula="of:=INDEX([$sa_file_k.$M$1:$sa_file_k.$M$2751]; MATCH([.J$1]; [$sa_file_k.$A$1:$sa_file_k.$A$2751];0)+ROW([.$A2])-2;1;1)" office:value-type="float" office:value="3" calcext:value-type="float">
            <text:p>3</text:p>
          </table:table-cell>
          <table:table-cell table:formula="of:=INDEX([$sa_file_k.$M$1:$sa_file_k.$M$2751]; MATCH([.K$1]; [$sa_file_k.$A$1:$sa_file_k.$A$2751];0)+ROW([.$A2])-2;1;1)" office:value-type="float" office:value="2" calcext:value-type="float">
            <text:p>2</text:p>
          </table:table-cell>
          <table:table-cell table:formula="of:=INDEX([$sa_file_k.$M$1:$sa_file_k.$M$2751]; MATCH([.L$1]; [$sa_file_k.$A$1:$sa_file_k.$A$2751];0)+ROW([.$A2])-2;1;1)" office:value-type="float" office:value="14" calcext:value-type="float">
            <text:p>14</text:p>
          </table:table-cell>
          <table:table-cell table:formula="of:=INDEX([$sa_file_k.$M$1:$sa_file_k.$M$2751]; MATCH([.M$1]; [$sa_file_k.$A$1:$sa_file_k.$A$2751];0)+ROW([.$A2])-2;1;1)" office:value-type="float" office:value="16" calcext:value-type="float">
            <text:p>16</text:p>
          </table:table-cell>
          <table:table-cell table:formula="of:=INDEX([$sa_file_k.$M$1:$sa_file_k.$M$2751]; MATCH([.N$1]; [$sa_file_k.$A$1:$sa_file_k.$A$2751];0)+ROW([.$A2])-2;1;1)" office:value-type="float" office:value="2" calcext:value-type="float">
            <text:p>2</text:p>
          </table:table-cell>
          <table:table-cell table:formula="of:=INDEX([$sa_file_k.$M$1:$sa_file_k.$M$2751]; MATCH([.O$1]; [$sa_file_k.$A$1:$sa_file_k.$A$2751];0)+ROW([.$A2])-2;1;1)" office:value-type="float" office:value="2" calcext:value-type="float">
            <text:p>2</text:p>
          </table:table-cell>
          <table:table-cell table:formula="of:=INDEX([$sa_file_k.$M$1:$sa_file_k.$M$2751]; MATCH([.P$1]; [$sa_file_k.$A$1:$sa_file_k.$A$2751];0)+ROW([.$A2])-2;1;1)" office:value-type="float" office:value="3" calcext:value-type="float">
            <text:p>3</text:p>
          </table:table-cell>
          <table:table-cell table:formula="of:=INDEX([$sa_file_k.$M$1:$sa_file_k.$M$2751]; MATCH([.Q$1]; [$sa_file_k.$A$1:$sa_file_k.$A$2751];0)+ROW([.$A2])-2;1;1)" office:value-type="float" office:value="2" calcext:value-type="float">
            <text:p>2</text:p>
          </table:table-cell>
          <table:table-cell table:formula="of:=INDEX([$sa_file_k.$M$1:$sa_file_k.$M$2751]; MATCH([.R$1]; [$sa_file_k.$A$1:$sa_file_k.$A$2751];0)+ROW([.$A2])-2;1;1)" office:value-type="float" office:value="1" calcext:value-type="float">
            <text:p>1</text:p>
          </table:table-cell>
          <table:table-cell table:formula="of:=INDEX([$sa_file_k.$M$1:$sa_file_k.$M$2751]; MATCH([.S$1]; [$sa_file_k.$A$1:$sa_file_k.$A$2751];0)+ROW([.$A2])-2;1;1)" office:value-type="float" office:value="4" calcext:value-type="float">
            <text:p>4</text:p>
          </table:table-cell>
          <table:table-cell table:formula="of:=INDEX([$sa_file_k.$M$1:$sa_file_k.$M$2751]; MATCH([.T$1]; [$sa_file_k.$A$1:$sa_file_k.$A$2751];0)+ROW([.$A2])-2;1;1)" office:value-type="float" office:value="18" calcext:value-type="float">
            <text:p>18</text:p>
          </table:table-cell>
          <table:table-cell table:formula="of:=INDEX([$sa_file_k.$M$1:$sa_file_k.$M$2751]; MATCH([.U$1]; [$sa_file_k.$A$1:$sa_file_k.$A$2751];0)+ROW([.$A2])-2;1;1)" office:value-type="float" office:value="9" calcext:value-type="float">
            <text:p>9</text:p>
          </table:table-cell>
          <table:table-cell table:formula="of:=INDEX([$sa_file_k.$M$1:$sa_file_k.$M$2751]; MATCH([.V$1]; [$sa_file_k.$A$1:$sa_file_k.$A$2751];0)+ROW([.$A2])-2;1;1)" office:value-type="float" office:value="5" calcext:value-type="float">
            <text:p>5</text:p>
          </table:table-cell>
          <table:table-cell table:formula="of:=INDEX([$sa_file_k.$M$1:$sa_file_k.$M$2751]; MATCH([.W$1]; [$sa_file_k.$A$1:$sa_file_k.$A$2751];0)+ROW([.$A2])-2;1;1)" office:value-type="float" office:value="24" calcext:value-type="float">
            <text:p>24</text:p>
          </table:table-cell>
          <table:table-cell table:formula="of:=INDEX([$sa_file_k.$M$1:$sa_file_k.$M$2751]; MATCH([.X$1]; [$sa_file_k.$A$1:$sa_file_k.$A$2751];0)+ROW([.$A2])-2;1;1)" office:value-type="float" office:value="9" calcext:value-type="float">
            <text:p>9</text:p>
          </table:table-cell>
          <table:table-cell table:formula="of:=INDEX([$sa_file_k.$M$1:$sa_file_k.$M$2751]; MATCH([.Y$1]; [$sa_file_k.$A$1:$sa_file_k.$A$2751];0)+ROW([.$A2])-2;1;1)" office:value-type="float" office:value="7" calcext:value-type="float">
            <text:p>7</text:p>
          </table:table-cell>
          <table:table-cell table:formula="of:=AVERAGE([.J2:.Y2])" office:value-type="float" office:value="7.5625" calcext:value-type="float">
            <text:p>7,5625</text:p>
          </table:table-cell>
          <table:table-cell table:formula="of:=MIN([.J2:.Y2])" office:value-type="float" office:value="1" calcext:value-type="float">
            <text:p>1</text:p>
          </table:table-cell>
          <table:table-cell table:formula="of:=MAX([.J2:.Y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table:formula="of:=INDEX([$sa_file_k.$M$1:$sa_file_k.$M$2751]; MATCH([.J$1]; [$sa_file_k.$A$1:$sa_file_k.$A$2751];0)+ROW([.$A3])-2;1;1)" office:value-type="float" office:value="5" calcext:value-type="float">
            <text:p>5</text:p>
          </table:table-cell>
          <table:table-cell table:formula="of:=INDEX([$sa_file_k.$M$1:$sa_file_k.$M$2751]; MATCH([.K$1]; [$sa_file_k.$A$1:$sa_file_k.$A$2751];0)+ROW([.$A3])-2;1;1)" office:value-type="float" office:value="5" calcext:value-type="float">
            <text:p>5</text:p>
          </table:table-cell>
          <table:table-cell table:formula="of:=INDEX([$sa_file_k.$M$1:$sa_file_k.$M$2751]; MATCH([.L$1]; [$sa_file_k.$A$1:$sa_file_k.$A$2751];0)+ROW([.$A3])-2;1;1)" office:value-type="float" office:value="14" calcext:value-type="float">
            <text:p>14</text:p>
          </table:table-cell>
          <table:table-cell table:formula="of:=INDEX([$sa_file_k.$M$1:$sa_file_k.$M$2751]; MATCH([.M$1]; [$sa_file_k.$A$1:$sa_file_k.$A$2751];0)+ROW([.$A3])-2;1;1)" office:value-type="float" office:value="15" calcext:value-type="float">
            <text:p>15</text:p>
          </table:table-cell>
          <table:table-cell table:formula="of:=INDEX([$sa_file_k.$M$1:$sa_file_k.$M$2751]; MATCH([.N$1]; [$sa_file_k.$A$1:$sa_file_k.$A$2751];0)+ROW([.$A3])-2;1;1)" office:value-type="float" office:value="19" calcext:value-type="float">
            <text:p>19</text:p>
          </table:table-cell>
          <table:table-cell table:formula="of:=INDEX([$sa_file_k.$M$1:$sa_file_k.$M$2751]; MATCH([.O$1]; [$sa_file_k.$A$1:$sa_file_k.$A$2751];0)+ROW([.$A3])-2;1;1)" office:value-type="float" office:value="4" calcext:value-type="float">
            <text:p>4</text:p>
          </table:table-cell>
          <table:table-cell table:formula="of:=INDEX([$sa_file_k.$M$1:$sa_file_k.$M$2751]; MATCH([.P$1]; [$sa_file_k.$A$1:$sa_file_k.$A$2751];0)+ROW([.$A3])-2;1;1)" office:value-type="float" office:value="10" calcext:value-type="float">
            <text:p>10</text:p>
          </table:table-cell>
          <table:table-cell table:formula="of:=INDEX([$sa_file_k.$M$1:$sa_file_k.$M$2751]; MATCH([.Q$1]; [$sa_file_k.$A$1:$sa_file_k.$A$2751];0)+ROW([.$A3])-2;1;1)" office:value-type="float" office:value="2" calcext:value-type="float">
            <text:p>2</text:p>
          </table:table-cell>
          <table:table-cell table:formula="of:=INDEX([$sa_file_k.$M$1:$sa_file_k.$M$2751]; MATCH([.R$1]; [$sa_file_k.$A$1:$sa_file_k.$A$2751];0)+ROW([.$A3])-2;1;1)" office:value-type="float" office:value="7" calcext:value-type="float">
            <text:p>7</text:p>
          </table:table-cell>
          <table:table-cell table:formula="of:=INDEX([$sa_file_k.$M$1:$sa_file_k.$M$2751]; MATCH([.S$1]; [$sa_file_k.$A$1:$sa_file_k.$A$2751];0)+ROW([.$A3])-2;1;1)" office:value-type="float" office:value="6" calcext:value-type="float">
            <text:p>6</text:p>
          </table:table-cell>
          <table:table-cell table:formula="of:=INDEX([$sa_file_k.$M$1:$sa_file_k.$M$2751]; MATCH([.T$1]; [$sa_file_k.$A$1:$sa_file_k.$A$2751];0)+ROW([.$A3])-2;1;1)" office:value-type="float" office:value="13" calcext:value-type="float">
            <text:p>13</text:p>
          </table:table-cell>
          <table:table-cell table:formula="of:=INDEX([$sa_file_k.$M$1:$sa_file_k.$M$2751]; MATCH([.U$1]; [$sa_file_k.$A$1:$sa_file_k.$A$2751];0)+ROW([.$A3])-2;1;1)" office:value-type="float" office:value="8" calcext:value-type="float">
            <text:p>8</text:p>
          </table:table-cell>
          <table:table-cell table:formula="of:=INDEX([$sa_file_k.$M$1:$sa_file_k.$M$2751]; MATCH([.V$1]; [$sa_file_k.$A$1:$sa_file_k.$A$2751];0)+ROW([.$A3])-2;1;1)" office:value-type="float" office:value="6" calcext:value-type="float">
            <text:p>6</text:p>
          </table:table-cell>
          <table:table-cell table:formula="of:=INDEX([$sa_file_k.$M$1:$sa_file_k.$M$2751]; MATCH([.W$1]; [$sa_file_k.$A$1:$sa_file_k.$A$2751];0)+ROW([.$A3])-2;1;1)" office:value-type="float" office:value="23" calcext:value-type="float">
            <text:p>23</text:p>
          </table:table-cell>
          <table:table-cell table:formula="of:=INDEX([$sa_file_k.$M$1:$sa_file_k.$M$2751]; MATCH([.X$1]; [$sa_file_k.$A$1:$sa_file_k.$A$2751];0)+ROW([.$A3])-2;1;1)" office:value-type="float" office:value="10" calcext:value-type="float">
            <text:p>10</text:p>
          </table:table-cell>
          <table:table-cell table:formula="of:=INDEX([$sa_file_k.$M$1:$sa_file_k.$M$2751]; MATCH([.Y$1]; [$sa_file_k.$A$1:$sa_file_k.$A$2751];0)+ROW([.$A3])-2;1;1)" office:value-type="float" office:value="7" calcext:value-type="float">
            <text:p>7</text:p>
          </table:table-cell>
          <table:table-cell table:formula="of:=AVERAGE([.J3:.Y3])" office:value-type="float" office:value="9.625" calcext:value-type="float">
            <text:p>9,625</text:p>
          </table:table-cell>
          <table:table-cell table:formula="of:=MIN([.J3:.Y3])" office:value-type="float" office:value="2" calcext:value-type="float">
            <text:p>2</text:p>
          </table:table-cell>
          <table:table-cell table:formula="of:=MAX([.J3:.Y3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6" calcext:value-type="float">
            <text:p>6</text:p>
          </table:table-cell>
          <table:table-cell table:formula="of:=INDEX([$sa_file_k.$M$1:$sa_file_k.$M$2751]; MATCH([.J$1]; [$sa_file_k.$A$1:$sa_file_k.$A$2751];0)+ROW([.$A4])-2;1;1)" office:value-type="float" office:value="5" calcext:value-type="float">
            <text:p>5</text:p>
          </table:table-cell>
          <table:table-cell table:formula="of:=INDEX([$sa_file_k.$M$1:$sa_file_k.$M$2751]; MATCH([.K$1]; [$sa_file_k.$A$1:$sa_file_k.$A$2751];0)+ROW([.$A4])-2;1;1)" office:value-type="float" office:value="5" calcext:value-type="float">
            <text:p>5</text:p>
          </table:table-cell>
          <table:table-cell table:formula="of:=INDEX([$sa_file_k.$M$1:$sa_file_k.$M$2751]; MATCH([.L$1]; [$sa_file_k.$A$1:$sa_file_k.$A$2751];0)+ROW([.$A4])-2;1;1)" office:value-type="float" office:value="14" calcext:value-type="float">
            <text:p>14</text:p>
          </table:table-cell>
          <table:table-cell table:formula="of:=INDEX([$sa_file_k.$M$1:$sa_file_k.$M$2751]; MATCH([.M$1]; [$sa_file_k.$A$1:$sa_file_k.$A$2751];0)+ROW([.$A4])-2;1;1)" office:value-type="float" office:value="15" calcext:value-type="float">
            <text:p>15</text:p>
          </table:table-cell>
          <table:table-cell table:formula="of:=INDEX([$sa_file_k.$M$1:$sa_file_k.$M$2751]; MATCH([.N$1]; [$sa_file_k.$A$1:$sa_file_k.$A$2751];0)+ROW([.$A4])-2;1;1)" office:value-type="float" office:value="24" calcext:value-type="float">
            <text:p>24</text:p>
          </table:table-cell>
          <table:table-cell table:formula="of:=INDEX([$sa_file_k.$M$1:$sa_file_k.$M$2751]; MATCH([.O$1]; [$sa_file_k.$A$1:$sa_file_k.$A$2751];0)+ROW([.$A4])-2;1;1)" office:value-type="float" office:value="3" calcext:value-type="float">
            <text:p>3</text:p>
          </table:table-cell>
          <table:table-cell table:formula="of:=INDEX([$sa_file_k.$M$1:$sa_file_k.$M$2751]; MATCH([.P$1]; [$sa_file_k.$A$1:$sa_file_k.$A$2751];0)+ROW([.$A4])-2;1;1)" office:value-type="float" office:value="12" calcext:value-type="float">
            <text:p>12</text:p>
          </table:table-cell>
          <table:table-cell table:formula="of:=INDEX([$sa_file_k.$M$1:$sa_file_k.$M$2751]; MATCH([.Q$1]; [$sa_file_k.$A$1:$sa_file_k.$A$2751];0)+ROW([.$A4])-2;1;1)" office:value-type="float" office:value="2" calcext:value-type="float">
            <text:p>2</text:p>
          </table:table-cell>
          <table:table-cell table:formula="of:=INDEX([$sa_file_k.$M$1:$sa_file_k.$M$2751]; MATCH([.R$1]; [$sa_file_k.$A$1:$sa_file_k.$A$2751];0)+ROW([.$A4])-2;1;1)" office:value-type="float" office:value="8" calcext:value-type="float">
            <text:p>8</text:p>
          </table:table-cell>
          <table:table-cell table:formula="of:=INDEX([$sa_file_k.$M$1:$sa_file_k.$M$2751]; MATCH([.S$1]; [$sa_file_k.$A$1:$sa_file_k.$A$2751];0)+ROW([.$A4])-2;1;1)" office:value-type="float" office:value="7" calcext:value-type="float">
            <text:p>7</text:p>
          </table:table-cell>
          <table:table-cell table:formula="of:=INDEX([$sa_file_k.$M$1:$sa_file_k.$M$2751]; MATCH([.T$1]; [$sa_file_k.$A$1:$sa_file_k.$A$2751];0)+ROW([.$A4])-2;1;1)" office:value-type="float" office:value="15" calcext:value-type="float">
            <text:p>15</text:p>
          </table:table-cell>
          <table:table-cell table:formula="of:=INDEX([$sa_file_k.$M$1:$sa_file_k.$M$2751]; MATCH([.U$1]; [$sa_file_k.$A$1:$sa_file_k.$A$2751];0)+ROW([.$A4])-2;1;1)" office:value-type="float" office:value="6" calcext:value-type="float">
            <text:p>6</text:p>
          </table:table-cell>
          <table:table-cell table:formula="of:=INDEX([$sa_file_k.$M$1:$sa_file_k.$M$2751]; MATCH([.V$1]; [$sa_file_k.$A$1:$sa_file_k.$A$2751];0)+ROW([.$A4])-2;1;1)" office:value-type="float" office:value="7" calcext:value-type="float">
            <text:p>7</text:p>
          </table:table-cell>
          <table:table-cell table:formula="of:=INDEX([$sa_file_k.$M$1:$sa_file_k.$M$2751]; MATCH([.W$1]; [$sa_file_k.$A$1:$sa_file_k.$A$2751];0)+ROW([.$A4])-2;1;1)" office:value-type="float" office:value="13" calcext:value-type="float">
            <text:p>13</text:p>
          </table:table-cell>
          <table:table-cell table:formula="of:=INDEX([$sa_file_k.$M$1:$sa_file_k.$M$2751]; MATCH([.X$1]; [$sa_file_k.$A$1:$sa_file_k.$A$2751];0)+ROW([.$A4])-2;1;1)" office:value-type="float" office:value="11" calcext:value-type="float">
            <text:p>11</text:p>
          </table:table-cell>
          <table:table-cell table:formula="of:=INDEX([$sa_file_k.$M$1:$sa_file_k.$M$2751]; MATCH([.Y$1]; [$sa_file_k.$A$1:$sa_file_k.$A$2751];0)+ROW([.$A4])-2;1;1)" office:value-type="float" office:value="7" calcext:value-type="float">
            <text:p>7</text:p>
          </table:table-cell>
          <table:table-cell table:formula="of:=AVERAGE([.J4:.Y4])" office:value-type="float" office:value="9.625" calcext:value-type="float">
            <text:p>9,625</text:p>
          </table:table-cell>
          <table:table-cell table:formula="of:=MIN([.J4:.Y4])" office:value-type="float" office:value="2" calcext:value-type="float">
            <text:p>2</text:p>
          </table:table-cell>
          <table:table-cell table:formula="of:=MAX([.J4:.Y4])" office:value-type="float" office:value="24" calcext:value-type="float">
            <text:p>24</text:p>
          </table:table-cell>
        </table:table-row>
      </table:table>
      <table:table table:name="sa_file_mr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offline_accuracy</text:p>
          </table:table-cell>
          <table:table-cell office:value-type="string" calcext:value-type="string">
            <text:p>offline_time</text:p>
          </table:table-cell>
          <table:table-cell office:value-type="string" calcext:value-type="string">
            <text:p>itconv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online_accuracy</text:p>
          </table:table-cell>
          <table:table-cell office:value-type="string" calcext:value-type="string">
            <text:p>online_time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4218" calcext:value-type="float">
            <text:p>0,421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7143" calcext:value-type="float">
            <text:p>0,7143</text:p>
          </table:table-cell>
          <table:table-cell office:value-type="float" office:value="0.0295" calcext:value-type="float">
            <text:p>0,02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7619" calcext:value-type="float">
            <text:p>0,7619</text:p>
          </table:table-cell>
          <table:table-cell office:value-type="float" office:value="0.468" calcext:value-type="float">
            <text:p>0,46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7619" calcext:value-type="float">
            <text:p>0,7619</text:p>
          </table:table-cell>
          <table:table-cell office:value-type="float" office:value="0.0348" calcext:value-type="float">
            <text:p>0,0348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4368" calcext:value-type="float">
            <text:p>0,436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7143" calcext:value-type="float">
            <text:p>0,7143</text:p>
          </table:table-cell>
          <table:table-cell office:value-type="float" office:value="0.0347" calcext:value-type="float">
            <text:p>0,0347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4264" calcext:value-type="float">
            <text:p>0,426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7143" calcext:value-type="float">
            <text:p>0,7143</text:p>
          </table:table-cell>
          <table:table-cell office:value-type="float" office:value="0.0295" calcext:value-type="float">
            <text:p>0,0295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8095" calcext:value-type="float">
            <text:p>0,8095</text:p>
          </table:table-cell>
          <table:table-cell office:value-type="float" office:value="0.4361" calcext:value-type="float">
            <text:p>0,436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7143" calcext:value-type="float">
            <text:p>0,7143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8188" calcext:value-type="float">
            <text:p>0,8188</text:p>
          </table:table-cell>
          <table:table-cell office:value-type="float" office:value="1.5055" calcext:value-type="float">
            <text:p>1,505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6202" calcext:value-type="float">
            <text:p>0,6202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8261" calcext:value-type="float">
            <text:p>0,8261</text:p>
          </table:table-cell>
          <table:table-cell office:value-type="float" office:value="1.53" calcext:value-type="float">
            <text:p>1,5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6567" calcext:value-type="float">
            <text:p>0,6567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8188" calcext:value-type="float">
            <text:p>0,8188</text:p>
          </table:table-cell>
          <table:table-cell office:value-type="float" office:value="1.6052" calcext:value-type="float">
            <text:p>1,6052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6282" calcext:value-type="float">
            <text:p>0,6282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8551" calcext:value-type="float">
            <text:p>0,8551</text:p>
          </table:table-cell>
          <table:table-cell office:value-type="float" office:value="1.7302" calcext:value-type="float">
            <text:p>1,7302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6792" calcext:value-type="float">
            <text:p>0,6792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8188" calcext:value-type="float">
            <text:p>0,8188</text:p>
          </table:table-cell>
          <table:table-cell office:value-type="float" office:value="1.4979" calcext:value-type="float">
            <text:p>1,4979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0.8261" calcext:value-type="float">
            <text:p>0,8261</text:p>
          </table:table-cell>
          <table:table-cell office:value-type="float" office:value="0.6525" calcext:value-type="float">
            <text:p>0,6525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808" calcext:value-type="float">
            <text:p>0,808</text:p>
          </table:table-cell>
          <table:table-cell office:value-type="float" office:value="1.0356" calcext:value-type="float">
            <text:p>1,0356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502" calcext:value-type="float">
            <text:p>0,8502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784" calcext:value-type="float">
            <text:p>0,784</text:p>
          </table:table-cell>
          <table:table-cell office:value-type="float" office:value="1.07" calcext:value-type="float">
            <text:p>1,07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0.816" calcext:value-type="float">
            <text:p>0,816</text:p>
          </table:table-cell>
          <table:table-cell office:value-type="float" office:value="0.8804" calcext:value-type="float">
            <text:p>0,8804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0.8557" calcext:value-type="float">
            <text:p>0,8557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,8</text:p>
          </table:table-cell>
          <table:table-cell office:value-type="float" office:value="0.8921" calcext:value-type="float">
            <text:p>0,8921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7379" calcext:value-type="float">
            <text:p>0,7379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0.768" calcext:value-type="float">
            <text:p>0,768</text:p>
          </table:table-cell>
          <table:table-cell office:value-type="float" office:value="0.7493" calcext:value-type="float">
            <text:p>0,7493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856" calcext:value-type="float">
            <text:p>0,856</text:p>
          </table:table-cell>
          <table:table-cell office:value-type="float" office:value="0.7903" calcext:value-type="float">
            <text:p>0,790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0.84" calcext:value-type="float">
            <text:p>0,84</text:p>
          </table:table-cell>
          <table:table-cell office:value-type="float" office:value="0.7742" calcext:value-type="float">
            <text:p>0,7742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821" calcext:value-type="float">
            <text:p>1,182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1264" calcext:value-type="float">
            <text:p>0,1264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,625</text:p>
          </table:table-cell>
          <table:table-cell office:value-type="float" office:value="0.951" calcext:value-type="float">
            <text:p>0,95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1215" calcext:value-type="float">
            <text:p>0,1215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6375" calcext:value-type="float">
            <text:p>0,6375</text:p>
          </table:table-cell>
          <table:table-cell office:value-type="float" office:value="0.9449" calcext:value-type="float">
            <text:p>0,944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375" calcext:value-type="float">
            <text:p>0,6375</text:p>
          </table:table-cell>
          <table:table-cell office:value-type="float" office:value="0.1256" calcext:value-type="float">
            <text:p>0,1256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6375" calcext:value-type="float">
            <text:p>0,6375</text:p>
          </table:table-cell>
          <table:table-cell office:value-type="float" office:value="0.9574" calcext:value-type="float">
            <text:p>0,957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0.1226" calcext:value-type="float">
            <text:p>0,1226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625" calcext:value-type="float">
            <text:p>0,625</text:p>
          </table:table-cell>
          <table:table-cell office:value-type="float" office:value="0.9333" calcext:value-type="float">
            <text:p>0,933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627" calcext:value-type="float">
            <text:p>0,627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0.4348" calcext:value-type="float">
            <text:p>0,4348</text:p>
          </table:table-cell>
          <table:table-cell office:value-type="float" office:value="0.2678" calcext:value-type="float">
            <text:p>0,267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5507" calcext:value-type="float">
            <text:p>0,5507</text:p>
          </table:table-cell>
          <table:table-cell office:value-type="float" office:value="0.7966" calcext:value-type="float">
            <text:p>0,796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2988" calcext:value-type="float">
            <text:p>0,2988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5362" calcext:value-type="float">
            <text:p>0,5362</text:p>
          </table:table-cell>
          <table:table-cell office:value-type="float" office:value="0.7046" calcext:value-type="float">
            <text:p>0,7046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0.5652" calcext:value-type="float">
            <text:p>0,5652</text:p>
          </table:table-cell>
          <table:table-cell office:value-type="float" office:value="0.3104" calcext:value-type="float">
            <text:p>0,3104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5507" calcext:value-type="float">
            <text:p>0,5507</text:p>
          </table:table-cell>
          <table:table-cell office:value-type="float" office:value="0.3852" calcext:value-type="float">
            <text:p>0,38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5217" calcext:value-type="float">
            <text:p>0,5217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5507" calcext:value-type="float">
            <text:p>0,5507</text:p>
          </table:table-cell>
          <table:table-cell office:value-type="float" office:value="0.7259" calcext:value-type="float">
            <text:p>0,7259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0.5217" calcext:value-type="float">
            <text:p>0,5217</text:p>
          </table:table-cell>
          <table:table-cell office:value-type="float" office:value="0.3259" calcext:value-type="float">
            <text:p>0,3259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9386" calcext:value-type="float">
            <text:p>0,9386</text:p>
          </table:table-cell>
          <table:table-cell office:value-type="float" office:value="1.3636" calcext:value-type="float">
            <text:p>1,3636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0.9737" calcext:value-type="float">
            <text:p>0,9737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9737" calcext:value-type="float">
            <text:p>0,9737</text:p>
          </table:table-cell>
          <table:table-cell office:value-type="float" office:value="1.3299" calcext:value-type="float">
            <text:p>1,3299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0.9649" calcext:value-type="float">
            <text:p>0,9649</text:p>
          </table:table-cell>
          <table:table-cell office:value-type="float" office:value="0.5982" calcext:value-type="float">
            <text:p>0,5982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474" calcext:value-type="float">
            <text:p>0,9474</text:p>
          </table:table-cell>
          <table:table-cell office:value-type="float" office:value="1.1628" calcext:value-type="float">
            <text:p>1,1628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.9386" calcext:value-type="float">
            <text:p>0,9386</text:p>
          </table:table-cell>
          <table:table-cell office:value-type="float" office:value="0.5755" calcext:value-type="float">
            <text:p>0,5755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9474" calcext:value-type="float">
            <text:p>0,9474</text:p>
          </table:table-cell>
          <table:table-cell office:value-type="float" office:value="1.1158" calcext:value-type="float">
            <text:p>1,1158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0.9737" calcext:value-type="float">
            <text:p>0,9737</text:p>
          </table:table-cell>
          <table:table-cell office:value-type="float" office:value="0.5508" calcext:value-type="float">
            <text:p>0,5508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474" calcext:value-type="float">
            <text:p>0,9474</text:p>
          </table:table-cell>
          <table:table-cell office:value-type="float" office:value="1.7659" calcext:value-type="float">
            <text:p>1,7659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.9825" calcext:value-type="float">
            <text:p>0,9825</text:p>
          </table:table-cell>
          <table:table-cell office:value-type="float" office:value="0.4457" calcext:value-type="float">
            <text:p>0,445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6018" calcext:value-type="float">
            <text:p>0,6018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0.5254" calcext:value-type="float">
            <text:p>0,5254</text:p>
          </table:table-cell>
          <table:table-cell office:value-type="float" office:value="0.1705" calcext:value-type="float">
            <text:p>0,1705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5254" calcext:value-type="float">
            <text:p>0,5254</text:p>
          </table:table-cell>
          <table:table-cell office:value-type="float" office:value="0.6281" calcext:value-type="float">
            <text:p>0,628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4915" calcext:value-type="float">
            <text:p>0,4915</text:p>
          </table:table-cell>
          <table:table-cell office:value-type="float" office:value="0.1902" calcext:value-type="float">
            <text:p>0,190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5085" calcext:value-type="float">
            <text:p>0,5085</text:p>
          </table:table-cell>
          <table:table-cell office:value-type="float" office:value="0.5411" calcext:value-type="float">
            <text:p>0,5411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4915" calcext:value-type="float">
            <text:p>0,4915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4068" calcext:value-type="float">
            <text:p>0,4068</text:p>
          </table:table-cell>
          <table:table-cell office:value-type="float" office:value="0.6036" calcext:value-type="float">
            <text:p>0,60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254" calcext:value-type="float">
            <text:p>0,5254</text:p>
          </table:table-cell>
          <table:table-cell office:value-type="float" office:value="0.1379" calcext:value-type="float">
            <text:p>0,1379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5254" calcext:value-type="float">
            <text:p>0,5254</text:p>
          </table:table-cell>
          <table:table-cell office:value-type="float" office:value="0.5484" calcext:value-type="float">
            <text:p>0,5484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1873" calcext:value-type="float">
            <text:p>0,1873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office:value-type="float" office:value="3.4319" calcext:value-type="float">
            <text:p>3,431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office:value-type="float" office:value="0.6368" calcext:value-type="float">
            <text:p>0,6368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7633" calcext:value-type="float">
            <text:p>0,7633</text:p>
          </table:table-cell>
          <table:table-cell office:value-type="float" office:value="5.2214" calcext:value-type="float">
            <text:p>5,221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0.82" calcext:value-type="float">
            <text:p>0,82</text:p>
          </table:table-cell>
          <table:table-cell office:value-type="float" office:value="1.9038" calcext:value-type="float">
            <text:p>1,9038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133" calcext:value-type="float">
            <text:p>0,9133</text:p>
          </table:table-cell>
          <table:table-cell office:value-type="float" office:value="3.804" calcext:value-type="float">
            <text:p>3,80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7496" calcext:value-type="float">
            <text:p>0,7496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,81</text:p>
          </table:table-cell>
          <table:table-cell office:value-type="float" office:value="3.4235" calcext:value-type="float">
            <text:p>3,423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office:value-type="float" office:value="0.6256" calcext:value-type="float">
            <text:p>0,6256</text:p>
          </table:table-cell>
        </table:table-row>
        <table:table-row table:style-name="ro1">
          <table:table-cell office:value-type="string" calcext:value-type="string">
            <text:p>coi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,69</text:p>
          </table:table-cell>
          <table:table-cell office:value-type="float" office:value="3.7615" calcext:value-type="float">
            <text:p>3,761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9133" calcext:value-type="float">
            <text:p>0,9133</text:p>
          </table:table-cell>
          <table:table-cell office:value-type="float" office:value="0.7468" calcext:value-type="float">
            <text:p>0,7468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,48</text:p>
          </table:table-cell>
          <table:table-cell office:value-type="float" office:value="3.3591" calcext:value-type="float">
            <text:p>3,35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,48</text:p>
          </table:table-cell>
          <table:table-cell office:value-type="float" office:value="0.5977" calcext:value-type="float">
            <text:p>0,5977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,57</text:p>
          </table:table-cell>
          <table:table-cell office:value-type="float" office:value="3.1265" calcext:value-type="float">
            <text:p>3,126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0.6322" calcext:value-type="float">
            <text:p>0,6322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,57</text:p>
          </table:table-cell>
          <table:table-cell office:value-type="float" office:value="3.1429" calcext:value-type="float">
            <text:p>3,142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,57</text:p>
          </table:table-cell>
          <table:table-cell office:value-type="float" office:value="3.1273" calcext:value-type="float">
            <text:p>3,127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0.6564" calcext:value-type="float">
            <text:p>0,6564</text:p>
          </table:table-cell>
        </table:table-row>
        <table:table-row table:style-name="ro1">
          <table:table-cell office:value-type="string" calcext:value-type="string">
            <text:p>g241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3.1482" calcext:value-type="float">
            <text:p>3,148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0.6272" calcext:value-type="float">
            <text:p>0,627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3438" calcext:value-type="float">
            <text:p>0,3438</text:p>
          </table:table-cell>
          <table:table-cell office:value-type="float" office:value="0.2391" calcext:value-type="float">
            <text:p>0,23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062" calcext:value-type="float">
            <text:p>0,4062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2468" calcext:value-type="float">
            <text:p>0,24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062" calcext:value-type="float">
            <text:p>0,4062</text:p>
          </table:table-cell>
          <table:table-cell office:value-type="float" office:value="0.0925" calcext:value-type="float">
            <text:p>0,092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2398" calcext:value-type="float">
            <text:p>0,23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0691" calcext:value-type="float">
            <text:p>0,0691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4688" calcext:value-type="float">
            <text:p>0,4688</text:p>
          </table:table-cell>
          <table:table-cell office:value-type="float" office:value="0.4673" calcext:value-type="float">
            <text:p>0,46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88" calcext:value-type="float">
            <text:p>0,4688</text:p>
          </table:table-cell>
          <table:table-cell office:value-type="float" office:value="0.0505" calcext:value-type="float">
            <text:p>0,0505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4062" calcext:value-type="float">
            <text:p>0,4062</text:p>
          </table:table-cell>
          <table:table-cell office:value-type="float" office:value="0.468" calcext:value-type="float">
            <text:p>0,4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438" calcext:value-type="float">
            <text:p>0,3438</text:p>
          </table:table-cell>
          <table:table-cell office:value-type="float" office:value="0.0464" calcext:value-type="float">
            <text:p>0,0464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7182" calcext:value-type="float">
            <text:p>0,71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415" calcext:value-type="float">
            <text:p>0,6415</text:p>
          </table:table-cell>
          <table:table-cell office:value-type="float" office:value="0.1134" calcext:value-type="float">
            <text:p>0,1134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7152" calcext:value-type="float">
            <text:p>0,71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415" calcext:value-type="float">
            <text:p>0,6415</text:p>
          </table:table-cell>
          <table:table-cell office:value-type="float" office:value="0.1124" calcext:value-type="float">
            <text:p>0,1124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6226" calcext:value-type="float">
            <text:p>0,6226</text:p>
          </table:table-cell>
          <table:table-cell office:value-type="float" office:value="0.4852" calcext:value-type="float">
            <text:p>0,48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1366" calcext:value-type="float">
            <text:p>0,136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7217" calcext:value-type="float">
            <text:p>0,72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1256" calcext:value-type="float">
            <text:p>0,1256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7189" calcext:value-type="float">
            <text:p>0,71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415" calcext:value-type="float">
            <text:p>0,6415</text:p>
          </table:table-cell>
          <table:table-cell office:value-type="float" office:value="0.1134" calcext:value-type="float">
            <text:p>0,1134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0065" calcext:value-type="float">
            <text:p>0,00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0219" calcext:value-type="float">
            <text:p>0,0219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office:value-type="float" office:value="0.0738" calcext:value-type="float">
            <text:p>0,073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0221" calcext:value-type="float">
            <text:p>0,0221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0047" calcext:value-type="float">
            <text:p>0,00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0221" calcext:value-type="float">
            <text:p>0,0221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0041" calcext:value-type="float">
            <text:p>0,00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0181" calcext:value-type="float">
            <text:p>0,0181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875" calcext:value-type="float">
            <text:p>0,875</text:p>
          </table:table-cell>
          <table:table-cell office:value-type="float" office:value="0.0057" calcext:value-type="float">
            <text:p>0,00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0252" calcext:value-type="float">
            <text:p>0,025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5753" calcext:value-type="float">
            <text:p>0,5753</text:p>
          </table:table-cell>
          <table:table-cell office:value-type="float" office:value="0.7564" calcext:value-type="float">
            <text:p>0,75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5479" calcext:value-type="float">
            <text:p>0,5479</text:p>
          </table:table-cell>
          <table:table-cell office:value-type="float" office:value="0.2455" calcext:value-type="float">
            <text:p>0,2455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6164" calcext:value-type="float">
            <text:p>0,6164</text:p>
          </table:table-cell>
          <table:table-cell office:value-type="float" office:value="1.0341" calcext:value-type="float">
            <text:p>1,0341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4795" calcext:value-type="float">
            <text:p>0,4795</text:p>
          </table:table-cell>
          <table:table-cell office:value-type="float" office:value="0.2489" calcext:value-type="float">
            <text:p>0,2489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5205" calcext:value-type="float">
            <text:p>0,5205</text:p>
          </table:table-cell>
          <table:table-cell office:value-type="float" office:value="0.6277" calcext:value-type="float">
            <text:p>0,627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4932" calcext:value-type="float">
            <text:p>0,4932</text:p>
          </table:table-cell>
          <table:table-cell office:value-type="float" office:value="0.2743" calcext:value-type="float">
            <text:p>0,274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5479" calcext:value-type="float">
            <text:p>0,5479</text:p>
          </table:table-cell>
          <table:table-cell office:value-type="float" office:value="1.1796" calcext:value-type="float">
            <text:p>1,1796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5753" calcext:value-type="float">
            <text:p>0,5753</text:p>
          </table:table-cell>
          <table:table-cell office:value-type="float" office:value="0.2263" calcext:value-type="float">
            <text:p>0,226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6164" calcext:value-type="float">
            <text:p>0,6164</text:p>
          </table:table-cell>
          <table:table-cell office:value-type="float" office:value="0.9752" calcext:value-type="float">
            <text:p>0,9752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5616" calcext:value-type="float">
            <text:p>0,5616</text:p>
          </table:table-cell>
          <table:table-cell office:value-type="float" office:value="0.2508" calcext:value-type="float">
            <text:p>0,2508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6915" calcext:value-type="float">
            <text:p>0,691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0.1276" calcext:value-type="float">
            <text:p>0,127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4429" calcext:value-type="float">
            <text:p>0,4429</text:p>
          </table:table-cell>
          <table:table-cell office:value-type="float" office:value="0.6904" calcext:value-type="float">
            <text:p>0,690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0.1124" calcext:value-type="float">
            <text:p>0,1124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4857" calcext:value-type="float">
            <text:p>0,4857</text:p>
          </table:table-cell>
          <table:table-cell office:value-type="float" office:value="0.4935" calcext:value-type="float">
            <text:p>0,49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8714" calcext:value-type="float">
            <text:p>0,8714</text:p>
          </table:table-cell>
          <table:table-cell office:value-type="float" office:value="0.1566" calcext:value-type="float">
            <text:p>0,1566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7714" calcext:value-type="float">
            <text:p>0,7714</text:p>
          </table:table-cell>
          <table:table-cell office:value-type="float" office:value="0.7499" calcext:value-type="float">
            <text:p>0,749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0.3065" calcext:value-type="float">
            <text:p>0,3065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7295" calcext:value-type="float">
            <text:p>0,7295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.7714" calcext:value-type="float">
            <text:p>0,7714</text:p>
          </table:table-cell>
          <table:table-cell office:value-type="float" office:value="0.2674" calcext:value-type="float">
            <text:p>0,2674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2203" calcext:value-type="float">
            <text:p>0,220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0.0556" calcext:value-type="float">
            <text:p>0,055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2175" calcext:value-type="float">
            <text:p>0,217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8667" calcext:value-type="float">
            <text:p>0,8667</text:p>
          </table:table-cell>
          <table:table-cell office:value-type="float" office:value="0.0558" calcext:value-type="float">
            <text:p>0,055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2185" calcext:value-type="float">
            <text:p>0,218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8667" calcext:value-type="float">
            <text:p>0,8667</text:p>
          </table:table-cell>
          <table:table-cell office:value-type="float" office:value="0.0563" calcext:value-type="float">
            <text:p>0,0563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2177" calcext:value-type="float">
            <text:p>0,217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2186" calcext:value-type="float">
            <text:p>0,218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0.0555" calcext:value-type="float">
            <text:p>0,0555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.2126" calcext:value-type="float">
            <text:p>1,2126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0.72" calcext:value-type="float">
            <text:p>0,72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,66</text:p>
          </table:table-cell>
          <table:table-cell office:value-type="float" office:value="1.2682" calcext:value-type="float">
            <text:p>1,2682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0.71" calcext:value-type="float">
            <text:p>0,71</text:p>
          </table:table-cell>
          <table:table-cell office:value-type="float" office:value="0.4132" calcext:value-type="float">
            <text:p>0,4132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,62</text:p>
          </table:table-cell>
          <table:table-cell office:value-type="float" office:value="1.34" calcext:value-type="float">
            <text:p>1,34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,74</text:p>
          </table:table-cell>
          <table:table-cell office:value-type="float" office:value="0.3881" calcext:value-type="float">
            <text:p>0,3881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1331" calcext:value-type="float">
            <text:p>1,1331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,67</text:p>
          </table:table-cell>
          <table:table-cell office:value-type="float" office:value="0.4419" calcext:value-type="float">
            <text:p>0,4419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office:value-type="float" office:value="1.1702" calcext:value-type="float">
            <text:p>1,1702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,67</text:p>
          </table:table-cell>
          <table:table-cell office:value-type="float" office:value="0.4562" calcext:value-type="float">
            <text:p>0,456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7169" calcext:value-type="float">
            <text:p>0,7169</text:p>
          </table:table-cell>
          <table:table-cell office:value-type="float" office:value="2.096" calcext:value-type="float">
            <text:p>2,096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6135" calcext:value-type="float">
            <text:p>0,6135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753" calcext:value-type="float">
            <text:p>0,753</text:p>
          </table:table-cell>
          <table:table-cell office:value-type="float" office:value="1.7848" calcext:value-type="float">
            <text:p>1,7848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7289" calcext:value-type="float">
            <text:p>0,7289</text:p>
          </table:table-cell>
          <table:table-cell office:value-type="float" office:value="0.5071" calcext:value-type="float">
            <text:p>0,5071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7108" calcext:value-type="float">
            <text:p>0,7108</text:p>
          </table:table-cell>
          <table:table-cell office:value-type="float" office:value="1.695" calcext:value-type="float">
            <text:p>1,69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7349" calcext:value-type="float">
            <text:p>0,7349</text:p>
          </table:table-cell>
          <table:table-cell office:value-type="float" office:value="0.5079" calcext:value-type="float">
            <text:p>0,5079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747" calcext:value-type="float">
            <text:p>0,747</text:p>
          </table:table-cell>
          <table:table-cell office:value-type="float" office:value="1.6946" calcext:value-type="float">
            <text:p>1,6946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741" calcext:value-type="float">
            <text:p>0,741</text:p>
          </table:table-cell>
          <table:table-cell office:value-type="float" office:value="0.5094" calcext:value-type="float">
            <text:p>0,5094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7349" calcext:value-type="float">
            <text:p>0,7349</text:p>
          </table:table-cell>
          <table:table-cell office:value-type="float" office:value="1.745" calcext:value-type="float">
            <text:p>1,74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0.7289" calcext:value-type="float">
            <text:p>0,7289</text:p>
          </table:table-cell>
          <table:table-cell office:value-type="float" office:value="0.4689" calcext:value-type="float">
            <text:p>0,4689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8148" calcext:value-type="float">
            <text:p>0,8148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5669" calcext:value-type="float">
            <text:p>0,5669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405" calcext:value-type="float">
            <text:p>0,7405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4743" calcext:value-type="float">
            <text:p>0,4743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6755" calcext:value-type="float">
            <text:p>0,6755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0.7674" calcext:value-type="float">
            <text:p>0,7674</text:p>
          </table:table-cell>
          <table:table-cell office:value-type="float" office:value="0.5215" calcext:value-type="float">
            <text:p>0,5215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8016" calcext:value-type="float">
            <text:p>0,8016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0.7326" calcext:value-type="float">
            <text:p>0,7326</text:p>
          </table:table-cell>
          <table:table-cell office:value-type="float" office:value="0.5684" calcext:value-type="float">
            <text:p>0,5684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7209" calcext:value-type="float">
            <text:p>0,7209</text:p>
          </table:table-cell>
          <table:table-cell office:value-type="float" office:value="0.7652" calcext:value-type="float">
            <text:p>0,7652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0.7442" calcext:value-type="float">
            <text:p>0,7442</text:p>
          </table:table-cell>
          <table:table-cell office:value-type="float" office:value="0.513" calcext:value-type="float">
            <text:p>0,51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3598" calcext:value-type="float">
            <text:p>0,359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1171" calcext:value-type="float">
            <text:p>0,1171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5889" calcext:value-type="float">
            <text:p>0,588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1145" calcext:value-type="float">
            <text:p>0,1145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767" calcext:value-type="float">
            <text:p>0,9767</text:p>
          </table:table-cell>
          <table:table-cell office:value-type="float" office:value="0.1309" calcext:value-type="float">
            <text:p>0,130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1149" calcext:value-type="float">
            <text:p>0,1149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9535" calcext:value-type="float">
            <text:p>0,9535</text:p>
          </table:table-cell>
          <table:table-cell office:value-type="float" office:value="0.3534" calcext:value-type="float">
            <text:p>0,3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0564" calcext:value-type="float">
            <text:p>0,0564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1341" calcext:value-type="float">
            <text:p>0,134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9302" calcext:value-type="float">
            <text:p>0,9302</text:p>
          </table:table-cell>
          <table:table-cell office:value-type="float" office:value="0.1346" calcext:value-type="float">
            <text:p>0,1346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4447" calcext:value-type="float">
            <text:p>0,444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0854" calcext:value-type="float">
            <text:p>0,0854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4792" calcext:value-type="float">
            <text:p>0,479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0965" calcext:value-type="float">
            <text:p>0,0965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717" calcext:value-type="float">
            <text:p>0,717</text:p>
          </table:table-cell>
          <table:table-cell office:value-type="float" office:value="0.6827" calcext:value-type="float">
            <text:p>0,682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0838" calcext:value-type="float">
            <text:p>0,0838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6981" calcext:value-type="float">
            <text:p>0,6981</text:p>
          </table:table-cell>
          <table:table-cell office:value-type="float" office:value="0.6905" calcext:value-type="float">
            <text:p>0,690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0827" calcext:value-type="float">
            <text:p>0,0827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7197" calcext:value-type="float">
            <text:p>0,7197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0961" calcext:value-type="float">
            <text:p>0,096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,3333</text:p>
          </table:table-cell>
          <table:table-cell office:value-type="float" office:value="0.4405" calcext:value-type="float">
            <text:p>0,440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5087" calcext:value-type="float">
            <text:p>0,5087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0582" calcext:value-type="float">
            <text:p>0,0582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469" calcext:value-type="float">
            <text:p>0,5469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0711" calcext:value-type="float">
            <text:p>0,071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5245" calcext:value-type="float">
            <text:p>0,524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0.4333" calcext:value-type="float">
            <text:p>0,4333</text:p>
          </table:table-cell>
          <table:table-cell office:value-type="float" office:value="0.0645" calcext:value-type="float">
            <text:p>0,064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3333" calcext:value-type="float">
            <text:p>0,3333</text:p>
          </table:table-cell>
          <table:table-cell office:value-type="float" office:value="0.4411" calcext:value-type="float">
            <text:p>0,4411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0.4667" calcext:value-type="float">
            <text:p>0,4667</text:p>
          </table:table-cell>
          <table:table-cell office:value-type="float" office:value="0.0713" calcext:value-type="float">
            <text:p>0,0713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8933" calcext:value-type="float">
            <text:p>0,8933</text:p>
          </table:table-cell>
          <table:table-cell office:value-type="float" office:value="4.004" calcext:value-type="float">
            <text:p>4,00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167" calcext:value-type="float">
            <text:p>0,9167</text:p>
          </table:table-cell>
          <table:table-cell office:value-type="float" office:value="2.1246" calcext:value-type="float">
            <text:p>2,1246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4.0943" calcext:value-type="float">
            <text:p>4,094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89" calcext:value-type="float">
            <text:p>0,89</text:p>
          </table:table-cell>
          <table:table-cell office:value-type="float" office:value="1.5705" calcext:value-type="float">
            <text:p>1,5705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333" calcext:value-type="float">
            <text:p>0,9333</text:p>
          </table:table-cell>
          <table:table-cell office:value-type="float" office:value="4.6887" calcext:value-type="float">
            <text:p>4,6887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0.9333" calcext:value-type="float">
            <text:p>0,9333</text:p>
          </table:table-cell>
          <table:table-cell office:value-type="float" office:value="1.6998" calcext:value-type="float">
            <text:p>1,6998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8833" calcext:value-type="float">
            <text:p>0,8833</text:p>
          </table:table-cell>
          <table:table-cell office:value-type="float" office:value="4.1167" calcext:value-type="float">
            <text:p>4,116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.9333" calcext:value-type="float">
            <text:p>0,9333</text:p>
          </table:table-cell>
          <table:table-cell office:value-type="float" office:value="1.996" calcext:value-type="float">
            <text:p>1,996</text:p>
          </table:table-cell>
        </table:table-row>
        <table:table-row table:style-name="ro1">
          <table:table-cell office:value-type="string" calcext:value-type="string">
            <text:p>us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233" calcext:value-type="float">
            <text:p>0,9233</text:p>
          </table:table-cell>
          <table:table-cell office:value-type="float" office:value="4.4128" calcext:value-type="float">
            <text:p>4,41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.9533" calcext:value-type="float">
            <text:p>0,9533</text:p>
          </table:table-cell>
          <table:table-cell office:value-type="float" office:value="1.9765" calcext:value-type="float">
            <text:p>1,976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9425" calcext:value-type="float">
            <text:p>0,9425</text:p>
          </table:table-cell>
          <table:table-cell office:value-type="float" office:value="1.1505" calcext:value-type="float">
            <text:p>1,150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2713" calcext:value-type="float">
            <text:p>0,2713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9558" calcext:value-type="float">
            <text:p>0,95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425" calcext:value-type="float">
            <text:p>0,9425</text:p>
          </table:table-cell>
          <table:table-cell office:value-type="float" office:value="0.2369" calcext:value-type="float">
            <text:p>0,2369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425" calcext:value-type="float">
            <text:p>0,9425</text:p>
          </table:table-cell>
          <table:table-cell office:value-type="float" office:value="1.1459" calcext:value-type="float">
            <text:p>1,1459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31" calcext:value-type="float">
            <text:p>0,931</text:p>
          </table:table-cell>
          <table:table-cell office:value-type="float" office:value="0.2717" calcext:value-type="float">
            <text:p>0,2717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931" calcext:value-type="float">
            <text:p>0,931</text:p>
          </table:table-cell>
          <table:table-cell office:value-type="float" office:value="0.9093" calcext:value-type="float">
            <text:p>0,9093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2715" calcext:value-type="float">
            <text:p>0,2715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54" calcext:value-type="float">
            <text:p>0,954</text:p>
          </table:table-cell>
          <table:table-cell office:value-type="float" office:value="0.9014" calcext:value-type="float">
            <text:p>0,9014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9195" calcext:value-type="float">
            <text:p>0,9195</text:p>
          </table:table-cell>
          <table:table-cell office:value-type="float" office:value="0.2548" calcext:value-type="float">
            <text:p>0,2548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1262" calcext:value-type="float">
            <text:p>0,12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0728" calcext:value-type="float">
            <text:p>0,0728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7222" calcext:value-type="float">
            <text:p>0,7222</text:p>
          </table:table-cell>
          <table:table-cell office:value-type="float" office:value="0.2406" calcext:value-type="float">
            <text:p>0,24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17" calcext:value-type="float">
            <text:p>0,061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13" calcext:value-type="float">
            <text:p>0,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798" calcext:value-type="float">
            <text:p>0,0798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233" calcext:value-type="float">
            <text:p>0,12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39" calcext:value-type="float">
            <text:p>0,0639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722" calcext:value-type="float">
            <text:p>0,9722</text:p>
          </table:table-cell>
          <table:table-cell office:value-type="float" office:value="0.1246" calcext:value-type="float">
            <text:p>0,12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0.9635" calcext:value-type="float">
            <text:p>0,9635</text:p>
          </table:table-cell>
          <table:table-cell office:value-type="float" office:value="1.1547" calcext:value-type="float">
            <text:p>1,1547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0.9708" calcext:value-type="float">
            <text:p>0,9708</text:p>
          </table:table-cell>
          <table:table-cell office:value-type="float" office:value="0.4504" calcext:value-type="float">
            <text:p>0,4504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0.9781" calcext:value-type="float">
            <text:p>0,9781</text:p>
          </table:table-cell>
          <table:table-cell office:value-type="float" office:value="1.3954" calcext:value-type="float">
            <text:p>1,3954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635" calcext:value-type="float">
            <text:p>0,9635</text:p>
          </table:table-cell>
          <table:table-cell office:value-type="float" office:value="0.4236" calcext:value-type="float">
            <text:p>0,423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office:value-type="float" office:value="0.9781" calcext:value-type="float">
            <text:p>0,9781</text:p>
          </table:table-cell>
          <table:table-cell office:value-type="float" office:value="1.3704" calcext:value-type="float">
            <text:p>1,370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0.9635" calcext:value-type="float">
            <text:p>0,9635</text:p>
          </table:table-cell>
          <table:table-cell office:value-type="float" office:value="0.3711" calcext:value-type="float">
            <text:p>0,371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office:value-type="float" office:value="0.9708" calcext:value-type="float">
            <text:p>0,9708</text:p>
          </table:table-cell>
          <table:table-cell office:value-type="float" office:value="1.606" calcext:value-type="float">
            <text:p>1,606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0.9708" calcext:value-type="float">
            <text:p>0,9708</text:p>
          </table:table-cell>
          <table:table-cell office:value-type="float" office:value="0.3975" calcext:value-type="float">
            <text:p>0,397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office:value-type="float" office:value="0.9708" calcext:value-type="float">
            <text:p>0,9708</text:p>
          </table:table-cell>
          <table:table-cell office:value-type="float" office:value="0.9902" calcext:value-type="float">
            <text:p>0,99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9562" calcext:value-type="float">
            <text:p>0,9562</text:p>
          </table:table-cell>
          <table:table-cell office:value-type="float" office:value="0.2281" calcext:value-type="float">
            <text:p>0,2281</text:p>
          </table:table-cell>
        </table:table-row>
      </table:table>
      <table:table table:name="mr" table:style-name="ta1">
        <table:shapes>
          <draw:frame draw:z-index="0" draw:style-name="gr1" draw:text-style-name="P1" svg:width="327.31mm" svg:height="192.04mm" svg:x="0mm" svg:y="57.37mm">
            <draw:object draw:notify-on-update-of-ranges="k.I2:k.I4 k.J1:k.J1 k.J2:k.J4 k.K1:k.K1 k.K2:k.K4 k.L1:k.L1 k.L2:k.L4 k.M1:k.M1 k.M2:k.M4 k.N1:k.N1 k.N2:k.N4 k.O1:k.O1 k.O2:k.O4 k.P1:k.P1 k.P2:k.P4 k.Q1:k.Q1 k.Q2:k.Q4 k.R1:k.R1 k.R2:k.R4 k.S1:k.S1 k.S2:k.S4 k.T1:k.T1 k.T2:k.T4 k.U1:k.U1 k.U2:k.U4 k.V1:k.V1 k.V2:k.V4 k.W1:k.W1 k.W2:k.W4 k.X1:k.X1 k.X2:k.X4 k.Y1:k.Y1 k.Y2:k.Y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327.31mm" svg:height="192.04mm" svg:x="0.28mm" svg:y="249.67mm">
            <draw:object draw:notify-on-update-of-ranges="k.I2:k.I4 k.M1:k.M1 k.M2:k.M4 k.R1:k.R1 k.R2:k.R4 k.W1:k.W1 k.W2:k.W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" table:number-columns-repeated="17" table:default-cell-style-name="ce4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kde_kernel</text:p>
          </table:table-cell>
          <table:table-cell table:style-name="ce3" office:value-type="string" calcext:value-type="string">
            <text:p>mr</text:p>
          </table:table-cell>
          <table:table-cell table:style-name="Default" office:value-type="string" calcext:value-type="string">
            <text:p>appendicitis</text:p>
          </table:table-cell>
          <table:table-cell table:style-name="Default" office:value-type="string" calcext:value-type="string">
            <text:p>bci</text:p>
          </table:table-cell>
          <table:table-cell table:style-name="Default" office:value-type="string" calcext:value-type="string">
            <text:p>bupa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il2</text:p>
          </table:table-cell>
          <table:table-cell table:style-name="Default" office:value-type="string" calcext:value-type="string">
            <text:p>g241n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hepatitis</text:p>
          </table:table-cell>
          <table:table-cell table:style-name="Default" office:value-type="string" calcext:value-type="string">
            <text:p>ionosphere</text:p>
          </table:table-cell>
          <table:table-cell table:style-name="Default" office:value-type="string" calcext:value-type="string">
            <text:p>iris</text:p>
          </table:table-cell>
          <table:table-cell table:style-name="Default" office:value-type="string" calcext:value-type="string">
            <text:p>mammographic</text:p>
          </table:table-cell>
          <table:table-cell table:style-name="Default" office:value-type="string" calcext:value-type="string">
            <text:p>newthyroid</text:p>
          </table:table-cell>
          <table:table-cell table:style-name="Default" office:value-type="string" calcext:value-type="string">
            <text:p>tae</text:p>
          </table:table-cell>
          <table:table-cell table:style-name="Default" office:value-type="string" calcext:value-type="string">
            <text:p>usps</text:p>
          </table:table-cell>
          <table:table-cell table:style-name="Default" office:value-type="string" calcext:value-type="string">
            <text:p>vote</text:p>
          </table:table-cell>
          <table:table-cell table:style-name="Default" office:value-type="string" calcext:value-type="string">
            <text:p>wine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table:formula="of:=INDEX([$sa_file_mr.$O$1:$sa_file_mr.$O$2751]; MATCH([.J$1]; [$sa_file_mr.$A$1:$sa_file_mr.$A$2751];0)+ROW([.$A2])-2;1;1)" office:value-type="percentage" office:value="0.7143" calcext:value-type="percentage">
            <text:p>71,43%</text:p>
          </table:table-cell>
          <table:table-cell table:formula="of:=INDEX([$sa_file_mr.$O$1:$sa_file_mr.$O$2751]; MATCH([.K$1]; [$sa_file_mr.$A$1:$sa_file_mr.$A$2751];0)+ROW([.$A2])-2;1;1)" office:value-type="percentage" office:value="0.7125" calcext:value-type="percentage">
            <text:p>71,25%</text:p>
          </table:table-cell>
          <table:table-cell table:formula="of:=INDEX([$sa_file_mr.$O$1:$sa_file_mr.$O$2751]; MATCH([.L$1]; [$sa_file_mr.$A$1:$sa_file_mr.$A$2751];0)+ROW([.$A2])-2;1;1)" office:value-type="percentage" office:value="0.4348" calcext:value-type="percentage">
            <text:p>43,48%</text:p>
          </table:table-cell>
          <table:table-cell table:formula="of:=INDEX([$sa_file_mr.$O$1:$sa_file_mr.$O$2751]; MATCH([.M$1]; [$sa_file_mr.$A$1:$sa_file_mr.$A$2751];0)+ROW([.$A2])-2;1;1)" office:value-type="percentage" office:value="0.9737" calcext:value-type="percentage">
            <text:p>97,37%</text:p>
          </table:table-cell>
          <table:table-cell table:formula="of:=INDEX([$sa_file_mr.$O$1:$sa_file_mr.$O$2751]; MATCH([.N$1]; [$sa_file_mr.$A$1:$sa_file_mr.$A$2751];0)+ROW([.$A2])-2;1;1)" office:value-type="percentage" office:value="0.87" calcext:value-type="percentage">
            <text:p>87,00%</text:p>
          </table:table-cell>
          <table:table-cell table:formula="of:=INDEX([$sa_file_mr.$O$1:$sa_file_mr.$O$2751]; MATCH([.O$1]; [$sa_file_mr.$A$1:$sa_file_mr.$A$2751];0)+ROW([.$A2])-2;1;1)" office:value-type="percentage" office:value="0.48" calcext:value-type="percentage">
            <text:p>48,00%</text:p>
          </table:table-cell>
          <table:table-cell table:formula="of:=INDEX([$sa_file_mr.$O$1:$sa_file_mr.$O$2751]; MATCH([.P$1]; [$sa_file_mr.$A$1:$sa_file_mr.$A$2751];0)+ROW([.$A2])-2;1;1)" office:value-type="percentage" office:value="0.6415" calcext:value-type="percentage">
            <text:p>64,15%</text:p>
          </table:table-cell>
          <table:table-cell table:formula="of:=INDEX([$sa_file_mr.$O$1:$sa_file_mr.$O$2751]; MATCH([.Q$1]; [$sa_file_mr.$A$1:$sa_file_mr.$A$2751];0)+ROW([.$A2])-2;1;1)" office:value-type="percentage" office:value="0.75" calcext:value-type="percentage">
            <text:p>75,00%</text:p>
          </table:table-cell>
          <table:table-cell table:formula="of:=INDEX([$sa_file_mr.$O$1:$sa_file_mr.$O$2751]; MATCH([.R$1]; [$sa_file_mr.$A$1:$sa_file_mr.$A$2751];0)+ROW([.$A2])-2;1;1)" office:value-type="percentage" office:value="0.9" calcext:value-type="percentage">
            <text:p>90,00%</text:p>
          </table:table-cell>
          <table:table-cell table:formula="of:=INDEX([$sa_file_mr.$O$1:$sa_file_mr.$O$2751]; MATCH([.S$1]; [$sa_file_mr.$A$1:$sa_file_mr.$A$2751];0)+ROW([.$A2])-2;1;1)" office:value-type="percentage" office:value="0.9" calcext:value-type="percentage">
            <text:p>90,00%</text:p>
          </table:table-cell>
          <table:table-cell table:formula="of:=INDEX([$sa_file_mr.$O$1:$sa_file_mr.$O$2751]; MATCH([.T$1]; [$sa_file_mr.$A$1:$sa_file_mr.$A$2751];0)+ROW([.$A2])-2;1;1)" office:value-type="percentage" office:value="0.7169" calcext:value-type="percentage">
            <text:p>71,69%</text:p>
          </table:table-cell>
          <table:table-cell table:formula="of:=INDEX([$sa_file_mr.$O$1:$sa_file_mr.$O$2751]; MATCH([.U$1]; [$sa_file_mr.$A$1:$sa_file_mr.$A$2751];0)+ROW([.$A2])-2;1;1)" office:value-type="percentage" office:value="0.9302" calcext:value-type="percentage">
            <text:p>93,02%</text:p>
          </table:table-cell>
          <table:table-cell table:formula="of:=INDEX([$sa_file_mr.$O$1:$sa_file_mr.$O$2751]; MATCH([.V$1]; [$sa_file_mr.$A$1:$sa_file_mr.$A$2751];0)+ROW([.$A2])-2;1;1)" office:value-type="percentage" office:value="0.4667" calcext:value-type="percentage">
            <text:p>46,67%</text:p>
          </table:table-cell>
          <table:table-cell table:formula="of:=INDEX([$sa_file_mr.$O$1:$sa_file_mr.$O$2751]; MATCH([.W$1]; [$sa_file_mr.$A$1:$sa_file_mr.$A$2751];0)+ROW([.$A2])-2;1;1)" office:value-type="percentage" office:value="0.9167" calcext:value-type="percentage">
            <text:p>91,67%</text:p>
          </table:table-cell>
          <table:table-cell table:formula="of:=INDEX([$sa_file_mr.$O$1:$sa_file_mr.$O$2751]; MATCH([.X$1]; [$sa_file_mr.$A$1:$sa_file_mr.$A$2751];0)+ROW([.$A2])-2;1;1)" office:value-type="percentage" office:value="0.9195" calcext:value-type="percentage">
            <text:p>91,95%</text:p>
          </table:table-cell>
          <table:table-cell table:formula="of:=INDEX([$sa_file_mr.$O$1:$sa_file_mr.$O$2751]; MATCH([.Y$1]; [$sa_file_mr.$A$1:$sa_file_mr.$A$2751];0)+ROW([.$A2])-2;1;1)" office:value-type="percentage" office:value="0.9722" calcext:value-type="percentage">
            <text:p>97,22%</text:p>
          </table:table-cell>
          <table:table-cell table:formula="of:=AVERAGE([.J2:.Y2])" office:value-type="percentage" office:value="0.7686875" calcext:value-type="percentage">
            <text:p>76,8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table:formula="of:=INDEX([$sa_file_mr.$O$1:$sa_file_mr.$O$2751]; MATCH([.J$1]; [$sa_file_mr.$A$1:$sa_file_mr.$A$2751];0)+ROW([.$A3])-2;1;1)" office:value-type="percentage" office:value="0.7619" calcext:value-type="percentage">
            <text:p>76,19%</text:p>
          </table:table-cell>
          <table:table-cell table:formula="of:=INDEX([$sa_file_mr.$O$1:$sa_file_mr.$O$2751]; MATCH([.K$1]; [$sa_file_mr.$A$1:$sa_file_mr.$A$2751];0)+ROW([.$A3])-2;1;1)" office:value-type="percentage" office:value="0.6125" calcext:value-type="percentage">
            <text:p>61,25%</text:p>
          </table:table-cell>
          <table:table-cell table:formula="of:=INDEX([$sa_file_mr.$O$1:$sa_file_mr.$O$2751]; MATCH([.L$1]; [$sa_file_mr.$A$1:$sa_file_mr.$A$2751];0)+ROW([.$A3])-2;1;1)" office:value-type="percentage" office:value="0.5652" calcext:value-type="percentage">
            <text:p>56,52%</text:p>
          </table:table-cell>
          <table:table-cell table:formula="of:=INDEX([$sa_file_mr.$O$1:$sa_file_mr.$O$2751]; MATCH([.M$1]; [$sa_file_mr.$A$1:$sa_file_mr.$A$2751];0)+ROW([.$A3])-2;1;1)" office:value-type="percentage" office:value="0.9649" calcext:value-type="percentage">
            <text:p>96,49%</text:p>
          </table:table-cell>
          <table:table-cell table:formula="of:=INDEX([$sa_file_mr.$O$1:$sa_file_mr.$O$2751]; MATCH([.N$1]; [$sa_file_mr.$A$1:$sa_file_mr.$A$2751];0)+ROW([.$A3])-2;1;1)" office:value-type="percentage" office:value="0.82" calcext:value-type="percentage">
            <text:p>82,00%</text:p>
          </table:table-cell>
          <table:table-cell table:formula="of:=INDEX([$sa_file_mr.$O$1:$sa_file_mr.$O$2751]; MATCH([.O$1]; [$sa_file_mr.$A$1:$sa_file_mr.$A$2751];0)+ROW([.$A3])-2;1;1)" office:value-type="percentage" office:value="0.63" calcext:value-type="percentage">
            <text:p>63,00%</text:p>
          </table:table-cell>
          <table:table-cell table:formula="of:=INDEX([$sa_file_mr.$O$1:$sa_file_mr.$O$2751]; MATCH([.P$1]; [$sa_file_mr.$A$1:$sa_file_mr.$A$2751];0)+ROW([.$A3])-2;1;1)" office:value-type="percentage" office:value="0.6415" calcext:value-type="percentage">
            <text:p>64,15%</text:p>
          </table:table-cell>
          <table:table-cell table:formula="of:=INDEX([$sa_file_mr.$O$1:$sa_file_mr.$O$2751]; MATCH([.Q$1]; [$sa_file_mr.$A$1:$sa_file_mr.$A$2751];0)+ROW([.$A3])-2;1;1)" office:value-type="percentage" office:value="0.6875" calcext:value-type="percentage">
            <text:p>68,75%</text:p>
          </table:table-cell>
          <table:table-cell table:formula="of:=INDEX([$sa_file_mr.$O$1:$sa_file_mr.$O$2751]; MATCH([.R$1]; [$sa_file_mr.$A$1:$sa_file_mr.$A$2751];0)+ROW([.$A3])-2;1;1)" office:value-type="percentage" office:value="0.9" calcext:value-type="percentage">
            <text:p>90,00%</text:p>
          </table:table-cell>
          <table:table-cell table:formula="of:=INDEX([$sa_file_mr.$O$1:$sa_file_mr.$O$2751]; MATCH([.S$1]; [$sa_file_mr.$A$1:$sa_file_mr.$A$2751];0)+ROW([.$A3])-2;1;1)" office:value-type="percentage" office:value="0.8667" calcext:value-type="percentage">
            <text:p>86,67%</text:p>
          </table:table-cell>
          <table:table-cell table:formula="of:=INDEX([$sa_file_mr.$O$1:$sa_file_mr.$O$2751]; MATCH([.T$1]; [$sa_file_mr.$A$1:$sa_file_mr.$A$2751];0)+ROW([.$A3])-2;1;1)" office:value-type="percentage" office:value="0.7289" calcext:value-type="percentage">
            <text:p>72,89%</text:p>
          </table:table-cell>
          <table:table-cell table:formula="of:=INDEX([$sa_file_mr.$O$1:$sa_file_mr.$O$2751]; MATCH([.U$1]; [$sa_file_mr.$A$1:$sa_file_mr.$A$2751];0)+ROW([.$A3])-2;1;1)" office:value-type="percentage" office:value="0.9302" calcext:value-type="percentage">
            <text:p>93,02%</text:p>
          </table:table-cell>
          <table:table-cell table:formula="of:=INDEX([$sa_file_mr.$O$1:$sa_file_mr.$O$2751]; MATCH([.V$1]; [$sa_file_mr.$A$1:$sa_file_mr.$A$2751];0)+ROW([.$A3])-2;1;1)" office:value-type="percentage" office:value="0.4667" calcext:value-type="percentage">
            <text:p>46,67%</text:p>
          </table:table-cell>
          <table:table-cell table:formula="of:=INDEX([$sa_file_mr.$O$1:$sa_file_mr.$O$2751]; MATCH([.W$1]; [$sa_file_mr.$A$1:$sa_file_mr.$A$2751];0)+ROW([.$A3])-2;1;1)" office:value-type="percentage" office:value="0.89" calcext:value-type="percentage">
            <text:p>89,00%</text:p>
          </table:table-cell>
          <table:table-cell table:formula="of:=INDEX([$sa_file_mr.$O$1:$sa_file_mr.$O$2751]; MATCH([.X$1]; [$sa_file_mr.$A$1:$sa_file_mr.$A$2751];0)+ROW([.$A3])-2;1;1)" office:value-type="percentage" office:value="0.9425" calcext:value-type="percentage">
            <text:p>94,25%</text:p>
          </table:table-cell>
          <table:table-cell table:formula="of:=INDEX([$sa_file_mr.$O$1:$sa_file_mr.$O$2751]; MATCH([.Y$1]; [$sa_file_mr.$A$1:$sa_file_mr.$A$2751];0)+ROW([.$A3])-2;1;1)" office:value-type="percentage" office:value="1" calcext:value-type="percentage">
            <text:p>100,00%</text:p>
          </table:table-cell>
          <table:table-cell table:formula="of:=AVERAGE([.J3:.Y3])" office:value-type="percentage" office:value="0.77553125" calcext:value-type="percentage">
            <text:p>77,5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3" calcext:value-type="float">
            <text:p>3</text:p>
          </table:table-cell>
          <table:table-cell table:formula="of:=INDEX([$sa_file_mr.$O$1:$sa_file_mr.$O$2751]; MATCH([.J$1]; [$sa_file_mr.$A$1:$sa_file_mr.$A$2751];0)+ROW([.$A4])-2;1;1)" office:value-type="percentage" office:value="0.7143" calcext:value-type="percentage">
            <text:p>71,43%</text:p>
          </table:table-cell>
          <table:table-cell table:formula="of:=INDEX([$sa_file_mr.$O$1:$sa_file_mr.$O$2751]; MATCH([.K$1]; [$sa_file_mr.$A$1:$sa_file_mr.$A$2751];0)+ROW([.$A4])-2;1;1)" office:value-type="percentage" office:value="0.6375" calcext:value-type="percentage">
            <text:p>63,75%</text:p>
          </table:table-cell>
          <table:table-cell table:formula="of:=INDEX([$sa_file_mr.$O$1:$sa_file_mr.$O$2751]; MATCH([.L$1]; [$sa_file_mr.$A$1:$sa_file_mr.$A$2751];0)+ROW([.$A4])-2;1;1)" office:value-type="percentage" office:value="0.5652" calcext:value-type="percentage">
            <text:p>56,52%</text:p>
          </table:table-cell>
          <table:table-cell table:formula="of:=INDEX([$sa_file_mr.$O$1:$sa_file_mr.$O$2751]; MATCH([.M$1]; [$sa_file_mr.$A$1:$sa_file_mr.$A$2751];0)+ROW([.$A4])-2;1;1)" office:value-type="percentage" office:value="0.9386" calcext:value-type="percentage">
            <text:p>93,86%</text:p>
          </table:table-cell>
          <table:table-cell table:formula="of:=INDEX([$sa_file_mr.$O$1:$sa_file_mr.$O$2751]; MATCH([.N$1]; [$sa_file_mr.$A$1:$sa_file_mr.$A$2751];0)+ROW([.$A4])-2;1;1)" office:value-type="percentage" office:value="0.9333" calcext:value-type="percentage">
            <text:p>93,33%</text:p>
          </table:table-cell>
          <table:table-cell table:formula="of:=INDEX([$sa_file_mr.$O$1:$sa_file_mr.$O$2751]; MATCH([.O$1]; [$sa_file_mr.$A$1:$sa_file_mr.$A$2751];0)+ROW([.$A4])-2;1;1)" office:value-type="percentage" office:value="0.63" calcext:value-type="percentage">
            <text:p>63,00%</text:p>
          </table:table-cell>
          <table:table-cell table:formula="of:=INDEX([$sa_file_mr.$O$1:$sa_file_mr.$O$2751]; MATCH([.P$1]; [$sa_file_mr.$A$1:$sa_file_mr.$A$2751];0)+ROW([.$A4])-2;1;1)" office:value-type="percentage" office:value="0.6604" calcext:value-type="percentage">
            <text:p>66,04%</text:p>
          </table:table-cell>
          <table:table-cell table:formula="of:=INDEX([$sa_file_mr.$O$1:$sa_file_mr.$O$2751]; MATCH([.Q$1]; [$sa_file_mr.$A$1:$sa_file_mr.$A$2751];0)+ROW([.$A4])-2;1;1)" office:value-type="percentage" office:value="0.6875" calcext:value-type="percentage">
            <text:p>68,75%</text:p>
          </table:table-cell>
          <table:table-cell table:formula="of:=INDEX([$sa_file_mr.$O$1:$sa_file_mr.$O$2751]; MATCH([.R$1]; [$sa_file_mr.$A$1:$sa_file_mr.$A$2751];0)+ROW([.$A4])-2;1;1)" office:value-type="percentage" office:value="0.8714" calcext:value-type="percentage">
            <text:p>87,14%</text:p>
          </table:table-cell>
          <table:table-cell table:formula="of:=INDEX([$sa_file_mr.$O$1:$sa_file_mr.$O$2751]; MATCH([.S$1]; [$sa_file_mr.$A$1:$sa_file_mr.$A$2751];0)+ROW([.$A4])-2;1;1)" office:value-type="percentage" office:value="0.8667" calcext:value-type="percentage">
            <text:p>86,67%</text:p>
          </table:table-cell>
          <table:table-cell table:formula="of:=INDEX([$sa_file_mr.$O$1:$sa_file_mr.$O$2751]; MATCH([.T$1]; [$sa_file_mr.$A$1:$sa_file_mr.$A$2751];0)+ROW([.$A4])-2;1;1)" office:value-type="percentage" office:value="0.7349" calcext:value-type="percentage">
            <text:p>73,49%</text:p>
          </table:table-cell>
          <table:table-cell table:formula="of:=INDEX([$sa_file_mr.$O$1:$sa_file_mr.$O$2751]; MATCH([.U$1]; [$sa_file_mr.$A$1:$sa_file_mr.$A$2751];0)+ROW([.$A4])-2;1;1)" office:value-type="percentage" office:value="0.9302" calcext:value-type="percentage">
            <text:p>93,02%</text:p>
          </table:table-cell>
          <table:table-cell table:formula="of:=INDEX([$sa_file_mr.$O$1:$sa_file_mr.$O$2751]; MATCH([.V$1]; [$sa_file_mr.$A$1:$sa_file_mr.$A$2751];0)+ROW([.$A4])-2;1;1)" office:value-type="percentage" office:value="0.4667" calcext:value-type="percentage">
            <text:p>46,67%</text:p>
          </table:table-cell>
          <table:table-cell table:formula="of:=INDEX([$sa_file_mr.$O$1:$sa_file_mr.$O$2751]; MATCH([.W$1]; [$sa_file_mr.$A$1:$sa_file_mr.$A$2751];0)+ROW([.$A4])-2;1;1)" office:value-type="percentage" office:value="0.9333" calcext:value-type="percentage">
            <text:p>93,33%</text:p>
          </table:table-cell>
          <table:table-cell table:formula="of:=INDEX([$sa_file_mr.$O$1:$sa_file_mr.$O$2751]; MATCH([.X$1]; [$sa_file_mr.$A$1:$sa_file_mr.$A$2751];0)+ROW([.$A4])-2;1;1)" office:value-type="percentage" office:value="0.931" calcext:value-type="percentage">
            <text:p>93,10%</text:p>
          </table:table-cell>
          <table:table-cell table:formula="of:=INDEX([$sa_file_mr.$O$1:$sa_file_mr.$O$2751]; MATCH([.Y$1]; [$sa_file_mr.$A$1:$sa_file_mr.$A$2751];0)+ROW([.$A4])-2;1;1)" office:value-type="percentage" office:value="1" calcext:value-type="percentage">
            <text:p>100,00%</text:p>
          </table:table-cell>
          <table:table-cell table:formula="of:=AVERAGE([.J4:.Y4])" office:value-type="percentage" office:value="0.7813125" calcext:value-type="percentage">
            <text:p>78,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4" calcext:value-type="float">
            <text:p>4</text:p>
          </table:table-cell>
          <table:table-cell table:formula="of:=INDEX([$sa_file_mr.$O$1:$sa_file_mr.$O$2751]; MATCH([.J$1]; [$sa_file_mr.$A$1:$sa_file_mr.$A$2751];0)+ROW([.$A5])-2;1;1)" office:value-type="percentage" office:value="0.7143" calcext:value-type="percentage">
            <text:p>71,43%</text:p>
          </table:table-cell>
          <table:table-cell table:formula="of:=INDEX([$sa_file_mr.$O$1:$sa_file_mr.$O$2751]; MATCH([.K$1]; [$sa_file_mr.$A$1:$sa_file_mr.$A$2751];0)+ROW([.$A5])-2;1;1)" office:value-type="percentage" office:value="0.65" calcext:value-type="percentage">
            <text:p>65,00%</text:p>
          </table:table-cell>
          <table:table-cell table:formula="of:=INDEX([$sa_file_mr.$O$1:$sa_file_mr.$O$2751]; MATCH([.L$1]; [$sa_file_mr.$A$1:$sa_file_mr.$A$2751];0)+ROW([.$A5])-2;1;1)" office:value-type="percentage" office:value="0.5217" calcext:value-type="percentage">
            <text:p>52,17%</text:p>
          </table:table-cell>
          <table:table-cell table:formula="of:=INDEX([$sa_file_mr.$O$1:$sa_file_mr.$O$2751]; MATCH([.M$1]; [$sa_file_mr.$A$1:$sa_file_mr.$A$2751];0)+ROW([.$A5])-2;1;1)" office:value-type="percentage" office:value="0.9737" calcext:value-type="percentage">
            <text:p>97,37%</text:p>
          </table:table-cell>
          <table:table-cell table:formula="of:=INDEX([$sa_file_mr.$O$1:$sa_file_mr.$O$2751]; MATCH([.N$1]; [$sa_file_mr.$A$1:$sa_file_mr.$A$2751];0)+ROW([.$A5])-2;1;1)" office:value-type="percentage" office:value="0.89" calcext:value-type="percentage">
            <text:p>89,00%</text:p>
          </table:table-cell>
          <table:table-cell table:formula="of:=INDEX([$sa_file_mr.$O$1:$sa_file_mr.$O$2751]; MATCH([.O$1]; [$sa_file_mr.$A$1:$sa_file_mr.$A$2751];0)+ROW([.$A5])-2;1;1)" office:value-type="percentage" office:value="0.63" calcext:value-type="percentage">
            <text:p>63,00%</text:p>
          </table:table-cell>
          <table:table-cell table:formula="of:=INDEX([$sa_file_mr.$O$1:$sa_file_mr.$O$2751]; MATCH([.P$1]; [$sa_file_mr.$A$1:$sa_file_mr.$A$2751];0)+ROW([.$A5])-2;1;1)" office:value-type="percentage" office:value="0.6604" calcext:value-type="percentage">
            <text:p>66,04%</text:p>
          </table:table-cell>
          <table:table-cell table:formula="of:=INDEX([$sa_file_mr.$O$1:$sa_file_mr.$O$2751]; MATCH([.Q$1]; [$sa_file_mr.$A$1:$sa_file_mr.$A$2751];0)+ROW([.$A5])-2;1;1)" office:value-type="percentage" office:value="0.6875" calcext:value-type="percentage">
            <text:p>68,75%</text:p>
          </table:table-cell>
          <table:table-cell table:formula="of:=INDEX([$sa_file_mr.$O$1:$sa_file_mr.$O$2751]; MATCH([.R$1]; [$sa_file_mr.$A$1:$sa_file_mr.$A$2751];0)+ROW([.$A5])-2;1;1)" office:value-type="percentage" office:value="0.8" calcext:value-type="percentage">
            <text:p>80,00%</text:p>
          </table:table-cell>
          <table:table-cell table:formula="of:=INDEX([$sa_file_mr.$O$1:$sa_file_mr.$O$2751]; MATCH([.S$1]; [$sa_file_mr.$A$1:$sa_file_mr.$A$2751];0)+ROW([.$A5])-2;1;1)" office:value-type="percentage" office:value="0.9" calcext:value-type="percentage">
            <text:p>90,00%</text:p>
          </table:table-cell>
          <table:table-cell table:formula="of:=INDEX([$sa_file_mr.$O$1:$sa_file_mr.$O$2751]; MATCH([.T$1]; [$sa_file_mr.$A$1:$sa_file_mr.$A$2751];0)+ROW([.$A5])-2;1;1)" office:value-type="percentage" office:value="0.741" calcext:value-type="percentage">
            <text:p>74,10%</text:p>
          </table:table-cell>
          <table:table-cell table:formula="of:=INDEX([$sa_file_mr.$O$1:$sa_file_mr.$O$2751]; MATCH([.U$1]; [$sa_file_mr.$A$1:$sa_file_mr.$A$2751];0)+ROW([.$A5])-2;1;1)" office:value-type="percentage" office:value="0.9302" calcext:value-type="percentage">
            <text:p>93,02%</text:p>
          </table:table-cell>
          <table:table-cell table:formula="of:=INDEX([$sa_file_mr.$O$1:$sa_file_mr.$O$2751]; MATCH([.V$1]; [$sa_file_mr.$A$1:$sa_file_mr.$A$2751];0)+ROW([.$A5])-2;1;1)" office:value-type="percentage" office:value="0.4333" calcext:value-type="percentage">
            <text:p>43,33%</text:p>
          </table:table-cell>
          <table:table-cell table:formula="of:=INDEX([$sa_file_mr.$O$1:$sa_file_mr.$O$2751]; MATCH([.W$1]; [$sa_file_mr.$A$1:$sa_file_mr.$A$2751];0)+ROW([.$A5])-2;1;1)" office:value-type="percentage" office:value="0.9333" calcext:value-type="percentage">
            <text:p>93,33%</text:p>
          </table:table-cell>
          <table:table-cell table:formula="of:=INDEX([$sa_file_mr.$O$1:$sa_file_mr.$O$2751]; MATCH([.X$1]; [$sa_file_mr.$A$1:$sa_file_mr.$A$2751];0)+ROW([.$A5])-2;1;1)" office:value-type="percentage" office:value="0.9195" calcext:value-type="percentage">
            <text:p>91,95%</text:p>
          </table:table-cell>
          <table:table-cell table:formula="of:=INDEX([$sa_file_mr.$O$1:$sa_file_mr.$O$2751]; MATCH([.Y$1]; [$sa_file_mr.$A$1:$sa_file_mr.$A$2751];0)+ROW([.$A5])-2;1;1)" office:value-type="percentage" office:value="1" calcext:value-type="percentage">
            <text:p>100,00%</text:p>
          </table:table-cell>
          <table:table-cell table:formula="of:=AVERAGE([.J5:.Y5])" office:value-type="percentage" office:value="0.77405625" calcext:value-type="percentage">
            <text:p>77,4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float" office:value="5" calcext:value-type="float">
            <text:p>5</text:p>
          </table:table-cell>
          <table:table-cell table:formula="of:=INDEX([$sa_file_mr.$O$1:$sa_file_mr.$O$2751]; MATCH([.J$1]; [$sa_file_mr.$A$1:$sa_file_mr.$A$2751];0)+ROW([.$A6])-2;1;1)" office:value-type="percentage" office:value="0.7143" calcext:value-type="percentage">
            <text:p>71,43%</text:p>
          </table:table-cell>
          <table:table-cell table:formula="of:=INDEX([$sa_file_mr.$O$1:$sa_file_mr.$O$2751]; MATCH([.K$1]; [$sa_file_mr.$A$1:$sa_file_mr.$A$2751];0)+ROW([.$A6])-2;1;1)" office:value-type="percentage" office:value="0.6125" calcext:value-type="percentage">
            <text:p>61,25%</text:p>
          </table:table-cell>
          <table:table-cell table:formula="of:=INDEX([$sa_file_mr.$O$1:$sa_file_mr.$O$2751]; MATCH([.L$1]; [$sa_file_mr.$A$1:$sa_file_mr.$A$2751];0)+ROW([.$A6])-2;1;1)" office:value-type="percentage" office:value="0.5217" calcext:value-type="percentage">
            <text:p>52,17%</text:p>
          </table:table-cell>
          <table:table-cell table:formula="of:=INDEX([$sa_file_mr.$O$1:$sa_file_mr.$O$2751]; MATCH([.M$1]; [$sa_file_mr.$A$1:$sa_file_mr.$A$2751];0)+ROW([.$A6])-2;1;1)" office:value-type="percentage" office:value="0.9825" calcext:value-type="percentage">
            <text:p>98,25%</text:p>
          </table:table-cell>
          <table:table-cell table:formula="of:=INDEX([$sa_file_mr.$O$1:$sa_file_mr.$O$2751]; MATCH([.N$1]; [$sa_file_mr.$A$1:$sa_file_mr.$A$2751];0)+ROW([.$A6])-2;1;1)" office:value-type="percentage" office:value="0.9133" calcext:value-type="percentage">
            <text:p>91,33%</text:p>
          </table:table-cell>
          <table:table-cell table:formula="of:=INDEX([$sa_file_mr.$O$1:$sa_file_mr.$O$2751]; MATCH([.O$1]; [$sa_file_mr.$A$1:$sa_file_mr.$A$2751];0)+ROW([.$A6])-2;1;1)" office:value-type="percentage" office:value="0.63" calcext:value-type="percentage">
            <text:p>63,00%</text:p>
          </table:table-cell>
          <table:table-cell table:formula="of:=INDEX([$sa_file_mr.$O$1:$sa_file_mr.$O$2751]; MATCH([.P$1]; [$sa_file_mr.$A$1:$sa_file_mr.$A$2751];0)+ROW([.$A6])-2;1;1)" office:value-type="percentage" office:value="0.6415" calcext:value-type="percentage">
            <text:p>64,15%</text:p>
          </table:table-cell>
          <table:table-cell table:formula="of:=INDEX([$sa_file_mr.$O$1:$sa_file_mr.$O$2751]; MATCH([.Q$1]; [$sa_file_mr.$A$1:$sa_file_mr.$A$2751];0)+ROW([.$A6])-2;1;1)" office:value-type="percentage" office:value="0.75" calcext:value-type="percentage">
            <text:p>75,00%</text:p>
          </table:table-cell>
          <table:table-cell table:formula="of:=INDEX([$sa_file_mr.$O$1:$sa_file_mr.$O$2751]; MATCH([.R$1]; [$sa_file_mr.$A$1:$sa_file_mr.$A$2751];0)+ROW([.$A6])-2;1;1)" office:value-type="percentage" office:value="0.7714" calcext:value-type="percentage">
            <text:p>77,14%</text:p>
          </table:table-cell>
          <table:table-cell table:formula="of:=INDEX([$sa_file_mr.$O$1:$sa_file_mr.$O$2751]; MATCH([.S$1]; [$sa_file_mr.$A$1:$sa_file_mr.$A$2751];0)+ROW([.$A6])-2;1;1)" office:value-type="percentage" office:value="0.9" calcext:value-type="percentage">
            <text:p>90,00%</text:p>
          </table:table-cell>
          <table:table-cell table:formula="of:=INDEX([$sa_file_mr.$O$1:$sa_file_mr.$O$2751]; MATCH([.T$1]; [$sa_file_mr.$A$1:$sa_file_mr.$A$2751];0)+ROW([.$A6])-2;1;1)" office:value-type="percentage" office:value="0.7289" calcext:value-type="percentage">
            <text:p>72,89%</text:p>
          </table:table-cell>
          <table:table-cell table:formula="of:=INDEX([$sa_file_mr.$O$1:$sa_file_mr.$O$2751]; MATCH([.U$1]; [$sa_file_mr.$A$1:$sa_file_mr.$A$2751];0)+ROW([.$A6])-2;1;1)" office:value-type="percentage" office:value="0.9302" calcext:value-type="percentage">
            <text:p>93,02%</text:p>
          </table:table-cell>
          <table:table-cell table:formula="of:=INDEX([$sa_file_mr.$O$1:$sa_file_mr.$O$2751]; MATCH([.V$1]; [$sa_file_mr.$A$1:$sa_file_mr.$A$2751];0)+ROW([.$A6])-2;1;1)" office:value-type="percentage" office:value="0.4667" calcext:value-type="percentage">
            <text:p>46,67%</text:p>
          </table:table-cell>
          <table:table-cell table:formula="of:=INDEX([$sa_file_mr.$O$1:$sa_file_mr.$O$2751]; MATCH([.W$1]; [$sa_file_mr.$A$1:$sa_file_mr.$A$2751];0)+ROW([.$A6])-2;1;1)" office:value-type="percentage" office:value="0.9533" calcext:value-type="percentage">
            <text:p>95,33%</text:p>
          </table:table-cell>
          <table:table-cell table:formula="of:=INDEX([$sa_file_mr.$O$1:$sa_file_mr.$O$2751]; MATCH([.X$1]; [$sa_file_mr.$A$1:$sa_file_mr.$A$2751];0)+ROW([.$A6])-2;1;1)" office:value-type="percentage" office:value="0.9195" calcext:value-type="percentage">
            <text:p>91,95%</text:p>
          </table:table-cell>
          <table:table-cell table:formula="of:=INDEX([$sa_file_mr.$O$1:$sa_file_mr.$O$2751]; MATCH([.Y$1]; [$sa_file_mr.$A$1:$sa_file_mr.$A$2751];0)+ROW([.$A6])-2;1;1)" office:value-type="percentage" office:value="1" calcext:value-type="percentage">
            <text:p>100,00%</text:p>
          </table:table-cell>
          <table:table-cell table:formula="of:=AVERAGE([.J6:.Y6])" office:value-type="percentage" office:value="0.7772375" calcext:value-type="percentage">
            <text:p>77,72%</text:p>
          </table:table-cell>
        </table:table-row>
      </table:table>
      <table:table table:name="Averages" table:style-name="ta1">
        <table:table-column table:style-name="co1" table:default-cell-style-name="Default"/>
        <table:table-column table:style-name="co20" table:default-cell-style-name="ce4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kde_kernel</text:p>
          </table:table-cell>
          <table:table-cell table:style-name="ce3" office:value-type="string" calcext:value-type="string">
            <text:p>Avg 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ian</text:p>
          </table:table-cell>
          <table:table-cell office:value-type="percentage" office:value="0.80058125" calcext:value-type="percentage">
            <text:p>80,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hat</text:p>
          </table:table-cell>
          <table:table-cell office:value-type="percentage" office:value="0.7799625" calcext:value-type="percentage">
            <text:p>78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anechnikov</text:p>
          </table:table-cell>
          <table:table-cell office:value-type="percentage" office:value="0.78944375" calcext:value-type="percentage">
            <text:p>78,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onential</text:p>
          </table:table-cell>
          <table:table-cell office:value-type="percentage" office:value="0.799425" calcext:value-type="percentage">
            <text:p>79,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</text:p>
          </table:table-cell>
          <table:table-cell office:value-type="percentage" office:value="0.80363125" calcext:value-type="percentage">
            <text:p>80,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ine</text:p>
          </table:table-cell>
          <table:table-cell office:value-type="percentage" office:value="0.78720625" calcext:value-type="percentage">
            <text:p>78,72%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vg Acc</text:p>
          </table:table-cell>
          <table:table-cell table:number-columns-repeated="3"/>
        </table:table-row>
        <table:table-row table:style-name="ro1">
          <table:table-cell table:style-name="ce7" office:value-type="float" office:value="0.5" calcext:value-type="float">
            <text:p>0,5</text:p>
          </table:table-cell>
          <table:table-cell office:value-type="percentage" office:value="0.75684375" calcext:value-type="percentage">
            <text:p>75,68%</text:p>
          </table:table-cell>
          <table:table-cell table:number-columns-repeated="3"/>
        </table:table-row>
        <table:table-row table:style-name="ro1">
          <table:table-cell table:style-name="ce7" office:value-type="float" office:value="0.6" calcext:value-type="float">
            <text:p>0,6</text:p>
          </table:table-cell>
          <table:table-cell office:value-type="percentage" office:value="0.75051875" calcext:value-type="percentage">
            <text:p>75,05%</text:p>
          </table:table-cell>
          <table:table-cell table:number-columns-repeated="3"/>
        </table:table-row>
        <table:table-row table:style-name="ro1">
          <table:table-cell table:style-name="ce7" office:value-type="float" office:value="0.7" calcext:value-type="float">
            <text:p>0,7</text:p>
          </table:table-cell>
          <table:table-cell office:value-type="percentage" office:value="0.7872375" calcext:value-type="percentage">
            <text:p>78,72%</text:p>
          </table:table-cell>
          <table:table-cell table:number-columns-repeated="3"/>
        </table:table-row>
        <table:table-row table:style-name="ro1">
          <table:table-cell table:style-name="ce7" office:value-type="float" office:value="0.8" calcext:value-type="float">
            <text:p>0,8</text:p>
          </table:table-cell>
          <table:table-cell office:value-type="percentage" office:value="0.784825" calcext:value-type="percentage">
            <text:p>78,48%</text:p>
          </table:table-cell>
          <table:table-cell table:number-columns-repeated="3"/>
        </table:table-row>
        <table:table-row table:style-name="ro1">
          <table:table-cell table:style-name="ce7" office:value-type="float" office:value="0.9" calcext:value-type="float">
            <text:p>0,9</text:p>
          </table:table-cell>
          <table:table-cell office:value-type="percentage" office:value="0.75660625" calcext:value-type="percentage">
            <text:p>75,66%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,0</text:p>
          </table:table-cell>
          <table:table-cell office:value-type="percentage" office:value="0.77286875" calcext:value-type="percentage">
            <text:p>77,29%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Avg Acc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percentage" office:value="0.7873625" calcext:value-type="percentage">
            <text:p>78,74%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8665" calcext:value-type="percentage">
            <text:p>78,67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8681875" calcext:value-type="percentage">
            <text:p>78,68%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lug</text:p>
          </table:table-cell>
          <table:table-cell table:style-name="ce3" office:value-type="string" calcext:value-type="string">
            <text:p>Avg 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percentage" office:value="0.7198125" calcext:value-type="percentage">
            <text:p>71,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percentage" office:value="0.768025" calcext:value-type="percentage">
            <text:p>76,80%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i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Avg Acc</text:p>
          </table:table-cell>
          <table:table-cell table:style-name="ce3" office:value-type="string" calcext:value-type="string">
            <text:p>Mean nk</text:p>
          </table:table-cell>
          <table:table-cell table:style-name="ce3" office:value-type="string" calcext:value-type="string">
            <text:p>Min nk</text:p>
          </table:table-cell>
          <table:table-cell table:style-name="ce3" office:value-type="string" calcext:value-type="string">
            <text:p>Max n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93475" calcext:value-type="percentage">
            <text:p>79,35%</text:p>
          </table:table-cell>
          <table:table-cell office:value-type="float" office:value="7.5625" calcext:value-type="float">
            <text:p>7,56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7729125" calcext:value-type="percentage">
            <text:p>77,29%</text:p>
          </table:table-cell>
          <table:table-cell office:value-type="float" office:value="9.625" calcext:value-type="float">
            <text:p>9,6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77219375" calcext:value-type="percentage">
            <text:p>77,22%</text:p>
          </table:table-cell>
          <table:table-cell office:value-type="float" office:value="9.625" calcext:value-type="float">
            <text:p>9,6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mr</text:p>
          </table:table-cell>
          <table:table-cell table:style-name="ce3" office:value-type="string" calcext:value-type="string">
            <text:p>Avg Ac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686875" calcext:value-type="percentage">
            <text:p>76,87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7553125" calcext:value-type="percentage">
            <text:p>77,55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7813125" calcext:value-type="percentage">
            <text:p>78,13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77405625" calcext:value-type="percentage">
            <text:p>77,41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7772375" calcext:value-type="percentage">
            <text:p>77,72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3" loext:min-decimal-places="3" number:min-integer-digits="1"/>
    </number:number-style>
    <number:percentage-style style:name="N118">
      <number:number number:decimal-places="1" loext:min-decimal-places="1" number:min-integer-digits="1"/>
      <number:text>%</number:text>
    </number:percentage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03:14.5037456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1T12:31:28.327301453</dc:date>
    <meta:editing-duration>P6DT21H54M34S</meta:editing-duration>
    <meta:editing-cycles>60</meta:editing-cycles>
    <meta:generator>LibreOffice/6.0.7.3$Linux_X86_64 LibreOffice_project/00m0$Build-3</meta:generator>
    <meta:document-statistic meta:table-count="21" meta:cell-count="14797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plug.I1:plug.Y3" chart:data-source-has-labels="both" svg:x="1.665cm" svg:y="0.384cm" svg:width="26.714cm" svg:height="17.456cm">
          <chartooo:coordinate-region svg:x="3.265cm" svg:y="0.584cm" svg:width="24.768cm" svg:height="16.609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plug.I2:plug.I3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plug.J2:plug.J3" chart:label-cell-address="plug.J1:plug.J1" chart:class="chart:line">
            <chart:data-point chart:repeated="2"/>
          </chart:series>
          <chart:series chart:style-name="ch10" chart:values-cell-range-address="plug.K2:plug.K3" chart:label-cell-address="plug.K1:plug.K1" chart:class="chart:line">
            <chart:data-point chart:repeated="2"/>
          </chart:series>
          <chart:series chart:style-name="ch11" chart:values-cell-range-address="plug.L2:plug.L3" chart:label-cell-address="plug.L1:plug.L1" chart:class="chart:line">
            <chart:data-point chart:repeated="2"/>
          </chart:series>
          <chart:series chart:style-name="ch12" chart:values-cell-range-address="plug.M2:plug.M3" chart:label-cell-address="plug.M1:plug.M1" chart:class="chart:line">
            <chart:data-point chart:repeated="2"/>
          </chart:series>
          <chart:series chart:style-name="ch13" chart:values-cell-range-address="plug.N2:plug.N3" chart:label-cell-address="plug.N1:plug.N1" chart:class="chart:line">
            <chart:data-point chart:repeated="2"/>
          </chart:series>
          <chart:series chart:style-name="ch14" chart:values-cell-range-address="plug.O2:plug.O3" chart:label-cell-address="plug.O1:plug.O1" chart:class="chart:line">
            <chart:data-point chart:repeated="2"/>
          </chart:series>
          <chart:series chart:style-name="ch15" chart:values-cell-range-address="plug.P2:plug.P3" chart:label-cell-address="plug.P1:plug.P1" chart:class="chart:line">
            <chart:data-point chart:repeated="2"/>
          </chart:series>
          <chart:series chart:style-name="ch16" chart:values-cell-range-address="plug.Q2:plug.Q3" chart:label-cell-address="plug.Q1:plug.Q1" chart:class="chart:line">
            <chart:data-point chart:repeated="2"/>
          </chart:series>
          <chart:series chart:style-name="ch17" chart:values-cell-range-address="plug.R2:plug.R3" chart:label-cell-address="plug.R1:plug.R1" chart:class="chart:line">
            <chart:data-point chart:repeated="2"/>
          </chart:series>
          <chart:series chart:style-name="ch18" chart:values-cell-range-address="plug.S2:plug.S3" chart:label-cell-address="plug.S1:plug.S1" chart:class="chart:line">
            <chart:data-point chart:repeated="2"/>
          </chart:series>
          <chart:series chart:style-name="ch19" chart:values-cell-range-address="plug.T2:plug.T3" chart:label-cell-address="plug.T1:plug.T1" chart:class="chart:line">
            <chart:data-point chart:repeated="2"/>
          </chart:series>
          <chart:series chart:style-name="ch20" chart:values-cell-range-address="plug.U2:plug.U3" chart:label-cell-address="plug.U1:plug.U1" chart:class="chart:line">
            <chart:data-point chart:repeated="2"/>
          </chart:series>
          <chart:series chart:style-name="ch21" chart:values-cell-range-address="plug.V2:plug.V3" chart:label-cell-address="plug.V1:plug.V1" chart:class="chart:line">
            <chart:data-point chart:repeated="2"/>
          </chart:series>
          <chart:series chart:style-name="ch22" chart:values-cell-range-address="plug.W2:plug.W3" chart:label-cell-address="plug.W1:plug.W1" chart:class="chart:line">
            <chart:data-point chart:repeated="2"/>
          </chart:series>
          <chart:series chart:style-name="ch23" chart:values-cell-range-address="plug.X2:plug.X3" chart:label-cell-address="plug.X1:plug.X1" chart:class="chart:line">
            <chart:data-point chart:repeated="2"/>
          </chart:series>
          <chart:series chart:style-name="ch24" chart:values-cell-range-address="plug.Y2:plug.Y3" chart:label-cell-address="plug.Y1:plug.Y1" chart:class="chart:line">
            <chart:data-point chart:repeated="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plug.J1:plug.J1</svg:desc>
                </draw:g>
              </table:table-cell>
              <table:table-cell office:value-type="string">
                <text:p>bci</text:p>
                <draw:g>
                  <svg:desc>plug.K1:plug.K1</svg:desc>
                </draw:g>
              </table:table-cell>
              <table:table-cell office:value-type="string">
                <text:p>bupa</text:p>
                <draw:g>
                  <svg:desc>plug.L1:plug.L1</svg:desc>
                </draw:g>
              </table:table-cell>
              <table:table-cell office:value-type="string">
                <text:p>cancer</text:p>
                <draw:g>
                  <svg:desc>plug.M1:plug.M1</svg:desc>
                </draw:g>
              </table:table-cell>
              <table:table-cell office:value-type="string">
                <text:p>coil2</text:p>
                <draw:g>
                  <svg:desc>plug.N1:plug.N1</svg:desc>
                </draw:g>
              </table:table-cell>
              <table:table-cell office:value-type="string">
                <text:p>g241n</text:p>
                <draw:g>
                  <svg:desc>plug.O1:plug.O1</svg:desc>
                </draw:g>
              </table:table-cell>
              <table:table-cell office:value-type="string">
                <text:p>heart</text:p>
                <draw:g>
                  <svg:desc>plug.P1:plug.P1</svg:desc>
                </draw:g>
              </table:table-cell>
              <table:table-cell office:value-type="string">
                <text:p>hepatitis</text:p>
                <draw:g>
                  <svg:desc>plug.Q1:plug.Q1</svg:desc>
                </draw:g>
              </table:table-cell>
              <table:table-cell office:value-type="string">
                <text:p>ionosphere</text:p>
                <draw:g>
                  <svg:desc>plug.R1:plug.R1</svg:desc>
                </draw:g>
              </table:table-cell>
              <table:table-cell office:value-type="string">
                <text:p>iris</text:p>
                <draw:g>
                  <svg:desc>plug.S1:plug.S1</svg:desc>
                </draw:g>
              </table:table-cell>
              <table:table-cell office:value-type="string">
                <text:p>mammographic</text:p>
                <draw:g>
                  <svg:desc>plug.T1:plug.T1</svg:desc>
                </draw:g>
              </table:table-cell>
              <table:table-cell office:value-type="string">
                <text:p>newthyroid</text:p>
                <draw:g>
                  <svg:desc>plug.U1:plug.U1</svg:desc>
                </draw:g>
              </table:table-cell>
              <table:table-cell office:value-type="string">
                <text:p>tae</text:p>
                <draw:g>
                  <svg:desc>plug.V1:plug.V1</svg:desc>
                </draw:g>
              </table:table-cell>
              <table:table-cell office:value-type="string">
                <text:p>usps</text:p>
                <draw:g>
                  <svg:desc>plug.W1:plug.W1</svg:desc>
                </draw:g>
              </table:table-cell>
              <table:table-cell office:value-type="string">
                <text:p>vote</text:p>
                <draw:g>
                  <svg:desc>plug.X1:plug.X1</svg:desc>
                </draw:g>
              </table:table-cell>
              <table:table-cell office:value-type="string">
                <text:p>wine</text:p>
                <draw:g>
                  <svg:desc>plug.Y1:plug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</text:p>
                <draw:g>
                  <svg:desc>plug.I2:plug.I3</svg:desc>
                </draw:g>
              </table:table-cell>
              <table:table-cell office:value-type="float" office:value="0.8095">
                <text:p>0.8095</text:p>
                <draw:g>
                  <svg:desc>plug.J2:plug.J3</svg:desc>
                </draw:g>
              </table:table-cell>
              <table:table-cell office:value-type="float" office:value="0.5">
                <text:p>0.5</text:p>
                <draw:g>
                  <svg:desc>plug.K2:plug.K3</svg:desc>
                </draw:g>
              </table:table-cell>
              <table:table-cell office:value-type="float" office:value="0.5507">
                <text:p>0.5507</text:p>
                <draw:g>
                  <svg:desc>plug.L2:plug.L3</svg:desc>
                </draw:g>
              </table:table-cell>
              <table:table-cell office:value-type="float" office:value="0.8772">
                <text:p>0.8772</text:p>
                <draw:g>
                  <svg:desc>plug.M2:plug.M3</svg:desc>
                </draw:g>
              </table:table-cell>
              <table:table-cell office:value-type="float" office:value="0.5367">
                <text:p>0.5367</text:p>
                <draw:g>
                  <svg:desc>plug.N2:plug.N3</svg:desc>
                </draw:g>
              </table:table-cell>
              <table:table-cell office:value-type="float" office:value="0.5">
                <text:p>0.5</text:p>
                <draw:g>
                  <svg:desc>plug.O2:plug.O3</svg:desc>
                </draw:g>
              </table:table-cell>
              <table:table-cell office:value-type="float" office:value="0.717">
                <text:p>0.717</text:p>
                <draw:g>
                  <svg:desc>plug.P2:plug.P3</svg:desc>
                </draw:g>
              </table:table-cell>
              <table:table-cell office:value-type="float" office:value="0.9375">
                <text:p>0.9375</text:p>
                <draw:g>
                  <svg:desc>plug.Q2:plug.Q3</svg:desc>
                </draw:g>
              </table:table-cell>
              <table:table-cell office:value-type="float" office:value="0.6714">
                <text:p>0.6714</text:p>
                <draw:g>
                  <svg:desc>plug.R2:plug.R3</svg:desc>
                </draw:g>
              </table:table-cell>
              <table:table-cell office:value-type="float" office:value="0.7333">
                <text:p>0.7333</text:p>
                <draw:g>
                  <svg:desc>plug.S2:plug.S3</svg:desc>
                </draw:g>
              </table:table-cell>
              <table:table-cell office:value-type="float" office:value="0.753">
                <text:p>0.753</text:p>
                <draw:g>
                  <svg:desc>plug.T2:plug.T3</svg:desc>
                </draw:g>
              </table:table-cell>
              <table:table-cell office:value-type="float" office:value="0.8372">
                <text:p>0.8372</text:p>
                <draw:g>
                  <svg:desc>plug.U2:plug.U3</svg:desc>
                </draw:g>
              </table:table-cell>
              <table:table-cell office:value-type="float" office:value="0.4333">
                <text:p>0.4333</text:p>
                <draw:g>
                  <svg:desc>plug.V2:plug.V3</svg:desc>
                </draw:g>
              </table:table-cell>
              <table:table-cell office:value-type="float" office:value="0.7733">
                <text:p>0.7733</text:p>
                <draw:g>
                  <svg:desc>plug.W2:plug.W3</svg:desc>
                </draw:g>
              </table:table-cell>
              <table:table-cell office:value-type="float" office:value="0.9425">
                <text:p>0.9425</text:p>
                <draw:g>
                  <svg:desc>plug.X2:plug.X3</svg:desc>
                </draw:g>
              </table:table-cell>
              <table:table-cell office:value-type="float" office:value="0.9444">
                <text:p>0.9444</text:p>
                <draw:g>
                  <svg:desc>plug.Y2:plug.Y3</svg:desc>
                </draw:g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0.8095">
                <text:p>0.8095</text:p>
              </table:table-cell>
              <table:table-cell office:value-type="float" office:value="0.425">
                <text:p>0.425</text:p>
              </table:table-cell>
              <table:table-cell office:value-type="float" office:value="0.6087">
                <text:p>0.6087</text:p>
              </table:table-cell>
              <table:table-cell office:value-type="float" office:value="0.9123">
                <text:p>0.9123</text:p>
              </table:table-cell>
              <table:table-cell office:value-type="float" office:value="0.8">
                <text:p>0.8</text:p>
              </table:table-cell>
              <table:table-cell office:value-type="float" office:value="0.6433">
                <text:p>0.6433</text:p>
              </table:table-cell>
              <table:table-cell office:value-type="float" office:value="0.8113">
                <text:p>0.8113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7349">
                <text:p>0.7349</text:p>
              </table:table-cell>
              <table:table-cell office:value-type="float" office:value="0.8372">
                <text:p>0.8372</text:p>
              </table:table-cell>
              <table:table-cell office:value-type="float" office:value="0.4">
                <text:p>0.4</text:p>
              </table:table-cell>
              <table:table-cell office:value-type="float" office:value="0.92">
                <text:p>0.92</text:p>
              </table:table-cell>
              <table:table-cell office:value-type="float" office:value="0.9195">
                <text:p>0.9195</text:p>
              </table:table-cell>
              <table:table-cell office:value-type="float" office:value="0.9167">
                <text:p>0.9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7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'k x mo'.I2:'k x mo'.I7 'k x mo'.M1:'k x mo'.M7 'k x mo'.R1:'k x mo'.R7 'k x mo'.W1:'k x mo'.W7" chart:data-source-has-labels="both" svg:x="1.665cm" svg:y="0.384cm" svg:width="27.402cm" svg:height="17.456cm">
          <chartooo:coordinate-region svg:x="3.08cm" svg:y="0.583cm" svg:width="25.562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'k x mo'.I2:'k x mo'.I7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'k x mo'.M2:'k x mo'.M7" chart:label-cell-address="'k x mo'.M1:'k x mo'.M1" chart:class="chart:line">
            <chart:data-point chart:repeated="6"/>
          </chart:series>
          <chart:series chart:style-name="ch10" chart:values-cell-range-address="'k x mo'.R2:'k x mo'.R7" chart:label-cell-address="'k x mo'.R1:'k x mo'.R1" chart:class="chart:line">
            <chart:data-point chart:repeated="6"/>
          </chart:series>
          <chart:series chart:style-name="ch11" chart:values-cell-range-address="'k x mo'.W2:'k x mo'.W7" chart:label-cell-address="'k x mo'.W1:'k x mo'.W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'k x mo'.M1:'k x mo'.M1</svg:desc>
                </draw:g>
              </table:table-cell>
              <table:table-cell office:value-type="string">
                <text:p>ionosphere</text:p>
                <draw:g>
                  <svg:desc>'k x mo'.R1:'k x mo'.R1</svg:desc>
                </draw:g>
              </table:table-cell>
              <table:table-cell office:value-type="string">
                <text:p>usps</text:p>
                <draw:g>
                  <svg:desc>'k x mo'.W1:'k x mo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-0</text:p>
                <draw:g>
                  <svg:desc>'k x mo'.I2:'k x mo'.I7</svg:desc>
                </draw:g>
              </table:table-cell>
              <table:table-cell office:value-type="float" office:value="0.9123">
                <text:p>0.9123</text:p>
                <draw:g>
                  <svg:desc>'k x mo'.M2:'k x mo'.M7</svg:desc>
                </draw:g>
              </table:table-cell>
              <table:table-cell office:value-type="float" office:value="0.9">
                <text:p>0.9</text:p>
                <draw:g>
                  <svg:desc>'k x mo'.R2:'k x mo'.R7</svg:desc>
                </draw:g>
              </table:table-cell>
              <table:table-cell office:value-type="float" office:value="0.9433">
                <text:p>0.9433</text:p>
                <draw:g>
                  <svg:desc>'k x mo'.W2:'k x mo'.W7</svg:desc>
                </draw:g>
              </table:table-cell>
            </table:table-row>
            <table:table-row>
              <table:table-cell office:value-type="string">
                <text:p>4-0</text:p>
              </table:table-cell>
              <table:table-cell office:value-type="float" office:value="0.8596">
                <text:p>0.8596</text:p>
              </table:table-cell>
              <table:table-cell office:value-type="float" office:value="0.8857">
                <text:p>0.8857</text:p>
              </table:table-cell>
              <table:table-cell office:value-type="float" office:value="0.8933">
                <text:p>0.8933</text:p>
              </table:table-cell>
            </table:table-row>
            <table:table-row>
              <table:table-cell office:value-type="string">
                <text:p>6-0</text:p>
              </table:table-cell>
              <table:table-cell office:value-type="float" office:value="0.8947">
                <text:p>0.8947</text:p>
              </table:table-cell>
              <table:table-cell office:value-type="float" office:value="0.9286">
                <text:p>0.9286</text:p>
              </table:table-cell>
              <table:table-cell office:value-type="float" office:value="0.8867">
                <text:p>0.8867</text:p>
              </table:table-cell>
            </table:table-row>
            <table:table-row>
              <table:table-cell office:value-type="string">
                <text:p>2-1</text:p>
              </table:table-cell>
              <table:table-cell office:value-type="float" office:value="0.8947">
                <text:p>0.8947</text:p>
              </table:table-cell>
              <table:table-cell office:value-type="float" office:value="0.9143">
                <text:p>0.914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-1</text:p>
              </table:table-cell>
              <table:table-cell office:value-type="float" office:value="0.9211">
                <text:p>0.9211</text:p>
              </table:table-cell>
              <table:table-cell office:value-type="float" office:value="0.6857">
                <text:p>0.6857</text:p>
              </table:table-cell>
              <table:table-cell office:value-type="float" office:value="0.9067">
                <text:p>0.9067</text:p>
              </table:table-cell>
            </table:table-row>
            <table:table-row>
              <table:table-cell office:value-type="string">
                <text:p>6-1</text:p>
              </table:table-cell>
              <table:table-cell office:value-type="float" office:value="0.9123">
                <text:p>0.9123</text:p>
              </table:table-cell>
              <table:table-cell office:value-type="float" office:value="0.9143">
                <text:p>0.9143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thd.I1:thd.Y4" chart:data-source-has-labels="both" svg:x="1.665cm" svg:y="0.384cm" svg:width="26.714cm" svg:height="17.456cm">
          <chartooo:coordinate-region svg:x="3.265cm" svg:y="0.583cm" svg:width="24.782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thd.I2:thd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thd.J2:thd.J4" chart:label-cell-address="thd.J1:thd.J1" chart:class="chart:line">
            <chart:data-point chart:repeated="3"/>
          </chart:series>
          <chart:series chart:style-name="ch10" chart:values-cell-range-address="thd.K2:thd.K4" chart:label-cell-address="thd.K1:thd.K1" chart:class="chart:line">
            <chart:data-point chart:repeated="3"/>
          </chart:series>
          <chart:series chart:style-name="ch11" chart:values-cell-range-address="thd.L2:thd.L4" chart:label-cell-address="thd.L1:thd.L1" chart:class="chart:line">
            <chart:data-point chart:repeated="3"/>
          </chart:series>
          <chart:series chart:style-name="ch12" chart:values-cell-range-address="thd.M2:thd.M4" chart:label-cell-address="thd.M1:thd.M1" chart:class="chart:line">
            <chart:data-point chart:repeated="3"/>
          </chart:series>
          <chart:series chart:style-name="ch13" chart:values-cell-range-address="thd.N2:thd.N4" chart:label-cell-address="thd.N1:thd.N1" chart:class="chart:line">
            <chart:data-point chart:repeated="3"/>
          </chart:series>
          <chart:series chart:style-name="ch14" chart:values-cell-range-address="thd.O2:thd.O4" chart:label-cell-address="thd.O1:thd.O1" chart:class="chart:line">
            <chart:data-point chart:repeated="3"/>
          </chart:series>
          <chart:series chart:style-name="ch15" chart:values-cell-range-address="thd.P2:thd.P4" chart:label-cell-address="thd.P1:thd.P1" chart:class="chart:line">
            <chart:data-point chart:repeated="3"/>
          </chart:series>
          <chart:series chart:style-name="ch16" chart:values-cell-range-address="thd.Q2:thd.Q4" chart:label-cell-address="thd.Q1:thd.Q1" chart:class="chart:line">
            <chart:data-point chart:repeated="3"/>
          </chart:series>
          <chart:series chart:style-name="ch17" chart:values-cell-range-address="thd.R2:thd.R4" chart:label-cell-address="thd.R1:thd.R1" chart:class="chart:line">
            <chart:data-point chart:repeated="3"/>
          </chart:series>
          <chart:series chart:style-name="ch18" chart:values-cell-range-address="thd.S2:thd.S4" chart:label-cell-address="thd.S1:thd.S1" chart:class="chart:line">
            <chart:data-point chart:repeated="3"/>
          </chart:series>
          <chart:series chart:style-name="ch19" chart:values-cell-range-address="thd.T2:thd.T4" chart:label-cell-address="thd.T1:thd.T1" chart:class="chart:line">
            <chart:data-point chart:repeated="3"/>
          </chart:series>
          <chart:series chart:style-name="ch20" chart:values-cell-range-address="thd.U2:thd.U4" chart:label-cell-address="thd.U1:thd.U1" chart:class="chart:line">
            <chart:data-point chart:repeated="3"/>
          </chart:series>
          <chart:series chart:style-name="ch21" chart:values-cell-range-address="thd.V2:thd.V4" chart:label-cell-address="thd.V1:thd.V1" chart:class="chart:line">
            <chart:data-point chart:repeated="3"/>
          </chart:series>
          <chart:series chart:style-name="ch22" chart:values-cell-range-address="thd.W2:thd.W4" chart:label-cell-address="thd.W1:thd.W1" chart:class="chart:line">
            <chart:data-point chart:repeated="3"/>
          </chart:series>
          <chart:series chart:style-name="ch23" chart:values-cell-range-address="thd.X2:thd.X4" chart:label-cell-address="thd.X1:thd.X1" chart:class="chart:line">
            <chart:data-point chart:repeated="3"/>
          </chart:series>
          <chart:series chart:style-name="ch24" chart:values-cell-range-address="thd.Y2:thd.Y4" chart:label-cell-address="thd.Y1:thd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thd.J1:thd.J1</svg:desc>
                </draw:g>
              </table:table-cell>
              <table:table-cell office:value-type="string">
                <text:p>bci</text:p>
                <draw:g>
                  <svg:desc>thd.K1:thd.K1</svg:desc>
                </draw:g>
              </table:table-cell>
              <table:table-cell office:value-type="string">
                <text:p>bupa</text:p>
                <draw:g>
                  <svg:desc>thd.L1:thd.L1</svg:desc>
                </draw:g>
              </table:table-cell>
              <table:table-cell office:value-type="string">
                <text:p>cancer</text:p>
                <draw:g>
                  <svg:desc>thd.M1:thd.M1</svg:desc>
                </draw:g>
              </table:table-cell>
              <table:table-cell office:value-type="string">
                <text:p>coil2</text:p>
                <draw:g>
                  <svg:desc>thd.N1:thd.N1</svg:desc>
                </draw:g>
              </table:table-cell>
              <table:table-cell office:value-type="string">
                <text:p>g241n</text:p>
                <draw:g>
                  <svg:desc>thd.O1:thd.O1</svg:desc>
                </draw:g>
              </table:table-cell>
              <table:table-cell office:value-type="string">
                <text:p>heart</text:p>
                <draw:g>
                  <svg:desc>thd.P1:thd.P1</svg:desc>
                </draw:g>
              </table:table-cell>
              <table:table-cell office:value-type="string">
                <text:p>hepatitis</text:p>
                <draw:g>
                  <svg:desc>thd.Q1:thd.Q1</svg:desc>
                </draw:g>
              </table:table-cell>
              <table:table-cell office:value-type="string">
                <text:p>ionosphere</text:p>
                <draw:g>
                  <svg:desc>thd.R1:thd.R1</svg:desc>
                </draw:g>
              </table:table-cell>
              <table:table-cell office:value-type="string">
                <text:p>iris</text:p>
                <draw:g>
                  <svg:desc>thd.S1:thd.S1</svg:desc>
                </draw:g>
              </table:table-cell>
              <table:table-cell office:value-type="string">
                <text:p>mammographic</text:p>
                <draw:g>
                  <svg:desc>thd.T1:thd.T1</svg:desc>
                </draw:g>
              </table:table-cell>
              <table:table-cell office:value-type="string">
                <text:p>newthyroid</text:p>
                <draw:g>
                  <svg:desc>thd.U1:thd.U1</svg:desc>
                </draw:g>
              </table:table-cell>
              <table:table-cell office:value-type="string">
                <text:p>tae</text:p>
                <draw:g>
                  <svg:desc>thd.V1:thd.V1</svg:desc>
                </draw:g>
              </table:table-cell>
              <table:table-cell office:value-type="string">
                <text:p>usps</text:p>
                <draw:g>
                  <svg:desc>thd.W1:thd.W1</svg:desc>
                </draw:g>
              </table:table-cell>
              <table:table-cell office:value-type="string">
                <text:p>vote</text:p>
                <draw:g>
                  <svg:desc>thd.X1:thd.X1</svg:desc>
                </draw:g>
              </table:table-cell>
              <table:table-cell office:value-type="string">
                <text:p>wine</text:p>
                <draw:g>
                  <svg:desc>thd.Y1:thd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hd.I2:thd.I4</svg:desc>
                </draw:g>
              </table:table-cell>
              <table:table-cell office:value-type="float" office:value="0.8571">
                <text:p>0.8571</text:p>
                <draw:g>
                  <svg:desc>thd.J2:thd.J4</svg:desc>
                </draw:g>
              </table:table-cell>
              <table:table-cell office:value-type="float" office:value="0.5">
                <text:p>0.5</text:p>
                <draw:g>
                  <svg:desc>thd.K2:thd.K4</svg:desc>
                </draw:g>
              </table:table-cell>
              <table:table-cell office:value-type="float" office:value="0.5797">
                <text:p>0.5797</text:p>
                <draw:g>
                  <svg:desc>thd.L2:thd.L4</svg:desc>
                </draw:g>
              </table:table-cell>
              <table:table-cell office:value-type="float" office:value="0.9474">
                <text:p>0.9474</text:p>
                <draw:g>
                  <svg:desc>thd.M2:thd.M4</svg:desc>
                </draw:g>
              </table:table-cell>
              <table:table-cell office:value-type="float" office:value="0.7767">
                <text:p>0.7767</text:p>
                <draw:g>
                  <svg:desc>thd.N2:thd.N4</svg:desc>
                </draw:g>
              </table:table-cell>
              <table:table-cell office:value-type="float" office:value="0.5267">
                <text:p>0.5267</text:p>
                <draw:g>
                  <svg:desc>thd.O2:thd.O4</svg:desc>
                </draw:g>
              </table:table-cell>
              <table:table-cell office:value-type="float" office:value="0.8868">
                <text:p>0.8868</text:p>
                <draw:g>
                  <svg:desc>thd.P2:thd.P4</svg:desc>
                </draw:g>
              </table:table-cell>
              <table:table-cell office:value-type="float" office:value="0.6875">
                <text:p>0.6875</text:p>
                <draw:g>
                  <svg:desc>thd.Q2:thd.Q4</svg:desc>
                </draw:g>
              </table:table-cell>
              <table:table-cell office:value-type="float" office:value="0.8429">
                <text:p>0.8429</text:p>
                <draw:g>
                  <svg:desc>thd.R2:thd.R4</svg:desc>
                </draw:g>
              </table:table-cell>
              <table:table-cell office:value-type="float" office:value="0.7333">
                <text:p>0.7333</text:p>
                <draw:g>
                  <svg:desc>thd.S2:thd.S4</svg:desc>
                </draw:g>
              </table:table-cell>
              <table:table-cell office:value-type="float" office:value="0.753">
                <text:p>0.753</text:p>
                <draw:g>
                  <svg:desc>thd.T2:thd.T4</svg:desc>
                </draw:g>
              </table:table-cell>
              <table:table-cell office:value-type="float" office:value="0.907">
                <text:p>0.907</text:p>
                <draw:g>
                  <svg:desc>thd.U2:thd.U4</svg:desc>
                </draw:g>
              </table:table-cell>
              <table:table-cell office:value-type="float" office:value="0.4333">
                <text:p>0.4333</text:p>
                <draw:g>
                  <svg:desc>thd.V2:thd.V4</svg:desc>
                </draw:g>
              </table:table-cell>
              <table:table-cell office:value-type="float" office:value="0.89">
                <text:p>0.89</text:p>
                <draw:g>
                  <svg:desc>thd.W2:thd.W4</svg:desc>
                </draw:g>
              </table:table-cell>
              <table:table-cell office:value-type="float" office:value="0.9655">
                <text:p>0.9655</text:p>
                <draw:g>
                  <svg:desc>thd.X2:thd.X4</svg:desc>
                </draw:g>
              </table:table-cell>
              <table:table-cell office:value-type="float" office:value="0.9722">
                <text:p>0.9722</text:p>
                <draw:g>
                  <svg:desc>thd.Y2:thd.Y4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571">
                <text:p>0.8571</text:p>
              </table:table-cell>
              <table:table-cell office:value-type="float" office:value="0.5">
                <text:p>0.5</text:p>
              </table:table-cell>
              <table:table-cell office:value-type="float" office:value="0.4493">
                <text:p>0.4493</text:p>
              </table:table-cell>
              <table:table-cell office:value-type="float" office:value="0.9474">
                <text:p>0.9474</text:p>
              </table:table-cell>
              <table:table-cell office:value-type="float" office:value="0.9333">
                <text:p>0.9333</text:p>
              </table:table-cell>
              <table:table-cell office:value-type="float" office:value="0.5467">
                <text:p>0.5467</text:p>
              </table:table-cell>
              <table:table-cell office:value-type="float" office:value="0.8679">
                <text:p>0.8679</text:p>
              </table:table-cell>
              <table:table-cell office:value-type="float" office:value="0.6875">
                <text:p>0.6875</text:p>
              </table:table-cell>
              <table:table-cell office:value-type="float" office:value="0.8714">
                <text:p>0.8714</text:p>
              </table:table-cell>
              <table:table-cell office:value-type="float" office:value="0.5667">
                <text:p>0.5667</text:p>
              </table:table-cell>
              <table:table-cell office:value-type="float" office:value="0.7651">
                <text:p>0.7651</text:p>
              </table:table-cell>
              <table:table-cell office:value-type="float" office:value="0.8837">
                <text:p>0.8837</text:p>
              </table:table-cell>
              <table:table-cell office:value-type="float" office:value="0.4333">
                <text:p>0.4333</text:p>
              </table:table-cell>
              <table:table-cell office:value-type="float" office:value="0.8667">
                <text:p>0.8667</text:p>
              </table:table-cell>
              <table:table-cell office:value-type="float" office:value="0.954">
                <text:p>0.954</text:p>
              </table:table-cell>
              <table:table-cell office:value-type="float" office:value="0.9444">
                <text:p>0.944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8571">
                <text:p>0.8571</text:p>
              </table:table-cell>
              <table:table-cell office:value-type="float" office:value="0.4625">
                <text:p>0.4625</text:p>
              </table:table-cell>
              <table:table-cell office:value-type="float" office:value="0.5652">
                <text:p>0.5652</text:p>
              </table:table-cell>
              <table:table-cell office:value-type="float" office:value="0.9035">
                <text:p>0.9035</text:p>
              </table:table-cell>
              <table:table-cell office:value-type="float" office:value="0.8267">
                <text:p>0.8267</text:p>
              </table:table-cell>
              <table:table-cell office:value-type="float" office:value="0.5267">
                <text:p>0.5267</text:p>
              </table:table-cell>
              <table:table-cell office:value-type="float" office:value="0.8491">
                <text:p>0.8491</text:p>
              </table:table-cell>
              <table:table-cell office:value-type="float" office:value="0.6875">
                <text:p>0.6875</text:p>
              </table:table-cell>
              <table:table-cell office:value-type="float" office:value="0.9286">
                <text:p>0.9286</text:p>
              </table:table-cell>
              <table:table-cell office:value-type="float" office:value="0.5667">
                <text:p>0.5667</text:p>
              </table:table-cell>
              <table:table-cell office:value-type="float" office:value="0.7892">
                <text:p>0.7892</text:p>
              </table:table-cell>
              <table:table-cell office:value-type="float" office:value="0.9302">
                <text:p>0.9302</text:p>
              </table:table-cell>
              <table:table-cell office:value-type="float" office:value="0.6">
                <text:p>0.6</text:p>
              </table:table-cell>
              <table:table-cell office:value-type="float" office:value="0.8067">
                <text:p>0.8067</text:p>
              </table:table-cell>
              <table:table-cell office:value-type="float" office:value="0.9425">
                <text:p>0.9425</text:p>
              </table:table-cell>
              <table:table-cell office:value-type="float" office:value="0.9722">
                <text:p>0.97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7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thd.I2:thd.I4 thd.M1:thd.M4 thd.R1:thd.R4 thd.W1:thd.W4" chart:data-source-has-labels="both" svg:x="1.665cm" svg:y="0.384cm" svg:width="27.402cm" svg:height="17.456cm">
          <chartooo:coordinate-region svg:x="3.265cm" svg:y="0.583cm" svg:width="25.47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thd.I2:thd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thd.M2:thd.M4" chart:label-cell-address="thd.M1:thd.M1" chart:class="chart:line">
            <chart:data-point chart:repeated="3"/>
          </chart:series>
          <chart:series chart:style-name="ch10" chart:values-cell-range-address="thd.R2:thd.R4" chart:label-cell-address="thd.R1:thd.R1" chart:class="chart:line">
            <chart:data-point chart:repeated="3"/>
          </chart:series>
          <chart:series chart:style-name="ch11" chart:values-cell-range-address="thd.W2:thd.W4" chart:label-cell-address="thd.W1:thd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thd.M1:thd.M1</svg:desc>
                </draw:g>
              </table:table-cell>
              <table:table-cell office:value-type="string">
                <text:p>ionosphere</text:p>
                <draw:g>
                  <svg:desc>thd.R1:thd.R1</svg:desc>
                </draw:g>
              </table:table-cell>
              <table:table-cell office:value-type="string">
                <text:p>usps</text:p>
                <draw:g>
                  <svg:desc>thd.W1:thd.W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hd.I2:thd.I4</svg:desc>
                </draw:g>
              </table:table-cell>
              <table:table-cell office:value-type="float" office:value="0.9474">
                <text:p>0.9474</text:p>
                <draw:g>
                  <svg:desc>thd.M2:thd.M4</svg:desc>
                </draw:g>
              </table:table-cell>
              <table:table-cell office:value-type="float" office:value="0.8429">
                <text:p>0.8429</text:p>
                <draw:g>
                  <svg:desc>thd.R2:thd.R4</svg:desc>
                </draw:g>
              </table:table-cell>
              <table:table-cell office:value-type="float" office:value="0.89">
                <text:p>0.89</text:p>
                <draw:g>
                  <svg:desc>thd.W2:thd.W4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9474">
                <text:p>0.9474</text:p>
              </table:table-cell>
              <table:table-cell office:value-type="float" office:value="0.8714">
                <text:p>0.8714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9035">
                <text:p>0.9035</text:p>
              </table:table-cell>
              <table:table-cell office:value-type="float" office:value="0.9286">
                <text:p>0.9286</text:p>
              </table:table-cell>
              <table:table-cell office:value-type="float" office:value="0.8067">
                <text:p>0.80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thd_it.I1:thd_it.Y4" chart:data-source-has-labels="both" svg:x="1.665cm" svg:y="0.384cm" svg:width="26.714cm" svg:height="17.456cm">
          <chartooo:coordinate-region svg:x="2.472cm" svg:y="0.583cm" svg:width="25.575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thd_it.I2:thd_it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thd_it.J2:thd_it.J4" chart:label-cell-address="thd_it.J1:thd_it.J1" chart:class="chart:line">
            <chart:data-point chart:repeated="3"/>
          </chart:series>
          <chart:series chart:style-name="ch10" chart:values-cell-range-address="thd_it.K2:thd_it.K4" chart:label-cell-address="thd_it.K1:thd_it.K1" chart:class="chart:line">
            <chart:data-point chart:repeated="3"/>
          </chart:series>
          <chart:series chart:style-name="ch11" chart:values-cell-range-address="thd_it.L2:thd_it.L4" chart:label-cell-address="thd_it.L1:thd_it.L1" chart:class="chart:line">
            <chart:data-point chart:repeated="3"/>
          </chart:series>
          <chart:series chart:style-name="ch12" chart:values-cell-range-address="thd_it.M2:thd_it.M4" chart:label-cell-address="thd_it.M1:thd_it.M1" chart:class="chart:line">
            <chart:data-point chart:repeated="3"/>
          </chart:series>
          <chart:series chart:style-name="ch13" chart:values-cell-range-address="thd_it.N2:thd_it.N4" chart:label-cell-address="thd_it.N1:thd_it.N1" chart:class="chart:line">
            <chart:data-point chart:repeated="3"/>
          </chart:series>
          <chart:series chart:style-name="ch14" chart:values-cell-range-address="thd_it.O2:thd_it.O4" chart:label-cell-address="thd_it.O1:thd_it.O1" chart:class="chart:line">
            <chart:data-point chart:repeated="3"/>
          </chart:series>
          <chart:series chart:style-name="ch15" chart:values-cell-range-address="thd_it.P2:thd_it.P4" chart:label-cell-address="thd_it.P1:thd_it.P1" chart:class="chart:line">
            <chart:data-point chart:repeated="3"/>
          </chart:series>
          <chart:series chart:style-name="ch16" chart:values-cell-range-address="thd_it.Q2:thd_it.Q4" chart:label-cell-address="thd_it.Q1:thd_it.Q1" chart:class="chart:line">
            <chart:data-point chart:repeated="3"/>
          </chart:series>
          <chart:series chart:style-name="ch17" chart:values-cell-range-address="thd_it.R2:thd_it.R4" chart:label-cell-address="thd_it.R1:thd_it.R1" chart:class="chart:line">
            <chart:data-point chart:repeated="3"/>
          </chart:series>
          <chart:series chart:style-name="ch18" chart:values-cell-range-address="thd_it.S2:thd_it.S4" chart:label-cell-address="thd_it.S1:thd_it.S1" chart:class="chart:line">
            <chart:data-point chart:repeated="3"/>
          </chart:series>
          <chart:series chart:style-name="ch19" chart:values-cell-range-address="thd_it.T2:thd_it.T4" chart:label-cell-address="thd_it.T1:thd_it.T1" chart:class="chart:line">
            <chart:data-point chart:repeated="3"/>
          </chart:series>
          <chart:series chart:style-name="ch20" chart:values-cell-range-address="thd_it.U2:thd_it.U4" chart:label-cell-address="thd_it.U1:thd_it.U1" chart:class="chart:line">
            <chart:data-point chart:repeated="3"/>
          </chart:series>
          <chart:series chart:style-name="ch21" chart:values-cell-range-address="thd_it.V2:thd_it.V4" chart:label-cell-address="thd_it.V1:thd_it.V1" chart:class="chart:line">
            <chart:data-point chart:repeated="3"/>
          </chart:series>
          <chart:series chart:style-name="ch22" chart:values-cell-range-address="thd_it.W2:thd_it.W4" chart:label-cell-address="thd_it.W1:thd_it.W1" chart:class="chart:line">
            <chart:data-point chart:repeated="3"/>
          </chart:series>
          <chart:series chart:style-name="ch23" chart:values-cell-range-address="thd_it.X2:thd_it.X4" chart:label-cell-address="thd_it.X1:thd_it.X1" chart:class="chart:line">
            <chart:data-point chart:repeated="3"/>
          </chart:series>
          <chart:series chart:style-name="ch24" chart:values-cell-range-address="thd_it.Y2:thd_it.Y4" chart:label-cell-address="thd_it.Y1:thd_it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thd_it.J1:thd_it.J1</svg:desc>
                </draw:g>
              </table:table-cell>
              <table:table-cell office:value-type="string">
                <text:p>bci</text:p>
                <draw:g>
                  <svg:desc>thd_it.K1:thd_it.K1</svg:desc>
                </draw:g>
              </table:table-cell>
              <table:table-cell office:value-type="string">
                <text:p>bupa</text:p>
                <draw:g>
                  <svg:desc>thd_it.L1:thd_it.L1</svg:desc>
                </draw:g>
              </table:table-cell>
              <table:table-cell office:value-type="string">
                <text:p>cancer</text:p>
                <draw:g>
                  <svg:desc>thd_it.M1:thd_it.M1</svg:desc>
                </draw:g>
              </table:table-cell>
              <table:table-cell office:value-type="string">
                <text:p>coil2</text:p>
                <draw:g>
                  <svg:desc>thd_it.N1:thd_it.N1</svg:desc>
                </draw:g>
              </table:table-cell>
              <table:table-cell office:value-type="string">
                <text:p>g241n</text:p>
                <draw:g>
                  <svg:desc>thd_it.O1:thd_it.O1</svg:desc>
                </draw:g>
              </table:table-cell>
              <table:table-cell office:value-type="string">
                <text:p>heart</text:p>
                <draw:g>
                  <svg:desc>thd_it.P1:thd_it.P1</svg:desc>
                </draw:g>
              </table:table-cell>
              <table:table-cell office:value-type="string">
                <text:p>hepatitis</text:p>
                <draw:g>
                  <svg:desc>thd_it.Q1:thd_it.Q1</svg:desc>
                </draw:g>
              </table:table-cell>
              <table:table-cell office:value-type="string">
                <text:p>ionosphere</text:p>
                <draw:g>
                  <svg:desc>thd_it.R1:thd_it.R1</svg:desc>
                </draw:g>
              </table:table-cell>
              <table:table-cell office:value-type="string">
                <text:p>iris</text:p>
                <draw:g>
                  <svg:desc>thd_it.S1:thd_it.S1</svg:desc>
                </draw:g>
              </table:table-cell>
              <table:table-cell office:value-type="string">
                <text:p>mammographic</text:p>
                <draw:g>
                  <svg:desc>thd_it.T1:thd_it.T1</svg:desc>
                </draw:g>
              </table:table-cell>
              <table:table-cell office:value-type="string">
                <text:p>newthyroid</text:p>
                <draw:g>
                  <svg:desc>thd_it.U1:thd_it.U1</svg:desc>
                </draw:g>
              </table:table-cell>
              <table:table-cell office:value-type="string">
                <text:p>tae</text:p>
                <draw:g>
                  <svg:desc>thd_it.V1:thd_it.V1</svg:desc>
                </draw:g>
              </table:table-cell>
              <table:table-cell office:value-type="string">
                <text:p>usps</text:p>
                <draw:g>
                  <svg:desc>thd_it.W1:thd_it.W1</svg:desc>
                </draw:g>
              </table:table-cell>
              <table:table-cell office:value-type="string">
                <text:p>vote</text:p>
                <draw:g>
                  <svg:desc>thd_it.X1:thd_it.X1</svg:desc>
                </draw:g>
              </table:table-cell>
              <table:table-cell office:value-type="string">
                <text:p>wine</text:p>
                <draw:g>
                  <svg:desc>thd_it.Y1:thd_it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hd_it.I2:thd_it.I4</svg:desc>
                </draw:g>
              </table:table-cell>
              <table:table-cell office:value-type="float" office:value="3">
                <text:p>3</text:p>
                <draw:g>
                  <svg:desc>thd_it.J2:thd_it.J4</svg:desc>
                </draw:g>
              </table:table-cell>
              <table:table-cell office:value-type="float" office:value="101">
                <text:p>101</text:p>
                <draw:g>
                  <svg:desc>thd_it.K2:thd_it.K4</svg:desc>
                </draw:g>
              </table:table-cell>
              <table:table-cell office:value-type="float" office:value="16">
                <text:p>16</text:p>
                <draw:g>
                  <svg:desc>thd_it.L2:thd_it.L4</svg:desc>
                </draw:g>
              </table:table-cell>
              <table:table-cell office:value-type="float" office:value="101">
                <text:p>101</text:p>
                <draw:g>
                  <svg:desc>thd_it.M2:thd_it.M4</svg:desc>
                </draw:g>
              </table:table-cell>
              <table:table-cell office:value-type="float" office:value="101">
                <text:p>101</text:p>
                <draw:g>
                  <svg:desc>thd_it.N2:thd_it.N4</svg:desc>
                </draw:g>
              </table:table-cell>
              <table:table-cell office:value-type="float" office:value="101">
                <text:p>101</text:p>
                <draw:g>
                  <svg:desc>thd_it.O2:thd_it.O4</svg:desc>
                </draw:g>
              </table:table-cell>
              <table:table-cell office:value-type="float" office:value="4">
                <text:p>4</text:p>
                <draw:g>
                  <svg:desc>thd_it.P2:thd_it.P4</svg:desc>
                </draw:g>
              </table:table-cell>
              <table:table-cell office:value-type="float" office:value="3">
                <text:p>3</text:p>
                <draw:g>
                  <svg:desc>thd_it.Q2:thd_it.Q4</svg:desc>
                </draw:g>
              </table:table-cell>
              <table:table-cell office:value-type="float" office:value="17">
                <text:p>17</text:p>
                <draw:g>
                  <svg:desc>thd_it.R2:thd_it.R4</svg:desc>
                </draw:g>
              </table:table-cell>
              <table:table-cell office:value-type="float" office:value="101">
                <text:p>101</text:p>
                <draw:g>
                  <svg:desc>thd_it.S2:thd_it.S4</svg:desc>
                </draw:g>
              </table:table-cell>
              <table:table-cell office:value-type="float" office:value="101">
                <text:p>101</text:p>
                <draw:g>
                  <svg:desc>thd_it.T2:thd_it.T4</svg:desc>
                </draw:g>
              </table:table-cell>
              <table:table-cell office:value-type="float" office:value="2">
                <text:p>2</text:p>
                <draw:g>
                  <svg:desc>thd_it.U2:thd_it.U4</svg:desc>
                </draw:g>
              </table:table-cell>
              <table:table-cell office:value-type="float" office:value="101">
                <text:p>101</text:p>
                <draw:g>
                  <svg:desc>thd_it.V2:thd_it.V4</svg:desc>
                </draw:g>
              </table:table-cell>
              <table:table-cell office:value-type="float" office:value="52">
                <text:p>52</text:p>
                <draw:g>
                  <svg:desc>thd_it.W2:thd_it.W4</svg:desc>
                </draw:g>
              </table:table-cell>
              <table:table-cell office:value-type="float" office:value="5">
                <text:p>5</text:p>
                <draw:g>
                  <svg:desc>thd_it.X2:thd_it.X4</svg:desc>
                </draw:g>
              </table:table-cell>
              <table:table-cell office:value-type="float" office:value="3">
                <text:p>3</text:p>
                <draw:g>
                  <svg:desc>thd_it.Y2:thd_it.Y4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thd_it.I2:thd_it.I4 thd_it.M1:thd_it.M4 thd_it.R1:thd_it.R4 thd_it.W1:thd_it.W4" chart:data-source-has-labels="both" svg:x="1.665cm" svg:y="0.384cm" svg:width="27.402cm" svg:height="17.456cm">
          <chartooo:coordinate-region svg:x="2.471cm" svg:y="0.583cm" svg:width="26.264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thd_it.I2:thd_it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thd_it.M2:thd_it.M4" chart:label-cell-address="thd_it.M1:thd_it.M1" chart:class="chart:line">
            <chart:data-point chart:repeated="3"/>
          </chart:series>
          <chart:series chart:style-name="ch10" chart:values-cell-range-address="thd_it.R2:thd_it.R4" chart:label-cell-address="thd_it.R1:thd_it.R1" chart:class="chart:line">
            <chart:data-point chart:repeated="3"/>
          </chart:series>
          <chart:series chart:style-name="ch11" chart:values-cell-range-address="thd_it.W2:thd_it.W4" chart:label-cell-address="thd_it.W1:thd_it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thd_it.M1:thd_it.M1</svg:desc>
                </draw:g>
              </table:table-cell>
              <table:table-cell office:value-type="string">
                <text:p>ionosphere</text:p>
                <draw:g>
                  <svg:desc>thd_it.R1:thd_it.R1</svg:desc>
                </draw:g>
              </table:table-cell>
              <table:table-cell office:value-type="string">
                <text:p>usps</text:p>
                <draw:g>
                  <svg:desc>thd_it.W1:thd_it.W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hd_it.I2:thd_it.I4</svg:desc>
                </draw:g>
              </table:table-cell>
              <table:table-cell office:value-type="float" office:value="101">
                <text:p>101</text:p>
                <draw:g>
                  <svg:desc>thd_it.M2:thd_it.M4</svg:desc>
                </draw:g>
              </table:table-cell>
              <table:table-cell office:value-type="float" office:value="17">
                <text:p>17</text:p>
                <draw:g>
                  <svg:desc>thd_it.R2:thd_it.R4</svg:desc>
                </draw:g>
              </table:table-cell>
              <table:table-cell office:value-type="float" office:value="52">
                <text:p>52</text:p>
                <draw:g>
                  <svg:desc>thd_it.W2:thd_it.W4</svg:desc>
                </draw:g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nit.I1:nit.Y4" chart:data-source-has-labels="both" svg:x="1.665cm" svg:y="0.384cm" svg:width="26.714cm" svg:height="17.456cm">
          <chartooo:coordinate-region svg:x="2.472cm" svg:y="0.583cm" svg:width="25.627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nit.I2:nit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nit.J2:nit.J4" chart:label-cell-address="nit.J1:nit.J1" chart:class="chart:line">
            <chart:data-point chart:repeated="3"/>
          </chart:series>
          <chart:series chart:style-name="ch10" chart:values-cell-range-address="nit.K2:nit.K4" chart:label-cell-address="nit.K1:nit.K1" chart:class="chart:line">
            <chart:data-point chart:repeated="3"/>
          </chart:series>
          <chart:series chart:style-name="ch11" chart:values-cell-range-address="nit.L2:nit.L4" chart:label-cell-address="nit.L1:nit.L1" chart:class="chart:line">
            <chart:data-point chart:repeated="3"/>
          </chart:series>
          <chart:series chart:style-name="ch12" chart:values-cell-range-address="nit.M2:nit.M4" chart:label-cell-address="nit.M1:nit.M1" chart:class="chart:line">
            <chart:data-point chart:repeated="3"/>
          </chart:series>
          <chart:series chart:style-name="ch13" chart:values-cell-range-address="nit.N2:nit.N4" chart:label-cell-address="nit.N1:nit.N1" chart:class="chart:line">
            <chart:data-point chart:repeated="3"/>
          </chart:series>
          <chart:series chart:style-name="ch14" chart:values-cell-range-address="nit.O2:nit.O4" chart:label-cell-address="nit.O1:nit.O1" chart:class="chart:line">
            <chart:data-point chart:repeated="3"/>
          </chart:series>
          <chart:series chart:style-name="ch15" chart:values-cell-range-address="nit.P2:nit.P4" chart:label-cell-address="nit.P1:nit.P1" chart:class="chart:line">
            <chart:data-point chart:repeated="3"/>
          </chart:series>
          <chart:series chart:style-name="ch16" chart:values-cell-range-address="nit.Q2:nit.Q4" chart:label-cell-address="nit.Q1:nit.Q1" chart:class="chart:line">
            <chart:data-point chart:repeated="3"/>
          </chart:series>
          <chart:series chart:style-name="ch17" chart:values-cell-range-address="nit.R2:nit.R4" chart:label-cell-address="nit.R1:nit.R1" chart:class="chart:line">
            <chart:data-point chart:repeated="3"/>
          </chart:series>
          <chart:series chart:style-name="ch18" chart:values-cell-range-address="nit.S2:nit.S4" chart:label-cell-address="nit.S1:nit.S1" chart:class="chart:line">
            <chart:data-point chart:repeated="3"/>
          </chart:series>
          <chart:series chart:style-name="ch19" chart:values-cell-range-address="nit.T2:nit.T4" chart:label-cell-address="nit.T1:nit.T1" chart:class="chart:line">
            <chart:data-point chart:repeated="3"/>
          </chart:series>
          <chart:series chart:style-name="ch20" chart:values-cell-range-address="nit.U2:nit.U4" chart:label-cell-address="nit.U1:nit.U1" chart:class="chart:line">
            <chart:data-point chart:repeated="3"/>
          </chart:series>
          <chart:series chart:style-name="ch21" chart:values-cell-range-address="nit.V2:nit.V4" chart:label-cell-address="nit.V1:nit.V1" chart:class="chart:line">
            <chart:data-point chart:repeated="3"/>
          </chart:series>
          <chart:series chart:style-name="ch22" chart:values-cell-range-address="nit.W2:nit.W4" chart:label-cell-address="nit.W1:nit.W1" chart:class="chart:line">
            <chart:data-point chart:repeated="3"/>
          </chart:series>
          <chart:series chart:style-name="ch23" chart:values-cell-range-address="nit.X2:nit.X4" chart:label-cell-address="nit.X1:nit.X1" chart:class="chart:line">
            <chart:data-point chart:repeated="3"/>
          </chart:series>
          <chart:series chart:style-name="ch24" chart:values-cell-range-address="nit.Y2:nit.Y4" chart:label-cell-address="nit.Y1:nit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nit.J1:nit.J1</svg:desc>
                </draw:g>
              </table:table-cell>
              <table:table-cell office:value-type="string">
                <text:p>bci</text:p>
                <draw:g>
                  <svg:desc>nit.K1:nit.K1</svg:desc>
                </draw:g>
              </table:table-cell>
              <table:table-cell office:value-type="string">
                <text:p>bupa</text:p>
                <draw:g>
                  <svg:desc>nit.L1:nit.L1</svg:desc>
                </draw:g>
              </table:table-cell>
              <table:table-cell office:value-type="string">
                <text:p>cancer</text:p>
                <draw:g>
                  <svg:desc>nit.M1:nit.M1</svg:desc>
                </draw:g>
              </table:table-cell>
              <table:table-cell office:value-type="string">
                <text:p>coil2</text:p>
                <draw:g>
                  <svg:desc>nit.N1:nit.N1</svg:desc>
                </draw:g>
              </table:table-cell>
              <table:table-cell office:value-type="string">
                <text:p>g241n</text:p>
                <draw:g>
                  <svg:desc>nit.O1:nit.O1</svg:desc>
                </draw:g>
              </table:table-cell>
              <table:table-cell office:value-type="string">
                <text:p>heart</text:p>
                <draw:g>
                  <svg:desc>nit.P1:nit.P1</svg:desc>
                </draw:g>
              </table:table-cell>
              <table:table-cell office:value-type="string">
                <text:p>hepatitis</text:p>
                <draw:g>
                  <svg:desc>nit.Q1:nit.Q1</svg:desc>
                </draw:g>
              </table:table-cell>
              <table:table-cell office:value-type="string">
                <text:p>ionosphere</text:p>
                <draw:g>
                  <svg:desc>nit.R1:nit.R1</svg:desc>
                </draw:g>
              </table:table-cell>
              <table:table-cell office:value-type="string">
                <text:p>iris</text:p>
                <draw:g>
                  <svg:desc>nit.S1:nit.S1</svg:desc>
                </draw:g>
              </table:table-cell>
              <table:table-cell office:value-type="string">
                <text:p>mammographic</text:p>
                <draw:g>
                  <svg:desc>nit.T1:nit.T1</svg:desc>
                </draw:g>
              </table:table-cell>
              <table:table-cell office:value-type="string">
                <text:p>newthyroid</text:p>
                <draw:g>
                  <svg:desc>nit.U1:nit.U1</svg:desc>
                </draw:g>
              </table:table-cell>
              <table:table-cell office:value-type="string">
                <text:p>tae</text:p>
                <draw:g>
                  <svg:desc>nit.V1:nit.V1</svg:desc>
                </draw:g>
              </table:table-cell>
              <table:table-cell office:value-type="string">
                <text:p>usps</text:p>
                <draw:g>
                  <svg:desc>nit.W1:nit.W1</svg:desc>
                </draw:g>
              </table:table-cell>
              <table:table-cell office:value-type="string">
                <text:p>vote</text:p>
                <draw:g>
                  <svg:desc>nit.X1:nit.X1</svg:desc>
                </draw:g>
              </table:table-cell>
              <table:table-cell office:value-type="string">
                <text:p>wine</text:p>
                <draw:g>
                  <svg:desc>nit.Y1:nit.Y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nit.I2:nit.I4</svg:desc>
                </draw:g>
              </table:table-cell>
              <table:table-cell office:value-type="float" office:value="5">
                <text:p>5</text:p>
                <draw:g>
                  <svg:desc>nit.J2:nit.J4</svg:desc>
                </draw:g>
              </table:table-cell>
              <table:table-cell office:value-type="float" office:value="101">
                <text:p>101</text:p>
                <draw:g>
                  <svg:desc>nit.K2:nit.K4</svg:desc>
                </draw:g>
              </table:table-cell>
              <table:table-cell office:value-type="float" office:value="101">
                <text:p>101</text:p>
                <draw:g>
                  <svg:desc>nit.L2:nit.L4</svg:desc>
                </draw:g>
              </table:table-cell>
              <table:table-cell office:value-type="float" office:value="13">
                <text:p>13</text:p>
                <draw:g>
                  <svg:desc>nit.M2:nit.M4</svg:desc>
                </draw:g>
              </table:table-cell>
              <table:table-cell office:value-type="float" office:value="101">
                <text:p>101</text:p>
                <draw:g>
                  <svg:desc>nit.N2:nit.N4</svg:desc>
                </draw:g>
              </table:table-cell>
              <table:table-cell office:value-type="float" office:value="101">
                <text:p>101</text:p>
                <draw:g>
                  <svg:desc>nit.O2:nit.O4</svg:desc>
                </draw:g>
              </table:table-cell>
              <table:table-cell office:value-type="float" office:value="3">
                <text:p>3</text:p>
                <draw:g>
                  <svg:desc>nit.P2:nit.P4</svg:desc>
                </draw:g>
              </table:table-cell>
              <table:table-cell office:value-type="float" office:value="101">
                <text:p>101</text:p>
                <draw:g>
                  <svg:desc>nit.Q2:nit.Q4</svg:desc>
                </draw:g>
              </table:table-cell>
              <table:table-cell office:value-type="float" office:value="11">
                <text:p>11</text:p>
                <draw:g>
                  <svg:desc>nit.R2:nit.R4</svg:desc>
                </draw:g>
              </table:table-cell>
              <table:table-cell office:value-type="float" office:value="101">
                <text:p>101</text:p>
                <draw:g>
                  <svg:desc>nit.S2:nit.S4</svg:desc>
                </draw:g>
              </table:table-cell>
              <table:table-cell office:value-type="float" office:value="101">
                <text:p>101</text:p>
                <draw:g>
                  <svg:desc>nit.T2:nit.T4</svg:desc>
                </draw:g>
              </table:table-cell>
              <table:table-cell office:value-type="float" office:value="7">
                <text:p>7</text:p>
                <draw:g>
                  <svg:desc>nit.U2:nit.U4</svg:desc>
                </draw:g>
              </table:table-cell>
              <table:table-cell office:value-type="float" office:value="2">
                <text:p>2</text:p>
                <draw:g>
                  <svg:desc>nit.V2:nit.V4</svg:desc>
                </draw:g>
              </table:table-cell>
              <table:table-cell office:value-type="float" office:value="101">
                <text:p>101</text:p>
                <draw:g>
                  <svg:desc>nit.W2:nit.W4</svg:desc>
                </draw:g>
              </table:table-cell>
              <table:table-cell office:value-type="float" office:value="101">
                <text:p>101</text:p>
                <draw:g>
                  <svg:desc>nit.X2:nit.X4</svg:desc>
                </draw:g>
              </table:table-cell>
              <table:table-cell office:value-type="float" office:value="3">
                <text:p>3</text:p>
                <draw:g>
                  <svg:desc>nit.Y2:nit.Y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201">
                <text:p>201</text:p>
              </table:table-cell>
              <table:table-cell office:value-type="float" office:value="14">
                <text:p>14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">
                <text:p>7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4">
                <text:p>14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301">
                <text:p>30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nit.I2:nit.I4 nit.M1:nit.M4 nit.R1:nit.R4 nit.W1:nit.W4" chart:data-source-has-labels="both" svg:x="1.665cm" svg:y="0.384cm" svg:width="27.402cm" svg:height="17.456cm">
          <chartooo:coordinate-region svg:x="2.472cm" svg:y="0.583cm" svg:width="26.315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nit.I2:nit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nit.M2:nit.M4" chart:label-cell-address="nit.M1:nit.M1" chart:class="chart:line">
            <chart:data-point chart:repeated="3"/>
          </chart:series>
          <chart:series chart:style-name="ch10" chart:values-cell-range-address="nit.R2:nit.R4" chart:label-cell-address="nit.R1:nit.R1" chart:class="chart:line">
            <chart:data-point chart:repeated="3"/>
          </chart:series>
          <chart:series chart:style-name="ch11" chart:values-cell-range-address="nit.W2:nit.W4" chart:label-cell-address="nit.W1:nit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nit.M1:nit.M1</svg:desc>
                </draw:g>
              </table:table-cell>
              <table:table-cell office:value-type="string">
                <text:p>ionosphere</text:p>
                <draw:g>
                  <svg:desc>nit.R1:nit.R1</svg:desc>
                </draw:g>
              </table:table-cell>
              <table:table-cell office:value-type="string">
                <text:p>usps</text:p>
                <draw:g>
                  <svg:desc>nit.W1:nit.W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nit.I2:nit.I4</svg:desc>
                </draw:g>
              </table:table-cell>
              <table:table-cell office:value-type="float" office:value="13">
                <text:p>13</text:p>
                <draw:g>
                  <svg:desc>nit.M2:nit.M4</svg:desc>
                </draw:g>
              </table:table-cell>
              <table:table-cell office:value-type="float" office:value="11">
                <text:p>11</text:p>
                <draw:g>
                  <svg:desc>nit.R2:nit.R4</svg:desc>
                </draw:g>
              </table:table-cell>
              <table:table-cell office:value-type="float" office:value="101">
                <text:p>101</text:p>
                <draw:g>
                  <svg:desc>nit.W2:nit.W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01">
                <text:p>30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k.I1:k.Y4" chart:data-source-has-labels="both" svg:x="1.665cm" svg:y="0.384cm" svg:width="26.714cm" svg:height="17.456cm">
          <chartooo:coordinate-region svg:x="3.265cm" svg:y="0.584cm" svg:width="25.02cm" svg:height="16.609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k.I2:k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.J2:k.J4" chart:label-cell-address="k.J1:k.J1" chart:class="chart:line">
            <chart:data-point chart:repeated="3"/>
          </chart:series>
          <chart:series chart:style-name="ch10" chart:values-cell-range-address="k.K2:k.K4" chart:label-cell-address="k.K1:k.K1" chart:class="chart:line">
            <chart:data-point chart:repeated="3"/>
          </chart:series>
          <chart:series chart:style-name="ch11" chart:values-cell-range-address="k.L2:k.L4" chart:label-cell-address="k.L1:k.L1" chart:class="chart:line">
            <chart:data-point chart:repeated="3"/>
          </chart:series>
          <chart:series chart:style-name="ch12" chart:values-cell-range-address="k.M2:k.M4" chart:label-cell-address="k.M1:k.M1" chart:class="chart:line">
            <chart:data-point chart:repeated="3"/>
          </chart:series>
          <chart:series chart:style-name="ch13" chart:values-cell-range-address="k.N2:k.N4" chart:label-cell-address="k.N1:k.N1" chart:class="chart:line">
            <chart:data-point chart:repeated="3"/>
          </chart:series>
          <chart:series chart:style-name="ch14" chart:values-cell-range-address="k.O2:k.O4" chart:label-cell-address="k.O1:k.O1" chart:class="chart:line">
            <chart:data-point chart:repeated="3"/>
          </chart:series>
          <chart:series chart:style-name="ch15" chart:values-cell-range-address="k.P2:k.P4" chart:label-cell-address="k.P1:k.P1" chart:class="chart:line">
            <chart:data-point chart:repeated="3"/>
          </chart:series>
          <chart:series chart:style-name="ch16" chart:values-cell-range-address="k.Q2:k.Q4" chart:label-cell-address="k.Q1:k.Q1" chart:class="chart:line">
            <chart:data-point chart:repeated="3"/>
          </chart:series>
          <chart:series chart:style-name="ch17" chart:values-cell-range-address="k.R2:k.R4" chart:label-cell-address="k.R1:k.R1" chart:class="chart:line">
            <chart:data-point chart:repeated="3"/>
          </chart:series>
          <chart:series chart:style-name="ch18" chart:values-cell-range-address="k.S2:k.S4" chart:label-cell-address="k.S1:k.S1" chart:class="chart:line">
            <chart:data-point chart:repeated="3"/>
          </chart:series>
          <chart:series chart:style-name="ch19" chart:values-cell-range-address="k.T2:k.T4" chart:label-cell-address="k.T1:k.T1" chart:class="chart:line">
            <chart:data-point chart:repeated="3"/>
          </chart:series>
          <chart:series chart:style-name="ch20" chart:values-cell-range-address="k.U2:k.U4" chart:label-cell-address="k.U1:k.U1" chart:class="chart:line">
            <chart:data-point chart:repeated="3"/>
          </chart:series>
          <chart:series chart:style-name="ch21" chart:values-cell-range-address="k.V2:k.V4" chart:label-cell-address="k.V1:k.V1" chart:class="chart:line">
            <chart:data-point chart:repeated="3"/>
          </chart:series>
          <chart:series chart:style-name="ch22" chart:values-cell-range-address="k.W2:k.W4" chart:label-cell-address="k.W1:k.W1" chart:class="chart:line">
            <chart:data-point chart:repeated="3"/>
          </chart:series>
          <chart:series chart:style-name="ch23" chart:values-cell-range-address="k.X2:k.X4" chart:label-cell-address="k.X1:k.X1" chart:class="chart:line">
            <chart:data-point chart:repeated="3"/>
          </chart:series>
          <chart:series chart:style-name="ch24" chart:values-cell-range-address="k.Y2:k.Y4" chart:label-cell-address="k.Y1:k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k.J1:k.J1</svg:desc>
                </draw:g>
              </table:table-cell>
              <table:table-cell office:value-type="string">
                <text:p>bci</text:p>
                <draw:g>
                  <svg:desc>k.K1:k.K1</svg:desc>
                </draw:g>
              </table:table-cell>
              <table:table-cell office:value-type="string">
                <text:p>bupa</text:p>
                <draw:g>
                  <svg:desc>k.L1:k.L1</svg:desc>
                </draw:g>
              </table:table-cell>
              <table:table-cell office:value-type="string">
                <text:p>cancer</text:p>
                <draw:g>
                  <svg:desc>k.M1:k.M1</svg:desc>
                </draw:g>
              </table:table-cell>
              <table:table-cell office:value-type="string">
                <text:p>coil2</text:p>
                <draw:g>
                  <svg:desc>k.N1:k.N1</svg:desc>
                </draw:g>
              </table:table-cell>
              <table:table-cell office:value-type="string">
                <text:p>g241n</text:p>
                <draw:g>
                  <svg:desc>k.O1:k.O1</svg:desc>
                </draw:g>
              </table:table-cell>
              <table:table-cell office:value-type="string">
                <text:p>heart</text:p>
                <draw:g>
                  <svg:desc>k.P1:k.P1</svg:desc>
                </draw:g>
              </table:table-cell>
              <table:table-cell office:value-type="string">
                <text:p>hepatitis</text:p>
                <draw:g>
                  <svg:desc>k.Q1:k.Q1</svg:desc>
                </draw:g>
              </table:table-cell>
              <table:table-cell office:value-type="string">
                <text:p>ionosphere</text:p>
                <draw:g>
                  <svg:desc>k.R1:k.R1</svg:desc>
                </draw:g>
              </table:table-cell>
              <table:table-cell office:value-type="string">
                <text:p>iris</text:p>
                <draw:g>
                  <svg:desc>k.S1:k.S1</svg:desc>
                </draw:g>
              </table:table-cell>
              <table:table-cell office:value-type="string">
                <text:p>mammographic</text:p>
                <draw:g>
                  <svg:desc>k.T1:k.T1</svg:desc>
                </draw:g>
              </table:table-cell>
              <table:table-cell office:value-type="string">
                <text:p>newthyroid</text:p>
                <draw:g>
                  <svg:desc>k.U1:k.U1</svg:desc>
                </draw:g>
              </table:table-cell>
              <table:table-cell office:value-type="string">
                <text:p>tae</text:p>
                <draw:g>
                  <svg:desc>k.V1:k.V1</svg:desc>
                </draw:g>
              </table:table-cell>
              <table:table-cell office:value-type="string">
                <text:p>usps</text:p>
                <draw:g>
                  <svg:desc>k.W1:k.W1</svg:desc>
                </draw:g>
              </table:table-cell>
              <table:table-cell office:value-type="string">
                <text:p>vote</text:p>
                <draw:g>
                  <svg:desc>k.X1:k.X1</svg:desc>
                </draw:g>
              </table:table-cell>
              <table:table-cell office:value-type="string">
                <text:p>wine</text:p>
                <draw:g>
                  <svg:desc>k.Y1:k.Y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.I2:k.I4</svg:desc>
                </draw:g>
              </table:table-cell>
              <table:table-cell office:value-type="float" office:value="0.8571">
                <text:p>0.8571</text:p>
                <draw:g>
                  <svg:desc>k.J2:k.J4</svg:desc>
                </draw:g>
              </table:table-cell>
              <table:table-cell office:value-type="float" office:value="0.5125">
                <text:p>0.5125</text:p>
                <draw:g>
                  <svg:desc>k.K2:k.K4</svg:desc>
                </draw:g>
              </table:table-cell>
              <table:table-cell office:value-type="float" office:value="0.5507">
                <text:p>0.5507</text:p>
                <draw:g>
                  <svg:desc>k.L2:k.L4</svg:desc>
                </draw:g>
              </table:table-cell>
              <table:table-cell office:value-type="float" office:value="0.9298">
                <text:p>0.9298</text:p>
                <draw:g>
                  <svg:desc>k.M2:k.M4</svg:desc>
                </draw:g>
              </table:table-cell>
              <table:table-cell office:value-type="float" office:value="0.8667">
                <text:p>0.8667</text:p>
                <draw:g>
                  <svg:desc>k.N2:k.N4</svg:desc>
                </draw:g>
              </table:table-cell>
              <table:table-cell office:value-type="float" office:value="0.52">
                <text:p>0.52</text:p>
                <draw:g>
                  <svg:desc>k.O2:k.O4</svg:desc>
                </draw:g>
              </table:table-cell>
              <table:table-cell office:value-type="float" office:value="0.8679">
                <text:p>0.8679</text:p>
                <draw:g>
                  <svg:desc>k.P2:k.P4</svg:desc>
                </draw:g>
              </table:table-cell>
              <table:table-cell office:value-type="float" office:value="0.8125">
                <text:p>0.8125</text:p>
                <draw:g>
                  <svg:desc>k.Q2:k.Q4</svg:desc>
                </draw:g>
              </table:table-cell>
              <table:table-cell office:value-type="float" office:value="0.9">
                <text:p>0.9</text:p>
                <draw:g>
                  <svg:desc>k.R2:k.R4</svg:desc>
                </draw:g>
              </table:table-cell>
              <table:table-cell office:value-type="float" office:value="0.9667">
                <text:p>0.9667</text:p>
                <draw:g>
                  <svg:desc>k.S2:k.S4</svg:desc>
                </draw:g>
              </table:table-cell>
              <table:table-cell office:value-type="float" office:value="0.7952">
                <text:p>0.7952</text:p>
                <draw:g>
                  <svg:desc>k.T2:k.T4</svg:desc>
                </draw:g>
              </table:table-cell>
              <table:table-cell office:value-type="float" office:value="0.7907">
                <text:p>0.7907</text:p>
                <draw:g>
                  <svg:desc>k.U2:k.U4</svg:desc>
                </draw:g>
              </table:table-cell>
              <table:table-cell office:value-type="float" office:value="0.5333">
                <text:p>0.5333</text:p>
                <draw:g>
                  <svg:desc>k.V2:k.V4</svg:desc>
                </draw:g>
              </table:table-cell>
              <table:table-cell office:value-type="float" office:value="0.9333">
                <text:p>0.9333</text:p>
                <draw:g>
                  <svg:desc>k.W2:k.W4</svg:desc>
                </draw:g>
              </table:table-cell>
              <table:table-cell office:value-type="float" office:value="0.9425">
                <text:p>0.9425</text:p>
                <draw:g>
                  <svg:desc>k.X2:k.X4</svg:desc>
                </draw:g>
              </table:table-cell>
              <table:table-cell office:value-type="float" office:value="0.9167">
                <text:p>0.9167</text:p>
                <draw:g>
                  <svg:desc>k.Y2:k.Y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48">
                <text:p>0.9048</text:p>
              </table:table-cell>
              <table:table-cell office:value-type="float" office:value="0.4875">
                <text:p>0.4875</text:p>
              </table:table-cell>
              <table:table-cell office:value-type="float" office:value="0.6377">
                <text:p>0.6377</text:p>
              </table:table-cell>
              <table:table-cell office:value-type="float" office:value="0.9474">
                <text:p>0.9474</text:p>
              </table:table-cell>
              <table:table-cell office:value-type="float" office:value="0.82">
                <text:p>0.82</text:p>
              </table:table-cell>
              <table:table-cell office:value-type="float" office:value="0.5533">
                <text:p>0.5533</text:p>
              </table:table-cell>
              <table:table-cell office:value-type="float" office:value="0.8679">
                <text:p>0.8679</text:p>
              </table:table-cell>
              <table:table-cell office:value-type="float" office:value="0.75">
                <text:p>0.75</text:p>
              </table:table-cell>
              <table:table-cell office:value-type="float" office:value="0.7571">
                <text:p>0.7571</text:p>
              </table:table-cell>
              <table:table-cell office:value-type="float" office:value="0.8">
                <text:p>0.8</text:p>
              </table:table-cell>
              <table:table-cell office:value-type="float" office:value="0.741">
                <text:p>0.741</text:p>
              </table:table-cell>
              <table:table-cell office:value-type="float" office:value="0.7907">
                <text:p>0.7907</text:p>
              </table:table-cell>
              <table:table-cell office:value-type="float" office:value="0.5333">
                <text:p>0.5333</text:p>
              </table:table-cell>
              <table:table-cell office:value-type="float" office:value="0.9167">
                <text:p>0.9167</text:p>
              </table:table-cell>
              <table:table-cell office:value-type="float" office:value="0.9425">
                <text:p>0.9425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48">
                <text:p>0.9048</text:p>
              </table:table-cell>
              <table:table-cell office:value-type="float" office:value="0.5125">
                <text:p>0.5125</text:p>
              </table:table-cell>
              <table:table-cell office:value-type="float" office:value="0.5072">
                <text:p>0.5072</text:p>
              </table:table-cell>
              <table:table-cell office:value-type="float" office:value="0.8684">
                <text:p>0.8684</text:p>
              </table:table-cell>
              <table:table-cell office:value-type="float" office:value="0.6667">
                <text:p>0.6667</text:p>
              </table:table-cell>
              <table:table-cell office:value-type="float" office:value="0.52">
                <text:p>0.52</text:p>
              </table:table-cell>
              <table:table-cell office:value-type="float" office:value="0.8868">
                <text:p>0.8868</text:p>
              </table:table-cell>
              <table:table-cell office:value-type="float" office:value="0.75">
                <text:p>0.75</text:p>
              </table:table-cell>
              <table:table-cell office:value-type="float" office:value="0.8143">
                <text:p>0.8143</text:p>
              </table:table-cell>
              <table:table-cell office:value-type="float" office:value="0.9667">
                <text:p>0.9667</text:p>
              </table:table-cell>
              <table:table-cell office:value-type="float" office:value="0.8012">
                <text:p>0.8012</text:p>
              </table:table-cell>
              <table:table-cell office:value-type="float" office:value="0.814">
                <text:p>0.814</text:p>
              </table:table-cell>
              <table:table-cell office:value-type="float" office:value="0.6">
                <text:p>0.6</text:p>
              </table:table-cell>
              <table:table-cell office:value-type="float" office:value="0.8833">
                <text:p>0.8833</text:p>
              </table:table-cell>
              <table:table-cell office:value-type="float" office:value="0.9425">
                <text:p>0.9425</text:p>
              </table:table-cell>
              <table:table-cell office:value-type="float" office:value="0.9167">
                <text:p>0.91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k.I2:k.I4 k.M1:k.M4 k.R1:k.R4 k.W1:k.W4" chart:data-source-has-labels="both" svg:x="1.665cm" svg:y="0.384cm" svg:width="27.402cm" svg:height="17.456cm">
          <chartooo:coordinate-region svg:x="3.265cm" svg:y="0.583cm" svg:width="25.708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k.I2:k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.M2:k.M4" chart:label-cell-address="k.M1:k.M1" chart:class="chart:line">
            <chart:data-point chart:repeated="3"/>
          </chart:series>
          <chart:series chart:style-name="ch10" chart:values-cell-range-address="k.R2:k.R4" chart:label-cell-address="k.R1:k.R1" chart:class="chart:line">
            <chart:data-point chart:repeated="3"/>
          </chart:series>
          <chart:series chart:style-name="ch11" chart:values-cell-range-address="k.W2:k.W4" chart:label-cell-address="k.W1:k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k.M1:k.M1</svg:desc>
                </draw:g>
              </table:table-cell>
              <table:table-cell office:value-type="string">
                <text:p>ionosphere</text:p>
                <draw:g>
                  <svg:desc>k.R1:k.R1</svg:desc>
                </draw:g>
              </table:table-cell>
              <table:table-cell office:value-type="string">
                <text:p>usps</text:p>
                <draw:g>
                  <svg:desc>k.W1:k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.I2:k.I4</svg:desc>
                </draw:g>
              </table:table-cell>
              <table:table-cell office:value-type="float" office:value="0.9298">
                <text:p>0.9298</text:p>
                <draw:g>
                  <svg:desc>k.M2:k.M4</svg:desc>
                </draw:g>
              </table:table-cell>
              <table:table-cell office:value-type="float" office:value="0.9">
                <text:p>0.9</text:p>
                <draw:g>
                  <svg:desc>k.R2:k.R4</svg:desc>
                </draw:g>
              </table:table-cell>
              <table:table-cell office:value-type="float" office:value="0.9333">
                <text:p>0.9333</text:p>
                <draw:g>
                  <svg:desc>k.W2:k.W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74">
                <text:p>0.9474</text:p>
              </table:table-cell>
              <table:table-cell office:value-type="float" office:value="0.7571">
                <text:p>0.7571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684">
                <text:p>0.8684</text:p>
              </table:table-cell>
              <table:table-cell office:value-type="float" office:value="0.8143">
                <text:p>0.8143</text:p>
              </table:table-cell>
              <table:table-cell office:value-type="float" office:value="0.8833">
                <text:p>0.88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k_nk.I1:k_nk.Y4" chart:data-source-has-labels="both" svg:x="1.665cm" svg:y="0.384cm" svg:width="26.714cm" svg:height="17.456cm">
          <chartooo:coordinate-region svg:x="2.286cm" svg:y="0.583cm" svg:width="25.999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k_nk.I2:k_nk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_nk.J2:k_nk.J4" chart:label-cell-address="k_nk.J1:k_nk.J1" chart:class="chart:line">
            <chart:data-point chart:repeated="3"/>
          </chart:series>
          <chart:series chart:style-name="ch10" chart:values-cell-range-address="k_nk.K2:k_nk.K4" chart:label-cell-address="k_nk.K1:k_nk.K1" chart:class="chart:line">
            <chart:data-point chart:repeated="3"/>
          </chart:series>
          <chart:series chart:style-name="ch11" chart:values-cell-range-address="k_nk.L2:k_nk.L4" chart:label-cell-address="k_nk.L1:k_nk.L1" chart:class="chart:line">
            <chart:data-point chart:repeated="3"/>
          </chart:series>
          <chart:series chart:style-name="ch12" chart:values-cell-range-address="k_nk.M2:k_nk.M4" chart:label-cell-address="k_nk.M1:k_nk.M1" chart:class="chart:line">
            <chart:data-point chart:repeated="3"/>
          </chart:series>
          <chart:series chart:style-name="ch13" chart:values-cell-range-address="k_nk.N2:k_nk.N4" chart:label-cell-address="k_nk.N1:k_nk.N1" chart:class="chart:line">
            <chart:data-point chart:repeated="3"/>
          </chart:series>
          <chart:series chart:style-name="ch14" chart:values-cell-range-address="k_nk.O2:k_nk.O4" chart:label-cell-address="k_nk.O1:k_nk.O1" chart:class="chart:line">
            <chart:data-point chart:repeated="3"/>
          </chart:series>
          <chart:series chart:style-name="ch15" chart:values-cell-range-address="k_nk.P2:k_nk.P4" chart:label-cell-address="k_nk.P1:k_nk.P1" chart:class="chart:line">
            <chart:data-point chart:repeated="3"/>
          </chart:series>
          <chart:series chart:style-name="ch16" chart:values-cell-range-address="k_nk.Q2:k_nk.Q4" chart:label-cell-address="k_nk.Q1:k_nk.Q1" chart:class="chart:line">
            <chart:data-point chart:repeated="3"/>
          </chart:series>
          <chart:series chart:style-name="ch17" chart:values-cell-range-address="k_nk.R2:k_nk.R4" chart:label-cell-address="k_nk.R1:k_nk.R1" chart:class="chart:line">
            <chart:data-point chart:repeated="3"/>
          </chart:series>
          <chart:series chart:style-name="ch18" chart:values-cell-range-address="k_nk.S2:k_nk.S4" chart:label-cell-address="k_nk.S1:k_nk.S1" chart:class="chart:line">
            <chart:data-point chart:repeated="3"/>
          </chart:series>
          <chart:series chart:style-name="ch19" chart:values-cell-range-address="k_nk.T2:k_nk.T4" chart:label-cell-address="k_nk.T1:k_nk.T1" chart:class="chart:line">
            <chart:data-point chart:repeated="3"/>
          </chart:series>
          <chart:series chart:style-name="ch20" chart:values-cell-range-address="k_nk.U2:k_nk.U4" chart:label-cell-address="k_nk.U1:k_nk.U1" chart:class="chart:line">
            <chart:data-point chart:repeated="3"/>
          </chart:series>
          <chart:series chart:style-name="ch21" chart:values-cell-range-address="k_nk.V2:k_nk.V4" chart:label-cell-address="k_nk.V1:k_nk.V1" chart:class="chart:line">
            <chart:data-point chart:repeated="3"/>
          </chart:series>
          <chart:series chart:style-name="ch22" chart:values-cell-range-address="k_nk.W2:k_nk.W4" chart:label-cell-address="k_nk.W1:k_nk.W1" chart:class="chart:line">
            <chart:data-point chart:repeated="3"/>
          </chart:series>
          <chart:series chart:style-name="ch23" chart:values-cell-range-address="k_nk.X2:k_nk.X4" chart:label-cell-address="k_nk.X1:k_nk.X1" chart:class="chart:line">
            <chart:data-point chart:repeated="3"/>
          </chart:series>
          <chart:series chart:style-name="ch24" chart:values-cell-range-address="k_nk.Y2:k_nk.Y4" chart:label-cell-address="k_nk.Y1:k_nk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k_nk.J1:k_nk.J1</svg:desc>
                </draw:g>
              </table:table-cell>
              <table:table-cell office:value-type="string">
                <text:p>bci</text:p>
                <draw:g>
                  <svg:desc>k_nk.K1:k_nk.K1</svg:desc>
                </draw:g>
              </table:table-cell>
              <table:table-cell office:value-type="string">
                <text:p>bupa</text:p>
                <draw:g>
                  <svg:desc>k_nk.L1:k_nk.L1</svg:desc>
                </draw:g>
              </table:table-cell>
              <table:table-cell office:value-type="string">
                <text:p>cancer</text:p>
                <draw:g>
                  <svg:desc>k_nk.M1:k_nk.M1</svg:desc>
                </draw:g>
              </table:table-cell>
              <table:table-cell office:value-type="string">
                <text:p>coil2</text:p>
                <draw:g>
                  <svg:desc>k_nk.N1:k_nk.N1</svg:desc>
                </draw:g>
              </table:table-cell>
              <table:table-cell office:value-type="string">
                <text:p>g241n</text:p>
                <draw:g>
                  <svg:desc>k_nk.O1:k_nk.O1</svg:desc>
                </draw:g>
              </table:table-cell>
              <table:table-cell office:value-type="string">
                <text:p>heart</text:p>
                <draw:g>
                  <svg:desc>k_nk.P1:k_nk.P1</svg:desc>
                </draw:g>
              </table:table-cell>
              <table:table-cell office:value-type="string">
                <text:p>hepatitis</text:p>
                <draw:g>
                  <svg:desc>k_nk.Q1:k_nk.Q1</svg:desc>
                </draw:g>
              </table:table-cell>
              <table:table-cell office:value-type="string">
                <text:p>ionosphere</text:p>
                <draw:g>
                  <svg:desc>k_nk.R1:k_nk.R1</svg:desc>
                </draw:g>
              </table:table-cell>
              <table:table-cell office:value-type="string">
                <text:p>iris</text:p>
                <draw:g>
                  <svg:desc>k_nk.S1:k_nk.S1</svg:desc>
                </draw:g>
              </table:table-cell>
              <table:table-cell office:value-type="string">
                <text:p>mammographic</text:p>
                <draw:g>
                  <svg:desc>k_nk.T1:k_nk.T1</svg:desc>
                </draw:g>
              </table:table-cell>
              <table:table-cell office:value-type="string">
                <text:p>newthyroid</text:p>
                <draw:g>
                  <svg:desc>k_nk.U1:k_nk.U1</svg:desc>
                </draw:g>
              </table:table-cell>
              <table:table-cell office:value-type="string">
                <text:p>tae</text:p>
                <draw:g>
                  <svg:desc>k_nk.V1:k_nk.V1</svg:desc>
                </draw:g>
              </table:table-cell>
              <table:table-cell office:value-type="string">
                <text:p>usps</text:p>
                <draw:g>
                  <svg:desc>k_nk.W1:k_nk.W1</svg:desc>
                </draw:g>
              </table:table-cell>
              <table:table-cell office:value-type="string">
                <text:p>vote</text:p>
                <draw:g>
                  <svg:desc>k_nk.X1:k_nk.X1</svg:desc>
                </draw:g>
              </table:table-cell>
              <table:table-cell office:value-type="string">
                <text:p>wine</text:p>
                <draw:g>
                  <svg:desc>k_nk.Y1:k_nk.Y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_nk.I2:k_nk.I4</svg:desc>
                </draw:g>
              </table:table-cell>
              <table:table-cell office:value-type="float" office:value="3">
                <text:p>3</text:p>
                <draw:g>
                  <svg:desc>k_nk.J2:k_nk.J4</svg:desc>
                </draw:g>
              </table:table-cell>
              <table:table-cell office:value-type="float" office:value="2">
                <text:p>2</text:p>
                <draw:g>
                  <svg:desc>k_nk.K2:k_nk.K4</svg:desc>
                </draw:g>
              </table:table-cell>
              <table:table-cell office:value-type="float" office:value="14">
                <text:p>14</text:p>
                <draw:g>
                  <svg:desc>k_nk.L2:k_nk.L4</svg:desc>
                </draw:g>
              </table:table-cell>
              <table:table-cell office:value-type="float" office:value="16">
                <text:p>16</text:p>
                <draw:g>
                  <svg:desc>k_nk.M2:k_nk.M4</svg:desc>
                </draw:g>
              </table:table-cell>
              <table:table-cell office:value-type="float" office:value="2">
                <text:p>2</text:p>
                <draw:g>
                  <svg:desc>k_nk.N2:k_nk.N4</svg:desc>
                </draw:g>
              </table:table-cell>
              <table:table-cell office:value-type="float" office:value="2">
                <text:p>2</text:p>
                <draw:g>
                  <svg:desc>k_nk.O2:k_nk.O4</svg:desc>
                </draw:g>
              </table:table-cell>
              <table:table-cell office:value-type="float" office:value="3">
                <text:p>3</text:p>
                <draw:g>
                  <svg:desc>k_nk.P2:k_nk.P4</svg:desc>
                </draw:g>
              </table:table-cell>
              <table:table-cell office:value-type="float" office:value="2">
                <text:p>2</text:p>
                <draw:g>
                  <svg:desc>k_nk.Q2:k_nk.Q4</svg:desc>
                </draw:g>
              </table:table-cell>
              <table:table-cell office:value-type="float" office:value="1">
                <text:p>1</text:p>
                <draw:g>
                  <svg:desc>k_nk.R2:k_nk.R4</svg:desc>
                </draw:g>
              </table:table-cell>
              <table:table-cell office:value-type="float" office:value="4">
                <text:p>4</text:p>
                <draw:g>
                  <svg:desc>k_nk.S2:k_nk.S4</svg:desc>
                </draw:g>
              </table:table-cell>
              <table:table-cell office:value-type="float" office:value="18">
                <text:p>18</text:p>
                <draw:g>
                  <svg:desc>k_nk.T2:k_nk.T4</svg:desc>
                </draw:g>
              </table:table-cell>
              <table:table-cell office:value-type="float" office:value="9">
                <text:p>9</text:p>
                <draw:g>
                  <svg:desc>k_nk.U2:k_nk.U4</svg:desc>
                </draw:g>
              </table:table-cell>
              <table:table-cell office:value-type="float" office:value="5">
                <text:p>5</text:p>
                <draw:g>
                  <svg:desc>k_nk.V2:k_nk.V4</svg:desc>
                </draw:g>
              </table:table-cell>
              <table:table-cell office:value-type="float" office:value="24">
                <text:p>24</text:p>
                <draw:g>
                  <svg:desc>k_nk.W2:k_nk.W4</svg:desc>
                </draw:g>
              </table:table-cell>
              <table:table-cell office:value-type="float" office:value="9">
                <text:p>9</text:p>
                <draw:g>
                  <svg:desc>k_nk.X2:k_nk.X4</svg:desc>
                </draw:g>
              </table:table-cell>
              <table:table-cell office:value-type="float" office:value="7">
                <text:p>7</text:p>
                <draw:g>
                  <svg:desc>k_nk.Y2:k_nk.Y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plug.I2:plug.I3 plug.M1:plug.M3 plug.R1:plug.R3 plug.W1:plug.W3" chart:data-source-has-labels="both" svg:x="1.665cm" svg:y="0.384cm" svg:width="27.402cm" svg:height="17.456cm">
          <chartooo:coordinate-region svg:x="3.265cm" svg:y="0.583cm" svg:width="25.456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plug.I2:plug.I3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plug.M2:plug.M3" chart:label-cell-address="plug.M1:plug.M1" chart:class="chart:line">
            <chart:data-point chart:repeated="2"/>
          </chart:series>
          <chart:series chart:style-name="ch10" chart:values-cell-range-address="plug.R2:plug.R3" chart:label-cell-address="plug.R1:plug.R1" chart:class="chart:line">
            <chart:data-point chart:repeated="2"/>
          </chart:series>
          <chart:series chart:style-name="ch11" chart:values-cell-range-address="plug.W2:plug.W3" chart:label-cell-address="plug.W1:plug.W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plug.M1:plug.M1</svg:desc>
                </draw:g>
              </table:table-cell>
              <table:table-cell office:value-type="string">
                <text:p>ionosphere</text:p>
                <draw:g>
                  <svg:desc>plug.R1:plug.R1</svg:desc>
                </draw:g>
              </table:table-cell>
              <table:table-cell office:value-type="string">
                <text:p>usps</text:p>
                <draw:g>
                  <svg:desc>plug.W1:plug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</text:p>
                <draw:g>
                  <svg:desc>plug.I2:plug.I3</svg:desc>
                </draw:g>
              </table:table-cell>
              <table:table-cell office:value-type="float" office:value="0.8772">
                <text:p>0.8772</text:p>
                <draw:g>
                  <svg:desc>plug.M2:plug.M3</svg:desc>
                </draw:g>
              </table:table-cell>
              <table:table-cell office:value-type="float" office:value="0.6714">
                <text:p>0.6714</text:p>
                <draw:g>
                  <svg:desc>plug.R2:plug.R3</svg:desc>
                </draw:g>
              </table:table-cell>
              <table:table-cell office:value-type="float" office:value="0.7733">
                <text:p>0.7733</text:p>
                <draw:g>
                  <svg:desc>plug.W2:plug.W3</svg:desc>
                </draw:g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0.9123">
                <text:p>0.9123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k_nk.I2:k_nk.I4 k_nk.M1:k_nk.M4 k_nk.R1:k_nk.R4 k_nk.W1:k_nk.W4" chart:data-source-has-labels="both" svg:x="1.665cm" svg:y="0.384cm" svg:width="27.402cm" svg:height="17.456cm">
          <chartooo:coordinate-region svg:x="2.286cm" svg:y="0.583cm" svg:width="26.687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k_nk.I2:k_nk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_nk.M2:k_nk.M4" chart:label-cell-address="k_nk.M1:k_nk.M1" chart:class="chart:line">
            <chart:data-point chart:repeated="3"/>
          </chart:series>
          <chart:series chart:style-name="ch10" chart:values-cell-range-address="k_nk.R2:k_nk.R4" chart:label-cell-address="k_nk.R1:k_nk.R1" chart:class="chart:line">
            <chart:data-point chart:repeated="3"/>
          </chart:series>
          <chart:series chart:style-name="ch11" chart:values-cell-range-address="k_nk.W2:k_nk.W4" chart:label-cell-address="k_nk.W1:k_nk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k_nk.M1:k_nk.M1</svg:desc>
                </draw:g>
              </table:table-cell>
              <table:table-cell office:value-type="string">
                <text:p>ionosphere</text:p>
                <draw:g>
                  <svg:desc>k_nk.R1:k_nk.R1</svg:desc>
                </draw:g>
              </table:table-cell>
              <table:table-cell office:value-type="string">
                <text:p>usps</text:p>
                <draw:g>
                  <svg:desc>k_nk.W1:k_nk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_nk.I2:k_nk.I4</svg:desc>
                </draw:g>
              </table:table-cell>
              <table:table-cell office:value-type="float" office:value="16">
                <text:p>16</text:p>
                <draw:g>
                  <svg:desc>k_nk.M2:k_nk.M4</svg:desc>
                </draw:g>
              </table:table-cell>
              <table:table-cell office:value-type="float" office:value="1">
                <text:p>1</text:p>
                <draw:g>
                  <svg:desc>k_nk.R2:k_nk.R4</svg:desc>
                </draw:g>
              </table:table-cell>
              <table:table-cell office:value-type="float" office:value="24">
                <text:p>24</text:p>
                <draw:g>
                  <svg:desc>k_nk.W2:k_nk.W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k.I1:k.Y4" chart:data-source-has-labels="both" svg:x="1.665cm" svg:y="0.384cm" svg:width="26.714cm" svg:height="17.456cm">
          <chartooo:coordinate-region svg:x="3.265cm" svg:y="0.584cm" svg:width="25.02cm" svg:height="16.609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k.I2:k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.J2:k.J4" chart:label-cell-address="k.J1:k.J1" chart:class="chart:line">
            <chart:data-point chart:repeated="3"/>
          </chart:series>
          <chart:series chart:style-name="ch10" chart:values-cell-range-address="k.K2:k.K4" chart:label-cell-address="k.K1:k.K1" chart:class="chart:line">
            <chart:data-point chart:repeated="3"/>
          </chart:series>
          <chart:series chart:style-name="ch11" chart:values-cell-range-address="k.L2:k.L4" chart:label-cell-address="k.L1:k.L1" chart:class="chart:line">
            <chart:data-point chart:repeated="3"/>
          </chart:series>
          <chart:series chart:style-name="ch12" chart:values-cell-range-address="k.M2:k.M4" chart:label-cell-address="k.M1:k.M1" chart:class="chart:line">
            <chart:data-point chart:repeated="3"/>
          </chart:series>
          <chart:series chart:style-name="ch13" chart:values-cell-range-address="k.N2:k.N4" chart:label-cell-address="k.N1:k.N1" chart:class="chart:line">
            <chart:data-point chart:repeated="3"/>
          </chart:series>
          <chart:series chart:style-name="ch14" chart:values-cell-range-address="k.O2:k.O4" chart:label-cell-address="k.O1:k.O1" chart:class="chart:line">
            <chart:data-point chart:repeated="3"/>
          </chart:series>
          <chart:series chart:style-name="ch15" chart:values-cell-range-address="k.P2:k.P4" chart:label-cell-address="k.P1:k.P1" chart:class="chart:line">
            <chart:data-point chart:repeated="3"/>
          </chart:series>
          <chart:series chart:style-name="ch16" chart:values-cell-range-address="k.Q2:k.Q4" chart:label-cell-address="k.Q1:k.Q1" chart:class="chart:line">
            <chart:data-point chart:repeated="3"/>
          </chart:series>
          <chart:series chart:style-name="ch17" chart:values-cell-range-address="k.R2:k.R4" chart:label-cell-address="k.R1:k.R1" chart:class="chart:line">
            <chart:data-point chart:repeated="3"/>
          </chart:series>
          <chart:series chart:style-name="ch18" chart:values-cell-range-address="k.S2:k.S4" chart:label-cell-address="k.S1:k.S1" chart:class="chart:line">
            <chart:data-point chart:repeated="3"/>
          </chart:series>
          <chart:series chart:style-name="ch19" chart:values-cell-range-address="k.T2:k.T4" chart:label-cell-address="k.T1:k.T1" chart:class="chart:line">
            <chart:data-point chart:repeated="3"/>
          </chart:series>
          <chart:series chart:style-name="ch20" chart:values-cell-range-address="k.U2:k.U4" chart:label-cell-address="k.U1:k.U1" chart:class="chart:line">
            <chart:data-point chart:repeated="3"/>
          </chart:series>
          <chart:series chart:style-name="ch21" chart:values-cell-range-address="k.V2:k.V4" chart:label-cell-address="k.V1:k.V1" chart:class="chart:line">
            <chart:data-point chart:repeated="3"/>
          </chart:series>
          <chart:series chart:style-name="ch22" chart:values-cell-range-address="k.W2:k.W4" chart:label-cell-address="k.W1:k.W1" chart:class="chart:line">
            <chart:data-point chart:repeated="3"/>
          </chart:series>
          <chart:series chart:style-name="ch23" chart:values-cell-range-address="k.X2:k.X4" chart:label-cell-address="k.X1:k.X1" chart:class="chart:line">
            <chart:data-point chart:repeated="3"/>
          </chart:series>
          <chart:series chart:style-name="ch24" chart:values-cell-range-address="k.Y2:k.Y4" chart:label-cell-address="k.Y1:k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k.J1:k.J1</svg:desc>
                </draw:g>
              </table:table-cell>
              <table:table-cell office:value-type="string">
                <text:p>bci</text:p>
                <draw:g>
                  <svg:desc>k.K1:k.K1</svg:desc>
                </draw:g>
              </table:table-cell>
              <table:table-cell office:value-type="string">
                <text:p>bupa</text:p>
                <draw:g>
                  <svg:desc>k.L1:k.L1</svg:desc>
                </draw:g>
              </table:table-cell>
              <table:table-cell office:value-type="string">
                <text:p>cancer</text:p>
                <draw:g>
                  <svg:desc>k.M1:k.M1</svg:desc>
                </draw:g>
              </table:table-cell>
              <table:table-cell office:value-type="string">
                <text:p>coil2</text:p>
                <draw:g>
                  <svg:desc>k.N1:k.N1</svg:desc>
                </draw:g>
              </table:table-cell>
              <table:table-cell office:value-type="string">
                <text:p>g241n</text:p>
                <draw:g>
                  <svg:desc>k.O1:k.O1</svg:desc>
                </draw:g>
              </table:table-cell>
              <table:table-cell office:value-type="string">
                <text:p>heart</text:p>
                <draw:g>
                  <svg:desc>k.P1:k.P1</svg:desc>
                </draw:g>
              </table:table-cell>
              <table:table-cell office:value-type="string">
                <text:p>hepatitis</text:p>
                <draw:g>
                  <svg:desc>k.Q1:k.Q1</svg:desc>
                </draw:g>
              </table:table-cell>
              <table:table-cell office:value-type="string">
                <text:p>ionosphere</text:p>
                <draw:g>
                  <svg:desc>k.R1:k.R1</svg:desc>
                </draw:g>
              </table:table-cell>
              <table:table-cell office:value-type="string">
                <text:p>iris</text:p>
                <draw:g>
                  <svg:desc>k.S1:k.S1</svg:desc>
                </draw:g>
              </table:table-cell>
              <table:table-cell office:value-type="string">
                <text:p>mammographic</text:p>
                <draw:g>
                  <svg:desc>k.T1:k.T1</svg:desc>
                </draw:g>
              </table:table-cell>
              <table:table-cell office:value-type="string">
                <text:p>newthyroid</text:p>
                <draw:g>
                  <svg:desc>k.U1:k.U1</svg:desc>
                </draw:g>
              </table:table-cell>
              <table:table-cell office:value-type="string">
                <text:p>tae</text:p>
                <draw:g>
                  <svg:desc>k.V1:k.V1</svg:desc>
                </draw:g>
              </table:table-cell>
              <table:table-cell office:value-type="string">
                <text:p>usps</text:p>
                <draw:g>
                  <svg:desc>k.W1:k.W1</svg:desc>
                </draw:g>
              </table:table-cell>
              <table:table-cell office:value-type="string">
                <text:p>vote</text:p>
                <draw:g>
                  <svg:desc>k.X1:k.X1</svg:desc>
                </draw:g>
              </table:table-cell>
              <table:table-cell office:value-type="string">
                <text:p>wine</text:p>
                <draw:g>
                  <svg:desc>k.Y1:k.Y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.I2:k.I4</svg:desc>
                </draw:g>
              </table:table-cell>
              <table:table-cell office:value-type="float" office:value="0.8571">
                <text:p>0.8571</text:p>
                <draw:g>
                  <svg:desc>k.J2:k.J4</svg:desc>
                </draw:g>
              </table:table-cell>
              <table:table-cell office:value-type="float" office:value="0.5125">
                <text:p>0.5125</text:p>
                <draw:g>
                  <svg:desc>k.K2:k.K4</svg:desc>
                </draw:g>
              </table:table-cell>
              <table:table-cell office:value-type="float" office:value="0.5507">
                <text:p>0.5507</text:p>
                <draw:g>
                  <svg:desc>k.L2:k.L4</svg:desc>
                </draw:g>
              </table:table-cell>
              <table:table-cell office:value-type="float" office:value="0.9298">
                <text:p>0.9298</text:p>
                <draw:g>
                  <svg:desc>k.M2:k.M4</svg:desc>
                </draw:g>
              </table:table-cell>
              <table:table-cell office:value-type="float" office:value="0.8667">
                <text:p>0.8667</text:p>
                <draw:g>
                  <svg:desc>k.N2:k.N4</svg:desc>
                </draw:g>
              </table:table-cell>
              <table:table-cell office:value-type="float" office:value="0.52">
                <text:p>0.52</text:p>
                <draw:g>
                  <svg:desc>k.O2:k.O4</svg:desc>
                </draw:g>
              </table:table-cell>
              <table:table-cell office:value-type="float" office:value="0.8679">
                <text:p>0.8679</text:p>
                <draw:g>
                  <svg:desc>k.P2:k.P4</svg:desc>
                </draw:g>
              </table:table-cell>
              <table:table-cell office:value-type="float" office:value="0.8125">
                <text:p>0.8125</text:p>
                <draw:g>
                  <svg:desc>k.Q2:k.Q4</svg:desc>
                </draw:g>
              </table:table-cell>
              <table:table-cell office:value-type="float" office:value="0.9">
                <text:p>0.9</text:p>
                <draw:g>
                  <svg:desc>k.R2:k.R4</svg:desc>
                </draw:g>
              </table:table-cell>
              <table:table-cell office:value-type="float" office:value="0.9667">
                <text:p>0.9667</text:p>
                <draw:g>
                  <svg:desc>k.S2:k.S4</svg:desc>
                </draw:g>
              </table:table-cell>
              <table:table-cell office:value-type="float" office:value="0.7952">
                <text:p>0.7952</text:p>
                <draw:g>
                  <svg:desc>k.T2:k.T4</svg:desc>
                </draw:g>
              </table:table-cell>
              <table:table-cell office:value-type="float" office:value="0.7907">
                <text:p>0.7907</text:p>
                <draw:g>
                  <svg:desc>k.U2:k.U4</svg:desc>
                </draw:g>
              </table:table-cell>
              <table:table-cell office:value-type="float" office:value="0.5333">
                <text:p>0.5333</text:p>
                <draw:g>
                  <svg:desc>k.V2:k.V4</svg:desc>
                </draw:g>
              </table:table-cell>
              <table:table-cell office:value-type="float" office:value="0.9333">
                <text:p>0.9333</text:p>
                <draw:g>
                  <svg:desc>k.W2:k.W4</svg:desc>
                </draw:g>
              </table:table-cell>
              <table:table-cell office:value-type="float" office:value="0.9425">
                <text:p>0.9425</text:p>
                <draw:g>
                  <svg:desc>k.X2:k.X4</svg:desc>
                </draw:g>
              </table:table-cell>
              <table:table-cell office:value-type="float" office:value="0.9167">
                <text:p>0.9167</text:p>
                <draw:g>
                  <svg:desc>k.Y2:k.Y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48">
                <text:p>0.9048</text:p>
              </table:table-cell>
              <table:table-cell office:value-type="float" office:value="0.4875">
                <text:p>0.4875</text:p>
              </table:table-cell>
              <table:table-cell office:value-type="float" office:value="0.6377">
                <text:p>0.6377</text:p>
              </table:table-cell>
              <table:table-cell office:value-type="float" office:value="0.9474">
                <text:p>0.9474</text:p>
              </table:table-cell>
              <table:table-cell office:value-type="float" office:value="0.82">
                <text:p>0.82</text:p>
              </table:table-cell>
              <table:table-cell office:value-type="float" office:value="0.5533">
                <text:p>0.5533</text:p>
              </table:table-cell>
              <table:table-cell office:value-type="float" office:value="0.8679">
                <text:p>0.8679</text:p>
              </table:table-cell>
              <table:table-cell office:value-type="float" office:value="0.75">
                <text:p>0.75</text:p>
              </table:table-cell>
              <table:table-cell office:value-type="float" office:value="0.7571">
                <text:p>0.7571</text:p>
              </table:table-cell>
              <table:table-cell office:value-type="float" office:value="0.8">
                <text:p>0.8</text:p>
              </table:table-cell>
              <table:table-cell office:value-type="float" office:value="0.741">
                <text:p>0.741</text:p>
              </table:table-cell>
              <table:table-cell office:value-type="float" office:value="0.7907">
                <text:p>0.7907</text:p>
              </table:table-cell>
              <table:table-cell office:value-type="float" office:value="0.5333">
                <text:p>0.5333</text:p>
              </table:table-cell>
              <table:table-cell office:value-type="float" office:value="0.9167">
                <text:p>0.9167</text:p>
              </table:table-cell>
              <table:table-cell office:value-type="float" office:value="0.9425">
                <text:p>0.9425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48">
                <text:p>0.9048</text:p>
              </table:table-cell>
              <table:table-cell office:value-type="float" office:value="0.5125">
                <text:p>0.5125</text:p>
              </table:table-cell>
              <table:table-cell office:value-type="float" office:value="0.5072">
                <text:p>0.5072</text:p>
              </table:table-cell>
              <table:table-cell office:value-type="float" office:value="0.8684">
                <text:p>0.8684</text:p>
              </table:table-cell>
              <table:table-cell office:value-type="float" office:value="0.6667">
                <text:p>0.6667</text:p>
              </table:table-cell>
              <table:table-cell office:value-type="float" office:value="0.52">
                <text:p>0.52</text:p>
              </table:table-cell>
              <table:table-cell office:value-type="float" office:value="0.8868">
                <text:p>0.8868</text:p>
              </table:table-cell>
              <table:table-cell office:value-type="float" office:value="0.75">
                <text:p>0.75</text:p>
              </table:table-cell>
              <table:table-cell office:value-type="float" office:value="0.8143">
                <text:p>0.8143</text:p>
              </table:table-cell>
              <table:table-cell office:value-type="float" office:value="0.9667">
                <text:p>0.9667</text:p>
              </table:table-cell>
              <table:table-cell office:value-type="float" office:value="0.8012">
                <text:p>0.8012</text:p>
              </table:table-cell>
              <table:table-cell office:value-type="float" office:value="0.814">
                <text:p>0.814</text:p>
              </table:table-cell>
              <table:table-cell office:value-type="float" office:value="0.6">
                <text:p>0.6</text:p>
              </table:table-cell>
              <table:table-cell office:value-type="float" office:value="0.8833">
                <text:p>0.8833</text:p>
              </table:table-cell>
              <table:table-cell office:value-type="float" office:value="0.9425">
                <text:p>0.9425</text:p>
              </table:table-cell>
              <table:table-cell office:value-type="float" office:value="0.9167">
                <text:p>0.91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k.I2:k.I4 k.M1:k.M4 k.R1:k.R4 k.W1:k.W4" chart:data-source-has-labels="both" svg:x="1.665cm" svg:y="0.384cm" svg:width="27.402cm" svg:height="17.456cm">
          <chartooo:coordinate-region svg:x="3.265cm" svg:y="0.583cm" svg:width="25.708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k.I2:k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.M2:k.M4" chart:label-cell-address="k.M1:k.M1" chart:class="chart:line">
            <chart:data-point chart:repeated="3"/>
          </chart:series>
          <chart:series chart:style-name="ch10" chart:values-cell-range-address="k.R2:k.R4" chart:label-cell-address="k.R1:k.R1" chart:class="chart:line">
            <chart:data-point chart:repeated="3"/>
          </chart:series>
          <chart:series chart:style-name="ch11" chart:values-cell-range-address="k.W2:k.W4" chart:label-cell-address="k.W1:k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k.M1:k.M1</svg:desc>
                </draw:g>
              </table:table-cell>
              <table:table-cell office:value-type="string">
                <text:p>ionosphere</text:p>
                <draw:g>
                  <svg:desc>k.R1:k.R1</svg:desc>
                </draw:g>
              </table:table-cell>
              <table:table-cell office:value-type="string">
                <text:p>usps</text:p>
                <draw:g>
                  <svg:desc>k.W1:k.W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k.I2:k.I4</svg:desc>
                </draw:g>
              </table:table-cell>
              <table:table-cell office:value-type="float" office:value="0.9298">
                <text:p>0.9298</text:p>
                <draw:g>
                  <svg:desc>k.M2:k.M4</svg:desc>
                </draw:g>
              </table:table-cell>
              <table:table-cell office:value-type="float" office:value="0.9">
                <text:p>0.9</text:p>
                <draw:g>
                  <svg:desc>k.R2:k.R4</svg:desc>
                </draw:g>
              </table:table-cell>
              <table:table-cell office:value-type="float" office:value="0.9333">
                <text:p>0.9333</text:p>
                <draw:g>
                  <svg:desc>k.W2:k.W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74">
                <text:p>0.9474</text:p>
              </table:table-cell>
              <table:table-cell office:value-type="float" office:value="0.7571">
                <text:p>0.7571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684">
                <text:p>0.8684</text:p>
              </table:table-cell>
              <table:table-cell office:value-type="float" office:value="0.8143">
                <text:p>0.8143</text:p>
              </table:table-cell>
              <table:table-cell office:value-type="float" office:value="0.8833">
                <text:p>0.883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kde_kernel.I2:kde_kernel.Y7 kde_kernel.J1:kde_kernel.Y1" chart:data-source-has-labels="both" svg:x="1.665cm" svg:y="0.384cm" svg:width="26.714cm" svg:height="17.456cm">
          <chartooo:coordinate-region svg:x="3.08cm" svg:y="0.583cm" svg:width="24.61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kde_kernel.I2:kde_kernel.I7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de_kernel.J2:kde_kernel.J7" chart:label-cell-address="kde_kernel.J1:kde_kernel.J1" chart:class="chart:line">
            <chart:data-point chart:repeated="6"/>
          </chart:series>
          <chart:series chart:style-name="ch10" chart:values-cell-range-address="kde_kernel.K2:kde_kernel.K7" chart:label-cell-address="kde_kernel.K1:kde_kernel.K1" chart:class="chart:line">
            <chart:data-point chart:repeated="6"/>
          </chart:series>
          <chart:series chart:style-name="ch11" chart:values-cell-range-address="kde_kernel.L2:kde_kernel.L7" chart:label-cell-address="kde_kernel.L1:kde_kernel.L1" chart:class="chart:line">
            <chart:data-point chart:repeated="6"/>
          </chart:series>
          <chart:series chart:style-name="ch12" chart:values-cell-range-address="kde_kernel.M2:kde_kernel.M7" chart:label-cell-address="kde_kernel.M1:kde_kernel.M1" chart:class="chart:line">
            <chart:data-point chart:repeated="6"/>
          </chart:series>
          <chart:series chart:style-name="ch13" chart:values-cell-range-address="kde_kernel.N2:kde_kernel.N7" chart:label-cell-address="kde_kernel.N1:kde_kernel.N1" chart:class="chart:line">
            <chart:data-point chart:repeated="6"/>
          </chart:series>
          <chart:series chart:style-name="ch14" chart:values-cell-range-address="kde_kernel.O2:kde_kernel.O7" chart:label-cell-address="kde_kernel.O1:kde_kernel.O1" chart:class="chart:line">
            <chart:data-point chart:repeated="6"/>
          </chart:series>
          <chart:series chart:style-name="ch15" chart:values-cell-range-address="kde_kernel.P2:kde_kernel.P7" chart:label-cell-address="kde_kernel.P1:kde_kernel.P1" chart:class="chart:line">
            <chart:data-point chart:repeated="6"/>
          </chart:series>
          <chart:series chart:style-name="ch16" chart:values-cell-range-address="kde_kernel.Q2:kde_kernel.Q7" chart:label-cell-address="kde_kernel.Q1:kde_kernel.Q1" chart:class="chart:line">
            <chart:data-point chart:repeated="6"/>
          </chart:series>
          <chart:series chart:style-name="ch17" chart:values-cell-range-address="kde_kernel.R2:kde_kernel.R7" chart:label-cell-address="kde_kernel.R1:kde_kernel.R1" chart:class="chart:line">
            <chart:data-point chart:repeated="6"/>
          </chart:series>
          <chart:series chart:style-name="ch18" chart:values-cell-range-address="kde_kernel.S2:kde_kernel.S7" chart:label-cell-address="kde_kernel.S1:kde_kernel.S1" chart:class="chart:line">
            <chart:data-point chart:repeated="6"/>
          </chart:series>
          <chart:series chart:style-name="ch19" chart:values-cell-range-address="kde_kernel.T2:kde_kernel.T7" chart:label-cell-address="kde_kernel.T1:kde_kernel.T1" chart:class="chart:line">
            <chart:data-point chart:repeated="6"/>
          </chart:series>
          <chart:series chart:style-name="ch20" chart:values-cell-range-address="kde_kernel.U2:kde_kernel.U7" chart:label-cell-address="kde_kernel.U1:kde_kernel.U1" chart:class="chart:line">
            <chart:data-point chart:repeated="6"/>
          </chart:series>
          <chart:series chart:style-name="ch21" chart:values-cell-range-address="kde_kernel.V2:kde_kernel.V7" chart:label-cell-address="kde_kernel.V1:kde_kernel.V1" chart:class="chart:line">
            <chart:data-point chart:repeated="6"/>
          </chart:series>
          <chart:series chart:style-name="ch22" chart:values-cell-range-address="kde_kernel.W2:kde_kernel.W7" chart:label-cell-address="kde_kernel.W1:kde_kernel.W1" chart:class="chart:line">
            <chart:data-point chart:repeated="6"/>
          </chart:series>
          <chart:series chart:style-name="ch23" chart:values-cell-range-address="kde_kernel.X2:kde_kernel.X7" chart:label-cell-address="kde_kernel.X1:kde_kernel.X1" chart:class="chart:line">
            <chart:data-point chart:repeated="6"/>
          </chart:series>
          <chart:series chart:style-name="ch24" chart:values-cell-range-address="kde_kernel.Y2:kde_kernel.Y7" chart:label-cell-address="kde_kernel.Y1:kde_kernel.Y1" chart:class="chart:line">
            <chart:data-point chart:repeated="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kde_kernel.J1:kde_kernel.J1</svg:desc>
                </draw:g>
              </table:table-cell>
              <table:table-cell office:value-type="string">
                <text:p>bci</text:p>
                <draw:g>
                  <svg:desc>kde_kernel.K1:kde_kernel.K1</svg:desc>
                </draw:g>
              </table:table-cell>
              <table:table-cell office:value-type="string">
                <text:p>bupa</text:p>
                <draw:g>
                  <svg:desc>kde_kernel.L1:kde_kernel.L1</svg:desc>
                </draw:g>
              </table:table-cell>
              <table:table-cell office:value-type="string">
                <text:p>cancer</text:p>
                <draw:g>
                  <svg:desc>kde_kernel.M1:kde_kernel.M1</svg:desc>
                </draw:g>
              </table:table-cell>
              <table:table-cell office:value-type="string">
                <text:p>coil2</text:p>
                <draw:g>
                  <svg:desc>kde_kernel.N1:kde_kernel.N1</svg:desc>
                </draw:g>
              </table:table-cell>
              <table:table-cell office:value-type="string">
                <text:p>g241n</text:p>
                <draw:g>
                  <svg:desc>kde_kernel.O1:kde_kernel.O1</svg:desc>
                </draw:g>
              </table:table-cell>
              <table:table-cell office:value-type="string">
                <text:p>heart</text:p>
                <draw:g>
                  <svg:desc>kde_kernel.P1:kde_kernel.P1</svg:desc>
                </draw:g>
              </table:table-cell>
              <table:table-cell office:value-type="string">
                <text:p>hepatitis</text:p>
                <draw:g>
                  <svg:desc>kde_kernel.Q1:kde_kernel.Q1</svg:desc>
                </draw:g>
              </table:table-cell>
              <table:table-cell office:value-type="string">
                <text:p>ionosphere</text:p>
                <draw:g>
                  <svg:desc>kde_kernel.R1:kde_kernel.R1</svg:desc>
                </draw:g>
              </table:table-cell>
              <table:table-cell office:value-type="string">
                <text:p>iris</text:p>
                <draw:g>
                  <svg:desc>kde_kernel.S1:kde_kernel.S1</svg:desc>
                </draw:g>
              </table:table-cell>
              <table:table-cell office:value-type="string">
                <text:p>mammographic</text:p>
                <draw:g>
                  <svg:desc>kde_kernel.T1:kde_kernel.T1</svg:desc>
                </draw:g>
              </table:table-cell>
              <table:table-cell office:value-type="string">
                <text:p>newthyroid</text:p>
                <draw:g>
                  <svg:desc>kde_kernel.U1:kde_kernel.U1</svg:desc>
                </draw:g>
              </table:table-cell>
              <table:table-cell office:value-type="string">
                <text:p>tae</text:p>
                <draw:g>
                  <svg:desc>kde_kernel.V1:kde_kernel.V1</svg:desc>
                </draw:g>
              </table:table-cell>
              <table:table-cell office:value-type="string">
                <text:p>usps</text:p>
                <draw:g>
                  <svg:desc>kde_kernel.W1:kde_kernel.W1</svg:desc>
                </draw:g>
              </table:table-cell>
              <table:table-cell office:value-type="string">
                <text:p>vote</text:p>
                <draw:g>
                  <svg:desc>kde_kernel.X1:kde_kernel.X1</svg:desc>
                </draw:g>
              </table:table-cell>
              <table:table-cell office:value-type="string">
                <text:p>wine</text:p>
                <draw:g>
                  <svg:desc>kde_kernel.Y1:kde_kernel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</text:p>
                <draw:g>
                  <svg:desc>kde_kernel.I2:kde_kernel.I7</svg:desc>
                </draw:g>
              </table:table-cell>
              <table:table-cell office:value-type="float" office:value="0.8571">
                <text:p>0.8571</text:p>
                <draw:g>
                  <svg:desc>kde_kernel.J2:kde_kernel.J7</svg:desc>
                </draw:g>
              </table:table-cell>
              <table:table-cell office:value-type="float" office:value="0.5625">
                <text:p>0.5625</text:p>
                <draw:g>
                  <svg:desc>kde_kernel.K2:kde_kernel.K7</svg:desc>
                </draw:g>
              </table:table-cell>
              <table:table-cell office:value-type="float" office:value="0.5652">
                <text:p>0.5652</text:p>
                <draw:g>
                  <svg:desc>kde_kernel.L2:kde_kernel.L7</svg:desc>
                </draw:g>
              </table:table-cell>
              <table:table-cell office:value-type="float" office:value="0.9035">
                <text:p>0.9035</text:p>
                <draw:g>
                  <svg:desc>kde_kernel.M2:kde_kernel.M7</svg:desc>
                </draw:g>
              </table:table-cell>
              <table:table-cell office:value-type="float" office:value="0.92">
                <text:p>0.92</text:p>
                <draw:g>
                  <svg:desc>kde_kernel.N2:kde_kernel.N7</svg:desc>
                </draw:g>
              </table:table-cell>
              <table:table-cell office:value-type="float" office:value="0.7133">
                <text:p>0.7133</text:p>
                <draw:g>
                  <svg:desc>kde_kernel.O2:kde_kernel.O7</svg:desc>
                </draw:g>
              </table:table-cell>
              <table:table-cell office:value-type="float" office:value="0.7358">
                <text:p>0.7358</text:p>
                <draw:g>
                  <svg:desc>kde_kernel.P2:kde_kernel.P7</svg:desc>
                </draw:g>
              </table:table-cell>
              <table:table-cell office:value-type="float" office:value="0.75">
                <text:p>0.75</text:p>
                <draw:g>
                  <svg:desc>kde_kernel.Q2:kde_kernel.Q7</svg:desc>
                </draw:g>
              </table:table-cell>
              <table:table-cell office:value-type="float" office:value="0.8714">
                <text:p>0.8714</text:p>
                <draw:g>
                  <svg:desc>kde_kernel.R2:kde_kernel.R7</svg:desc>
                </draw:g>
              </table:table-cell>
              <table:table-cell office:value-type="float" office:value="0.9667">
                <text:p>0.9667</text:p>
                <draw:g>
                  <svg:desc>kde_kernel.S2:kde_kernel.S7</svg:desc>
                </draw:g>
              </table:table-cell>
              <table:table-cell office:value-type="float" office:value="0.7048">
                <text:p>0.7048</text:p>
                <draw:g>
                  <svg:desc>kde_kernel.T2:kde_kernel.T7</svg:desc>
                </draw:g>
              </table:table-cell>
              <table:table-cell office:value-type="float" office:value="0.9535">
                <text:p>0.9535</text:p>
                <draw:g>
                  <svg:desc>kde_kernel.U2:kde_kernel.U7</svg:desc>
                </draw:g>
              </table:table-cell>
              <table:table-cell office:value-type="float" office:value="0.5">
                <text:p>0.5</text:p>
                <draw:g>
                  <svg:desc>kde_kernel.V2:kde_kernel.V7</svg:desc>
                </draw:g>
              </table:table-cell>
              <table:table-cell office:value-type="float" office:value="0.9367">
                <text:p>0.9367</text:p>
                <draw:g>
                  <svg:desc>kde_kernel.W2:kde_kernel.W7</svg:desc>
                </draw:g>
              </table:table-cell>
              <table:table-cell office:value-type="float" office:value="0.8966">
                <text:p>0.8966</text:p>
                <draw:g>
                  <svg:desc>kde_kernel.X2:kde_kernel.X7</svg:desc>
                </draw:g>
              </table:table-cell>
              <table:table-cell office:value-type="float" office:value="0.9722">
                <text:p>0.9722</text:p>
                <draw:g>
                  <svg:desc>kde_kernel.Y2:kde_kernel.Y7</svg:desc>
                </draw:g>
              </table:table-cell>
            </table:table-row>
            <table:table-row>
              <table:table-cell office:value-type="string">
                <text:p>tophat</text:p>
              </table:table-cell>
              <table:table-cell office:value-type="float" office:value="0.8571">
                <text:p>0.8571</text:p>
              </table:table-cell>
              <table:table-cell office:value-type="float" office:value="0.5625">
                <text:p>0.5625</text:p>
              </table:table-cell>
              <table:table-cell office:value-type="float" office:value="0.4348">
                <text:p>0.4348</text:p>
              </table:table-cell>
              <table:table-cell office:value-type="float" office:value="0.8684">
                <text:p>0.8684</text:p>
              </table:table-cell>
              <table:table-cell office:value-type="float" office:value="0.9067">
                <text:p>0.9067</text:p>
              </table:table-cell>
              <table:table-cell office:value-type="float" office:value="0.6367">
                <text:p>0.6367</text:p>
              </table:table-cell>
              <table:table-cell office:value-type="float" office:value="0.717">
                <text:p>0.717</text:p>
              </table:table-cell>
              <table:table-cell office:value-type="float" office:value="0.75">
                <text:p>0.75</text:p>
              </table:table-cell>
              <table:table-cell office:value-type="float" office:value="0.8857">
                <text:p>0.8857</text:p>
              </table:table-cell>
              <table:table-cell office:value-type="float" office:value="0.9667">
                <text:p>0.9667</text:p>
              </table:table-cell>
              <table:table-cell office:value-type="float" office:value="0.7349">
                <text:p>0.7349</text:p>
              </table:table-cell>
              <table:table-cell office:value-type="float" office:value="0.8605">
                <text:p>0.8605</text:p>
              </table:table-cell>
              <table:table-cell office:value-type="float" office:value="0.4667">
                <text:p>0.4667</text:p>
              </table:table-cell>
              <table:table-cell office:value-type="float" office:value="0.94">
                <text:p>0.94</text:p>
              </table:table-cell>
              <table:table-cell office:value-type="float" office:value="0.9195">
                <text:p>0.9195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epanechnikov</text:p>
              </table:table-cell>
              <table:table-cell office:value-type="float" office:value="0.8571">
                <text:p>0.8571</text:p>
              </table:table-cell>
              <table:table-cell office:value-type="float" office:value="0.575">
                <text:p>0.575</text:p>
              </table:table-cell>
              <table:table-cell office:value-type="float" office:value="0.4203">
                <text:p>0.4203</text:p>
              </table:table-cell>
              <table:table-cell office:value-type="float" office:value="0.9386">
                <text:p>0.9386</text:p>
              </table:table-cell>
              <table:table-cell office:value-type="float" office:value="0.8867">
                <text:p>0.8867</text:p>
              </table:table-cell>
              <table:table-cell office:value-type="float" office:value="0.69">
                <text:p>0.69</text:p>
              </table:table-cell>
              <table:table-cell office:value-type="float" office:value="0.6981">
                <text:p>0.6981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333">
                <text:p>0.9333</text:p>
              </table:table-cell>
              <table:table-cell office:value-type="float" office:value="0.7349">
                <text:p>0.7349</text:p>
              </table:table-cell>
              <table:table-cell office:value-type="float" office:value="0.9535">
                <text:p>0.9535</text:p>
              </table:table-cell>
              <table:table-cell office:value-type="float" office:value="0.4667">
                <text:p>0.4667</text:p>
              </table:table-cell>
              <table:table-cell office:value-type="float" office:value="0.9467">
                <text:p>0.9467</text:p>
              </table:table-cell>
              <table:table-cell office:value-type="float" office:value="0.908">
                <text:p>0.908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exponential</text:p>
              </table:table-cell>
              <table:table-cell office:value-type="float" office:value="0.8571">
                <text:p>0.8571</text:p>
              </table:table-cell>
              <table:table-cell office:value-type="float" office:value="0.625">
                <text:p>0.625</text:p>
              </table:table-cell>
              <table:table-cell office:value-type="float" office:value="0.5217">
                <text:p>0.5217</text:p>
              </table:table-cell>
              <table:table-cell office:value-type="float" office:value="0.9561">
                <text:p>0.9561</text:p>
              </table:table-cell>
              <table:table-cell office:value-type="float" office:value="0.9167">
                <text:p>0.9167</text:p>
              </table:table-cell>
              <table:table-cell office:value-type="float" office:value="0.6433">
                <text:p>0.6433</text:p>
              </table:table-cell>
              <table:table-cell office:value-type="float" office:value="0.7358">
                <text:p>0.7358</text:p>
              </table:table-cell>
              <table:table-cell office:value-type="float" office:value="0.75">
                <text:p>0.75</text:p>
              </table:table-cell>
              <table:table-cell office:value-type="float" office:value="0.8857">
                <text:p>0.8857</text:p>
              </table:table-cell>
              <table:table-cell office:value-type="float" office:value="0.9667">
                <text:p>0.9667</text:p>
              </table:table-cell>
              <table:table-cell office:value-type="float" office:value="0.759">
                <text:p>0.759</text:p>
              </table:table-cell>
              <table:table-cell office:value-type="float" office:value="0.9535">
                <text:p>0.9535</text:p>
              </table:table-cell>
              <table:table-cell office:value-type="float" office:value="0.4333">
                <text:p>0.4333</text:p>
              </table:table-cell>
              <table:table-cell office:value-type="float" office:value="0.9067">
                <text:p>0.9067</text:p>
              </table:table-cell>
              <table:table-cell office:value-type="float" office:value="0.908">
                <text:p>0.908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0.8571">
                <text:p>0.8571</text:p>
              </table:table-cell>
              <table:table-cell office:value-type="float" office:value="0.5125">
                <text:p>0.5125</text:p>
              </table:table-cell>
              <table:table-cell office:value-type="float" office:value="0.5942">
                <text:p>0.5942</text:p>
              </table:table-cell>
              <table:table-cell office:value-type="float" office:value="0.9035">
                <text:p>0.9035</text:p>
              </table:table-cell>
              <table:table-cell office:value-type="float" office:value="0.91">
                <text:p>0.91</text:p>
              </table:table-cell>
              <table:table-cell office:value-type="float" office:value="0.6967">
                <text:p>0.6967</text:p>
              </table:table-cell>
              <table:table-cell office:value-type="float" office:value="0.8113">
                <text:p>0.8113</text:p>
              </table:table-cell>
              <table:table-cell office:value-type="float" office:value="0.75">
                <text:p>0.75</text:p>
              </table:table-cell>
              <table:table-cell office:value-type="float" office:value="0.9143">
                <text:p>0.9143</text:p>
              </table:table-cell>
              <table:table-cell office:value-type="float" office:value="0.9667">
                <text:p>0.9667</text:p>
              </table:table-cell>
              <table:table-cell office:value-type="float" office:value="0.7651">
                <text:p>0.7651</text:p>
              </table:table-cell>
              <table:table-cell office:value-type="float" office:value="0.9535">
                <text:p>0.9535</text:p>
              </table:table-cell>
              <table:table-cell office:value-type="float" office:value="0.4">
                <text:p>0.4</text:p>
              </table:table-cell>
              <table:table-cell office:value-type="float" office:value="0.92">
                <text:p>0.92</text:p>
              </table:table-cell>
              <table:table-cell office:value-type="float" office:value="0.931">
                <text:p>0.931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cosine</text:p>
              </table:table-cell>
              <table:table-cell office:value-type="float" office:value="0.8571">
                <text:p>0.8571</text:p>
              </table:table-cell>
              <table:table-cell office:value-type="float" office:value="0.5625">
                <text:p>0.5625</text:p>
              </table:table-cell>
              <table:table-cell office:value-type="float" office:value="0.4348">
                <text:p>0.4348</text:p>
              </table:table-cell>
              <table:table-cell office:value-type="float" office:value="0.8684">
                <text:p>0.8684</text:p>
              </table:table-cell>
              <table:table-cell office:value-type="float" office:value="0.8933">
                <text:p>0.8933</text:p>
              </table:table-cell>
              <table:table-cell office:value-type="float" office:value="0.6467">
                <text:p>0.6467</text:p>
              </table:table-cell>
              <table:table-cell office:value-type="float" office:value="0.8113">
                <text:p>0.8113</text:p>
              </table:table-cell>
              <table:table-cell office:value-type="float" office:value="0.75">
                <text:p>0.75</text:p>
              </table:table-cell>
              <table:table-cell office:value-type="float" office:value="0.8429">
                <text:p>0.8429</text:p>
              </table:table-cell>
              <table:table-cell office:value-type="float" office:value="0.9667">
                <text:p>0.9667</text:p>
              </table:table-cell>
              <table:table-cell office:value-type="float" office:value="0.7349">
                <text:p>0.7349</text:p>
              </table:table-cell>
              <table:table-cell office:value-type="float" office:value="0.9535">
                <text:p>0.9535</text:p>
              </table:table-cell>
              <table:table-cell office:value-type="float" office:value="0.4333">
                <text:p>0.4333</text:p>
              </table:table-cell>
              <table:table-cell office:value-type="float" office:value="0.9433">
                <text:p>0.9433</text:p>
              </table:table-cell>
              <table:table-cell office:value-type="float" office:value="0.8966">
                <text:p>0.896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7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kde_kernel.I2:kde_kernel.I7 kde_kernel.M1:kde_kernel.M7 kde_kernel.R1:kde_kernel.R7 kde_kernel.W1:kde_kernel.W7" chart:data-source-has-labels="both" svg:x="1.665cm" svg:y="0.384cm" svg:width="27.402cm" svg:height="17.456cm">
          <chartooo:coordinate-region svg:x="3.08cm" svg:y="0.583cm" svg:width="25.298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kde_kernel.I2:kde_kernel.I7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kde_kernel.M2:kde_kernel.M7" chart:label-cell-address="kde_kernel.M1:kde_kernel.M1" chart:class="chart:line">
            <chart:data-point chart:repeated="6"/>
          </chart:series>
          <chart:series chart:style-name="ch10" chart:values-cell-range-address="kde_kernel.R2:kde_kernel.R7" chart:label-cell-address="kde_kernel.R1:kde_kernel.R1" chart:class="chart:line">
            <chart:data-point chart:repeated="6"/>
          </chart:series>
          <chart:series chart:style-name="ch11" chart:values-cell-range-address="kde_kernel.W2:kde_kernel.W7" chart:label-cell-address="kde_kernel.W1:kde_kernel.W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kde_kernel.M1:kde_kernel.M1</svg:desc>
                </draw:g>
              </table:table-cell>
              <table:table-cell office:value-type="string">
                <text:p>ionosphere</text:p>
                <draw:g>
                  <svg:desc>kde_kernel.R1:kde_kernel.R1</svg:desc>
                </draw:g>
              </table:table-cell>
              <table:table-cell office:value-type="string">
                <text:p>usps</text:p>
                <draw:g>
                  <svg:desc>kde_kernel.W1:kde_kernel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ussian</text:p>
                <draw:g>
                  <svg:desc>kde_kernel.I2:kde_kernel.I7</svg:desc>
                </draw:g>
              </table:table-cell>
              <table:table-cell office:value-type="float" office:value="0.9035">
                <text:p>0.9035</text:p>
                <draw:g>
                  <svg:desc>kde_kernel.M2:kde_kernel.M7</svg:desc>
                </draw:g>
              </table:table-cell>
              <table:table-cell office:value-type="float" office:value="0.8714">
                <text:p>0.8714</text:p>
                <draw:g>
                  <svg:desc>kde_kernel.R2:kde_kernel.R7</svg:desc>
                </draw:g>
              </table:table-cell>
              <table:table-cell office:value-type="float" office:value="0.9367">
                <text:p>0.9367</text:p>
                <draw:g>
                  <svg:desc>kde_kernel.W2:kde_kernel.W7</svg:desc>
                </draw:g>
              </table:table-cell>
            </table:table-row>
            <table:table-row>
              <table:table-cell office:value-type="string">
                <text:p>tophat</text:p>
              </table:table-cell>
              <table:table-cell office:value-type="float" office:value="0.8684">
                <text:p>0.8684</text:p>
              </table:table-cell>
              <table:table-cell office:value-type="float" office:value="0.8857">
                <text:p>0.88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epanechnikov</text:p>
              </table:table-cell>
              <table:table-cell office:value-type="float" office:value="0.9386">
                <text:p>0.9386</text:p>
              </table:table-cell>
              <table:table-cell office:value-type="float" office:value="0.9">
                <text:p>0.9</text:p>
              </table:table-cell>
              <table:table-cell office:value-type="float" office:value="0.9467">
                <text:p>0.9467</text:p>
              </table:table-cell>
            </table:table-row>
            <table:table-row>
              <table:table-cell office:value-type="string">
                <text:p>exponential</text:p>
              </table:table-cell>
              <table:table-cell office:value-type="float" office:value="0.9561">
                <text:p>0.9561</text:p>
              </table:table-cell>
              <table:table-cell office:value-type="float" office:value="0.8857">
                <text:p>0.8857</text:p>
              </table:table-cell>
              <table:table-cell office:value-type="float" office:value="0.9067">
                <text:p>0.9067</text:p>
              </table:table-cell>
            </table:table-row>
            <table:table-row>
              <table:table-cell office:value-type="string">
                <text:p>linear</text:p>
              </table:table-cell>
              <table:table-cell office:value-type="float" office:value="0.9035">
                <text:p>0.9035</text:p>
              </table:table-cell>
              <table:table-cell office:value-type="float" office:value="0.9143">
                <text:p>0.914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cosine</text:p>
              </table:table-cell>
              <table:table-cell office:value-type="float" office:value="0.8684">
                <text:p>0.8684</text:p>
              </table:table-cell>
              <table:table-cell office:value-type="float" office:value="0.8429">
                <text:p>0.8429</text:p>
              </table:table-cell>
              <table:table-cell office:value-type="float" office:value="0.9433">
                <text:p>0.94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alpha.I2:alpha.Y8 alpha.J1:alpha.Y1" chart:data-source-has-labels="both" svg:x="1.665cm" svg:y="0.384cm" svg:width="26.714cm" svg:height="17.456cm">
          <chartooo:coordinate-region svg:x="3.08cm" svg:y="0.583cm" svg:width="24.874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alpha.I2:alpha.I8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alpha.J2:alpha.J8" chart:label-cell-address="alpha.J1:alpha.J1" chart:class="chart:line">
            <chart:data-point chart:repeated="7"/>
          </chart:series>
          <chart:series chart:style-name="ch10" chart:values-cell-range-address="alpha.K2:alpha.K8" chart:label-cell-address="alpha.K1:alpha.K1" chart:class="chart:line">
            <chart:data-point chart:repeated="7"/>
          </chart:series>
          <chart:series chart:style-name="ch11" chart:values-cell-range-address="alpha.L2:alpha.L8" chart:label-cell-address="alpha.L1:alpha.L1" chart:class="chart:line">
            <chart:data-point chart:repeated="7"/>
          </chart:series>
          <chart:series chart:style-name="ch12" chart:values-cell-range-address="alpha.M2:alpha.M8" chart:label-cell-address="alpha.M1:alpha.M1" chart:class="chart:line">
            <chart:data-point chart:repeated="7"/>
          </chart:series>
          <chart:series chart:style-name="ch13" chart:values-cell-range-address="alpha.N2:alpha.N8" chart:label-cell-address="alpha.N1:alpha.N1" chart:class="chart:line">
            <chart:data-point chart:repeated="7"/>
          </chart:series>
          <chart:series chart:style-name="ch14" chart:values-cell-range-address="alpha.O2:alpha.O8" chart:label-cell-address="alpha.O1:alpha.O1" chart:class="chart:line">
            <chart:data-point chart:repeated="7"/>
          </chart:series>
          <chart:series chart:style-name="ch15" chart:values-cell-range-address="alpha.P2:alpha.P8" chart:label-cell-address="alpha.P1:alpha.P1" chart:class="chart:line">
            <chart:data-point chart:repeated="7"/>
          </chart:series>
          <chart:series chart:style-name="ch16" chart:values-cell-range-address="alpha.Q2:alpha.Q8" chart:label-cell-address="alpha.Q1:alpha.Q1" chart:class="chart:line">
            <chart:data-point chart:repeated="7"/>
          </chart:series>
          <chart:series chart:style-name="ch17" chart:values-cell-range-address="alpha.R2:alpha.R8" chart:label-cell-address="alpha.R1:alpha.R1" chart:class="chart:line">
            <chart:data-point chart:repeated="7"/>
          </chart:series>
          <chart:series chart:style-name="ch18" chart:values-cell-range-address="alpha.S2:alpha.S8" chart:label-cell-address="alpha.S1:alpha.S1" chart:class="chart:line">
            <chart:data-point chart:repeated="7"/>
          </chart:series>
          <chart:series chart:style-name="ch19" chart:values-cell-range-address="alpha.T2:alpha.T8" chart:label-cell-address="alpha.T1:alpha.T1" chart:class="chart:line">
            <chart:data-point chart:repeated="7"/>
          </chart:series>
          <chart:series chart:style-name="ch20" chart:values-cell-range-address="alpha.U2:alpha.U8" chart:label-cell-address="alpha.U1:alpha.U1" chart:class="chart:line">
            <chart:data-point chart:repeated="7"/>
          </chart:series>
          <chart:series chart:style-name="ch21" chart:values-cell-range-address="alpha.V2:alpha.V8" chart:label-cell-address="alpha.V1:alpha.V1" chart:class="chart:line">
            <chart:data-point chart:repeated="7"/>
          </chart:series>
          <chart:series chart:style-name="ch22" chart:values-cell-range-address="alpha.W2:alpha.W8" chart:label-cell-address="alpha.W1:alpha.W1" chart:class="chart:line">
            <chart:data-point chart:repeated="7"/>
          </chart:series>
          <chart:series chart:style-name="ch23" chart:values-cell-range-address="alpha.X2:alpha.X8" chart:label-cell-address="alpha.X1:alpha.X1" chart:class="chart:line">
            <chart:data-point chart:repeated="7"/>
          </chart:series>
          <chart:series chart:style-name="ch24" chart:values-cell-range-address="alpha.Y2:alpha.Y8" chart:label-cell-address="alpha.Y1:alpha.Y1" chart:class="chart:line">
            <chart:data-point chart:repeated="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alpha.J1:alpha.J1</svg:desc>
                </draw:g>
              </table:table-cell>
              <table:table-cell office:value-type="string">
                <text:p>bci</text:p>
                <draw:g>
                  <svg:desc>alpha.K1:alpha.K1</svg:desc>
                </draw:g>
              </table:table-cell>
              <table:table-cell office:value-type="string">
                <text:p>bupa</text:p>
                <draw:g>
                  <svg:desc>alpha.L1:alpha.L1</svg:desc>
                </draw:g>
              </table:table-cell>
              <table:table-cell office:value-type="string">
                <text:p>cancer</text:p>
                <draw:g>
                  <svg:desc>alpha.M1:alpha.M1</svg:desc>
                </draw:g>
              </table:table-cell>
              <table:table-cell office:value-type="string">
                <text:p>coil2</text:p>
                <draw:g>
                  <svg:desc>alpha.N1:alpha.N1</svg:desc>
                </draw:g>
              </table:table-cell>
              <table:table-cell office:value-type="string">
                <text:p>g241n</text:p>
                <draw:g>
                  <svg:desc>alpha.O1:alpha.O1</svg:desc>
                </draw:g>
              </table:table-cell>
              <table:table-cell office:value-type="string">
                <text:p>heart</text:p>
                <draw:g>
                  <svg:desc>alpha.P1:alpha.P1</svg:desc>
                </draw:g>
              </table:table-cell>
              <table:table-cell office:value-type="string">
                <text:p>hepatitis</text:p>
                <draw:g>
                  <svg:desc>alpha.Q1:alpha.Q1</svg:desc>
                </draw:g>
              </table:table-cell>
              <table:table-cell office:value-type="string">
                <text:p>ionosphere</text:p>
                <draw:g>
                  <svg:desc>alpha.R1:alpha.R1</svg:desc>
                </draw:g>
              </table:table-cell>
              <table:table-cell office:value-type="string">
                <text:p>iris</text:p>
                <draw:g>
                  <svg:desc>alpha.S1:alpha.S1</svg:desc>
                </draw:g>
              </table:table-cell>
              <table:table-cell office:value-type="string">
                <text:p>mammographic</text:p>
                <draw:g>
                  <svg:desc>alpha.T1:alpha.T1</svg:desc>
                </draw:g>
              </table:table-cell>
              <table:table-cell office:value-type="string">
                <text:p>newthyroid</text:p>
                <draw:g>
                  <svg:desc>alpha.U1:alpha.U1</svg:desc>
                </draw:g>
              </table:table-cell>
              <table:table-cell office:value-type="string">
                <text:p>tae</text:p>
                <draw:g>
                  <svg:desc>alpha.V1:alpha.V1</svg:desc>
                </draw:g>
              </table:table-cell>
              <table:table-cell office:value-type="string">
                <text:p>usps</text:p>
                <draw:g>
                  <svg:desc>alpha.W1:alpha.W1</svg:desc>
                </draw:g>
              </table:table-cell>
              <table:table-cell office:value-type="string">
                <text:p>vote</text:p>
                <draw:g>
                  <svg:desc>alpha.X1:alpha.X1</svg:desc>
                </draw:g>
              </table:table-cell>
              <table:table-cell office:value-type="string">
                <text:p>wine</text:p>
                <draw:g>
                  <svg:desc>alpha.Y1:alpha.Y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alpha.I2:alpha.I8</svg:desc>
                </draw:g>
              </table:table-cell>
              <table:table-cell office:value-type="float" office:value="0.9048">
                <text:p>0.9048</text:p>
                <draw:g>
                  <svg:desc>alpha.J2:alpha.J8</svg:desc>
                </draw:g>
              </table:table-cell>
              <table:table-cell office:value-type="float" office:value="0.5">
                <text:p>0.5</text:p>
                <draw:g>
                  <svg:desc>alpha.K2:alpha.K8</svg:desc>
                </draw:g>
              </table:table-cell>
              <table:table-cell office:value-type="float" office:value="0.4783">
                <text:p>0.4783</text:p>
                <draw:g>
                  <svg:desc>alpha.L2:alpha.L8</svg:desc>
                </draw:g>
              </table:table-cell>
              <table:table-cell office:value-type="float" office:value="0.886">
                <text:p>0.886</text:p>
                <draw:g>
                  <svg:desc>alpha.M2:alpha.M8</svg:desc>
                </draw:g>
              </table:table-cell>
              <table:table-cell office:value-type="float" office:value="0.9433">
                <text:p>0.9433</text:p>
                <draw:g>
                  <svg:desc>alpha.N2:alpha.N8</svg:desc>
                </draw:g>
              </table:table-cell>
              <table:table-cell office:value-type="float" office:value="0.6367">
                <text:p>0.6367</text:p>
                <draw:g>
                  <svg:desc>alpha.O2:alpha.O8</svg:desc>
                </draw:g>
              </table:table-cell>
              <table:table-cell office:value-type="float" office:value="0.717">
                <text:p>0.717</text:p>
                <draw:g>
                  <svg:desc>alpha.P2:alpha.P8</svg:desc>
                </draw:g>
              </table:table-cell>
              <table:table-cell office:value-type="float" office:value="0.875">
                <text:p>0.875</text:p>
                <draw:g>
                  <svg:desc>alpha.Q2:alpha.Q8</svg:desc>
                </draw:g>
              </table:table-cell>
              <table:table-cell office:value-type="float" office:value="0.4714">
                <text:p>0.4714</text:p>
                <draw:g>
                  <svg:desc>alpha.R2:alpha.R8</svg:desc>
                </draw:g>
              </table:table-cell>
              <table:table-cell office:value-type="float" office:value="0.8667">
                <text:p>0.8667</text:p>
                <draw:g>
                  <svg:desc>alpha.S2:alpha.S8</svg:desc>
                </draw:g>
              </table:table-cell>
              <table:table-cell office:value-type="float" office:value="0.6687">
                <text:p>0.6687</text:p>
                <draw:g>
                  <svg:desc>alpha.T2:alpha.T8</svg:desc>
                </draw:g>
              </table:table-cell>
              <table:table-cell office:value-type="float" office:value="0.9302">
                <text:p>0.9302</text:p>
                <draw:g>
                  <svg:desc>alpha.U2:alpha.U8</svg:desc>
                </draw:g>
              </table:table-cell>
              <table:table-cell office:value-type="float" office:value="0.5333">
                <text:p>0.5333</text:p>
                <draw:g>
                  <svg:desc>alpha.V2:alpha.V8</svg:desc>
                </draw:g>
              </table:table-cell>
              <table:table-cell office:value-type="float" office:value="0.8667">
                <text:p>0.8667</text:p>
                <draw:g>
                  <svg:desc>alpha.W2:alpha.W8</svg:desc>
                </draw:g>
              </table:table-cell>
              <table:table-cell office:value-type="float" office:value="0.9425">
                <text:p>0.9425</text:p>
                <draw:g>
                  <svg:desc>alpha.X2:alpha.X8</svg:desc>
                </draw:g>
              </table:table-cell>
              <table:table-cell office:value-type="float" office:value="0.8889">
                <text:p>0.8889</text:p>
                <draw:g>
                  <svg:desc>alpha.Y2:alpha.Y8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048">
                <text:p>0.9048</text:p>
              </table:table-cell>
              <table:table-cell office:value-type="float" office:value="0.5">
                <text:p>0.5</text:p>
              </table:table-cell>
              <table:table-cell office:value-type="float" office:value="0.4783">
                <text:p>0.4783</text:p>
              </table:table-cell>
              <table:table-cell office:value-type="float" office:value="0.8596">
                <text:p>0.8596</text:p>
              </table:table-cell>
              <table:table-cell office:value-type="float" office:value="0.91">
                <text:p>0.91</text:p>
              </table:table-cell>
              <table:table-cell office:value-type="float" office:value="0.6367">
                <text:p>0.6367</text:p>
              </table:table-cell>
              <table:table-cell office:value-type="float" office:value="0.8113">
                <text:p>0.8113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  <table:table-cell office:value-type="float" office:value="0.8667">
                <text:p>0.8667</text:p>
              </table:table-cell>
              <table:table-cell office:value-type="float" office:value="0.7229">
                <text:p>0.7229</text:p>
              </table:table-cell>
              <table:table-cell office:value-type="float" office:value="0.9302">
                <text:p>0.9302</text:p>
              </table:table-cell>
              <table:table-cell office:value-type="float" office:value="0.5">
                <text:p>0.5</text:p>
              </table:table-cell>
              <table:table-cell office:value-type="float" office:value="0.76">
                <text:p>0.76</text:p>
              </table:table-cell>
              <table:table-cell office:value-type="float" office:value="0.9195">
                <text:p>0.9195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048">
                <text:p>0.9048</text:p>
              </table:table-cell>
              <table:table-cell office:value-type="float" office:value="0.5375">
                <text:p>0.5375</text:p>
              </table:table-cell>
              <table:table-cell office:value-type="float" office:value="0.5362">
                <text:p>0.5362</text:p>
              </table:table-cell>
              <table:table-cell office:value-type="float" office:value="0.8509">
                <text:p>0.8509</text:p>
              </table:table-cell>
              <table:table-cell office:value-type="float" office:value="0.9033">
                <text:p>0.9033</text:p>
              </table:table-cell>
              <table:table-cell office:value-type="float" office:value="0.6367">
                <text:p>0.6367</text:p>
              </table:table-cell>
              <table:table-cell office:value-type="float" office:value="0.7547">
                <text:p>0.7547</text:p>
              </table:table-cell>
              <table:table-cell office:value-type="float" office:value="0.9375">
                <text:p>0.9375</text:p>
              </table:table-cell>
              <table:table-cell office:value-type="float" office:value="0.7286">
                <text:p>0.7286</text:p>
              </table:table-cell>
              <table:table-cell office:value-type="float" office:value="0.8667">
                <text:p>0.8667</text:p>
              </table:table-cell>
              <table:table-cell office:value-type="float" office:value="0.7831">
                <text:p>0.7831</text:p>
              </table:table-cell>
              <table:table-cell office:value-type="float" office:value="0.907">
                <text:p>0.907</text:p>
              </table:table-cell>
              <table:table-cell office:value-type="float" office:value="0.6">
                <text:p>0.6</text:p>
              </table:table-cell>
              <table:table-cell office:value-type="float" office:value="0.8567">
                <text:p>0.8567</text:p>
              </table:table-cell>
              <table:table-cell office:value-type="float" office:value="0.931">
                <text:p>0.931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048">
                <text:p>0.9048</text:p>
              </table:table-cell>
              <table:table-cell office:value-type="float" office:value="0.525">
                <text:p>0.525</text:p>
              </table:table-cell>
              <table:table-cell office:value-type="float" office:value="0.5652">
                <text:p>0.5652</text:p>
              </table:table-cell>
              <table:table-cell office:value-type="float" office:value="0.9649">
                <text:p>0.9649</text:p>
              </table:table-cell>
              <table:table-cell office:value-type="float" office:value="0.8167">
                <text:p>0.8167</text:p>
              </table:table-cell>
              <table:table-cell office:value-type="float" office:value="0.6367">
                <text:p>0.6367</text:p>
              </table:table-cell>
              <table:table-cell office:value-type="float" office:value="0.7736">
                <text:p>0.7736</text:p>
              </table:table-cell>
              <table:table-cell office:value-type="float" office:value="0.8125">
                <text:p>0.8125</text:p>
              </table:table-cell>
              <table:table-cell office:value-type="float" office:value="0.9">
                <text:p>0.9</text:p>
              </table:table-cell>
              <table:table-cell office:value-type="float" office:value="0.8333">
                <text:p>0.8333</text:p>
              </table:table-cell>
              <table:table-cell office:value-type="float" office:value="0.753">
                <text:p>0.753</text:p>
              </table:table-cell>
              <table:table-cell office:value-type="float" office:value="0.9535">
                <text:p>0.9535</text:p>
              </table:table-cell>
              <table:table-cell office:value-type="float" office:value="0.4667">
                <text:p>0.4667</text:p>
              </table:table-cell>
              <table:table-cell office:value-type="float" office:value="0.91">
                <text:p>0.91</text:p>
              </table:table-cell>
              <table:table-cell office:value-type="float" office:value="0.908">
                <text:p>0.908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571">
                <text:p>0.8571</text:p>
              </table:table-cell>
              <table:table-cell office:value-type="float" office:value="0.525">
                <text:p>0.525</text:p>
              </table:table-cell>
              <table:table-cell office:value-type="float" office:value="0.4638">
                <text:p>0.4638</text:p>
              </table:table-cell>
              <table:table-cell office:value-type="float" office:value="0.9035">
                <text:p>0.9035</text:p>
              </table:table-cell>
              <table:table-cell office:value-type="float" office:value="0.7767">
                <text:p>0.7767</text:p>
              </table:table-cell>
              <table:table-cell office:value-type="float" office:value="0.4667">
                <text:p>0.4667</text:p>
              </table:table-cell>
              <table:table-cell office:value-type="float" office:value="0.7736">
                <text:p>0.7736</text:p>
              </table:table-cell>
              <table:table-cell office:value-type="float" office:value="0.875">
                <text:p>0.875</text:p>
              </table:table-cell>
              <table:table-cell office:value-type="float" office:value="0.8143">
                <text:p>0.8143</text:p>
              </table:table-cell>
              <table:table-cell office:value-type="float" office:value="0.8333">
                <text:p>0.8333</text:p>
              </table:table-cell>
              <table:table-cell office:value-type="float" office:value="0.7711">
                <text:p>0.7711</text:p>
              </table:table-cell>
              <table:table-cell office:value-type="float" office:value="0.9302">
                <text:p>0.9302</text:p>
              </table:table-cell>
              <table:table-cell office:value-type="float" office:value="0.4">
                <text:p>0.4</text:p>
              </table:table-cell>
              <table:table-cell office:value-type="float" office:value="0.9233">
                <text:p>0.9233</text:p>
              </table:table-cell>
              <table:table-cell office:value-type="float" office:value="0.931">
                <text:p>0.931</text:p>
              </table:table-cell>
              <table:table-cell office:value-type="float" office:value="0.8611">
                <text:p>0.86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048">
                <text:p>0.9048</text:p>
              </table:table-cell>
              <table:table-cell office:value-type="float" office:value="0.4625">
                <text:p>0.4625</text:p>
              </table:table-cell>
              <table:table-cell office:value-type="float" office:value="0.4928">
                <text:p>0.4928</text:p>
              </table:table-cell>
              <table:table-cell office:value-type="float" office:value="0.9211">
                <text:p>0.9211</text:p>
              </table:table-cell>
              <table:table-cell office:value-type="float" office:value="0.7733">
                <text:p>0.7733</text:p>
              </table:table-cell>
              <table:table-cell office:value-type="float" office:value="0.64">
                <text:p>0.64</text:p>
              </table:table-cell>
              <table:table-cell office:value-type="float" office:value="0.7736">
                <text:p>0.7736</text:p>
              </table:table-cell>
              <table:table-cell office:value-type="float" office:value="0.9375">
                <text:p>0.9375</text:p>
              </table:table-cell>
              <table:table-cell office:value-type="float" office:value="0.8571">
                <text:p>0.8571</text:p>
              </table:table-cell>
              <table:table-cell office:value-type="float" office:value="0.8333">
                <text:p>0.8333</text:p>
              </table:table-cell>
              <table:table-cell office:value-type="float" office:value="0.759">
                <text:p>0.759</text:p>
              </table:table-cell>
              <table:table-cell office:value-type="float" office:value="0.9302">
                <text:p>0.9302</text:p>
              </table:table-cell>
              <table:table-cell office:value-type="float" office:value="0.3667">
                <text:p>0.3667</text:p>
              </table:table-cell>
              <table:table-cell office:value-type="float" office:value="0.94">
                <text:p>0.94</text:p>
              </table:table-cell>
              <table:table-cell office:value-type="float" office:value="0.8851">
                <text:p>0.8851</text:p>
              </table:table-cell>
              <table:table-cell office:value-type="float" office:value="0.8889">
                <text:p>0.888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9048">
                <text:p>0.9048</text:p>
              </table:table-cell>
              <table:table-cell office:value-type="float" office:value="0.5125">
                <text:p>0.5125</text:p>
              </table:table-cell>
              <table:table-cell office:value-type="float" office:value="0.5652">
                <text:p>0.5652</text:p>
              </table:table-cell>
              <table:table-cell office:value-type="float" office:value="0.9386">
                <text:p>0.9386</text:p>
              </table:table-cell>
              <table:table-cell office:value-type="float" office:value="0.9">
                <text:p>0.9</text:p>
              </table:table-cell>
              <table:table-cell office:value-type="float" office:value="0.4667">
                <text:p>0.4667</text:p>
              </table:table-cell>
              <table:table-cell office:value-type="float" office:value="0.7547">
                <text:p>0.7547</text:p>
              </table:table-cell>
              <table:table-cell office:value-type="float" office:value="0.8125">
                <text:p>0.8125</text:p>
              </table:table-cell>
              <table:table-cell office:value-type="float" office:value="0.9286">
                <text:p>0.9286</text:p>
              </table:table-cell>
              <table:table-cell office:value-type="float" office:value="0.9">
                <text:p>0.9</text:p>
              </table:table-cell>
              <table:table-cell office:value-type="float" office:value="0.7831">
                <text:p>0.7831</text:p>
              </table:table-cell>
              <table:table-cell office:value-type="float" office:value="0.9302">
                <text:p>0.9302</text:p>
              </table:table-cell>
              <table:table-cell office:value-type="float" office:value="0.4667">
                <text:p>0.4667</text:p>
              </table:table-cell>
              <table:table-cell office:value-type="float" office:value="0.9433">
                <text:p>0.9433</text:p>
              </table:table-cell>
              <table:table-cell office:value-type="float" office:value="0.9195">
                <text:p>0.9195</text:p>
              </table:table-cell>
              <table:table-cell office:value-type="float" office:value="0.8333">
                <text:p>0.8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7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alpha.I2:alpha.I7 alpha.M1:alpha.M7 alpha.R1:alpha.R7 alpha.W1:alpha.W7" chart:data-source-has-labels="both" svg:x="1.665cm" svg:y="0.384cm" svg:width="27.402cm" svg:height="17.456cm">
          <chartooo:coordinate-region svg:x="3.08cm" svg:y="0.583cm" svg:width="25.562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alpha.I2:alpha.I7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alpha.M2:alpha.M7" chart:label-cell-address="alpha.M1:alpha.M1" chart:class="chart:line">
            <chart:data-point chart:repeated="6"/>
          </chart:series>
          <chart:series chart:style-name="ch10" chart:values-cell-range-address="alpha.R2:alpha.R7" chart:label-cell-address="alpha.R1:alpha.R1" chart:class="chart:line">
            <chart:data-point chart:repeated="6"/>
          </chart:series>
          <chart:series chart:style-name="ch11" chart:values-cell-range-address="alpha.W2:alpha.W7" chart:label-cell-address="alpha.W1:alpha.W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alpha.M1:alpha.M1</svg:desc>
                </draw:g>
              </table:table-cell>
              <table:table-cell office:value-type="string">
                <text:p>ionosphere</text:p>
                <draw:g>
                  <svg:desc>alpha.R1:alpha.R1</svg:desc>
                </draw:g>
              </table:table-cell>
              <table:table-cell office:value-type="string">
                <text:p>usps</text:p>
                <draw:g>
                  <svg:desc>alpha.W1:alpha.W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alpha.I2:alpha.I7</svg:desc>
                </draw:g>
              </table:table-cell>
              <table:table-cell office:value-type="float" office:value="0.886">
                <text:p>0.886</text:p>
                <draw:g>
                  <svg:desc>alpha.M2:alpha.M7</svg:desc>
                </draw:g>
              </table:table-cell>
              <table:table-cell office:value-type="float" office:value="0.4714">
                <text:p>0.4714</text:p>
                <draw:g>
                  <svg:desc>alpha.R2:alpha.R7</svg:desc>
                </draw:g>
              </table:table-cell>
              <table:table-cell office:value-type="float" office:value="0.8667">
                <text:p>0.8667</text:p>
                <draw:g>
                  <svg:desc>alpha.W2:alpha.W7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8596">
                <text:p>0.8596</text:p>
              </table:table-cell>
              <table:table-cell office:value-type="float" office:value="0.5">
                <text:p>0.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509">
                <text:p>0.8509</text:p>
              </table:table-cell>
              <table:table-cell office:value-type="float" office:value="0.7286">
                <text:p>0.7286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649">
                <text:p>0.9649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035">
                <text:p>0.9035</text:p>
              </table:table-cell>
              <table:table-cell office:value-type="float" office:value="0.8143">
                <text:p>0.8143</text:p>
              </table:table-cell>
              <table:table-cell office:value-type="float" office:value="0.9233">
                <text:p>0.92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211">
                <text:p>0.9211</text:p>
              </table:table-cell>
              <table:table-cell office:value-type="float" office:value="0.8571">
                <text:p>0.8571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mo.I2:mo.Y4 mo.J1:mo.Y1" chart:data-source-has-labels="both" svg:x="1.665cm" svg:y="0.384cm" svg:width="26.714cm" svg:height="17.456cm">
          <chartooo:coordinate-region svg:x="3.265cm" svg:y="0.583cm" svg:width="25.02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mo.I2:mo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mo.J2:mo.J4" chart:label-cell-address="mo.J1:mo.J1" chart:class="chart:line">
            <chart:data-point chart:repeated="3"/>
          </chart:series>
          <chart:series chart:style-name="ch10" chart:values-cell-range-address="mo.K2:mo.K4" chart:label-cell-address="mo.K1:mo.K1" chart:class="chart:line">
            <chart:data-point chart:repeated="3"/>
          </chart:series>
          <chart:series chart:style-name="ch11" chart:values-cell-range-address="mo.L2:mo.L4" chart:label-cell-address="mo.L1:mo.L1" chart:class="chart:line">
            <chart:data-point chart:repeated="3"/>
          </chart:series>
          <chart:series chart:style-name="ch12" chart:values-cell-range-address="mo.M2:mo.M4" chart:label-cell-address="mo.M1:mo.M1" chart:class="chart:line">
            <chart:data-point chart:repeated="3"/>
          </chart:series>
          <chart:series chart:style-name="ch13" chart:values-cell-range-address="mo.N2:mo.N4" chart:label-cell-address="mo.N1:mo.N1" chart:class="chart:line">
            <chart:data-point chart:repeated="3"/>
          </chart:series>
          <chart:series chart:style-name="ch14" chart:values-cell-range-address="mo.O2:mo.O4" chart:label-cell-address="mo.O1:mo.O1" chart:class="chart:line">
            <chart:data-point chart:repeated="3"/>
          </chart:series>
          <chart:series chart:style-name="ch15" chart:values-cell-range-address="mo.P2:mo.P4" chart:label-cell-address="mo.P1:mo.P1" chart:class="chart:line">
            <chart:data-point chart:repeated="3"/>
          </chart:series>
          <chart:series chart:style-name="ch16" chart:values-cell-range-address="mo.Q2:mo.Q4" chart:label-cell-address="mo.Q1:mo.Q1" chart:class="chart:line">
            <chart:data-point chart:repeated="3"/>
          </chart:series>
          <chart:series chart:style-name="ch17" chart:values-cell-range-address="mo.R2:mo.R4" chart:label-cell-address="mo.R1:mo.R1" chart:class="chart:line">
            <chart:data-point chart:repeated="3"/>
          </chart:series>
          <chart:series chart:style-name="ch18" chart:values-cell-range-address="mo.S2:mo.S4" chart:label-cell-address="mo.S1:mo.S1" chart:class="chart:line">
            <chart:data-point chart:repeated="3"/>
          </chart:series>
          <chart:series chart:style-name="ch19" chart:values-cell-range-address="mo.T2:mo.T4" chart:label-cell-address="mo.T1:mo.T1" chart:class="chart:line">
            <chart:data-point chart:repeated="3"/>
          </chart:series>
          <chart:series chart:style-name="ch20" chart:values-cell-range-address="mo.U2:mo.U4" chart:label-cell-address="mo.U1:mo.U1" chart:class="chart:line">
            <chart:data-point chart:repeated="3"/>
          </chart:series>
          <chart:series chart:style-name="ch21" chart:values-cell-range-address="mo.V2:mo.V4" chart:label-cell-address="mo.V1:mo.V1" chart:class="chart:line">
            <chart:data-point chart:repeated="3"/>
          </chart:series>
          <chart:series chart:style-name="ch22" chart:values-cell-range-address="mo.W2:mo.W4" chart:label-cell-address="mo.W1:mo.W1" chart:class="chart:line">
            <chart:data-point chart:repeated="3"/>
          </chart:series>
          <chart:series chart:style-name="ch23" chart:values-cell-range-address="mo.X2:mo.X4" chart:label-cell-address="mo.X1:mo.X1" chart:class="chart:line">
            <chart:data-point chart:repeated="3"/>
          </chart:series>
          <chart:series chart:style-name="ch24" chart:values-cell-range-address="mo.Y2:mo.Y4" chart:label-cell-address="mo.Y1:mo.Y1" chart:class="chart:line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mo.J1:mo.J1</svg:desc>
                </draw:g>
              </table:table-cell>
              <table:table-cell office:value-type="string">
                <text:p>bci</text:p>
                <draw:g>
                  <svg:desc>mo.K1:mo.K1</svg:desc>
                </draw:g>
              </table:table-cell>
              <table:table-cell office:value-type="string">
                <text:p>bupa</text:p>
                <draw:g>
                  <svg:desc>mo.L1:mo.L1</svg:desc>
                </draw:g>
              </table:table-cell>
              <table:table-cell office:value-type="string">
                <text:p>cancer</text:p>
                <draw:g>
                  <svg:desc>mo.M1:mo.M1</svg:desc>
                </draw:g>
              </table:table-cell>
              <table:table-cell office:value-type="string">
                <text:p>coil2</text:p>
                <draw:g>
                  <svg:desc>mo.N1:mo.N1</svg:desc>
                </draw:g>
              </table:table-cell>
              <table:table-cell office:value-type="string">
                <text:p>g241n</text:p>
                <draw:g>
                  <svg:desc>mo.O1:mo.O1</svg:desc>
                </draw:g>
              </table:table-cell>
              <table:table-cell office:value-type="string">
                <text:p>heart</text:p>
                <draw:g>
                  <svg:desc>mo.P1:mo.P1</svg:desc>
                </draw:g>
              </table:table-cell>
              <table:table-cell office:value-type="string">
                <text:p>hepatitis</text:p>
                <draw:g>
                  <svg:desc>mo.Q1:mo.Q1</svg:desc>
                </draw:g>
              </table:table-cell>
              <table:table-cell office:value-type="string">
                <text:p>ionosphere</text:p>
                <draw:g>
                  <svg:desc>mo.R1:mo.R1</svg:desc>
                </draw:g>
              </table:table-cell>
              <table:table-cell office:value-type="string">
                <text:p>iris</text:p>
                <draw:g>
                  <svg:desc>mo.S1:mo.S1</svg:desc>
                </draw:g>
              </table:table-cell>
              <table:table-cell office:value-type="string">
                <text:p>mammographic</text:p>
                <draw:g>
                  <svg:desc>mo.T1:mo.T1</svg:desc>
                </draw:g>
              </table:table-cell>
              <table:table-cell office:value-type="string">
                <text:p>newthyroid</text:p>
                <draw:g>
                  <svg:desc>mo.U1:mo.U1</svg:desc>
                </draw:g>
              </table:table-cell>
              <table:table-cell office:value-type="string">
                <text:p>tae</text:p>
                <draw:g>
                  <svg:desc>mo.V1:mo.V1</svg:desc>
                </draw:g>
              </table:table-cell>
              <table:table-cell office:value-type="string">
                <text:p>usps</text:p>
                <draw:g>
                  <svg:desc>mo.W1:mo.W1</svg:desc>
                </draw:g>
              </table:table-cell>
              <table:table-cell office:value-type="string">
                <text:p>vote</text:p>
                <draw:g>
                  <svg:desc>mo.X1:mo.X1</svg:desc>
                </draw:g>
              </table:table-cell>
              <table:table-cell office:value-type="string">
                <text:p>wine</text:p>
                <draw:g>
                  <svg:desc>mo.Y1:mo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.I2:mo.I4</svg:desc>
                </draw:g>
              </table:table-cell>
              <table:table-cell office:value-type="float" office:value="0.8571">
                <text:p>0.8571</text:p>
                <draw:g>
                  <svg:desc>mo.J2:mo.J4</svg:desc>
                </draw:g>
              </table:table-cell>
              <table:table-cell office:value-type="float" office:value="0.55">
                <text:p>0.55</text:p>
                <draw:g>
                  <svg:desc>mo.K2:mo.K4</svg:desc>
                </draw:g>
              </table:table-cell>
              <table:table-cell office:value-type="float" office:value="0.5507">
                <text:p>0.5507</text:p>
                <draw:g>
                  <svg:desc>mo.L2:mo.L4</svg:desc>
                </draw:g>
              </table:table-cell>
              <table:table-cell office:value-type="float" office:value="0.9386">
                <text:p>0.9386</text:p>
                <draw:g>
                  <svg:desc>mo.M2:mo.M4</svg:desc>
                </draw:g>
              </table:table-cell>
              <table:table-cell office:value-type="float" office:value="0.9633">
                <text:p>0.9633</text:p>
                <draw:g>
                  <svg:desc>mo.N2:mo.N4</svg:desc>
                </draw:g>
              </table:table-cell>
              <table:table-cell office:value-type="float" office:value="0.6533">
                <text:p>0.6533</text:p>
                <draw:g>
                  <svg:desc>mo.O2:mo.O4</svg:desc>
                </draw:g>
              </table:table-cell>
              <table:table-cell office:value-type="float" office:value="0.6226">
                <text:p>0.6226</text:p>
                <draw:g>
                  <svg:desc>mo.P2:mo.P4</svg:desc>
                </draw:g>
              </table:table-cell>
              <table:table-cell office:value-type="float" office:value="0.8125">
                <text:p>0.8125</text:p>
                <draw:g>
                  <svg:desc>mo.Q2:mo.Q4</svg:desc>
                </draw:g>
              </table:table-cell>
              <table:table-cell office:value-type="float" office:value="0.8429">
                <text:p>0.8429</text:p>
                <draw:g>
                  <svg:desc>mo.R2:mo.R4</svg:desc>
                </draw:g>
              </table:table-cell>
              <table:table-cell office:value-type="float" office:value="0.8667">
                <text:p>0.8667</text:p>
                <draw:g>
                  <svg:desc>mo.S2:mo.S4</svg:desc>
                </draw:g>
              </table:table-cell>
              <table:table-cell office:value-type="float" office:value="0.7831">
                <text:p>0.7831</text:p>
                <draw:g>
                  <svg:desc>mo.T2:mo.T4</svg:desc>
                </draw:g>
              </table:table-cell>
              <table:table-cell office:value-type="float" office:value="0.8837">
                <text:p>0.8837</text:p>
                <draw:g>
                  <svg:desc>mo.U2:mo.U4</svg:desc>
                </draw:g>
              </table:table-cell>
              <table:table-cell office:value-type="float" office:value="0.5333">
                <text:p>0.5333</text:p>
                <draw:g>
                  <svg:desc>mo.V2:mo.V4</svg:desc>
                </draw:g>
              </table:table-cell>
              <table:table-cell office:value-type="float" office:value="0.9267">
                <text:p>0.9267</text:p>
                <draw:g>
                  <svg:desc>mo.W2:mo.W4</svg:desc>
                </draw:g>
              </table:table-cell>
              <table:table-cell office:value-type="float" office:value="0.8966">
                <text:p>0.8966</text:p>
                <draw:g>
                  <svg:desc>mo.X2:mo.X4</svg:desc>
                </draw:g>
              </table:table-cell>
              <table:table-cell office:value-type="float" office:value="0.9167">
                <text:p>0.9167</text:p>
                <draw:g>
                  <svg:desc>mo.Y2:mo.Y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095">
                <text:p>0.8095</text:p>
              </table:table-cell>
              <table:table-cell office:value-type="float" office:value="0.6">
                <text:p>0.6</text:p>
              </table:table-cell>
              <table:table-cell office:value-type="float" office:value="0.5942">
                <text:p>0.5942</text:p>
              </table:table-cell>
              <table:table-cell office:value-type="float" office:value="0.9474">
                <text:p>0.9474</text:p>
              </table:table-cell>
              <table:table-cell office:value-type="float" office:value="0.9167">
                <text:p>0.9167</text:p>
              </table:table-cell>
              <table:table-cell office:value-type="float" office:value="0.7733">
                <text:p>0.7733</text:p>
              </table:table-cell>
              <table:table-cell office:value-type="float" office:value="0.7358">
                <text:p>0.7358</text:p>
              </table:table-cell>
              <table:table-cell office:value-type="float" office:value="0.75">
                <text:p>0.75</text:p>
              </table:table-cell>
              <table:table-cell office:value-type="float" office:value="0.8143">
                <text:p>0.8143</text:p>
              </table:table-cell>
              <table:table-cell office:value-type="float" office:value="0.8667">
                <text:p>0.8667</text:p>
              </table:table-cell>
              <table:table-cell office:value-type="float" office:value="0.8434">
                <text:p>0.8434</text:p>
              </table:table-cell>
              <table:table-cell office:value-type="float" office:value="0.8837">
                <text:p>0.8837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  <table:table-cell office:value-type="float" office:value="0.9425">
                <text:p>0.9425</text:p>
              </table:table-cell>
              <table:table-cell office:value-type="float" office:value="0.8889">
                <text:p>0.88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71">
                <text:p>0.8571</text:p>
              </table:table-cell>
              <table:table-cell office:value-type="float" office:value="0.525">
                <text:p>0.525</text:p>
              </table:table-cell>
              <table:table-cell office:value-type="float" office:value="0.5362">
                <text:p>0.5362</text:p>
              </table:table-cell>
              <table:table-cell office:value-type="float" office:value="0.9386">
                <text:p>0.9386</text:p>
              </table:table-cell>
              <table:table-cell office:value-type="float" office:value="0.8967">
                <text:p>0.8967</text:p>
              </table:table-cell>
              <table:table-cell office:value-type="float" office:value="0.62">
                <text:p>0.62</text:p>
              </table:table-cell>
              <table:table-cell office:value-type="float" office:value="0.6792">
                <text:p>0.6792</text:p>
              </table:table-cell>
              <table:table-cell office:value-type="float" office:value="0.75">
                <text:p>0.75</text:p>
              </table:table-cell>
              <table:table-cell office:value-type="float" office:value="0.9429">
                <text:p>0.9429</text:p>
              </table:table-cell>
              <table:table-cell office:value-type="float" office:value="0.9333">
                <text:p>0.9333</text:p>
              </table:table-cell>
              <table:table-cell office:value-type="float" office:value="0.8072">
                <text:p>0.8072</text:p>
              </table:table-cell>
              <table:table-cell office:value-type="float" office:value="0.8837">
                <text:p>0.8837</text:p>
              </table:table-cell>
              <table:table-cell office:value-type="float" office:value="0.3333">
                <text:p>0.3333</text:p>
              </table:table-cell>
              <table:table-cell office:value-type="float" office:value="0.9367">
                <text:p>0.9367</text:p>
              </table:table-cell>
              <table:table-cell office:value-type="float" office:value="0.977">
                <text:p>0.977</text:p>
              </table:table-cell>
              <table:table-cell office:value-type="float" office:value="0.9722">
                <text:p>0.97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7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721cm" svg:y="8.805cm" style:legend-expansion="high" chart:style-name="ch2"/>
        <chart:plot-area chart:style-name="ch3" table:cell-range-address="mo.I2:mo.I4 mo.M1:mo.M4 mo.R1:mo.R4 mo.W1:mo.W4" chart:data-source-has-labels="both" svg:x="1.665cm" svg:y="0.384cm" svg:width="27.402cm" svg:height="17.456cm">
          <chartooo:coordinate-region svg:x="3.265cm" svg:y="0.583cm" svg:width="25.708cm" svg:height="16.61cm"/>
          <chart:axis chart:dimension="x" chart:name="primary-x" chart:style-name="ch4" chartooo:axis-type="auto">
            <chartooo:date-scale/>
            <chart:title svg:x="14.515cm" svg:y="18.224cm" chart:style-name="ch5">
              <text:p>alpha x thd</text:p>
            </chart:title>
            <chart:categories table:cell-range-address="mo.I2:mo.I4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mo.M2:mo.M4" chart:label-cell-address="mo.M1:mo.M1" chart:class="chart:line">
            <chart:data-point chart:repeated="3"/>
          </chart:series>
          <chart:series chart:style-name="ch10" chart:values-cell-range-address="mo.R2:mo.R4" chart:label-cell-address="mo.R1:mo.R1" chart:class="chart:line">
            <chart:data-point chart:repeated="3"/>
          </chart:series>
          <chart:series chart:style-name="ch11" chart:values-cell-range-address="mo.W2:mo.W4" chart:label-cell-address="mo.W1:mo.W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cer</text:p>
                <draw:g>
                  <svg:desc>mo.M1:mo.M1</svg:desc>
                </draw:g>
              </table:table-cell>
              <table:table-cell office:value-type="string">
                <text:p>ionosphere</text:p>
                <draw:g>
                  <svg:desc>mo.R1:mo.R1</svg:desc>
                </draw:g>
              </table:table-cell>
              <table:table-cell office:value-type="string">
                <text:p>usps</text:p>
                <draw:g>
                  <svg:desc>mo.W1:mo.W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.I2:mo.I4</svg:desc>
                </draw:g>
              </table:table-cell>
              <table:table-cell office:value-type="float" office:value="0.9386">
                <text:p>0.9386</text:p>
                <draw:g>
                  <svg:desc>mo.M2:mo.M4</svg:desc>
                </draw:g>
              </table:table-cell>
              <table:table-cell office:value-type="float" office:value="0.8429">
                <text:p>0.8429</text:p>
                <draw:g>
                  <svg:desc>mo.R2:mo.R4</svg:desc>
                </draw:g>
              </table:table-cell>
              <table:table-cell office:value-type="float" office:value="0.9267">
                <text:p>0.9267</text:p>
                <draw:g>
                  <svg:desc>mo.W2:mo.W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4">
                <text:p>0.9474</text:p>
              </table:table-cell>
              <table:table-cell office:value-type="float" office:value="0.8143">
                <text:p>0.814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86">
                <text:p>0.9386</text:p>
              </table:table-cell>
              <table:table-cell office:value-type="float" office:value="0.9429">
                <text:p>0.9429</text:p>
              </table:table-cell>
              <table:table-cell office:value-type="float" office:value="0.9367">
                <text:p>0.9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2.732cm" svg:height="19.205cm" xlink:href=".." xlink:type="simple" chart:class="chart:line" chart:style-name="ch1">
        <chart:legend chart:legend-position="end" svg:x="29.033cm" svg:y="5.568cm" style:legend-expansion="high" chart:style-name="ch2"/>
        <chart:plot-area chart:style-name="ch3" table:cell-range-address="'k x mo'.I2:'k x mo'.Y10 'k x mo'.J1:'k x mo'.Y1" chart:data-source-has-labels="both" svg:x="1.665cm" svg:y="0.384cm" svg:width="26.714cm" svg:height="17.456cm">
          <chartooo:coordinate-region svg:x="3.08cm" svg:y="0.583cm" svg:width="24.874cm" svg:height="16.61cm"/>
          <chart:axis chart:dimension="x" chart:name="primary-x" chart:style-name="ch4" chartooo:axis-type="auto">
            <chartooo:date-scale/>
            <chart:title svg:x="14.171cm" svg:y="18.224cm" chart:style-name="ch5">
              <text:p>alpha x thd</text:p>
            </chart:title>
            <chart:categories table:cell-range-address="'k x mo'.I2:'k x mo'.I10"/>
          </chart:axis>
          <chart:axis chart:dimension="y" chart:name="primary-y" chart:style-name="ch6">
            <chart:title svg:x="0.451cm" svg:y="9.817cm" chart:style-name="ch7">
              <text:p>accuracy</text:p>
            </chart:title>
            <chart:grid chart:style-name="ch8" chart:class="major"/>
          </chart:axis>
          <chart:series chart:style-name="ch9" chart:values-cell-range-address="'k x mo'.J2:'k x mo'.J10" chart:label-cell-address="'k x mo'.J1:'k x mo'.J1" chart:class="chart:line">
            <chart:data-point chart:repeated="9"/>
          </chart:series>
          <chart:series chart:style-name="ch10" chart:values-cell-range-address="'k x mo'.K2:'k x mo'.K10" chart:label-cell-address="'k x mo'.K1:'k x mo'.K1" chart:class="chart:line">
            <chart:data-point chart:repeated="9"/>
          </chart:series>
          <chart:series chart:style-name="ch11" chart:values-cell-range-address="'k x mo'.L2:'k x mo'.L10" chart:label-cell-address="'k x mo'.L1:'k x mo'.L1" chart:class="chart:line">
            <chart:data-point chart:repeated="9"/>
          </chart:series>
          <chart:series chart:style-name="ch12" chart:values-cell-range-address="'k x mo'.M2:'k x mo'.M10" chart:label-cell-address="'k x mo'.M1:'k x mo'.M1" chart:class="chart:line">
            <chart:data-point chart:repeated="9"/>
          </chart:series>
          <chart:series chart:style-name="ch13" chart:values-cell-range-address="'k x mo'.N2:'k x mo'.N10" chart:label-cell-address="'k x mo'.N1:'k x mo'.N1" chart:class="chart:line">
            <chart:data-point chart:repeated="9"/>
          </chart:series>
          <chart:series chart:style-name="ch14" chart:values-cell-range-address="'k x mo'.O2:'k x mo'.O10" chart:label-cell-address="'k x mo'.O1:'k x mo'.O1" chart:class="chart:line">
            <chart:data-point chart:repeated="9"/>
          </chart:series>
          <chart:series chart:style-name="ch15" chart:values-cell-range-address="'k x mo'.P2:'k x mo'.P10" chart:label-cell-address="'k x mo'.P1:'k x mo'.P1" chart:class="chart:line">
            <chart:data-point chart:repeated="9"/>
          </chart:series>
          <chart:series chart:style-name="ch16" chart:values-cell-range-address="'k x mo'.Q2:'k x mo'.Q10" chart:label-cell-address="'k x mo'.Q1:'k x mo'.Q1" chart:class="chart:line">
            <chart:data-point chart:repeated="9"/>
          </chart:series>
          <chart:series chart:style-name="ch17" chart:values-cell-range-address="'k x mo'.R2:'k x mo'.R10" chart:label-cell-address="'k x mo'.R1:'k x mo'.R1" chart:class="chart:line">
            <chart:data-point chart:repeated="9"/>
          </chart:series>
          <chart:series chart:style-name="ch18" chart:values-cell-range-address="'k x mo'.S2:'k x mo'.S10" chart:label-cell-address="'k x mo'.S1:'k x mo'.S1" chart:class="chart:line">
            <chart:data-point chart:repeated="9"/>
          </chart:series>
          <chart:series chart:style-name="ch19" chart:values-cell-range-address="'k x mo'.T2:'k x mo'.T10" chart:label-cell-address="'k x mo'.T1:'k x mo'.T1" chart:class="chart:line">
            <chart:data-point chart:repeated="9"/>
          </chart:series>
          <chart:series chart:style-name="ch20" chart:values-cell-range-address="'k x mo'.U2:'k x mo'.U10" chart:label-cell-address="'k x mo'.U1:'k x mo'.U1" chart:class="chart:line">
            <chart:data-point chart:repeated="9"/>
          </chart:series>
          <chart:series chart:style-name="ch21" chart:values-cell-range-address="'k x mo'.V2:'k x mo'.V10" chart:label-cell-address="'k x mo'.V1:'k x mo'.V1" chart:class="chart:line">
            <chart:data-point chart:repeated="9"/>
          </chart:series>
          <chart:series chart:style-name="ch22" chart:values-cell-range-address="'k x mo'.W2:'k x mo'.W10" chart:label-cell-address="'k x mo'.W1:'k x mo'.W1" chart:class="chart:line">
            <chart:data-point chart:repeated="9"/>
          </chart:series>
          <chart:series chart:style-name="ch23" chart:values-cell-range-address="'k x mo'.X2:'k x mo'.X10" chart:label-cell-address="'k x mo'.X1:'k x mo'.X1" chart:class="chart:line">
            <chart:data-point chart:repeated="9"/>
          </chart:series>
          <chart:series chart:style-name="ch24" chart:values-cell-range-address="'k x mo'.Y2:'k x mo'.Y10" chart:label-cell-address="'k x mo'.Y1:'k x mo'.Y1" chart:class="chart:line">
            <chart:data-point chart:repeated="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endicitis</text:p>
                <draw:g>
                  <svg:desc>'k x mo'.J1:'k x mo'.J1</svg:desc>
                </draw:g>
              </table:table-cell>
              <table:table-cell office:value-type="string">
                <text:p>bci</text:p>
                <draw:g>
                  <svg:desc>'k x mo'.K1:'k x mo'.K1</svg:desc>
                </draw:g>
              </table:table-cell>
              <table:table-cell office:value-type="string">
                <text:p>bupa</text:p>
                <draw:g>
                  <svg:desc>'k x mo'.L1:'k x mo'.L1</svg:desc>
                </draw:g>
              </table:table-cell>
              <table:table-cell office:value-type="string">
                <text:p>cancer</text:p>
                <draw:g>
                  <svg:desc>'k x mo'.M1:'k x mo'.M1</svg:desc>
                </draw:g>
              </table:table-cell>
              <table:table-cell office:value-type="string">
                <text:p>coil2</text:p>
                <draw:g>
                  <svg:desc>'k x mo'.N1:'k x mo'.N1</svg:desc>
                </draw:g>
              </table:table-cell>
              <table:table-cell office:value-type="string">
                <text:p>g241n</text:p>
                <draw:g>
                  <svg:desc>'k x mo'.O1:'k x mo'.O1</svg:desc>
                </draw:g>
              </table:table-cell>
              <table:table-cell office:value-type="string">
                <text:p>heart</text:p>
                <draw:g>
                  <svg:desc>'k x mo'.P1:'k x mo'.P1</svg:desc>
                </draw:g>
              </table:table-cell>
              <table:table-cell office:value-type="string">
                <text:p>hepatitis</text:p>
                <draw:g>
                  <svg:desc>'k x mo'.Q1:'k x mo'.Q1</svg:desc>
                </draw:g>
              </table:table-cell>
              <table:table-cell office:value-type="string">
                <text:p>ionosphere</text:p>
                <draw:g>
                  <svg:desc>'k x mo'.R1:'k x mo'.R1</svg:desc>
                </draw:g>
              </table:table-cell>
              <table:table-cell office:value-type="string">
                <text:p>iris</text:p>
                <draw:g>
                  <svg:desc>'k x mo'.S1:'k x mo'.S1</svg:desc>
                </draw:g>
              </table:table-cell>
              <table:table-cell office:value-type="string">
                <text:p>mammographic</text:p>
                <draw:g>
                  <svg:desc>'k x mo'.T1:'k x mo'.T1</svg:desc>
                </draw:g>
              </table:table-cell>
              <table:table-cell office:value-type="string">
                <text:p>newthyroid</text:p>
                <draw:g>
                  <svg:desc>'k x mo'.U1:'k x mo'.U1</svg:desc>
                </draw:g>
              </table:table-cell>
              <table:table-cell office:value-type="string">
                <text:p>tae</text:p>
                <draw:g>
                  <svg:desc>'k x mo'.V1:'k x mo'.V1</svg:desc>
                </draw:g>
              </table:table-cell>
              <table:table-cell office:value-type="string">
                <text:p>usps</text:p>
                <draw:g>
                  <svg:desc>'k x mo'.W1:'k x mo'.W1</svg:desc>
                </draw:g>
              </table:table-cell>
              <table:table-cell office:value-type="string">
                <text:p>vote</text:p>
                <draw:g>
                  <svg:desc>'k x mo'.X1:'k x mo'.X1</svg:desc>
                </draw:g>
              </table:table-cell>
              <table:table-cell office:value-type="string">
                <text:p>wine</text:p>
                <draw:g>
                  <svg:desc>'k x mo'.Y1:'k x mo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-0</text:p>
                <draw:g>
                  <svg:desc>'k x mo'.I2:'k x mo'.I10</svg:desc>
                </draw:g>
              </table:table-cell>
              <table:table-cell office:value-type="float" office:value="0.7619">
                <text:p>0.7619</text:p>
                <draw:g>
                  <svg:desc>'k x mo'.J2:'k x mo'.J10</svg:desc>
                </draw:g>
              </table:table-cell>
              <table:table-cell office:value-type="float" office:value="0.475">
                <text:p>0.475</text:p>
                <draw:g>
                  <svg:desc>'k x mo'.K2:'k x mo'.K10</svg:desc>
                </draw:g>
              </table:table-cell>
              <table:table-cell office:value-type="float" office:value="0.5652">
                <text:p>0.5652</text:p>
                <draw:g>
                  <svg:desc>'k x mo'.L2:'k x mo'.L10</svg:desc>
                </draw:g>
              </table:table-cell>
              <table:table-cell office:value-type="float" office:value="0.9123">
                <text:p>0.9123</text:p>
                <draw:g>
                  <svg:desc>'k x mo'.M2:'k x mo'.M10</svg:desc>
                </draw:g>
              </table:table-cell>
              <table:table-cell office:value-type="float" office:value="0.96">
                <text:p>0.96</text:p>
                <draw:g>
                  <svg:desc>'k x mo'.N2:'k x mo'.N10</svg:desc>
                </draw:g>
              </table:table-cell>
              <table:table-cell office:value-type="float" office:value="0.5633">
                <text:p>0.5633</text:p>
                <draw:g>
                  <svg:desc>'k x mo'.O2:'k x mo'.O10</svg:desc>
                </draw:g>
              </table:table-cell>
              <table:table-cell office:value-type="float" office:value="0.8302">
                <text:p>0.8302</text:p>
                <draw:g>
                  <svg:desc>'k x mo'.P2:'k x mo'.P10</svg:desc>
                </draw:g>
              </table:table-cell>
              <table:table-cell office:value-type="float" office:value="0.625">
                <text:p>0.625</text:p>
                <draw:g>
                  <svg:desc>'k x mo'.Q2:'k x mo'.Q10</svg:desc>
                </draw:g>
              </table:table-cell>
              <table:table-cell office:value-type="float" office:value="0.9">
                <text:p>0.9</text:p>
                <draw:g>
                  <svg:desc>'k x mo'.R2:'k x mo'.R10</svg:desc>
                </draw:g>
              </table:table-cell>
              <table:table-cell office:value-type="float" office:value="0.8">
                <text:p>0.8</text:p>
                <draw:g>
                  <svg:desc>'k x mo'.S2:'k x mo'.S10</svg:desc>
                </draw:g>
              </table:table-cell>
              <table:table-cell office:value-type="float" office:value="0.7952">
                <text:p>0.7952</text:p>
                <draw:g>
                  <svg:desc>'k x mo'.T2:'k x mo'.T10</svg:desc>
                </draw:g>
              </table:table-cell>
              <table:table-cell office:value-type="float" office:value="0.9535">
                <text:p>0.9535</text:p>
                <draw:g>
                  <svg:desc>'k x mo'.U2:'k x mo'.U10</svg:desc>
                </draw:g>
              </table:table-cell>
              <table:table-cell office:value-type="float" office:value="0.5">
                <text:p>0.5</text:p>
                <draw:g>
                  <svg:desc>'k x mo'.V2:'k x mo'.V10</svg:desc>
                </draw:g>
              </table:table-cell>
              <table:table-cell office:value-type="float" office:value="0.9433">
                <text:p>0.9433</text:p>
                <draw:g>
                  <svg:desc>'k x mo'.W2:'k x mo'.W10</svg:desc>
                </draw:g>
              </table:table-cell>
              <table:table-cell office:value-type="float" office:value="0.8966">
                <text:p>0.8966</text:p>
                <draw:g>
                  <svg:desc>'k x mo'.X2:'k x mo'.X10</svg:desc>
                </draw:g>
              </table:table-cell>
              <table:table-cell office:value-type="float" office:value="0.9722">
                <text:p>0.9722</text:p>
                <draw:g>
                  <svg:desc>'k x mo'.Y2:'k x mo'.Y10</svg:desc>
                </draw:g>
              </table:table-cell>
            </table:table-row>
            <table:table-row>
              <table:table-cell office:value-type="string">
                <text:p>4-0</text:p>
              </table:table-cell>
              <table:table-cell office:value-type="float" office:value="0.8571">
                <text:p>0.8571</text:p>
              </table:table-cell>
              <table:table-cell office:value-type="float" office:value="0.5">
                <text:p>0.5</text:p>
              </table:table-cell>
              <table:table-cell office:value-type="float" office:value="0.5942">
                <text:p>0.5942</text:p>
              </table:table-cell>
              <table:table-cell office:value-type="float" office:value="0.8596">
                <text:p>0.8596</text:p>
              </table:table-cell>
              <table:table-cell office:value-type="float" office:value="0.66">
                <text:p>0.66</text:p>
              </table:table-cell>
              <table:table-cell office:value-type="float" office:value="0.4833">
                <text:p>0.4833</text:p>
              </table:table-cell>
              <table:table-cell office:value-type="float" office:value="0.6981">
                <text:p>0.6981</text:p>
              </table:table-cell>
              <table:table-cell office:value-type="float" office:value="0.625">
                <text:p>0.625</text:p>
              </table:table-cell>
              <table:table-cell office:value-type="float" office:value="0.8857">
                <text:p>0.8857</text:p>
              </table:table-cell>
              <table:table-cell office:value-type="float" office:value="0.8333">
                <text:p>0.8333</text:p>
              </table:table-cell>
              <table:table-cell office:value-type="float" office:value="0.753">
                <text:p>0.753</text:p>
              </table:table-cell>
              <table:table-cell office:value-type="float" office:value="0.8837">
                <text:p>0.8837</text:p>
              </table:table-cell>
              <table:table-cell office:value-type="float" office:value="0.5">
                <text:p>0.5</text:p>
              </table:table-cell>
              <table:table-cell office:value-type="float" office:value="0.8933">
                <text:p>0.8933</text:p>
              </table:table-cell>
              <table:table-cell office:value-type="float" office:value="0.9195">
                <text:p>0.9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-0</text:p>
              </table:table-cell>
              <table:table-cell office:value-type="float" office:value="0.8095">
                <text:p>0.8095</text:p>
              </table:table-cell>
              <table:table-cell office:value-type="float" office:value="0.5125">
                <text:p>0.5125</text:p>
              </table:table-cell>
              <table:table-cell office:value-type="float" office:value="0.5072">
                <text:p>0.5072</text:p>
              </table:table-cell>
              <table:table-cell office:value-type="float" office:value="0.8947">
                <text:p>0.8947</text:p>
              </table:table-cell>
              <table:table-cell office:value-type="float" office:value="0.7">
                <text:p>0.7</text:p>
              </table:table-cell>
              <table:table-cell office:value-type="float" office:value="0.5733">
                <text:p>0.5733</text:p>
              </table:table-cell>
              <table:table-cell office:value-type="float" office:value="0.7925">
                <text:p>0.7925</text:p>
              </table:table-cell>
              <table:table-cell office:value-type="float" office:value="0.5625">
                <text:p>0.5625</text:p>
              </table:table-cell>
              <table:table-cell office:value-type="float" office:value="0.9286">
                <text:p>0.9286</text:p>
              </table:table-cell>
              <table:table-cell office:value-type="float" office:value="0.8667">
                <text:p>0.8667</text:p>
              </table:table-cell>
              <table:table-cell office:value-type="float" office:value="0.7952">
                <text:p>0.7952</text:p>
              </table:table-cell>
              <table:table-cell office:value-type="float" office:value="0.9302">
                <text:p>0.9302</text:p>
              </table:table-cell>
              <table:table-cell office:value-type="float" office:value="0.3">
                <text:p>0.3</text:p>
              </table:table-cell>
              <table:table-cell office:value-type="float" office:value="0.8867">
                <text:p>0.8867</text:p>
              </table:table-cell>
              <table:table-cell office:value-type="float" office:value="0.908">
                <text:p>0.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-1</text:p>
              </table:table-cell>
              <table:table-cell office:value-type="float" office:value="0.8095">
                <text:p>0.8095</text:p>
              </table:table-cell>
              <table:table-cell office:value-type="float" office:value="0.5125">
                <text:p>0.5125</text:p>
              </table:table-cell>
              <table:table-cell office:value-type="float" office:value="0.4928">
                <text:p>0.4928</text:p>
              </table:table-cell>
              <table:table-cell office:value-type="float" office:value="0.8947">
                <text:p>0.8947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0.8113">
                <text:p>0.8113</text:p>
              </table:table-cell>
              <table:table-cell office:value-type="float" office:value="0.625">
                <text:p>0.625</text:p>
              </table:table-cell>
              <table:table-cell office:value-type="float" office:value="0.9143">
                <text:p>0.9143</text:p>
              </table:table-cell>
              <table:table-cell office:value-type="float" office:value="0.8667">
                <text:p>0.8667</text:p>
              </table:table-cell>
              <table:table-cell office:value-type="float" office:value="0.7831">
                <text:p>0.7831</text:p>
              </table:table-cell>
              <table:table-cell office:value-type="float" office:value="0.8837">
                <text:p>0.8837</text:p>
              </table:table-cell>
              <table:table-cell office:value-type="float" office:value="0.3667">
                <text:p>0.3667</text:p>
              </table:table-cell>
              <table:table-cell office:value-type="float" office:value="0.94">
                <text:p>0.94</text:p>
              </table:table-cell>
              <table:table-cell office:value-type="float" office:value="0.954">
                <text:p>0.954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4-1</text:p>
              </table:table-cell>
              <table:table-cell office:value-type="float" office:value="0.8571">
                <text:p>0.8571</text:p>
              </table:table-cell>
              <table:table-cell office:value-type="float" office:value="0.4625">
                <text:p>0.4625</text:p>
              </table:table-cell>
              <table:table-cell office:value-type="float" office:value="0.5507">
                <text:p>0.5507</text:p>
              </table:table-cell>
              <table:table-cell office:value-type="float" office:value="0.9211">
                <text:p>0.9211</text:p>
              </table:table-cell>
              <table:table-cell office:value-type="float" office:value="0.87">
                <text:p>0.87</text:p>
              </table:table-cell>
              <table:table-cell office:value-type="float" office:value="0.5733">
                <text:p>0.5733</text:p>
              </table:table-cell>
              <table:table-cell office:value-type="float" office:value="0.7736">
                <text:p>0.7736</text:p>
              </table:table-cell>
              <table:table-cell office:value-type="float" office:value="0.6875">
                <text:p>0.6875</text:p>
              </table:table-cell>
              <table:table-cell office:value-type="float" office:value="0.6857">
                <text:p>0.6857</text:p>
              </table:table-cell>
              <table:table-cell office:value-type="float" office:value="0.9">
                <text:p>0.9</text:p>
              </table:table-cell>
              <table:table-cell office:value-type="float" office:value="0.7892">
                <text:p>0.7892</text:p>
              </table:table-cell>
              <table:table-cell office:value-type="float" office:value="0.9302">
                <text:p>0.9302</text:p>
              </table:table-cell>
              <table:table-cell office:value-type="float" office:value="0.4667">
                <text:p>0.4667</text:p>
              </table:table-cell>
              <table:table-cell office:value-type="float" office:value="0.9067">
                <text:p>0.9067</text:p>
              </table:table-cell>
              <table:table-cell office:value-type="float" office:value="0.908">
                <text:p>0.908</text:p>
              </table:table-cell>
              <table:table-cell office:value-type="float" office:value="0.8056">
                <text:p>0.8056</text:p>
              </table:table-cell>
            </table:table-row>
            <table:table-row>
              <table:table-cell office:value-type="string">
                <text:p>6-1</text:p>
              </table:table-cell>
              <table:table-cell office:value-type="float" office:value="0.8095">
                <text:p>0.8095</text:p>
              </table:table-cell>
              <table:table-cell office:value-type="float" office:value="0.4875">
                <text:p>0.4875</text:p>
              </table:table-cell>
              <table:table-cell office:value-type="float" office:value="0.5362">
                <text:p>0.5362</text:p>
              </table:table-cell>
              <table:table-cell office:value-type="float" office:value="0.9123">
                <text:p>0.9123</text:p>
              </table:table-cell>
              <table:table-cell office:value-type="float" office:value="0.7667">
                <text:p>0.7667</text:p>
              </table:table-cell>
              <table:table-cell office:value-type="float" office:value="0.5333">
                <text:p>0.5333</text:p>
              </table:table-cell>
              <table:table-cell office:value-type="float" office:value="0.6981">
                <text:p>0.6981</text:p>
              </table:table-cell>
              <table:table-cell office:value-type="float" office:value="0.6875">
                <text:p>0.6875</text:p>
              </table:table-cell>
              <table:table-cell office:value-type="float" office:value="0.9143">
                <text:p>0.9143</text:p>
              </table:table-cell>
              <table:table-cell office:value-type="float" office:value="0.8667">
                <text:p>0.8667</text:p>
              </table:table-cell>
              <table:table-cell office:value-type="float" office:value="0.7651">
                <text:p>0.7651</text:p>
              </table:table-cell>
              <table:table-cell office:value-type="float" office:value="0.9302">
                <text:p>0.9302</text:p>
              </table:table-cell>
              <table:table-cell office:value-type="float" office:value="0.3667">
                <text:p>0.3667</text:p>
              </table:table-cell>
              <table:table-cell office:value-type="float" office:value="0.85">
                <text:p>0.85</text:p>
              </table:table-cell>
              <table:table-cell office:value-type="float" office:value="0.9425">
                <text:p>0.9425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2-2</text:p>
              </table:table-cell>
              <table:table-cell office:value-type="float" office:value="0.8095">
                <text:p>0.8095</text:p>
              </table:table-cell>
              <table:table-cell office:value-type="float" office:value="0.5">
                <text:p>0.5</text:p>
              </table:table-cell>
              <table:table-cell office:value-type="float" office:value="0.5507">
                <text:p>0.5507</text:p>
              </table:table-cell>
              <table:table-cell office:value-type="float" office:value="0.8421">
                <text:p>0.8421</text:p>
              </table:table-cell>
              <table:table-cell office:value-type="float" office:value="0.7567">
                <text:p>0.7567</text:p>
              </table:table-cell>
              <table:table-cell office:value-type="float" office:value="0.5533">
                <text:p>0.5533</text:p>
              </table:table-cell>
              <table:table-cell office:value-type="float" office:value="0.717">
                <text:p>0.717</text:p>
              </table:table-cell>
              <table:table-cell office:value-type="float" office:value="0.8125">
                <text:p>0.8125</text:p>
              </table:table-cell>
              <table:table-cell office:value-type="float" office:value="0.8571">
                <text:p>0.8571</text:p>
              </table:table-cell>
              <table:table-cell office:value-type="float" office:value="0.8333">
                <text:p>0.8333</text:p>
              </table:table-cell>
              <table:table-cell office:value-type="float" office:value="0.7892">
                <text:p>0.7892</text:p>
              </table:table-cell>
              <table:table-cell office:value-type="float" office:value="0.907">
                <text:p>0.907</text:p>
              </table:table-cell>
              <table:table-cell office:value-type="float" office:value="0.3">
                <text:p>0.3</text:p>
              </table:table-cell>
              <table:table-cell office:value-type="float" office:value="0.9033">
                <text:p>0.9033</text:p>
              </table:table-cell>
              <table:table-cell office:value-type="float" office:value="0.8506">
                <text:p>0.8506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4-2</text:p>
              </table:table-cell>
              <table:table-cell office:value-type="float" office:value="0.7619">
                <text:p>0.7619</text:p>
              </table:table-cell>
              <table:table-cell office:value-type="float" office:value="0.5125">
                <text:p>0.5125</text:p>
              </table:table-cell>
              <table:table-cell office:value-type="float" office:value="0.4928">
                <text:p>0.4928</text:p>
              </table:table-cell>
              <table:table-cell office:value-type="float" office:value="0.8772">
                <text:p>0.8772</text:p>
              </table:table-cell>
              <table:table-cell office:value-type="float" office:value="0.7067">
                <text:p>0.7067</text:p>
              </table:table-cell>
              <table:table-cell office:value-type="float" office:value="0.4867">
                <text:p>0.4867</text:p>
              </table:table-cell>
              <table:table-cell office:value-type="float" office:value="0.8113">
                <text:p>0.8113</text:p>
              </table:table-cell>
              <table:table-cell office:value-type="float" office:value="0.8125">
                <text:p>0.8125</text:p>
              </table:table-cell>
              <table:table-cell office:value-type="float" office:value="0.9143">
                <text:p>0.9143</text:p>
              </table:table-cell>
              <table:table-cell office:value-type="float" office:value="0.9">
                <text:p>0.9</text:p>
              </table:table-cell>
              <table:table-cell office:value-type="float" office:value="0.8072">
                <text:p>0.8072</text:p>
              </table:table-cell>
              <table:table-cell office:value-type="float" office:value="0.7674">
                <text:p>0.7674</text:p>
              </table:table-cell>
              <table:table-cell office:value-type="float" office:value="0.3">
                <text:p>0.3</text:p>
              </table:table-cell>
              <table:table-cell office:value-type="float" office:value="0.9133">
                <text:p>0.9133</text:p>
              </table:table-cell>
              <table:table-cell office:value-type="float" office:value="0.931">
                <text:p>0.931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6-2</text:p>
              </table:table-cell>
              <table:table-cell office:value-type="float" office:value="0.8095">
                <text:p>0.8095</text:p>
              </table:table-cell>
              <table:table-cell office:value-type="float" office:value="0.45">
                <text:p>0.45</text:p>
              </table:table-cell>
              <table:table-cell office:value-type="float" office:value="0.5652">
                <text:p>0.5652</text:p>
              </table:table-cell>
              <table:table-cell office:value-type="float" office:value="0.9123">
                <text:p>0.9123</text:p>
              </table:table-cell>
              <table:table-cell office:value-type="float" office:value="0.8867">
                <text:p>0.8867</text:p>
              </table:table-cell>
              <table:table-cell office:value-type="float" office:value="0.4833">
                <text:p>0.4833</text:p>
              </table:table-cell>
              <table:table-cell office:value-type="float" office:value="0.7547">
                <text:p>0.7547</text:p>
              </table:table-cell>
              <table:table-cell office:value-type="float" office:value="0.5625">
                <text:p>0.5625</text:p>
              </table:table-cell>
              <table:table-cell office:value-type="float" office:value="0.9286">
                <text:p>0.9286</text:p>
              </table:table-cell>
              <table:table-cell office:value-type="float" office:value="0.8333">
                <text:p>0.8333</text:p>
              </table:table-cell>
              <table:table-cell office:value-type="float" office:value="0.753">
                <text:p>0.753</text:p>
              </table:table-cell>
              <table:table-cell office:value-type="float" office:value="0.7442">
                <text:p>0.7442</text:p>
              </table:table-cell>
              <table:table-cell office:value-type="float" office:value="0.3333">
                <text:p>0.3333</text:p>
              </table:table-cell>
              <table:table-cell office:value-type="float" office:value="0.8867">
                <text:p>0.8867</text:p>
              </table:table-cell>
              <table:table-cell office:value-type="float" office:value="0.8736">
                <text:p>0.8736</text:p>
              </table:table-cell>
              <table:table-cell office:value-type="float" office:value="0.9444">
                <text:p>0.94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